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P10" style:parent-style-name="Normalny" style:family="paragraph">
      <style:paragraph-properties fo:text-align="justify" fo:line-height="150%"/>
    </style:style>
    <style:style style:name="T11" style:parent-style-name="Domyślnaczcionkaakapitu" style:family="text">
      <style:text-properties style:text-underline-type="single" style:text-underline-style="solid" style:text-underline-width="auto" style:text-underline-mode="continuous"/>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fo:background-color="#80FFFF" style:text-underline-type="single" style:text-underline-style="solid" style:text-underline-width="auto" style:text-underline-mode="continuous"/>
    </style:style>
    <style:style style:name="P15" style:parent-style-name="Normalny" style:family="paragraph">
      <style:paragraph-properties fo:text-align="justify" fo:line-height="150%" fo:text-indent="0.2479in"/>
    </style:style>
    <style:style style:name="T16" style:parent-style-name="Domyślnaczcionkaakapitu" style:family="text">
      <style:text-properties fo:background-color="#80FFFF"/>
    </style:style>
    <style:style style:name="P17" style:parent-style-name="Normalny" style:family="paragraph">
      <style:paragraph-properties fo:text-align="justify" fo:line-height="150%" fo:text-indent="0.2479in"/>
    </style:style>
    <style:style style:name="T18" style:parent-style-name="Domyślnaczcionkaakapitu" style:family="text">
      <style:text-properties fo:background-color="#80FFFF"/>
    </style:style>
    <style:style style:name="P19" style:parent-style-name="Normalny" style:family="paragraph">
      <style:paragraph-properties fo:text-align="justify" fo:line-height="150%" fo:text-indent="0.2479in"/>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style:style>
    <style:style style:name="T24" style:parent-style-name="Domyślnaczcionkaakapitu" style:family="text">
      <style:text-properties style:text-underline-type="single" style:text-underline-style="solid" style:text-underline-width="auto" style:text-underline-mode="continuous"/>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P27" style:parent-style-name="Normalny" style:family="paragraph">
      <style:paragraph-properties fo:text-align="justify" fo:line-height="150%" fo:text-indent="0.2479in"/>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P32" style:parent-style-name="Normalny" style:family="paragraph">
      <style:paragraph-properties fo:text-align="justify" fo:line-height="150%" fo:text-indent="0.2479in"/>
    </style:style>
    <style:style style:name="P33" style:parent-style-name="Normalny" style:family="paragraph">
      <style:paragraph-properties fo:text-align="justify" fo:line-height="150%"/>
    </style:style>
    <style:style style:name="T34" style:parent-style-name="Domyślnaczcionkaakapitu" style:family="text">
      <style:text-properties style:text-underline-type="single" style:text-underline-style="solid" style:text-underline-width="auto" style:text-underline-mode="continuous"/>
    </style:style>
    <style:style style:name="T35" style:parent-style-name="Domyślnaczcionkaakapitu" style:family="text">
      <style:text-properties fo:background-color="#80FFFF" style:text-underline-type="single" style:text-underline-style="solid" style:text-underline-width="auto" style:text-underline-mode="continuous"/>
    </style:style>
    <style:style style:name="T36" style:parent-style-name="Domyślnaczcionkaakapitu" style:family="text">
      <style:text-properties style:text-underline-type="single" style:text-underline-style="solid" style:text-underline-width="auto" style:text-underline-mode="continuous"/>
    </style:style>
    <style:style style:name="T37" style:parent-style-name="Domyślnaczcionkaakapitu" style:family="text">
      <style:text-properties fo:background-color="#80FFFF" style:text-underline-type="single" style:text-underline-style="solid" style:text-underline-width="auto" style:text-underline-mode="continuous"/>
    </style:style>
    <style:style style:name="P38" style:parent-style-name="Normalny" style:family="paragraph">
      <style:paragraph-properties fo:text-align="justify" fo:line-height="150%" fo:text-indent="0.2479in"/>
    </style:style>
    <style:style style:name="P39" style:parent-style-name="Normalny" style:family="paragraph">
      <style:paragraph-properties fo:text-align="justify" fo:line-height="150%" fo:text-indent="0.2479in"/>
    </style:style>
    <style:style style:name="P40" style:parent-style-name="Normalny" style:family="paragraph">
      <style:paragraph-properties fo:text-align="justify" fo:line-height="150%"/>
    </style:style>
    <style:style style:name="T41" style:parent-style-name="Domyślnaczcionkaakapitu" style:family="text">
      <style:text-properties fo:background-color="#80FFFF" style:text-underline-type="single" style:text-underline-style="solid" style:text-underline-width="auto" style:text-underline-mode="continuous"/>
    </style:style>
    <style:style style:name="T42" style:parent-style-name="Domyślnaczcionkaakapitu" style:family="text">
      <style:text-properties style:text-underline-type="single" style:text-underline-style="solid" style:text-underline-width="auto" style:text-underline-mode="continuous"/>
    </style:style>
    <style:style style:name="P43" style:parent-style-name="Normalny" style:family="paragraph">
      <style:paragraph-properties fo:text-align="justify" fo:line-height="150%" fo:text-indent="0.2479in"/>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fo:text-indent="0.2479in"/>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style:style>
    <style:style style:name="T59" style:parent-style-name="Domyślnaczcionkaakapitu" style:family="text">
      <style:text-properties style:text-underline-type="single" style:text-underline-style="solid" style:text-underline-width="auto" style:text-underline-mode="continuous"/>
    </style:style>
    <style:style style:name="T60" style:parent-style-name="Domyślnaczcionkaakapitu" style:family="text">
      <style:text-properties fo:background-color="#80FFFF" style:text-underline-type="single" style:text-underline-style="solid" style:text-underline-width="auto" style:text-underline-mode="continuous"/>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P63" style:parent-style-name="Normalny" style:family="paragraph">
      <style:paragraph-properties fo:text-align="justify" fo:line-height="150%"/>
    </style:style>
    <style:style style:name="T64" style:parent-style-name="Domyślnaczcionkaakapitu" style:family="text">
      <style:text-properties style:text-underline-type="single" style:text-underline-style="solid" style:text-underline-width="auto" style:text-underline-mode="continuous"/>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479in"/>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479in"/>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P77" style:parent-style-name="Normalny" style:family="paragraph">
      <style:paragraph-properties fo:text-align="justify" fo:line-height="150%" fo:text-indent="0.2479in"/>
    </style:style>
    <style:style style:name="P78" style:parent-style-name="Normalny" style:family="paragraph">
      <style:paragraph-properties fo:text-align="justify" fo:line-height="150%"/>
    </style:style>
    <style:style style:name="T79" style:parent-style-name="Domyślnaczcionkaakapitu" style:family="text">
      <style:text-properties fo:background-color="#80FFFF" style:text-underline-type="single" style:text-underline-style="solid" style:text-underline-width="auto" style:text-underline-mode="continuous"/>
    </style:style>
    <style:style style:name="T80" style:parent-style-name="Domyślnaczcionkaakapitu" style:family="text">
      <style:text-properties style:text-underline-type="single" style:text-underline-style="solid" style:text-underline-width="auto" style:text-underline-mode="continuous"/>
    </style:style>
    <style:style style:name="T81" style:parent-style-name="Domyślnaczcionkaakapitu" style:family="text">
      <style:text-properties fo:background-color="#80FFFF" style:text-underline-type="single" style:text-underline-style="solid" style:text-underline-width="auto" style:text-underline-mode="continuous"/>
    </style:style>
    <style:style style:name="T82" style:parent-style-name="Domyślnaczcionkaakapitu" style:family="text">
      <style:text-properties style:text-underline-type="single" style:text-underline-style="solid" style:text-underline-width="auto" style:text-underline-mode="continuous"/>
    </style:style>
    <style:style style:name="T83" style:parent-style-name="Domyślnaczcionkaakapitu" style:family="text">
      <style:text-properties fo:background-color="#80FFFF" style:text-underline-type="single" style:text-underline-style="solid" style:text-underline-width="auto" style:text-underline-mode="continuous"/>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P86" style:parent-style-name="Normalny" style:family="paragraph">
      <style:paragraph-properties fo:text-align="justify" fo:line-height="150%" fo:text-indent="0.2479in"/>
    </style:style>
    <style:style style:name="P87" style:parent-style-name="Normalny" style:family="paragraph">
      <style:paragraph-properties fo:text-align="justify" fo:line-height="150%" fo:text-indent="0.2479in"/>
    </style:style>
    <style:style style:name="P88" style:parent-style-name="Normalny" style:family="paragraph">
      <style:paragraph-properties fo:text-align="justify" fo:line-height="150%"/>
    </style:style>
    <style:style style:name="T89" style:parent-style-name="Domyślnaczcionkaakapitu" style:family="text">
      <style:text-properties style:text-underline-type="single" style:text-underline-style="solid" style:text-underline-width="auto" style:text-underline-mode="continuous"/>
    </style:style>
    <style:style style:name="T90" style:parent-style-name="Domyślnaczcionkaakapitu" style:family="text">
      <style:text-properties fo:background-color="#80FFFF" style:text-underline-type="single" style:text-underline-style="solid" style:text-underline-width="auto" style:text-underline-mode="continuous"/>
    </style:style>
    <style:style style:name="T91" style:parent-style-name="Domyślnaczcionkaakapitu" style:family="text">
      <style:text-properties style:text-underline-type="single" style:text-underline-style="solid" style:text-underline-width="auto" style:text-underline-mode="continuous"/>
    </style:style>
    <style:style style:name="T92" style:parent-style-name="Domyślnaczcionkaakapitu" style:family="text">
      <style:text-properties fo:background-color="#80FFFF"/>
    </style:style>
    <style:style style:name="P93" style:parent-style-name="Normalny" style:family="paragraph">
      <style:paragraph-properties fo:text-align="justify" fo:line-height="150%" fo:text-indent="0.2479in"/>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style:style>
    <style:style style:name="T97" style:parent-style-name="Domyślnaczcionkaakapitu" style:family="text">
      <style:text-properties style:text-underline-type="single" style:text-underline-style="solid" style:text-underline-width="auto" style:text-underline-mode="continuous"/>
    </style:style>
    <style:style style:name="T98" style:parent-style-name="Domyślnaczcionkaakapitu" style:family="text">
      <style:text-properties fo:background-color="#80FFFF" style:text-underline-type="single" style:text-underline-style="solid" style:text-underline-width="auto" style:text-underline-mode="continuous"/>
    </style:style>
    <style:style style:name="P99" style:parent-style-name="Normalny" style:family="paragraph">
      <style:paragraph-properties fo:text-align="justify" fo:line-height="150%" fo:text-indent="0.2479in"/>
    </style:style>
    <style:style style:name="P100" style:parent-style-name="Normalny" style:family="paragraph">
      <style:paragraph-properties fo:text-align="justify" fo:line-height="150%"/>
    </style:style>
    <style:style style:name="T101" style:parent-style-name="Domyślnaczcionkaakapitu" style:family="text">
      <style:text-properties style:text-underline-type="single" style:text-underline-style="solid" style:text-underline-width="auto" style:text-underline-mode="continuous"/>
    </style:style>
    <style:style style:name="P102" style:parent-style-name="Normalny" style:family="paragraph">
      <style:paragraph-properties fo:text-align="justify" fo:line-height="150%" fo:text-indent="0.2479in"/>
    </style:style>
    <style:style style:name="P103" style:parent-style-name="Normalny" style:family="paragraph">
      <style:paragraph-properties fo:text-align="justify" fo:line-height="150%" fo:text-indent="0.2479in"/>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P106" style:parent-style-name="Normalny" style:family="paragraph">
      <style:paragraph-properties fo:text-align="justify" fo:line-height="150%" fo:text-indent="0.2479in"/>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style:style>
    <style:style style:name="T112" style:parent-style-name="Domyślnaczcionkaakapitu" style:family="text">
      <style:text-properties fo:background-color="#80FFFF" style:text-underline-type="single" style:text-underline-style="solid" style:text-underline-width="auto" style:text-underline-mode="continuous"/>
    </style:style>
    <style:style style:name="T113" style:parent-style-name="Domyślnaczcionkaakapitu" style:family="text">
      <style:text-properties style:text-underline-type="single" style:text-underline-style="solid" style:text-underline-width="auto" style:text-underline-mode="continuous"/>
    </style:style>
    <style:style style:name="T114" style:parent-style-name="Domyślnaczcionkaakapitu" style:family="text">
      <style:text-properties fo:background-color="#80FFFF" style:text-underline-type="single" style:text-underline-style="solid" style:text-underline-width="auto" style:text-underline-mode="continuous"/>
    </style:style>
    <style:style style:name="T115" style:parent-style-name="Domyślnaczcionkaakapitu" style:family="text">
      <style:text-properties fo:background-color="#80FFFF"/>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style:style>
    <style:style style:name="T124" style:parent-style-name="Domyślnaczcionkaakapitu" style:family="text">
      <style:text-properties fo:background-color="#80FFFF" style:text-underline-type="single" style:text-underline-style="solid" style:text-underline-width="auto" style:text-underline-mode="continuous"/>
    </style:style>
    <style:style style:name="T125" style:parent-style-name="Domyślnaczcionkaakapitu" style:family="text">
      <style:text-properties style:text-underline-type="single" style:text-underline-style="solid" style:text-underline-width="auto" style:text-underline-mode="continuous"/>
    </style:style>
    <style:style style:name="T126" style:parent-style-name="Domyślnaczcionkaakapitu" style:family="text">
      <style:text-properties fo:background-color="#80FFFF"/>
    </style:style>
    <style:style style:name="P127" style:parent-style-name="Normalny" style:family="paragraph">
      <style:paragraph-properties fo:text-align="justify" fo:line-height="150%" fo:text-indent="0.2479in"/>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style:style>
    <style:style style:name="T130" style:parent-style-name="Domyślnaczcionkaakapitu" style:family="text">
      <style:text-properties fo:background-color="#80FFFF" style:text-underline-type="single" style:text-underline-style="solid" style:text-underline-width="auto" style:text-underline-mode="continuous"/>
    </style:style>
    <style:style style:name="T131" style:parent-style-name="Domyślnaczcionkaakapitu" style:family="text">
      <style:text-properties style:text-underline-type="single" style:text-underline-style="solid" style:text-underline-width="auto" style:text-underline-mode="continuous"/>
    </style:style>
    <style:style style:name="T132" style:parent-style-name="Domyślnaczcionkaakapitu" style:family="text">
      <style:text-properties fo:background-color="#80FFFF" style:text-underline-type="single" style:text-underline-style="solid" style:text-underline-width="auto" style:text-underline-mode="continuous"/>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479in"/>
    </style:style>
    <style:style style:name="T135" style:parent-style-name="Domyślnaczcionkaakapitu" style:family="text">
      <style:text-properties fo:background-color="#80FFFF"/>
    </style:style>
    <style:style style:name="P136" style:parent-style-name="Normalny" style:family="paragraph">
      <style:paragraph-properties fo:text-align="justify" fo:line-height="150%" fo:text-indent="0.2479in"/>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fo:text-indent="0.2479in"/>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style:style>
    <style:style style:name="T141" style:parent-style-name="Domyślnaczcionkaakapitu" style:family="text">
      <style:text-properties style:text-underline-type="single" style:text-underline-style="solid" style:text-underline-width="auto" style:text-underline-mode="continuous"/>
    </style:style>
    <style:style style:name="T142" style:parent-style-name="Domyślnaczcionkaakapitu" style:family="text">
      <style:text-properties fo:background-color="#80FFFF" style:text-underline-type="single" style:text-underline-style="solid" style:text-underline-width="auto" style:text-underline-mode="continuous"/>
    </style:style>
    <style:style style:name="P143" style:parent-style-name="Normalny" style:family="paragraph">
      <style:paragraph-properties fo:text-align="justify" fo:line-height="150%" fo:text-indent="0.2479in"/>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479in"/>
    </style:style>
    <style:style style:name="P146" style:parent-style-name="Normalny" style:family="paragraph">
      <style:paragraph-properties fo:text-align="justify" fo:line-height="150%" fo:text-indent="0.2479in"/>
    </style:style>
    <style:style style:name="P147" style:parent-style-name="Normalny" style:family="paragraph">
      <style:paragraph-properties fo:text-align="justify" fo:line-height="150%"/>
    </style:style>
    <style:style style:name="T148" style:parent-style-name="Domyślnaczcionkaakapitu" style:family="text">
      <style:text-properties fo:background-color="#80FFFF" style:text-underline-type="single" style:text-underline-style="solid" style:text-underline-width="auto" style:text-underline-mode="continuous"/>
    </style:style>
    <style:style style:name="T149" style:parent-style-name="Domyślnaczcionkaakapitu" style:family="text">
      <style:text-properties style:text-underline-type="single" style:text-underline-style="solid" style:text-underline-width="auto" style:text-underline-mode="continuous"/>
    </style:style>
    <style:style style:name="T150" style:parent-style-name="Domyślnaczcionkaakapitu" style:family="text">
      <style:text-properties fo:background-color="#80FFFF" style:text-underline-type="single" style:text-underline-style="solid" style:text-underline-width="auto" style:text-underline-mode="continuous"/>
    </style:style>
    <style:style style:name="T151" style:parent-style-name="Domyślnaczcionkaakapitu" style:family="text">
      <style:text-properties style:text-underline-type="single" style:text-underline-style="solid" style:text-underline-width="auto" style:text-underline-mode="continuous"/>
    </style:style>
    <style:style style:name="T152" style:parent-style-name="Domyślnaczcionkaakapitu" style:family="text">
      <style:text-properties fo:background-color="#80FFFF" style:text-underline-type="single" style:text-underline-style="solid" style:text-underline-width="auto" style:text-underline-mode="continuous"/>
    </style:style>
    <style:style style:name="P153" style:parent-style-name="Normalny" style:family="paragraph">
      <style:paragraph-properties fo:text-align="justify" fo:line-height="150%" fo:text-indent="0.2479in"/>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479in"/>
    </style:style>
    <style:style style:name="P156" style:parent-style-name="Normalny" style:family="paragraph">
      <style:paragraph-properties fo:text-align="justify" fo:line-height="150%"/>
    </style:style>
    <style:style style:name="T157" style:parent-style-name="Domyślnaczcionkaakapitu" style:family="text">
      <style:text-properties fo:background-color="#80FFFF" style:text-underline-type="single" style:text-underline-style="solid" style:text-underline-width="auto" style:text-underline-mode="continuous"/>
    </style:style>
    <style:style style:name="T158" style:parent-style-name="Domyślnaczcionkaakapitu" style:family="text">
      <style:text-properties style:text-underline-type="single" style:text-underline-style="solid" style:text-underline-width="auto" style:text-underline-mode="continuous"/>
    </style:style>
    <style:style style:name="P159" style:parent-style-name="Normalny" style:family="paragraph">
      <style:paragraph-properties fo:text-align="justify" fo:line-height="150%" fo:text-indent="0.2479in"/>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P168" style:parent-style-name="Normalny" style:family="paragraph">
      <style:paragraph-properties fo:text-align="justify" fo:line-height="150%" fo:text-indent="0.2479in"/>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style:style>
    <style:style style:name="T173" style:parent-style-name="Domyślnaczcionkaakapitu" style:family="text">
      <style:text-properties style:text-underline-type="single" style:text-underline-style="solid" style:text-underline-width="auto" style:text-underline-mode="continuous"/>
    </style:style>
    <style:style style:name="T174" style:parent-style-name="Domyślnaczcionkaakapitu" style:family="text">
      <style:text-properties fo:background-color="#80FFFF"/>
    </style:style>
    <style:style style:name="P175" style:parent-style-name="Normalny" style:family="paragraph">
      <style:paragraph-properties fo:text-align="justify" fo:line-height="150%" fo:text-indent="0.2479in"/>
    </style:style>
    <style:style style:name="P176" style:parent-style-name="Normalny" style:family="paragraph">
      <style:paragraph-properties fo:text-align="justify" fo:line-height="150%"/>
    </style:style>
    <style:style style:name="T177" style:parent-style-name="Domyślnaczcionkaakapitu" style:family="text">
      <style:text-properties style:text-underline-type="single" style:text-underline-style="solid" style:text-underline-width="auto" style:text-underline-mode="continuous"/>
    </style:style>
    <style:style style:name="T178" style:parent-style-name="Domyślnaczcionkaakapitu" style:family="text">
      <style:text-properties fo:background-color="#80FFFF" style:text-underline-type="single" style:text-underline-style="solid" style:text-underline-width="auto" style:text-underline-mode="continuous"/>
    </style:style>
    <style:style style:name="T179" style:parent-style-name="Domyślnaczcionkaakapitu" style:family="text">
      <style:text-properties style:text-underline-type="single" style:text-underline-style="solid" style:text-underline-width="auto" style:text-underline-mode="continuous"/>
    </style:style>
    <style:style style:name="T180" style:parent-style-name="Domyślnaczcionkaakapitu" style:family="text">
      <style:text-properties fo:background-color="#80FFFF"/>
    </style:style>
    <style:style style:name="P181" style:parent-style-name="Normalny" style:family="paragraph">
      <style:paragraph-properties fo:text-align="justify" fo:line-height="150%" fo:text-indent="0.2479in"/>
    </style:style>
    <style:style style:name="P182" style:parent-style-name="Normalny" style:family="paragraph">
      <style:paragraph-properties fo:text-align="justify" fo:line-height="150%"/>
    </style:style>
    <style:style style:name="T183" style:parent-style-name="Domyślnaczcionkaakapitu" style:family="text">
      <style:text-properties fo:background-color="#80FFFF" style:text-underline-type="single" style:text-underline-style="solid" style:text-underline-width="auto" style:text-underline-mode="continuous"/>
    </style:style>
    <style:style style:name="T184" style:parent-style-name="Domyślnaczcionkaakapitu" style:family="text">
      <style:text-properties style:text-underline-type="single" style:text-underline-style="solid" style:text-underline-width="auto" style:text-underline-mode="continuous"/>
    </style:style>
    <style:style style:name="T185" style:parent-style-name="Domyślnaczcionkaakapitu" style:family="text">
      <style:text-properties fo:background-color="#80FFFF" style:text-underline-type="single" style:text-underline-style="solid" style:text-underline-width="auto" style:text-underline-mode="continuous"/>
    </style:style>
    <style:style style:name="T186" style:parent-style-name="Domyślnaczcionkaakapitu" style:family="text">
      <style:text-properties style:text-underline-type="single" style:text-underline-style="solid" style:text-underline-width="auto" style:text-underline-mode="continuous"/>
    </style:style>
    <style:style style:name="T187" style:parent-style-name="Domyślnaczcionkaakapitu" style:family="text">
      <style:text-properties fo:background-color="#80FFFF" style:text-underline-type="single" style:text-underline-style="solid" style:text-underline-width="auto" style:text-underline-mode="continuous"/>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479in"/>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style:style>
    <style:style style:name="T192" style:parent-style-name="Domyślnaczcionkaakapitu" style:family="text">
      <style:text-properties style:text-underline-type="single" style:text-underline-style="solid" style:text-underline-width="auto" style:text-underline-mode="continuous"/>
    </style:style>
    <style:style style:name="T193" style:parent-style-name="Domyślnaczcionkaakapitu" style:family="text">
      <style:text-properties fo:background-color="#80FFFF" style:text-underline-type="single" style:text-underline-style="solid" style:text-underline-width="auto" style:text-underline-mode="continuous"/>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479in"/>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fo:text-indent="0.2479in"/>
    </style:style>
    <style:style style:name="P199" style:parent-style-name="Normalny" style:family="paragraph">
      <style:paragraph-properties fo:text-align="justify" fo:line-height="150%"/>
    </style:style>
    <style:style style:name="T200" style:parent-style-name="Domyślnaczcionkaakapitu" style:family="text">
      <style:text-properties fo:background-color="#80FFFF" style:text-underline-type="single" style:text-underline-style="solid" style:text-underline-width="auto" style:text-underline-mode="continuous"/>
    </style:style>
    <style:style style:name="T201" style:parent-style-name="Domyślnaczcionkaakapitu" style:family="text">
      <style:text-properties style:text-underline-type="single" style:text-underline-style="solid" style:text-underline-width="auto" style:text-underline-mode="continuous"/>
    </style:style>
    <style:style style:name="T202" style:parent-style-name="Domyślnaczcionkaakapitu" style:family="text">
      <style:text-properties fo:background-color="#80FFFF"/>
    </style:style>
    <style:style style:name="P203" style:parent-style-name="Normalny" style:family="paragraph">
      <style:paragraph-properties fo:text-align="justify" fo:line-height="150%" fo:text-indent="0.2479in"/>
    </style:style>
    <style:style style:name="P204" style:parent-style-name="Normalny" style:family="paragraph">
      <style:paragraph-properties fo:text-align="justify" fo:line-height="150%"/>
    </style:style>
    <style:style style:name="T205" style:parent-style-name="Domyślnaczcionkaakapitu" style:family="text">
      <style:text-properties style:text-underline-type="single" style:text-underline-style="solid" style:text-underline-width="auto" style:text-underline-mode="continuous"/>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fo:text-indent="0.2479in"/>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style:style>
    <style:style style:name="T210" style:parent-style-name="Domyślnaczcionkaakapitu" style:family="text">
      <style:text-properties style:text-underline-type="single" style:text-underline-style="solid" style:text-underline-width="auto" style:text-underline-mode="continuous"/>
    </style:style>
    <style:style style:name="T211" style:parent-style-name="Domyślnaczcionkaakapitu" style:family="text">
      <style:text-properties fo:background-color="#80FFFF" style:text-underline-type="single" style:text-underline-style="solid" style:text-underline-width="auto" style:text-underline-mode="continuous"/>
    </style:style>
    <style:style style:name="T212" style:parent-style-name="Domyślnaczcionkaakapitu" style:family="text">
      <style:text-properties fo:background-color="#80FFFF"/>
    </style:style>
    <style:style style:name="P213" style:parent-style-name="Normalny" style:family="paragraph">
      <style:paragraph-properties fo:text-align="justify" fo:line-height="150%" fo:text-indent="0.2479in"/>
    </style:style>
    <style:style style:name="P214" style:parent-style-name="Normalny" style:family="paragraph">
      <style:paragraph-properties fo:text-align="justify" fo:line-height="150%"/>
    </style:style>
    <style:style style:name="T215" style:parent-style-name="Domyślnaczcionkaakapitu" style:family="text">
      <style:text-properties fo:background-color="#80FFFF" style:text-underline-type="single" style:text-underline-style="solid" style:text-underline-width="auto" style:text-underline-mode="continuous"/>
    </style:style>
    <style:style style:name="T216" style:parent-style-name="Domyślnaczcionkaakapitu" style:family="text">
      <style:text-properties style:text-underline-type="single" style:text-underline-style="solid" style:text-underline-width="auto" style:text-underline-mode="continuous"/>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fo:text-indent="0.2479in"/>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style:style>
    <style:style style:name="T221" style:parent-style-name="Domyślnaczcionkaakapitu" style:family="text">
      <style:text-properties fo:background-color="#80FFFF" style:text-underline-type="single" style:text-underline-style="solid" style:text-underline-width="auto" style:text-underline-mode="continuous"/>
    </style:style>
    <style:style style:name="T222" style:parent-style-name="Domyślnaczcionkaakapitu" style:family="text">
      <style:text-properties style:text-underline-type="single" style:text-underline-style="solid" style:text-underline-width="auto" style:text-underline-mode="continuous"/>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fo:text-indent="0.2479in"/>
    </style:style>
    <style:style style:name="T225" style:parent-style-name="Domyślnaczcionkaakapitu" style:family="text">
      <style:text-properties fo:background-color="#80FFFF"/>
    </style:style>
    <style:style style:name="P226" style:parent-style-name="Normalny" style:family="paragraph">
      <style:paragraph-properties fo:text-align="justify" fo:line-height="150%"/>
    </style:style>
    <style:style style:name="T227" style:parent-style-name="Domyślnaczcionkaakapitu" style:family="text">
      <style:text-properties fo:background-color="#80FFFF" style:text-underline-type="single" style:text-underline-style="solid" style:text-underline-width="auto" style:text-underline-mode="continuous"/>
    </style:style>
    <style:style style:name="T228" style:parent-style-name="Domyślnaczcionkaakapitu" style:family="text">
      <style:text-properties style:text-underline-type="single" style:text-underline-style="solid" style:text-underline-width="auto" style:text-underline-mode="continuous"/>
    </style:style>
    <style:style style:name="T229" style:parent-style-name="Domyślnaczcionkaakapitu" style:family="text">
      <style:text-properties fo:background-color="#80FFFF"/>
    </style:style>
    <style:style style:name="P230" style:parent-style-name="Normalny" style:family="paragraph">
      <style:paragraph-properties fo:text-align="justify" fo:line-height="150%" fo:text-indent="0.2479in"/>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style:style>
    <style:style style:name="T234" style:parent-style-name="Domyślnaczcionkaakapitu" style:family="text">
      <style:text-properties style:text-underline-type="single" style:text-underline-style="solid" style:text-underline-width="auto" style:text-underline-mode="continuous"/>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479in"/>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style:style>
    <style:style style:name="T239" style:parent-style-name="Domyślnaczcionkaakapitu" style:family="text">
      <style:text-properties fo:background-color="#80FFFF" style:text-underline-type="single" style:text-underline-style="solid" style:text-underline-width="auto" style:text-underline-mode="continuous"/>
    </style:style>
    <style:style style:name="T240" style:parent-style-name="Domyślnaczcionkaakapitu" style:family="text">
      <style:text-properties style:text-underline-type="single" style:text-underline-style="solid" style:text-underline-width="auto" style:text-underline-mode="continuous"/>
    </style:style>
    <style:style style:name="T241" style:parent-style-name="Domyślnaczcionkaakapitu" style:family="text">
      <style:text-properties fo:background-color="#80FFFF" style:text-underline-type="single" style:text-underline-style="solid" style:text-underline-width="auto" style:text-underline-mode="continuous"/>
    </style:style>
    <style:style style:name="T242" style:parent-style-name="Domyślnaczcionkaakapitu" style:family="text">
      <style:text-properties style:text-underline-type="single" style:text-underline-style="solid" style:text-underline-width="auto" style:text-underline-mode="continuous"/>
    </style:style>
    <style:style style:name="P243" style:parent-style-name="Normalny" style:family="paragraph">
      <style:paragraph-properties fo:text-align="justify" fo:line-height="150%" fo:text-indent="0.2479in"/>
    </style:style>
    <style:style style:name="P244" style:parent-style-name="Normalny" style:family="paragraph">
      <style:paragraph-properties fo:text-align="justify" fo:line-height="150%" fo:text-indent="0.2479in"/>
    </style:style>
    <style:style style:name="P245" style:parent-style-name="Normalny" style:family="paragraph">
      <style:paragraph-properties fo:text-align="justify" fo:line-height="150%"/>
    </style:style>
    <style:style style:name="T246" style:parent-style-name="Domyślnaczcionkaakapitu" style:family="text">
      <style:text-properties style:text-underline-type="single" style:text-underline-style="solid" style:text-underline-width="auto" style:text-underline-mode="continuous"/>
    </style:style>
    <style:style style:name="T247" style:parent-style-name="Domyślnaczcionkaakapitu" style:family="text">
      <style:text-properties fo:background-color="#80FFFF" style:text-underline-type="single" style:text-underline-style="solid" style:text-underline-width="auto" style:text-underline-mode="continuous"/>
    </style:style>
    <style:style style:name="T248" style:parent-style-name="Domyślnaczcionkaakapitu" style:family="text">
      <style:text-properties fo:background-color="#80FFFF"/>
    </style:style>
    <style:style style:name="P249" style:parent-style-name="Normalny" style:family="paragraph">
      <style:paragraph-properties fo:text-align="justify" fo:line-height="150%" fo:text-indent="0.2479in"/>
    </style:style>
    <style:style style:name="P250" style:parent-style-name="Normalny" style:family="paragraph">
      <style:paragraph-properties fo:text-align="justify" fo:line-height="150%"/>
    </style:style>
    <style:style style:name="T251" style:parent-style-name="Domyślnaczcionkaakapitu" style:family="text">
      <style:text-properties style:text-underline-type="single" style:text-underline-style="solid" style:text-underline-width="auto" style:text-underline-mode="continuous"/>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479in"/>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fo:text-indent="0.2479in"/>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fo:text-indent="0.2479in"/>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479in"/>
    </style:style>
    <style:style style:name="P263" style:parent-style-name="Normalny" style:family="paragraph">
      <style:paragraph-properties fo:text-align="justify" fo:line-height="150%">
        <style:tab-stops>
          <style:tab-stop style:type="left" style:leader-style="solid" style:leader-text="_" style:position="2.2319in"/>
        </style:tab-stops>
      </style:paragraph-properties>
    </style:style>
    <style:style style:name="T264" style:parent-style-name="Domyślnaczcionkaakapitu" style:family="text">
      <style:text-properties fo:background-color="#80FFFF" style:text-underline-type="single" style:text-underline-style="solid" style:text-underline-width="auto" style:text-underline-mode="continuous"/>
    </style:style>
    <style:style style:name="T265" style:parent-style-name="Domyślnaczcionkaakapitu" style:family="text">
      <style:text-properties style:text-underline-type="single" style:text-underline-style="solid" style:text-underline-width="auto" style:text-underline-mode="continuous"/>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fo:text-indent="0.2479in"/>
    </style:style>
    <style:style style:name="P268" style:parent-style-name="Normalny" style:family="paragraph">
      <style:paragraph-properties fo:text-align="justify" fo:line-height="150%"/>
    </style:style>
    <style:style style:name="T269" style:parent-style-name="Domyślnaczcionkaakapitu" style:family="text">
      <style:text-properties fo:background-color="#80FFFF" style:text-underline-type="single" style:text-underline-style="solid" style:text-underline-width="auto" style:text-underline-mode="continuous"/>
    </style:style>
    <style:style style:name="T270" style:parent-style-name="Domyślnaczcionkaakapitu" style:family="text">
      <style:text-properties style:text-underline-type="single" style:text-underline-style="solid" style:text-underline-width="auto" style:text-underline-mode="continuous"/>
    </style:style>
    <style:style style:name="P271" style:parent-style-name="Normalny" style:family="paragraph">
      <style:paragraph-properties fo:text-align="justify" fo:line-height="150%" fo:text-indent="0.2479in">
        <style:tab-stops>
          <style:tab-stop style:type="left" style:leader-style="dotted" style:leader-text="." style:position="0.9631in"/>
        </style:tab-stops>
      </style:paragraph-properties>
    </style:style>
    <style:style style:name="P272" style:parent-style-name="Normalny" style:family="paragraph">
      <style:paragraph-properties fo:text-align="justify" fo:line-height="150%"/>
    </style:style>
    <style:style style:name="T273" style:parent-style-name="Domyślnaczcionkaakapitu" style:family="text">
      <style:text-properties style:text-underline-type="single" style:text-underline-style="solid" style:text-underline-width="auto" style:text-underline-mode="continuous"/>
    </style:style>
    <style:style style:name="P274" style:parent-style-name="Normalny" style:family="paragraph">
      <style:paragraph-properties fo:text-align="justify" fo:line-height="150%" fo:text-indent="0.2479in"/>
    </style:style>
    <style:style style:name="P275" style:parent-style-name="Normalny" style:family="paragraph">
      <style:paragraph-properties fo:text-align="justify" fo:line-height="150%" fo:text-indent="0.2479in"/>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style:style>
    <style:style style:name="T279" style:parent-style-name="Domyślnaczcionkaakapitu" style:family="text">
      <style:text-properties style:text-underline-type="single" style:text-underline-style="solid" style:text-underline-width="auto" style:text-underline-mode="continuous"/>
    </style:style>
    <style:style style:name="T280" style:parent-style-name="Domyślnaczcionkaakapitu" style:family="text">
      <style:text-properties fo:background-color="#80FFFF" style:text-underline-type="single" style:text-underline-style="solid" style:text-underline-width="auto" style:text-underline-mode="continuous"/>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P283" style:parent-style-name="Normalny" style:family="paragraph">
      <style:paragraph-properties fo:text-align="justify" fo:line-height="150%"/>
    </style:style>
    <style:style style:name="T284" style:parent-style-name="Domyślnaczcionkaakapitu" style:family="text">
      <style:text-properties style:text-underline-type="single" style:text-underline-style="solid" style:text-underline-width="auto" style:text-underline-mode="continuous"/>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fo:text-indent="0.2479in"/>
    </style:style>
    <style:style style:name="T289" style:parent-style-name="Domyślnaczcionkaakapitu" style:family="text">
      <style:text-properties fo:background-color="#80FFFF"/>
    </style:style>
    <style:style style:name="P290" style:parent-style-name="Normalny" style:family="paragraph">
      <style:paragraph-properties fo:text-align="justify" fo:line-height="150%"/>
    </style:style>
    <style:style style:name="T291" style:parent-style-name="Domyślnaczcionkaakapitu" style:family="text">
      <style:text-properties style:text-underline-type="single" style:text-underline-style="solid" style:text-underline-width="auto" style:text-underline-mode="continuous"/>
    </style:style>
    <style:style style:name="P292" style:parent-style-name="Normalny" style:family="paragraph">
      <style:paragraph-properties fo:text-align="justify" fo:line-height="150%" fo:text-indent="0.2479in"/>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fo:text-indent="0.2479in"/>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P297" style:parent-style-name="Normalny" style:family="paragraph">
      <style:paragraph-properties fo:text-align="justify" fo:line-height="150%" fo:text-indent="0.2479in"/>
    </style:style>
    <style:style style:name="T298" style:parent-style-name="Domyślnaczcionkaakapitu" style:family="text">
      <style:text-properties fo:background-color="#80FFFF"/>
    </style:style>
    <style:style style:name="P299" style:parent-style-name="Normalny" style:family="paragraph">
      <style:paragraph-properties fo:text-align="justify" fo:line-height="150%" fo:text-indent="0.2479in"/>
    </style:style>
    <style:style style:name="P300" style:parent-style-name="Normalny" style:family="paragraph">
      <style:paragraph-properties fo:text-align="justify" fo:line-height="150%" fo:text-indent="0.2479in"/>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fo:text-indent="0.2479in"/>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479in"/>
    </style:style>
    <style:style style:name="P310" style:parent-style-name="Normalny" style:family="paragraph">
      <style:paragraph-properties fo:text-align="justify" fo:line-height="150%" fo:text-indent="0.2479in"/>
    </style:style>
    <style:style style:name="P311" style:parent-style-name="Normalny" style:family="paragraph">
      <style:paragraph-properties fo:text-align="justify" fo:line-height="150%" fo:text-indent="0.2479in"/>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479in"/>
    </style:style>
    <style:style style:name="P314" style:parent-style-name="Normalny" style:family="paragraph">
      <style:paragraph-properties fo:text-align="justify" fo:line-height="150%"/>
    </style:style>
    <style:style style:name="T315" style:parent-style-name="Domyślnaczcionkaakapitu" style:family="text">
      <style:text-properties fo:background-color="#80FFFF" style:text-underline-type="single" style:text-underline-style="solid" style:text-underline-width="auto" style:text-underline-mode="continuous"/>
    </style:style>
    <style:style style:name="T316" style:parent-style-name="Domyślnaczcionkaakapitu" style:family="text">
      <style:text-properties style:text-underline-type="single" style:text-underline-style="solid" style:text-underline-width="auto" style:text-underline-mode="continuous"/>
    </style:style>
    <style:style style:name="T317" style:parent-style-name="Domyślnaczcionkaakapitu" style:family="text">
      <style:text-properties style:text-underline-type="single" style:text-underline-style="solid" style:text-underline-width="auto" style:text-underline-mode="continuous"/>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479in"/>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fo:text-indent="0.2479in"/>
    </style:style>
    <style:style style:name="P325" style:parent-style-name="Normalny" style:family="paragraph">
      <style:paragraph-properties fo:text-align="justify" fo:line-height="150%"/>
    </style:style>
    <style:style style:name="T326" style:parent-style-name="Domyślnaczcionkaakapitu" style:family="text">
      <style:text-properties style:text-underline-type="single" style:text-underline-style="solid" style:text-underline-width="auto" style:text-underline-mode="continuous"/>
    </style:style>
    <style:style style:name="T327" style:parent-style-name="Domyślnaczcionkaakapitu" style:family="text">
      <style:text-properties fo:background-color="#80FFFF" style:text-underline-type="single" style:text-underline-style="solid" style:text-underline-width="auto" style:text-underline-mode="continuous"/>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479in"/>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style:style>
    <style:style style:name="T332" style:parent-style-name="Domyślnaczcionkaakapitu" style:family="text">
      <style:text-properties style:text-underline-type="single" style:text-underline-style="solid" style:text-underline-width="auto" style:text-underline-mode="continuous"/>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479in"/>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P338" style:parent-style-name="Normalny" style:family="paragraph">
      <style:paragraph-properties fo:text-align="justify" fo:line-height="150%" fo:text-indent="0.2479in"/>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479in"/>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P347" style:parent-style-name="Normalny" style:family="paragraph">
      <style:paragraph-properties fo:text-align="justify" fo:line-height="150%"/>
    </style:style>
    <style:style style:name="T348" style:parent-style-name="Domyślnaczcionkaakapitu" style:family="text">
      <style:text-properties style:text-underline-type="single" style:text-underline-style="solid" style:text-underline-width="auto" style:text-underline-mode="continuous"/>
    </style:style>
    <style:style style:name="T349" style:parent-style-name="Domyślnaczcionkaakapitu" style:family="text">
      <style:text-properties style:text-underline-type="single" style:text-underline-style="solid" style:text-underline-width="auto" style:text-underline-mode="continuous"/>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fo:text-indent="0.2479in"/>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P356" style:parent-style-name="Normalny" style:family="paragraph">
      <style:paragraph-properties fo:text-align="justify" fo:line-height="150%" fo:text-indent="0.2479in"/>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style:style>
    <style:style style:name="T359" style:parent-style-name="Domyślnaczcionkaakapitu" style:family="text">
      <style:text-properties style:text-underline-type="single" style:text-underline-style="solid" style:text-underline-width="auto" style:text-underline-mode="continuous"/>
    </style:style>
    <style:style style:name="T360" style:parent-style-name="Domyślnaczcionkaakapitu" style:family="text">
      <style:text-properties fo:background-color="#80FFFF" style:text-underline-type="single" style:text-underline-style="solid" style:text-underline-width="auto" style:text-underline-mode="continuous"/>
    </style:style>
    <style:style style:name="T361" style:parent-style-name="Domyślnaczcionkaakapitu" style:family="text">
      <style:text-properties style:text-underline-type="single" style:text-underline-style="solid" style:text-underline-width="auto" style:text-underline-mode="continuous"/>
    </style:style>
    <style:style style:name="T362" style:parent-style-name="Domyślnaczcionkaakapitu" style:family="text">
      <style:text-properties fo:background-color="#80FFFF" style:text-underline-type="single" style:text-underline-style="solid" style:text-underline-width="auto" style:text-underline-mode="continuous"/>
    </style:style>
    <style:style style:name="T363" style:parent-style-name="Domyślnaczcionkaakapitu" style:family="text">
      <style:text-properties style:text-underline-type="single" style:text-underline-style="solid" style:text-underline-width="auto" style:text-underline-mode="continuous"/>
    </style:style>
    <style:style style:name="T364" style:parent-style-name="Domyślnaczcionkaakapitu" style:family="text">
      <style:text-properties fo:background-color="#80FFFF" style:text-underline-type="single" style:text-underline-style="solid" style:text-underline-width="auto" style:text-underline-mode="continuous"/>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fo:text-indent="0.2479in"/>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style:style>
    <style:style style:name="T369" style:parent-style-name="Domyślnaczcionkaakapitu" style:family="text">
      <style:text-properties style:text-underline-type="single" style:text-underline-style="solid" style:text-underline-width="auto" style:text-underline-mode="continuous"/>
    </style:style>
    <style:style style:name="T370" style:parent-style-name="Domyślnaczcionkaakapitu" style:family="text">
      <style:text-properties fo:background-color="#80FFFF"/>
    </style:style>
    <style:style style:name="P371" style:parent-style-name="Normalny" style:family="paragraph">
      <style:paragraph-properties fo:text-align="justify" fo:line-height="150%" fo:text-indent="0.2479in"/>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479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P385" style:parent-style-name="Normalny" style:family="paragraph">
      <style:paragraph-properties fo:text-align="justify" fo:line-height="150%" fo:text-indent="0.2479in"/>
    </style:style>
    <style:style style:name="P386" style:parent-style-name="Normalny" style:family="paragraph">
      <style:paragraph-properties fo:text-align="justify" fo:line-height="150%"/>
    </style:style>
    <style:style style:name="T387" style:parent-style-name="Domyślnaczcionkaakapitu" style:family="text">
      <style:text-properties style:text-underline-type="single" style:text-underline-style="solid" style:text-underline-width="auto" style:text-underline-mode="continuous"/>
    </style:style>
    <style:style style:name="T388" style:parent-style-name="Domyślnaczcionkaakapitu" style:family="text">
      <style:text-properties fo:background-color="#80FFFF" style:text-underline-type="single" style:text-underline-style="solid" style:text-underline-width="auto" style:text-underline-mode="continuous"/>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fo:text-indent="0.2479in"/>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style:style>
    <style:style style:name="T393" style:parent-style-name="Domyślnaczcionkaakapitu" style:family="text">
      <style:text-properties style:text-underline-type="single" style:text-underline-style="solid" style:text-underline-width="auto" style:text-underline-mode="continuous"/>
    </style:style>
    <style:style style:name="T394" style:parent-style-name="Domyślnaczcionkaakapitu" style:family="text">
      <style:text-properties fo:background-color="#80FFFF" style:text-underline-type="single" style:text-underline-style="solid" style:text-underline-width="auto" style:text-underline-mode="continuous"/>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fo:text-indent="0.2479in"/>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fo:text-indent="0.2479in"/>
    </style:style>
    <style:style style:name="P408" style:parent-style-name="Normalny" style:family="paragraph">
      <style:paragraph-properties fo:text-align="justify" fo:line-height="150%"/>
    </style:style>
    <style:style style:name="T409" style:parent-style-name="Domyślnaczcionkaakapitu" style:family="text">
      <style:text-properties style:text-underline-type="single" style:text-underline-style="solid" style:text-underline-width="auto" style:text-underline-mode="continuous"/>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fo:text-indent="0.2479in"/>
    </style:style>
    <style:style style:name="P412" style:parent-style-name="Normalny" style:family="paragraph">
      <style:paragraph-properties fo:text-align="justify" fo:line-height="150%"/>
    </style:style>
    <style:style style:name="T413" style:parent-style-name="Domyślnaczcionkaakapitu" style:family="text">
      <style:text-properties style:text-underline-type="single" style:text-underline-style="solid" style:text-underline-width="auto" style:text-underline-mode="continuous"/>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479in"/>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style:style>
    <style:style style:name="T418" style:parent-style-name="Domyślnaczcionkaakapitu" style:family="text">
      <style:text-properties style:text-underline-type="single" style:text-underline-style="solid" style:text-underline-width="auto" style:text-underline-mode="continuous"/>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479in"/>
    </style:style>
    <style:style style:name="P421" style:parent-style-name="Normalny" style:family="paragraph">
      <style:paragraph-properties fo:text-align="justify" fo:line-height="150%"/>
    </style:style>
    <style:style style:name="T422" style:parent-style-name="Domyślnaczcionkaakapitu" style:family="text">
      <style:text-properties style:text-underline-type="single" style:text-underline-style="solid" style:text-underline-width="auto" style:text-underline-mode="continuous"/>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fo:text-indent="0.2479in"/>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fo:text-indent="0.2479in"/>
    </style:style>
    <style:style style:name="T432" style:parent-style-name="Domyślnaczcionkaakapitu" style:family="text">
      <style:text-properties fo:background-color="#80FFFF"/>
    </style:style>
    <style:style style:name="P433" style:parent-style-name="Normalny" style:family="paragraph">
      <style:paragraph-properties fo:text-align="justify" fo:line-height="150%"/>
    </style:style>
    <style:style style:name="T434" style:parent-style-name="Domyślnaczcionkaakapitu" style:family="text">
      <style:text-properties style:text-underline-type="single" style:text-underline-style="solid" style:text-underline-width="auto" style:text-underline-mode="continuous"/>
    </style:style>
    <style:style style:name="T435" style:parent-style-name="Domyślnaczcionkaakapitu" style:family="text">
      <style:text-properties fo:background-color="#80FFFF" style:text-underline-type="single" style:text-underline-style="solid" style:text-underline-width="auto" style:text-underline-mode="continuous"/>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479in"/>
    </style:style>
    <style:style style:name="P438" style:parent-style-name="Normalny" style:family="paragraph">
      <style:paragraph-properties fo:text-align="justify" fo:line-height="150%"/>
    </style:style>
    <style:style style:name="T439" style:parent-style-name="Domyślnaczcionkaakapitu" style:family="text">
      <style:text-properties style:text-underline-type="single" style:text-underline-style="solid" style:text-underline-width="auto" style:text-underline-mode="continuous"/>
    </style:style>
    <style:style style:name="T440" style:parent-style-name="Domyślnaczcionkaakapitu" style:family="text">
      <style:text-properties fo:background-color="#80FFFF" style:text-underline-type="single" style:text-underline-style="solid" style:text-underline-width="auto" style:text-underline-mode="continuous"/>
    </style:style>
    <style:style style:name="T441" style:parent-style-name="Domyślnaczcionkaakapitu" style:family="text">
      <style:text-properties style:text-underline-type="single" style:text-underline-style="solid" style:text-underline-width="auto" style:text-underline-mode="continuous"/>
    </style:style>
    <style:style style:name="P442" style:parent-style-name="Normalny" style:family="paragraph">
      <style:paragraph-properties fo:text-align="justify" fo:line-height="150%" fo:text-indent="0.2479in"/>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fo:text-indent="0.2479in"/>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P449" style:parent-style-name="Normalny" style:family="paragraph">
      <style:paragraph-properties fo:text-align="justify" fo:line-height="150%" fo:text-indent="0.2479in"/>
    </style:style>
    <style:style style:name="P450" style:parent-style-name="Normalny" style:family="paragraph">
      <style:paragraph-properties fo:text-align="justify" fo:line-height="150%"/>
    </style:style>
    <style:style style:name="T451" style:parent-style-name="Domyślnaczcionkaakapitu" style:family="text">
      <style:text-properties style:text-underline-type="single" style:text-underline-style="solid" style:text-underline-width="auto" style:text-underline-mode="continuous"/>
    </style:style>
    <style:style style:name="T452" style:parent-style-name="Domyślnaczcionkaakapitu" style:family="text">
      <style:text-properties fo:background-color="#80FFFF" style:text-underline-type="single" style:text-underline-style="solid" style:text-underline-width="auto" style:text-underline-mode="continuous"/>
    </style:style>
    <style:style style:name="P453" style:parent-style-name="Normalny" style:family="paragraph">
      <style:paragraph-properties fo:text-align="justify" fo:line-height="150%" fo:text-indent="0.2479in"/>
    </style:style>
    <style:style style:name="P454" style:parent-style-name="Normalny" style:family="paragraph">
      <style:paragraph-properties fo:text-align="justify" fo:line-height="150%"/>
    </style:style>
    <style:style style:name="T455" style:parent-style-name="Domyślnaczcionkaakapitu" style:family="text">
      <style:text-properties fo:background-color="#80FFFF" style:text-underline-type="single" style:text-underline-style="solid" style:text-underline-width="auto" style:text-underline-mode="continuous"/>
    </style:style>
    <style:style style:name="T456" style:parent-style-name="Domyślnaczcionkaakapitu" style:family="text">
      <style:text-properties style:text-underline-type="single" style:text-underline-style="solid" style:text-underline-width="auto" style:text-underline-mode="continuous"/>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fo:text-indent="0.2479in">
        <style:tab-stops>
          <style:tab-stop style:type="left" style:position="0.6673in"/>
        </style:tab-stops>
      </style:paragraph-properties>
    </style:style>
    <style:style style:name="T459" style:parent-style-name="Domyślnaczcionkaakapitu" style:family="text">
      <style:text-properties fo:background-color="#80FFFF"/>
    </style:style>
    <style:style style:name="P460" style:parent-style-name="Normalny" style:family="paragraph">
      <style:paragraph-properties fo:text-align="justify" fo:line-height="150%" fo:text-indent="0.2479in"/>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479in"/>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style:style>
    <style:style style:name="T475" style:parent-style-name="Domyślnaczcionkaakapitu" style:family="text">
      <style:text-properties style:text-underline-type="single" style:text-underline-style="solid" style:text-underline-width="auto" style:text-underline-mode="continuous"/>
    </style:style>
    <style:style style:name="T476" style:parent-style-name="Domyślnaczcionkaakapitu" style:family="text">
      <style:text-properties fo:background-color="#80FFFF" style:text-underline-type="single" style:text-underline-style="solid" style:text-underline-width="auto" style:text-underline-mode="continuous"/>
    </style:style>
    <style:style style:name="T477" style:parent-style-name="Domyślnaczcionkaakapitu" style:family="text">
      <style:text-properties fo:background-color="#80FFFF"/>
    </style:style>
    <style:style style:name="P478" style:parent-style-name="Normalny" style:family="paragraph">
      <style:paragraph-properties fo:text-align="justify" fo:line-height="150%" fo:text-indent="0.2479in"/>
    </style:style>
    <style:style style:name="P479" style:parent-style-name="Normalny" style:family="paragraph">
      <style:paragraph-properties fo:text-align="justify" fo:line-height="150%"/>
    </style:style>
    <style:style style:name="T480" style:parent-style-name="Domyślnaczcionkaakapitu" style:family="text">
      <style:text-properties fo:background-color="#80FFFF" style:text-underline-type="single" style:text-underline-style="solid" style:text-underline-width="auto" style:text-underline-mode="continuous"/>
    </style:style>
    <style:style style:name="T481" style:parent-style-name="Domyślnaczcionkaakapitu" style:family="text">
      <style:text-properties style:text-underline-type="single" style:text-underline-style="solid" style:text-underline-width="auto" style:text-underline-mode="continuous"/>
    </style:style>
    <style:style style:name="T482" style:parent-style-name="Domyślnaczcionkaakapitu" style:family="text">
      <style:text-properties fo:background-color="#80FFFF" style:text-underline-type="single" style:text-underline-style="solid" style:text-underline-width="auto" style:text-underline-mode="continuous"/>
    </style:style>
    <style:style style:name="T483" style:parent-style-name="Domyślnaczcionkaakapitu" style:family="text">
      <style:text-properties style:text-underline-type="single" style:text-underline-style="solid" style:text-underline-width="auto" style:text-underline-mode="continuous"/>
    </style:style>
    <style:style style:name="T484" style:parent-style-name="Domyślnaczcionkaakapitu" style:family="text">
      <style:text-properties fo:background-color="#80FFFF"/>
    </style:style>
    <style:style style:name="P485" style:parent-style-name="Normalny" style:family="paragraph">
      <style:paragraph-properties fo:text-align="justify" fo:line-height="150%" fo:text-indent="0.2479in"/>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style:style>
    <style:style style:name="T488" style:parent-style-name="Domyślnaczcionkaakapitu" style:family="text">
      <style:text-properties style:text-underline-type="single" style:text-underline-style="solid" style:text-underline-width="auto" style:text-underline-mode="continuous"/>
    </style:style>
    <style:style style:name="T489" style:parent-style-name="Domyślnaczcionkaakapitu" style:family="text">
      <style:text-properties fo:background-color="#80FFFF" style:text-underline-type="single" style:text-underline-style="solid" style:text-underline-width="auto" style:text-underline-mode="continuous"/>
    </style:style>
    <style:style style:name="P490" style:parent-style-name="Normalny" style:family="paragraph">
      <style:paragraph-properties fo:text-align="justify" fo:line-height="150%" fo:text-indent="0.2479in"/>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P494" style:parent-style-name="Normalny" style:family="paragraph">
      <style:paragraph-properties fo:text-align="justify" fo:line-height="150%" fo:text-indent="0.2479in"/>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fo:text-indent="0.2479in"/>
    </style:style>
    <style:style style:name="P497" style:parent-style-name="Normalny" style:family="paragraph">
      <style:paragraph-properties fo:text-align="justify" fo:line-height="150%" fo:text-indent="0.2479in"/>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style:style>
    <style:style style:name="T500" style:parent-style-name="Domyślnaczcionkaakapitu" style:family="text">
      <style:text-properties style:text-underline-type="single" style:text-underline-style="solid" style:text-underline-width="auto" style:text-underline-mode="continuous"/>
    </style:style>
    <style:style style:name="P501" style:parent-style-name="Normalny" style:family="paragraph">
      <style:paragraph-properties fo:text-align="justify" fo:line-height="150%" fo:text-indent="0.2479in"/>
    </style:style>
    <style:style style:name="P502" style:parent-style-name="Normalny" style:family="paragraph">
      <style:paragraph-properties fo:text-align="justify" fo:line-height="150%"/>
    </style:style>
    <style:style style:name="T503" style:parent-style-name="Domyślnaczcionkaakapitu" style:family="text">
      <style:text-properties style:text-underline-type="single" style:text-underline-style="solid" style:text-underline-width="auto" style:text-underline-mode="continuous"/>
    </style:style>
    <style:style style:name="T504" style:parent-style-name="Domyślnaczcionkaakapitu" style:family="text">
      <style:text-properties fo:background-color="#80FFFF" style:text-underline-type="single" style:text-underline-style="solid" style:text-underline-width="auto" style:text-underline-mode="continuous"/>
    </style:style>
    <style:style style:name="T505" style:parent-style-name="Domyślnaczcionkaakapitu" style:family="text">
      <style:text-properties fo:background-color="#80FFFF"/>
    </style:style>
    <style:style style:name="P506" style:parent-style-name="Normalny" style:family="paragraph">
      <style:paragraph-properties fo:text-align="justify" fo:line-height="150%" fo:text-indent="0.2479in">
        <style:tab-stops>
          <style:tab-stop style:type="left" style:position="0.968in"/>
        </style:tab-stops>
      </style:paragraph-properties>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fo:text-indent="0.2479in"/>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P514" style:parent-style-name="Normalny" style:family="paragraph">
      <style:paragraph-properties fo:text-align="justify" fo:line-height="150%"/>
    </style:style>
    <style:style style:name="T515" style:parent-style-name="Domyślnaczcionkaakapitu" style:family="text">
      <style:text-properties fo:background-color="#80FFFF" style:text-underline-type="single" style:text-underline-style="solid" style:text-underline-width="auto" style:text-underline-mode="continuous"/>
    </style:style>
    <style:style style:name="T516" style:parent-style-name="Domyślnaczcionkaakapitu" style:family="text">
      <style:text-properties style:text-underline-type="single" style:text-underline-style="solid" style:text-underline-width="auto" style:text-underline-mode="continuous"/>
    </style:style>
    <style:style style:name="T517" style:parent-style-name="Domyślnaczcionkaakapitu" style:family="text">
      <style:text-properties fo:background-color="#80FFFF"/>
    </style:style>
    <style:style style:name="P518" style:parent-style-name="Normalny" style:family="paragraph">
      <style:paragraph-properties fo:text-align="justify" fo:line-height="150%" fo:text-indent="0.2479in"/>
    </style:style>
    <style:style style:name="P519" style:parent-style-name="Normalny" style:family="paragraph">
      <style:paragraph-properties fo:text-align="justify" fo:line-height="150%"/>
    </style:style>
    <style:style style:name="T520" style:parent-style-name="Domyślnaczcionkaakapitu" style:family="text">
      <style:text-properties style:text-underline-type="single" style:text-underline-style="solid" style:text-underline-width="auto" style:text-underline-mode="continuous"/>
    </style:style>
    <style:style style:name="T521" style:parent-style-name="Domyślnaczcionkaakapitu" style:family="text">
      <style:text-properties fo:background-color="#80FFFF" style:text-underline-type="single" style:text-underline-style="solid" style:text-underline-width="auto" style:text-underline-mode="continuous"/>
    </style:style>
    <style:style style:name="T522" style:parent-style-name="Domyślnaczcionkaakapitu" style:family="text">
      <style:text-properties style:text-underline-type="single" style:text-underline-style="solid" style:text-underline-width="auto" style:text-underline-mode="continuous"/>
    </style:style>
    <style:style style:name="T523" style:parent-style-name="Domyślnaczcionkaakapitu" style:family="text">
      <style:text-properties fo:background-color="#80FFFF" style:text-underline-type="single" style:text-underline-style="solid" style:text-underline-width="auto" style:text-underline-mode="continuous"/>
    </style:style>
    <style:style style:name="P524" style:parent-style-name="Normalny" style:family="paragraph">
      <style:paragraph-properties fo:text-align="justify" fo:line-height="150%" fo:text-indent="0.2479in"/>
    </style:style>
    <style:style style:name="P525" style:parent-style-name="Normalny" style:family="paragraph">
      <style:paragraph-properties fo:text-align="justify" fo:line-height="150%" fo:text-indent="0.2479in"/>
    </style:style>
    <style:style style:name="P526" style:parent-style-name="Normalny" style:family="paragraph">
      <style:paragraph-properties fo:text-align="justify" fo:line-height="150%"/>
    </style:style>
    <style:style style:name="T527" style:parent-style-name="Domyślnaczcionkaakapitu" style:family="text">
      <style:text-properties fo:background-color="#80FFFF" style:text-underline-type="single" style:text-underline-style="solid" style:text-underline-width="auto" style:text-underline-mode="continuous"/>
    </style:style>
    <style:style style:name="T528" style:parent-style-name="Domyślnaczcionkaakapitu" style:family="text">
      <style:text-properties style:text-underline-type="single" style:text-underline-style="solid" style:text-underline-width="auto" style:text-underline-mode="continuous"/>
    </style:style>
    <style:style style:name="T529" style:parent-style-name="Domyślnaczcionkaakapitu" style:family="text">
      <style:text-properties fo:background-color="#80FFFF" style:text-underline-type="single" style:text-underline-style="solid" style:text-underline-width="auto" style:text-underline-mode="continuous"/>
    </style:style>
    <style:style style:name="T530" style:parent-style-name="Domyślnaczcionkaakapitu" style:family="text">
      <style:text-properties style:text-underline-type="single" style:text-underline-style="solid" style:text-underline-width="auto" style:text-underline-mode="continuous"/>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P533" style:parent-style-name="Normalny" style:family="paragraph">
      <style:paragraph-properties fo:text-align="justify" fo:line-height="150%"/>
    </style:style>
    <style:style style:name="T534" style:parent-style-name="Domyślnaczcionkaakapitu" style:family="text">
      <style:text-properties style:text-underline-type="single" style:text-underline-style="solid" style:text-underline-width="auto" style:text-underline-mode="continuous"/>
    </style:style>
    <style:style style:name="T535" style:parent-style-name="Domyślnaczcionkaakapitu" style:family="text">
      <style:text-properties fo:background-color="#80FFFF" style:text-underline-type="single" style:text-underline-style="solid" style:text-underline-width="auto" style:text-underline-mode="continuous"/>
    </style:style>
    <style:style style:name="T536" style:parent-style-name="Domyślnaczcionkaakapitu" style:family="text">
      <style:text-properties fo:background-color="#80FFFF"/>
    </style:style>
    <style:style style:name="P537" style:parent-style-name="Normalny" style:family="paragraph">
      <style:paragraph-properties fo:text-align="justify" fo:line-height="150%" fo:text-indent="0.2479in"/>
    </style:style>
    <style:style style:name="P538" style:parent-style-name="Normalny" style:family="paragraph">
      <style:paragraph-properties fo:text-align="justify" fo:line-height="150%">
        <style:tab-stops>
          <style:tab-stop style:type="left" style:position="4.4722in"/>
        </style:tab-stops>
      </style:paragraph-properties>
    </style:style>
    <style:style style:name="T539" style:parent-style-name="Domyślnaczcionkaakapitu" style:family="text">
      <style:text-properties style:text-underline-type="single" style:text-underline-style="solid" style:text-underline-width="auto" style:text-underline-mode="continuous"/>
    </style:style>
    <style:style style:name="P540" style:parent-style-name="Normalny" style:family="paragraph">
      <style:paragraph-properties fo:text-align="justify" fo:line-height="150%" fo:text-indent="0.2479in">
        <style:tab-stops>
          <style:tab-stop style:type="left" style:position="4.4722in"/>
        </style:tab-stops>
      </style:paragraph-properties>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P543" style:parent-style-name="Normalny" style:family="paragraph">
      <style:paragraph-properties fo:text-align="justify" fo:line-height="150%"/>
    </style:style>
    <style:style style:name="T544" style:parent-style-name="Domyślnaczcionkaakapitu" style:family="text">
      <style:text-properties fo:background-color="#80FFFF" style:text-underline-type="single" style:text-underline-style="solid" style:text-underline-width="auto" style:text-underline-mode="continuous"/>
    </style:style>
    <style:style style:name="T545" style:parent-style-name="Domyślnaczcionkaakapitu" style:family="text">
      <style:text-properties style:text-underline-type="single" style:text-underline-style="solid" style:text-underline-width="auto" style:text-underline-mode="continuous"/>
    </style:style>
    <style:style style:name="T546" style:parent-style-name="Domyślnaczcionkaakapitu" style:family="text">
      <style:text-properties fo:background-color="#80FFFF" style:text-underline-type="single" style:text-underline-style="solid" style:text-underline-width="auto" style:text-underline-mode="continuous"/>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fo:text-indent="0.2479in"/>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fo:text-indent="0.2479in"/>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fo:text-indent="0.2479in"/>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479in"/>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479in"/>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P567" style:parent-style-name="Normalny" style:family="paragraph">
      <style:paragraph-properties fo:text-align="justify" fo:line-height="150%" fo:text-indent="0.2479in"/>
    </style:style>
    <style:style style:name="P568" style:parent-style-name="Normalny" style:family="paragraph">
      <style:paragraph-properties fo:text-align="justify" fo:line-height="150%"/>
    </style:style>
    <style:style style:name="T569" style:parent-style-name="Domyślnaczcionkaakapitu" style:family="text">
      <style:text-properties style:text-underline-type="single" style:text-underline-style="solid" style:text-underline-width="auto" style:text-underline-mode="continuous"/>
    </style:style>
    <style:style style:name="P570" style:parent-style-name="Normalny" style:family="paragraph">
      <style:paragraph-properties fo:text-align="justify" fo:line-height="150%" fo:text-indent="0.2479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P574" style:parent-style-name="Normalny" style:family="paragraph">
      <style:paragraph-properties fo:text-align="justify" fo:line-height="150%" fo:text-indent="0.2479in"/>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style:style>
    <style:style style:name="T578" style:parent-style-name="Domyślnaczcionkaakapitu" style:family="text">
      <style:text-properties style:text-underline-type="single" style:text-underline-style="solid" style:text-underline-width="auto" style:text-underline-mode="continuous"/>
    </style:style>
    <style:style style:name="T579" style:parent-style-name="Domyślnaczcionkaakapitu" style:family="text">
      <style:text-properties fo:background-color="#80FFFF" style:text-underline-type="single" style:text-underline-style="solid" style:text-underline-width="auto" style:text-underline-mode="continuous"/>
    </style:style>
    <style:style style:name="T580" style:parent-style-name="Domyślnaczcionkaakapitu" style:family="text">
      <style:text-properties fo:background-color="#80FFFF"/>
    </style:style>
    <style:style style:name="P581" style:parent-style-name="Normalny" style:family="paragraph">
      <style:paragraph-properties fo:text-align="justify" fo:line-height="150%" fo:text-indent="0.2479in"/>
    </style:style>
    <style:style style:name="P582" style:parent-style-name="Normalny" style:family="paragraph">
      <style:paragraph-properties fo:text-align="justify" fo:line-height="150%"/>
    </style:style>
    <style:style style:name="T583" style:parent-style-name="Domyślnaczcionkaakapitu" style:family="text">
      <style:text-properties fo:background-color="#80FFFF" style:text-underline-type="single" style:text-underline-style="solid" style:text-underline-width="auto" style:text-underline-mode="continuous"/>
    </style:style>
    <style:style style:name="T584" style:parent-style-name="Domyślnaczcionkaakapitu" style:family="text">
      <style:text-properties style:text-underline-type="single" style:text-underline-style="solid" style:text-underline-width="auto" style:text-underline-mode="continuous"/>
    </style:style>
    <style:style style:name="P585" style:parent-style-name="Normalny" style:family="paragraph">
      <style:paragraph-properties fo:text-align="justify" fo:line-height="150%" fo:text-indent="0.2479in"/>
    </style:style>
    <style:style style:name="P586" style:parent-style-name="Normalny" style:family="paragraph">
      <style:paragraph-properties fo:text-align="justify" fo:line-height="150%"/>
    </style:style>
    <style:style style:name="T587" style:parent-style-name="Domyślnaczcionkaakapitu" style:family="text">
      <style:text-properties fo:background-color="#80FFFF" style:text-underline-type="single" style:text-underline-style="solid" style:text-underline-width="auto" style:text-underline-mode="continuous"/>
    </style:style>
    <style:style style:name="T588" style:parent-style-name="Domyślnaczcionkaakapitu" style:family="text">
      <style:text-properties style:text-underline-type="single" style:text-underline-style="solid" style:text-underline-width="auto" style:text-underline-mode="continuous"/>
    </style:style>
    <style:style style:name="T589" style:parent-style-name="Domyślnaczcionkaakapitu" style:family="text">
      <style:text-properties fo:background-color="#80FFFF" style:text-underline-type="single" style:text-underline-style="solid" style:text-underline-width="auto" style:text-underline-mode="continuous"/>
    </style:style>
    <style:style style:name="T590" style:parent-style-name="Domyślnaczcionkaakapitu" style:family="text">
      <style:text-properties fo:background-color="#80FFFF"/>
    </style:style>
    <style:style style:name="P591" style:parent-style-name="Normalny" style:family="paragraph">
      <style:paragraph-properties fo:text-align="justify" fo:line-height="150%" fo:text-indent="0.2479in"/>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style:style>
    <style:style style:name="T594" style:parent-style-name="Domyślnaczcionkaakapitu" style:family="text">
      <style:text-properties style:text-underline-type="single" style:text-underline-style="solid" style:text-underline-width="auto" style:text-underline-mode="continuous"/>
    </style:style>
    <style:style style:name="T595" style:parent-style-name="Domyślnaczcionkaakapitu" style:family="text">
      <style:text-properties fo:background-color="#80FFFF" style:text-underline-type="single" style:text-underline-style="solid" style:text-underline-width="auto" style:text-underline-mode="continuous"/>
    </style:style>
    <style:style style:name="T596" style:parent-style-name="Domyślnaczcionkaakapitu" style:family="text">
      <style:text-properties style:text-underline-type="single" style:text-underline-style="solid" style:text-underline-width="auto" style:text-underline-mode="continuous"/>
    </style:style>
    <style:style style:name="P597" style:parent-style-name="Normalny" style:family="paragraph">
      <style:paragraph-properties fo:text-align="justify" fo:line-height="150%" fo:text-indent="0.2479in"/>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P600" style:parent-style-name="Normalny" style:family="paragraph">
      <style:paragraph-properties fo:text-align="justify" fo:line-height="150%" fo:text-indent="0.2479in"/>
    </style:style>
    <style:style style:name="P601" style:parent-style-name="Normalny" style:family="paragraph">
      <style:paragraph-properties fo:text-align="justify" fo:line-height="150%" fo:text-indent="0.2479in"/>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P605" style:parent-style-name="Normalny" style:family="paragraph">
      <style:paragraph-properties fo:text-align="justify" fo:line-height="150%"/>
    </style:style>
    <style:style style:name="T606" style:parent-style-name="Domyślnaczcionkaakapitu" style:family="text">
      <style:text-properties style:text-underline-type="single" style:text-underline-style="solid" style:text-underline-width="auto" style:text-underline-mode="continuous"/>
    </style:style>
    <style:style style:name="T607" style:parent-style-name="Domyślnaczcionkaakapitu" style:family="text">
      <style:text-properties fo:background-color="#80FFFF" style:text-underline-type="single" style:text-underline-style="solid" style:text-underline-width="auto" style:text-underline-mode="continuous"/>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479in"/>
    </style:style>
    <style:style style:name="P610" style:parent-style-name="Normalny" style:family="paragraph">
      <style:paragraph-properties fo:text-align="justify" fo:line-height="150%"/>
    </style:style>
    <style:style style:name="T611" style:parent-style-name="Domyślnaczcionkaakapitu" style:family="text">
      <style:text-properties fo:background-color="#80FFFF" style:text-underline-type="single" style:text-underline-style="solid" style:text-underline-width="auto" style:text-underline-mode="continuous"/>
    </style:style>
    <style:style style:name="T612" style:parent-style-name="Domyślnaczcionkaakapitu" style:family="text">
      <style:text-properties style:text-underline-type="single" style:text-underline-style="solid" style:text-underline-width="auto" style:text-underline-mode="continuous"/>
    </style:style>
    <style:style style:name="T613" style:parent-style-name="Domyślnaczcionkaakapitu" style:family="text">
      <style:text-properties fo:background-color="#80FFFF" style:text-underline-type="single" style:text-underline-style="solid" style:text-underline-width="auto" style:text-underline-mode="continuous"/>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style:style>
    <style:style style:name="T620" style:parent-style-name="Domyślnaczcionkaakapitu" style:family="text">
      <style:text-properties style:text-underline-type="single" style:text-underline-style="solid" style:text-underline-width="auto" style:text-underline-mode="continuous"/>
    </style:style>
    <style:style style:name="T621" style:parent-style-name="Domyślnaczcionkaakapitu" style:family="text">
      <style:text-properties fo:background-color="#80FFFF" style:text-underline-type="single" style:text-underline-style="solid" style:text-underline-width="auto" style:text-underline-mode="continuous"/>
    </style:style>
    <style:style style:name="T622" style:parent-style-name="Domyślnaczcionkaakapitu" style:family="text">
      <style:text-properties fo:background-color="#80FFFF"/>
    </style:style>
    <style:style style:name="P623" style:parent-style-name="Normalny" style:family="paragraph">
      <style:paragraph-properties fo:text-align="justify" fo:line-height="150%" fo:text-indent="0.2479in"/>
    </style:style>
    <style:style style:name="P624" style:parent-style-name="Normalny" style:family="paragraph">
      <style:paragraph-properties fo:text-align="justify" fo:line-height="150%"/>
    </style:style>
    <style:style style:name="T625" style:parent-style-name="Domyślnaczcionkaakapitu" style:family="text">
      <style:text-properties fo:background-color="#80FFFF" style:text-underline-type="single" style:text-underline-style="solid" style:text-underline-width="auto" style:text-underline-mode="continuous"/>
    </style:style>
    <style:style style:name="T626" style:parent-style-name="Domyślnaczcionkaakapitu" style:family="text">
      <style:text-properties style:text-underline-type="single" style:text-underline-style="solid" style:text-underline-width="auto" style:text-underline-mode="continuous"/>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fo:text-indent="0.2479in"/>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style:style>
    <style:style style:name="T632" style:parent-style-name="Domyślnaczcionkaakapitu" style:family="text">
      <style:text-properties style:text-underline-type="single" style:text-underline-style="solid" style:text-underline-width="auto" style:text-underline-mode="continuous"/>
    </style:style>
    <style:style style:name="T633" style:parent-style-name="Domyślnaczcionkaakapitu" style:family="text">
      <style:text-properties fo:background-color="#80FFFF" style:text-underline-type="single" style:text-underline-style="solid" style:text-underline-width="auto" style:text-underline-mode="continuous"/>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479in"/>
    </style:style>
    <style:style style:name="P636" style:parent-style-name="Normalny" style:family="paragraph">
      <style:paragraph-properties fo:text-align="justify" fo:line-height="150%"/>
    </style:style>
    <style:style style:name="T637" style:parent-style-name="Domyślnaczcionkaakapitu" style:family="text">
      <style:text-properties fo:background-color="#80FFFF" style:text-underline-type="single" style:text-underline-style="solid" style:text-underline-width="auto" style:text-underline-mode="continuous"/>
    </style:style>
    <style:style style:name="T638" style:parent-style-name="Domyślnaczcionkaakapitu" style:family="text">
      <style:text-properties style:text-underline-type="single" style:text-underline-style="solid" style:text-underline-width="auto" style:text-underline-mode="continuous"/>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479in"/>
    </style:style>
    <style:style style:name="P641" style:parent-style-name="Normalny" style:family="paragraph">
      <style:paragraph-properties fo:text-align="justify" fo:line-height="150%"/>
    </style:style>
    <style:style style:name="T642" style:parent-style-name="Domyślnaczcionkaakapitu" style:family="text">
      <style:text-properties style:text-underline-type="single" style:text-underline-style="solid" style:text-underline-width="auto" style:text-underline-mode="continuous"/>
    </style:style>
    <style:style style:name="T643" style:parent-style-name="Domyślnaczcionkaakapitu" style:family="text">
      <style:text-properties fo:background-color="#80FFFF" style:text-underline-type="single" style:text-underline-style="solid" style:text-underline-width="auto" style:text-underline-mode="continuous"/>
    </style:style>
    <style:style style:name="P644" style:parent-style-name="Normalny" style:family="paragraph">
      <style:paragraph-properties fo:text-align="justify" fo:line-height="150%" fo:text-indent="0.2479in"/>
    </style:style>
    <style:style style:name="P645" style:parent-style-name="Normalny" style:family="paragraph">
      <style:paragraph-properties fo:text-align="justify" fo:line-height="150%" fo:text-indent="0.2479in"/>
    </style:style>
    <style:style style:name="P646" style:parent-style-name="Normalny" style:family="paragraph">
      <style:paragraph-properties fo:text-align="justify" fo:line-height="150%"/>
    </style:style>
    <style:style style:name="T647" style:parent-style-name="Domyślnaczcionkaakapitu" style:family="text">
      <style:text-properties fo:background-color="#80FFFF" style:text-underline-type="single" style:text-underline-style="solid" style:text-underline-width="auto" style:text-underline-mode="continuous"/>
    </style:style>
    <style:style style:name="T648" style:parent-style-name="Domyślnaczcionkaakapitu" style:family="text">
      <style:text-properties style:text-underline-type="single" style:text-underline-style="solid" style:text-underline-width="auto" style:text-underline-mode="continuous"/>
    </style:style>
    <style:style style:name="T649" style:parent-style-name="Domyślnaczcionkaakapitu" style:family="text">
      <style:text-properties fo:background-color="#80FFFF"/>
    </style:style>
    <style:style style:name="P650" style:parent-style-name="Normalny" style:family="paragraph">
      <style:paragraph-properties fo:text-align="justify" fo:line-height="150%" fo:text-indent="0.2479in"/>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479in"/>
    </style:style>
    <style:style style:name="P653" style:parent-style-name="Normalny" style:family="paragraph">
      <style:paragraph-properties fo:text-align="justify" fo:line-height="150%"/>
    </style:style>
    <style:style style:name="T654" style:parent-style-name="Domyślnaczcionkaakapitu" style:family="text">
      <style:text-properties fo:background-color="#80FFFF" style:text-underline-type="single" style:text-underline-style="solid" style:text-underline-width="auto" style:text-underline-mode="continuous"/>
    </style:style>
    <style:style style:name="T655" style:parent-style-name="Domyślnaczcionkaakapitu" style:family="text">
      <style:text-properties style:text-underline-type="single" style:text-underline-style="solid" style:text-underline-width="auto" style:text-underline-mode="continuous"/>
    </style:style>
    <style:style style:name="T656" style:parent-style-name="Domyślnaczcionkaakapitu" style:family="text">
      <style:text-properties fo:background-color="#80FFFF"/>
    </style:style>
    <style:style style:name="P657" style:parent-style-name="Normalny" style:family="paragraph">
      <style:paragraph-properties fo:text-align="justify" fo:line-height="150%" fo:text-indent="0.2479in"/>
    </style:style>
    <style:style style:name="P658" style:parent-style-name="Normalny" style:family="paragraph">
      <style:paragraph-properties fo:text-align="justify" fo:line-height="150%"/>
    </style:style>
    <style:style style:name="T659" style:parent-style-name="Domyślnaczcionkaakapitu" style:family="text">
      <style:text-properties style:text-underline-type="single" style:text-underline-style="solid" style:text-underline-width="auto" style:text-underline-mode="continuous"/>
    </style:style>
    <style:style style:name="T660" style:parent-style-name="Domyślnaczcionkaakapitu" style:family="text">
      <style:text-properties style:text-underline-type="single" style:text-underline-style="solid" style:text-underline-width="auto" style:text-underline-mode="continuous"/>
    </style:style>
    <style:style style:name="T661" style:parent-style-name="Domyślnaczcionkaakapitu" style:family="text">
      <style:text-properties fo:background-color="#80FFFF"/>
    </style:style>
    <style:style style:name="P662" style:parent-style-name="Normalny" style:family="paragraph">
      <style:paragraph-properties fo:text-align="justify" fo:line-height="150%" fo:text-indent="0.2479in"/>
    </style:style>
    <style:style style:name="P663" style:parent-style-name="Normalny" style:family="paragraph">
      <style:paragraph-properties fo:text-align="justify" fo:line-height="150%"/>
    </style:style>
    <style:style style:name="T664" style:parent-style-name="Domyślnaczcionkaakapitu" style:family="text">
      <style:text-properties style:text-underline-type="single" style:text-underline-style="solid" style:text-underline-width="auto" style:text-underline-mode="continuous"/>
    </style:style>
    <style:style style:name="T665" style:parent-style-name="Domyślnaczcionkaakapitu" style:family="text">
      <style:text-properties fo:background-color="#80FFFF" style:text-underline-type="single" style:text-underline-style="solid" style:text-underline-width="auto" style:text-underline-mode="continuous"/>
    </style:style>
    <style:style style:name="P666" style:parent-style-name="Normalny" style:family="paragraph">
      <style:paragraph-properties fo:text-align="justify" fo:line-height="150%" fo:text-indent="0.2479in"/>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P669" style:parent-style-name="Normalny" style:family="paragraph">
      <style:paragraph-properties fo:text-align="justify" fo:line-height="150%" fo:text-indent="0.2479in"/>
    </style:style>
    <style:style style:name="P670" style:parent-style-name="Normalny" style:family="paragraph">
      <style:paragraph-properties fo:text-align="justify" fo:line-height="150%"/>
    </style:style>
    <style:style style:name="T671" style:parent-style-name="Domyślnaczcionkaakapitu" style:family="text">
      <style:text-properties style:text-underline-type="single" style:text-underline-style="solid" style:text-underline-width="auto" style:text-underline-mode="continuous"/>
    </style:style>
    <style:style style:name="T672" style:parent-style-name="Domyślnaczcionkaakapitu" style:family="text">
      <style:text-properties fo:background-color="#80FFFF" style:text-underline-type="single" style:text-underline-style="solid" style:text-underline-width="auto" style:text-underline-mode="continuous"/>
    </style:style>
    <style:style style:name="T673" style:parent-style-name="Domyślnaczcionkaakapitu" style:family="text">
      <style:text-properties style:text-underline-type="single" style:text-underline-style="solid" style:text-underline-width="auto" style:text-underline-mode="continuous"/>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479in"/>
    </style:style>
    <style:style style:name="T676" style:parent-style-name="Domyślnaczcionkaakapitu" style:family="text">
      <style:text-properties fo:background-color="#80FFFF"/>
    </style:style>
    <style:style style:name="P677" style:parent-style-name="Normalny" style:family="paragraph">
      <style:paragraph-properties fo:text-align="justify" fo:line-height="150%"/>
    </style:style>
    <style:style style:name="T678" style:parent-style-name="Domyślnaczcionkaakapitu" style:family="text">
      <style:text-properties fo:background-color="#80FFFF" style:text-underline-type="single" style:text-underline-style="solid" style:text-underline-width="auto" style:text-underline-mode="continuous"/>
    </style:style>
    <style:style style:name="T679" style:parent-style-name="Domyślnaczcionkaakapitu" style:family="text">
      <style:text-properties style:text-underline-type="single" style:text-underline-style="solid" style:text-underline-width="auto" style:text-underline-mode="continuous"/>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479in"/>
    </style:style>
    <style:style style:name="T682" style:parent-style-name="Domyślnaczcionkaakapitu" style:family="text">
      <style:text-properties fo:background-color="#80FFFF"/>
    </style:style>
    <style:style style:name="P683" style:parent-style-name="Normalny" style:family="paragraph">
      <style:paragraph-properties fo:text-align="justify" fo:line-height="150%"/>
    </style:style>
    <style:style style:name="T684" style:parent-style-name="Domyślnaczcionkaakapitu" style:family="text">
      <style:text-properties style:text-underline-type="single" style:text-underline-style="solid" style:text-underline-width="auto" style:text-underline-mode="continuous"/>
    </style:style>
    <style:style style:name="T685" style:parent-style-name="Domyślnaczcionkaakapitu" style:family="text">
      <style:text-properties fo:background-color="#80FFFF" style:text-underline-type="single" style:text-underline-style="solid" style:text-underline-width="auto" style:text-underline-mode="continuous"/>
    </style:style>
    <style:style style:name="T686" style:parent-style-name="Domyślnaczcionkaakapitu" style:family="text">
      <style:text-properties fo:background-color="#80FFFF"/>
    </style:style>
    <style:style style:name="P687" style:parent-style-name="Normalny" style:family="paragraph">
      <style:paragraph-properties fo:text-align="justify" fo:line-height="150%" fo:text-indent="0.2479in"/>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style:style>
    <style:style style:name="T691" style:parent-style-name="Domyślnaczcionkaakapitu" style:family="text">
      <style:text-properties fo:background-color="#80FFFF" style:text-underline-type="single" style:text-underline-style="solid" style:text-underline-width="auto" style:text-underline-mode="continuous"/>
    </style:style>
    <style:style style:name="T692" style:parent-style-name="Domyślnaczcionkaakapitu" style:family="text">
      <style:text-properties style:text-underline-type="single" style:text-underline-style="solid" style:text-underline-width="auto" style:text-underline-mode="continuous"/>
    </style:style>
    <style:style style:name="T693" style:parent-style-name="Domyślnaczcionkaakapitu" style:family="text">
      <style:text-properties fo:background-color="#80FFFF" style:text-underline-type="single" style:text-underline-style="solid" style:text-underline-width="auto" style:text-underline-mode="continuous"/>
    </style:style>
    <style:style style:name="T694" style:parent-style-name="Domyślnaczcionkaakapitu" style:family="text">
      <style:text-properties style:text-underline-type="single" style:text-underline-style="solid" style:text-underline-width="auto" style:text-underline-mode="continuous"/>
    </style:style>
    <style:style style:name="P695" style:parent-style-name="Normalny" style:family="paragraph">
      <style:paragraph-properties fo:text-align="justify" fo:line-height="150%" fo:text-indent="0.2479in"/>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style:style>
    <style:style style:name="T698" style:parent-style-name="Domyślnaczcionkaakapitu" style:family="text">
      <style:text-properties style:text-underline-type="single" style:text-underline-style="solid" style:text-underline-width="auto" style:text-underline-mode="continuous"/>
    </style:style>
    <style:style style:name="T699" style:parent-style-name="Domyślnaczcionkaakapitu" style:family="text">
      <style:text-properties fo:background-color="#80FFFF" style:text-underline-type="single" style:text-underline-style="solid" style:text-underline-width="auto" style:text-underline-mode="continuous"/>
    </style:style>
    <style:style style:name="T700" style:parent-style-name="Domyślnaczcionkaakapitu" style:family="text">
      <style:text-properties style:text-underline-type="single" style:text-underline-style="solid" style:text-underline-width="auto" style:text-underline-mode="continuous"/>
    </style:style>
    <style:style style:name="T701" style:parent-style-name="Domyślnaczcionkaakapitu" style:family="text">
      <style:text-properties fo:background-color="#80FFFF" style:text-underline-type="single" style:text-underline-style="solid" style:text-underline-width="auto" style:text-underline-mode="continuous"/>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fo:text-indent="0.2479in"/>
    </style:style>
    <style:style style:name="P704" style:parent-style-name="Normalny" style:family="paragraph">
      <style:paragraph-properties fo:text-align="justify" fo:line-height="150%"/>
    </style:style>
    <style:style style:name="T705" style:parent-style-name="Domyślnaczcionkaakapitu" style:family="text">
      <style:text-properties fo:background-color="#80FFFF" style:text-underline-type="single" style:text-underline-style="solid" style:text-underline-width="auto" style:text-underline-mode="continuous"/>
    </style:style>
    <style:style style:name="T706" style:parent-style-name="Domyślnaczcionkaakapitu" style:family="text">
      <style:text-properties style:text-underline-type="single" style:text-underline-style="solid" style:text-underline-width="auto" style:text-underline-mode="continuous"/>
    </style:style>
    <style:style style:name="P707" style:parent-style-name="Normalny" style:family="paragraph">
      <style:paragraph-properties fo:text-align="justify" fo:line-height="150%" fo:text-indent="0.2479in"/>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P713" style:parent-style-name="Normalny" style:family="paragraph">
      <style:paragraph-properties fo:text-align="justify" fo:line-height="150%"/>
    </style:style>
    <style:style style:name="T714" style:parent-style-name="Domyślnaczcionkaakapitu" style:family="text">
      <style:text-properties style:text-underline-type="single" style:text-underline-style="solid" style:text-underline-width="auto" style:text-underline-mode="continuous"/>
    </style:style>
    <style:style style:name="T715" style:parent-style-name="Domyślnaczcionkaakapitu" style:family="text">
      <style:text-properties fo:background-color="#80FFFF" style:text-underline-type="single" style:text-underline-style="solid" style:text-underline-width="auto" style:text-underline-mode="continuous"/>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479in"/>
    </style:style>
    <style:style style:name="P718" style:parent-style-name="Normalny" style:family="paragraph">
      <style:paragraph-properties fo:text-align="justify" fo:line-height="150%"/>
    </style:style>
    <style:style style:name="T719" style:parent-style-name="Domyślnaczcionkaakapitu" style:family="text">
      <style:text-properties style:text-underline-type="single" style:text-underline-style="solid" style:text-underline-width="auto" style:text-underline-mode="continuous"/>
    </style:style>
    <style:style style:name="T720" style:parent-style-name="Domyślnaczcionkaakapitu" style:family="text">
      <style:text-properties fo:background-color="#80FFFF" style:text-underline-type="single" style:text-underline-style="solid" style:text-underline-width="auto" style:text-underline-mode="continuous"/>
    </style:style>
    <style:style style:name="T721" style:parent-style-name="Domyślnaczcionkaakapitu" style:family="text">
      <style:text-properties style:text-underline-type="single" style:text-underline-style="solid" style:text-underline-width="auto" style:text-underline-mode="continuous"/>
    </style:style>
    <style:style style:name="P722" style:parent-style-name="Normalny" style:family="paragraph">
      <style:paragraph-properties fo:text-align="justify" fo:line-height="150%" fo:text-indent="0.2479in"/>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style:style>
    <style:style style:name="T725" style:parent-style-name="Domyślnaczcionkaakapitu" style:family="text">
      <style:text-properties style:text-underline-type="single" style:text-underline-style="solid" style:text-underline-width="auto" style:text-underline-mode="continuous"/>
    </style:style>
    <style:style style:name="T726" style:parent-style-name="Domyślnaczcionkaakapitu" style:family="text">
      <style:text-properties fo:background-color="#80FFFF" style:text-underline-type="single" style:text-underline-style="solid" style:text-underline-width="auto" style:text-underline-mode="continuous"/>
    </style:style>
    <style:style style:name="T727" style:parent-style-name="Domyślnaczcionkaakapitu" style:family="text">
      <style:text-properties fo:background-color="#80FFFF"/>
    </style:style>
    <style:style style:name="P728" style:parent-style-name="Normalny" style:family="paragraph">
      <style:paragraph-properties fo:text-align="justify" fo:line-height="150%" fo:text-indent="0.2479in"/>
    </style:style>
    <style:style style:name="T729" style:parent-style-name="Domyślnaczcionkaakapitu" style:family="text">
      <style:text-properties fo:background-color="#80FFFF"/>
    </style:style>
    <style:style style:name="P730" style:parent-style-name="Normalny" style:family="paragraph">
      <style:paragraph-properties fo:text-align="justify" fo:line-height="150%"/>
    </style:style>
    <style:style style:name="T731" style:parent-style-name="Domyślnaczcionkaakapitu" style:family="text">
      <style:text-properties style:text-underline-type="single" style:text-underline-style="solid" style:text-underline-width="auto" style:text-underline-mode="continuous"/>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P734" style:parent-style-name="Normalny" style:family="paragraph">
      <style:paragraph-properties fo:text-align="justify" fo:line-height="150%"/>
    </style:style>
    <style:style style:name="T735" style:parent-style-name="Domyślnaczcionkaakapitu" style:family="text">
      <style:text-properties fo:background-color="#80FFFF" style:text-underline-type="single" style:text-underline-style="solid" style:text-underline-width="auto" style:text-underline-mode="continuous"/>
    </style:style>
    <style:style style:name="T736" style:parent-style-name="Domyślnaczcionkaakapitu" style:family="text">
      <style:text-properties style:text-underline-type="single" style:text-underline-style="solid" style:text-underline-width="auto" style:text-underline-mode="continuous"/>
    </style:style>
    <style:style style:name="T737" style:parent-style-name="Domyślnaczcionkaakapitu" style:family="text">
      <style:text-properties fo:background-color="#80FFFF" style:text-underline-type="single" style:text-underline-style="solid" style:text-underline-width="auto" style:text-underline-mode="continuous"/>
    </style:style>
    <style:style style:name="T738" style:parent-style-name="Domyślnaczcionkaakapitu" style:family="text">
      <style:text-properties style:text-underline-type="single" style:text-underline-style="solid" style:text-underline-width="auto" style:text-underline-mode="continuous"/>
    </style:style>
    <style:style style:name="T739" style:parent-style-name="Domyślnaczcionkaakapitu" style:family="text">
      <style:text-properties fo:background-color="#80FFFF" style:text-underline-type="single" style:text-underline-style="solid" style:text-underline-width="auto" style:text-underline-mode="continuous"/>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479in"/>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fo:text-indent="0.2479in"/>
    </style:style>
    <style:style style:name="P746" style:parent-style-name="Normalny" style:family="paragraph">
      <style:paragraph-properties fo:text-align="justify" fo:line-height="150%" fo:text-indent="0.2479in"/>
    </style:style>
    <style:style style:name="P747" style:parent-style-name="Normalny" style:family="paragraph">
      <style:paragraph-properties fo:text-align="justify" fo:line-height="150%"/>
    </style:style>
    <style:style style:name="T748" style:parent-style-name="Domyślnaczcionkaakapitu" style:family="text">
      <style:text-properties fo:background-color="#80FFFF" style:text-underline-type="single" style:text-underline-style="solid" style:text-underline-width="auto" style:text-underline-mode="continuous"/>
    </style:style>
    <style:style style:name="T749" style:parent-style-name="Domyślnaczcionkaakapitu" style:family="text">
      <style:text-properties style:text-underline-type="single" style:text-underline-style="solid" style:text-underline-width="auto" style:text-underline-mode="continuous"/>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fo:text-indent="0.2479in"/>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style:style>
    <style:style style:name="T754" style:parent-style-name="Domyślnaczcionkaakapitu" style:family="text">
      <style:text-properties style:text-underline-type="single" style:text-underline-style="solid" style:text-underline-width="auto" style:text-underline-mode="continuous"/>
    </style:style>
    <style:style style:name="P755" style:parent-style-name="Normalny" style:family="paragraph">
      <style:paragraph-properties fo:text-align="justify" fo:line-height="150%" fo:text-indent="0.2479in"/>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479in"/>
    </style:style>
    <style:style style:name="P758" style:parent-style-name="Normalny" style:family="paragraph">
      <style:paragraph-properties fo:text-align="justify" fo:line-height="150%"/>
    </style:style>
    <style:style style:name="T759" style:parent-style-name="Domyślnaczcionkaakapitu" style:family="text">
      <style:text-properties fo:background-color="#80FFFF" style:text-underline-type="single" style:text-underline-style="solid" style:text-underline-width="auto" style:text-underline-mode="continuous"/>
    </style:style>
    <style:style style:name="T760" style:parent-style-name="Domyślnaczcionkaakapitu" style:family="text">
      <style:text-properties style:text-underline-type="single" style:text-underline-style="solid" style:text-underline-width="auto" style:text-underline-mode="continuous"/>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479in"/>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style:style>
    <style:style style:name="T765" style:parent-style-name="Domyślnaczcionkaakapitu" style:family="text">
      <style:text-properties style:text-underline-type="single" style:text-underline-style="solid" style:text-underline-width="auto" style:text-underline-mode="continuous"/>
    </style:style>
    <style:style style:name="T766" style:parent-style-name="Domyślnaczcionkaakapitu" style:family="text">
      <style:text-properties fo:background-color="#80FFFF"/>
    </style:style>
    <style:style style:name="P767" style:parent-style-name="Normalny" style:family="paragraph">
      <style:paragraph-properties fo:text-align="justify" fo:line-height="150%" fo:text-indent="0.2479in"/>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479in"/>
    </style:style>
    <style:style style:name="P772" style:parent-style-name="Normalny" style:family="paragraph">
      <style:paragraph-properties fo:text-align="justify" fo:line-height="150%" fo:text-indent="0.2479in"/>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479in"/>
    </style:style>
    <style:style style:name="P776" style:parent-style-name="Normalny" style:family="paragraph">
      <style:paragraph-properties fo:text-align="justify" fo:line-height="150%"/>
    </style:style>
    <style:style style:name="T777" style:parent-style-name="Domyślnaczcionkaakapitu" style:family="text">
      <style:text-properties fo:background-color="#80FFFF" style:text-underline-type="single" style:text-underline-style="solid" style:text-underline-width="auto" style:text-underline-mode="continuous"/>
    </style:style>
    <style:style style:name="T778" style:parent-style-name="Domyślnaczcionkaakapitu" style:family="text">
      <style:text-properties style:text-underline-type="single" style:text-underline-style="solid" style:text-underline-width="auto" style:text-underline-mode="continuous"/>
    </style:style>
    <style:style style:name="T779" style:parent-style-name="Domyślnaczcionkaakapitu" style:family="text">
      <style:text-properties fo:background-color="#80FFFF"/>
    </style:style>
    <style:style style:name="P780" style:parent-style-name="Normalny" style:family="paragraph">
      <style:paragraph-properties fo:text-align="justify" fo:line-height="150%" fo:text-indent="0.2479in"/>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style:style>
    <style:style style:name="T785" style:parent-style-name="Domyślnaczcionkaakapitu" style:family="text">
      <style:text-properties style:text-underline-type="single" style:text-underline-style="solid" style:text-underline-width="auto" style:text-underline-mode="continuous"/>
    </style:style>
    <style:style style:name="T786" style:parent-style-name="Domyślnaczcionkaakapitu" style:family="text">
      <style:text-properties fo:background-color="#80FFFF" style:text-underline-type="single" style:text-underline-style="solid" style:text-underline-width="auto" style:text-underline-mode="continuous"/>
    </style:style>
    <style:style style:name="P787" style:parent-style-name="Normalny" style:family="paragraph">
      <style:paragraph-properties fo:text-align="justify" fo:line-height="150%" fo:text-indent="0.2479in"/>
    </style:style>
    <style:style style:name="P788" style:parent-style-name="Normalny" style:family="paragraph">
      <style:paragraph-properties fo:text-align="justify" fo:line-height="150%"/>
    </style:style>
    <style:style style:name="T789" style:parent-style-name="Domyślnaczcionkaakapitu" style:family="text">
      <style:text-properties style:text-underline-type="single" style:text-underline-style="solid" style:text-underline-width="auto" style:text-underline-mode="continuous"/>
    </style:style>
    <style:style style:name="P790" style:parent-style-name="Normalny" style:family="paragraph">
      <style:paragraph-properties fo:text-align="justify" fo:line-height="150%" fo:text-indent="0.2479in"/>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P795" style:parent-style-name="Normalny" style:family="paragraph">
      <style:paragraph-properties fo:text-align="justify" fo:line-height="150%" fo:text-indent="0.2479in"/>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style:style>
    <style:style style:name="T798" style:parent-style-name="Domyślnaczcionkaakapitu" style:family="text">
      <style:text-properties style:text-underline-type="single" style:text-underline-style="solid" style:text-underline-width="auto" style:text-underline-mode="continuous"/>
    </style:style>
    <style:style style:name="T799" style:parent-style-name="Domyślnaczcionkaakapitu" style:family="text">
      <style:text-properties fo:background-color="#80FFFF" style:text-underline-type="single" style:text-underline-style="solid" style:text-underline-width="auto" style:text-underline-mode="continuous"/>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fo:text-indent="0.2479in"/>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fo:text-indent="0.2479in"/>
    </style:style>
    <style:style style:name="P806" style:parent-style-name="Normalny" style:family="paragraph">
      <style:paragraph-properties fo:text-align="justify" fo:line-height="150%"/>
    </style:style>
    <style:style style:name="T807" style:parent-style-name="Domyślnaczcionkaakapitu" style:family="text">
      <style:text-properties fo:background-color="#80FFFF" style:text-underline-type="single" style:text-underline-style="solid" style:text-underline-width="auto" style:text-underline-mode="continuous"/>
    </style:style>
    <style:style style:name="T808" style:parent-style-name="Domyślnaczcionkaakapitu" style:family="text">
      <style:text-properties style:text-underline-type="single" style:text-underline-style="solid" style:text-underline-width="auto" style:text-underline-mode="continuous"/>
    </style:style>
    <style:style style:name="T809" style:parent-style-name="Domyślnaczcionkaakapitu" style:family="text">
      <style:text-properties fo:background-color="#80FFFF"/>
    </style:style>
    <style:style style:name="P810" style:parent-style-name="Normalny" style:family="paragraph">
      <style:paragraph-properties fo:text-align="justify" fo:line-height="150%" fo:text-indent="0.2479in"/>
    </style:style>
    <style:style style:name="P811" style:parent-style-name="Normalny" style:family="paragraph">
      <style:paragraph-properties fo:text-align="justify" fo:line-height="150%" fo:text-indent="0.2479in"/>
    </style:style>
    <style:style style:name="P812" style:parent-style-name="Normalny" style:family="paragraph">
      <style:paragraph-properties fo:text-align="justify" fo:line-height="150%" fo:text-indent="0.2479in"/>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style:style>
    <style:style style:name="T816" style:parent-style-name="Domyślnaczcionkaakapitu" style:family="text">
      <style:text-properties style:text-underline-type="single" style:text-underline-style="solid" style:text-underline-width="auto" style:text-underline-mode="continuous"/>
    </style:style>
    <style:style style:name="T817" style:parent-style-name="Domyślnaczcionkaakapitu" style:family="text">
      <style:text-properties fo:background-color="#80FFFF" style:text-underline-type="single" style:text-underline-style="solid" style:text-underline-width="auto" style:text-underline-mode="continuous"/>
    </style:style>
    <style:style style:name="T818" style:parent-style-name="Domyślnaczcionkaakapitu" style:family="text">
      <style:text-properties style:text-underline-type="single" style:text-underline-style="solid" style:text-underline-width="auto" style:text-underline-mode="continuous"/>
    </style:style>
    <style:style style:name="T819" style:parent-style-name="Domyślnaczcionkaakapitu" style:family="text">
      <style:text-properties fo:background-color="#80FFFF" style:text-underline-type="single" style:text-underline-style="solid" style:text-underline-width="auto" style:text-underline-mode="continuous"/>
    </style:style>
    <style:style style:name="T820" style:parent-style-name="Domyślnaczcionkaakapitu" style:family="text">
      <style:text-properties style:text-underline-type="single" style:text-underline-style="solid" style:text-underline-width="auto" style:text-underline-mode="continuous"/>
    </style:style>
    <style:style style:name="P821" style:parent-style-name="Normalny" style:family="paragraph">
      <style:paragraph-properties fo:text-align="justify" fo:line-height="150%" fo:text-indent="0.2479in"/>
    </style:style>
    <style:style style:name="P822" style:parent-style-name="Normalny" style:family="paragraph">
      <style:paragraph-properties fo:text-align="justify" fo:line-height="150%"/>
    </style:style>
    <style:style style:name="T823" style:parent-style-name="Domyślnaczcionkaakapitu" style:family="text">
      <style:text-properties style:text-underline-type="single" style:text-underline-style="solid" style:text-underline-width="auto" style:text-underline-mode="continuous"/>
    </style:style>
    <style:style style:name="T824" style:parent-style-name="Domyślnaczcionkaakapitu" style:family="text">
      <style:text-properties fo:background-color="#80FFFF" style:text-underline-type="single" style:text-underline-style="solid" style:text-underline-width="auto" style:text-underline-mode="continuous"/>
    </style:style>
    <style:style style:name="T825" style:parent-style-name="Domyślnaczcionkaakapitu" style:family="text">
      <style:text-properties style:text-underline-type="single" style:text-underline-style="solid" style:text-underline-width="auto" style:text-underline-mode="continuous"/>
    </style:style>
    <style:style style:name="P826" style:parent-style-name="Normalny" style:family="paragraph">
      <style:paragraph-properties fo:text-align="justify" fo:line-height="150%" fo:text-indent="0.2479in"/>
    </style:style>
    <style:style style:name="P827" style:parent-style-name="Normalny" style:family="paragraph">
      <style:paragraph-properties fo:text-align="justify" fo:line-height="150%" fo:text-indent="0.2479in"/>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fo:text-indent="0.2479in"/>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style:style>
    <style:style style:name="T832" style:parent-style-name="Domyślnaczcionkaakapitu" style:family="text">
      <style:text-properties style:text-underline-type="single" style:text-underline-style="solid" style:text-underline-width="auto" style:text-underline-mode="continuous"/>
    </style:style>
    <style:style style:name="T833" style:parent-style-name="Domyślnaczcionkaakapitu" style:family="text">
      <style:text-properties fo:background-color="#80FFFF" style:text-underline-type="single" style:text-underline-style="solid" style:text-underline-width="auto" style:text-underline-mode="continuous"/>
    </style:style>
    <style:style style:name="T834" style:parent-style-name="Domyślnaczcionkaakapitu" style:family="text">
      <style:text-properties fo:background-color="#80FFFF"/>
    </style:style>
    <style:style style:name="P835" style:parent-style-name="Normalny" style:family="paragraph">
      <style:paragraph-properties fo:text-align="justify" fo:line-height="150%" fo:text-indent="0.2479in"/>
    </style:style>
    <style:style style:name="P836" style:parent-style-name="Normalny" style:family="paragraph">
      <style:paragraph-properties fo:text-align="justify" fo:line-height="150%"/>
    </style:style>
    <style:style style:name="T837" style:parent-style-name="Domyślnaczcionkaakapitu" style:family="text">
      <style:text-properties fo:background-color="#80FFFF" style:text-underline-type="single" style:text-underline-style="solid" style:text-underline-width="auto" style:text-underline-mode="continuous"/>
    </style:style>
    <style:style style:name="T838" style:parent-style-name="Domyślnaczcionkaakapitu" style:family="text">
      <style:text-properties style:text-underline-type="single" style:text-underline-style="solid" style:text-underline-width="auto" style:text-underline-mode="continuous"/>
    </style:style>
    <style:style style:name="T839" style:parent-style-name="Domyślnaczcionkaakapitu" style:family="text">
      <style:text-properties fo:background-color="#80FFFF" style:text-underline-type="single" style:text-underline-style="solid" style:text-underline-width="auto" style:text-underline-mode="continuous"/>
    </style:style>
    <style:style style:name="T840" style:parent-style-name="Domyślnaczcionkaakapitu" style:family="text">
      <style:text-properties style:text-underline-type="single" style:text-underline-style="solid" style:text-underline-width="auto" style:text-underline-mode="continuous"/>
    </style:style>
    <style:style style:name="P841" style:parent-style-name="Normalny" style:family="paragraph">
      <style:paragraph-properties fo:text-align="justify" fo:line-height="150%" fo:text-indent="0.2479in"/>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P844" style:parent-style-name="Normalny" style:family="paragraph">
      <style:paragraph-properties fo:text-align="justify" fo:line-height="150%"/>
    </style:style>
    <style:style style:name="T845" style:parent-style-name="Domyślnaczcionkaakapitu" style:family="text">
      <style:text-properties style:text-underline-type="single" style:text-underline-style="solid" style:text-underline-width="auto" style:text-underline-mode="continuous"/>
    </style:style>
    <style:style style:name="T846" style:parent-style-name="Domyślnaczcionkaakapitu" style:family="text">
      <style:text-properties fo:background-color="#80FFFF" style:text-underline-type="single" style:text-underline-style="solid" style:text-underline-width="auto" style:text-underline-mode="continuous"/>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fo:text-indent="0.2479in"/>
    </style:style>
    <style:style style:name="P849" style:parent-style-name="Normalny" style:family="paragraph">
      <style:paragraph-properties fo:text-align="justify" fo:line-height="150%"/>
    </style:style>
    <style:style style:name="T850" style:parent-style-name="Domyślnaczcionkaakapitu" style:family="text">
      <style:text-properties style:text-underline-type="single" style:text-underline-style="solid" style:text-underline-width="auto" style:text-underline-mode="continuous"/>
    </style:style>
    <style:style style:name="T851" style:parent-style-name="Domyślnaczcionkaakapitu" style:family="text">
      <style:text-properties fo:background-color="#80FFFF" style:text-underline-type="single" style:text-underline-style="solid" style:text-underline-width="auto" style:text-underline-mode="continuous"/>
    </style:style>
    <style:style style:name="T852" style:parent-style-name="Domyślnaczcionkaakapitu" style:family="text">
      <style:text-properties style:text-underline-type="single" style:text-underline-style="solid" style:text-underline-width="auto" style:text-underline-mode="continuous"/>
    </style:style>
    <style:style style:name="P853" style:parent-style-name="Normalny" style:family="paragraph">
      <style:paragraph-properties fo:text-align="justify" fo:line-height="150%" fo:text-indent="0.2479in"/>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style:style>
    <style:style style:name="T867" style:parent-style-name="Domyślnaczcionkaakapitu" style:family="text">
      <style:text-properties style:text-underline-type="single" style:text-underline-style="solid" style:text-underline-width="auto" style:text-underline-mode="continuous"/>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479in"/>
    </style:style>
    <style:style style:name="P870" style:parent-style-name="Normalny" style:family="paragraph">
      <style:paragraph-properties fo:text-align="justify" fo:line-height="150%"/>
    </style:style>
    <style:style style:name="T871" style:parent-style-name="Domyślnaczcionkaakapitu" style:family="text">
      <style:text-properties style:text-underline-type="single" style:text-underline-style="solid" style:text-underline-width="auto" style:text-underline-mode="continuous"/>
    </style:style>
    <style:style style:name="T872" style:parent-style-name="Domyślnaczcionkaakapitu" style:family="text">
      <style:text-properties fo:background-color="#80FFFF" style:text-underline-type="single" style:text-underline-style="solid" style:text-underline-width="auto" style:text-underline-mode="continuous"/>
    </style:style>
    <style:style style:name="T873" style:parent-style-name="Domyślnaczcionkaakapitu" style:family="text">
      <style:text-properties style:text-underline-type="single" style:text-underline-style="solid" style:text-underline-width="auto" style:text-underline-mode="continuous"/>
    </style:style>
    <style:style style:name="P874" style:parent-style-name="Normalny" style:family="paragraph">
      <style:paragraph-properties fo:text-align="justify" fo:line-height="150%" fo:text-indent="0.2479in"/>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P879" style:parent-style-name="Normalny" style:family="paragraph">
      <style:paragraph-properties fo:text-align="justify" fo:line-height="150%" fo:text-indent="0.2479in"/>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fo:text-indent="0.2479in"/>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P893" style:parent-style-name="Normalny" style:family="paragraph">
      <style:paragraph-properties fo:text-align="justify" fo:line-height="150%" fo:text-indent="0.2479in"/>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fo:text-indent="0.2479in"/>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P902" style:parent-style-name="Normalny" style:family="paragraph">
      <style:paragraph-properties fo:text-align="justify" fo:line-height="150%"/>
    </style:style>
    <style:style style:name="T903" style:parent-style-name="Domyślnaczcionkaakapitu" style:family="text">
      <style:text-properties style:text-underline-type="single" style:text-underline-style="solid" style:text-underline-width="auto" style:text-underline-mode="continuous"/>
    </style:style>
    <style:style style:name="T904" style:parent-style-name="Domyślnaczcionkaakapitu" style:family="text">
      <style:text-properties fo:background-color="#80FFFF" style:text-underline-type="single" style:text-underline-style="solid" style:text-underline-width="auto" style:text-underline-mode="continuous"/>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479in"/>
    </style:style>
    <style:style style:name="P907" style:parent-style-name="Normalny" style:family="paragraph">
      <style:paragraph-properties fo:text-align="justify" fo:line-height="150%"/>
    </style:style>
    <style:style style:name="T908" style:parent-style-name="Domyślnaczcionkaakapitu" style:family="text">
      <style:text-properties fo:background-color="#80FFFF" style:text-underline-type="single" style:text-underline-style="solid" style:text-underline-width="auto" style:text-underline-mode="continuous"/>
    </style:style>
    <style:style style:name="T909" style:parent-style-name="Domyślnaczcionkaakapitu" style:family="text">
      <style:text-properties style:text-underline-type="single" style:text-underline-style="solid" style:text-underline-width="auto" style:text-underline-mode="continuous"/>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fo:text-indent="0.2479in"/>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fo:text-indent="0.2479in"/>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fo:text-indent="0.2479in"/>
    </style:style>
    <style:style style:name="T916" style:parent-style-name="Domyślnaczcionkaakapitu" style:family="text">
      <style:text-properties fo:background-color="#80FFFF"/>
    </style:style>
    <style:style style:name="P917" style:parent-style-name="Normalny" style:family="paragraph">
      <style:paragraph-properties fo:text-align="justify" fo:line-height="150%" fo:text-indent="0.2479in"/>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P923" style:parent-style-name="Normalny" style:family="paragraph">
      <style:paragraph-properties fo:text-align="justify" fo:line-height="150%" fo:text-indent="0.2479in"/>
    </style:style>
    <style:style style:name="P924" style:parent-style-name="Normalny" style:family="paragraph">
      <style:paragraph-properties fo:text-align="justify" fo:line-height="150%" fo:text-indent="0.2479in"/>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P927" style:parent-style-name="Normalny" style:family="paragraph">
      <style:paragraph-properties fo:text-align="justify" fo:line-height="150%" fo:text-indent="0.2479in"/>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style:style>
    <style:style style:name="T930" style:parent-style-name="Domyślnaczcionkaakapitu" style:family="text">
      <style:text-properties style:text-underline-type="single" style:text-underline-style="solid" style:text-underline-width="auto" style:text-underline-mode="continuous"/>
    </style:style>
    <style:style style:name="P931" style:parent-style-name="Normalny" style:family="paragraph">
      <style:paragraph-properties fo:text-align="justify" fo:line-height="150%" fo:text-indent="0.2479in"/>
    </style:style>
    <style:style style:name="T932" style:parent-style-name="Domyślnaczcionkaakapitu" style:family="text">
      <style:text-properties fo:background-color="#80FFFF"/>
    </style:style>
    <style:style style:name="P933" style:parent-style-name="Normalny" style:family="paragraph">
      <style:paragraph-properties fo:text-align="justify" fo:line-height="150%"/>
    </style:style>
    <style:style style:name="T934" style:parent-style-name="Domyślnaczcionkaakapitu" style:family="text">
      <style:text-properties fo:background-color="#80FFFF" style:text-underline-type="single" style:text-underline-style="solid" style:text-underline-width="auto" style:text-underline-mode="continuous"/>
    </style:style>
    <style:style style:name="T935" style:parent-style-name="Domyślnaczcionkaakapitu" style:family="text">
      <style:text-properties style:text-underline-type="single" style:text-underline-style="solid" style:text-underline-width="auto" style:text-underline-mode="continuous"/>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fo:text-indent="0.2479in"/>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fo:text-indent="0.2479in"/>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style:tab-stops>
          <style:tab-stop style:type="left" style:position="2.3791in"/>
          <style:tab-stop style:type="left" style:leader-style="dotted" style:leader-text="." style:position="3.8763in"/>
        </style:tab-stops>
      </style:paragraph-properties>
    </style:style>
    <style:style style:name="T942" style:parent-style-name="Domyślnaczcionkaakapitu" style:family="text">
      <style:text-properties style:text-underline-type="single" style:text-underline-style="solid" style:text-underline-width="auto" style:text-underline-mode="continuous"/>
    </style:style>
    <style:style style:name="T943" style:parent-style-name="Domyślnaczcionkaakapitu" style:family="text">
      <style:text-properties fo:background-color="#80FFFF" style:text-underline-type="single" style:text-underline-style="solid" style:text-underline-width="auto" style:text-underline-mode="continuous"/>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fo:text-indent="0.2479in">
        <style:tab-stops>
          <style:tab-stop style:type="left" style:position="2.3791in"/>
          <style:tab-stop style:type="left" style:leader-style="dotted" style:leader-text="." style:position="3.8763in"/>
        </style:tab-stops>
      </style:paragraph-properties>
    </style:style>
    <style:style style:name="P946" style:parent-style-name="Normalny" style:family="paragraph">
      <style:paragraph-properties fo:text-align="justify" fo:line-height="150%">
        <style:tab-stops>
          <style:tab-stop style:type="left" style:position="2.3791in"/>
          <style:tab-stop style:type="left" style:leader-style="dotted" style:leader-text="." style:position="3.8763in"/>
        </style:tab-stops>
      </style:paragraph-properties>
    </style:style>
    <style:style style:name="T947" style:parent-style-name="Domyślnaczcionkaakapitu" style:family="text">
      <style:text-properties fo:background-color="#80FFFF" style:text-underline-type="single" style:text-underline-style="solid" style:text-underline-width="auto" style:text-underline-mode="continuous"/>
    </style:style>
    <style:style style:name="T948" style:parent-style-name="Domyślnaczcionkaakapitu" style:family="text">
      <style:text-properties style:text-underline-type="single" style:text-underline-style="solid" style:text-underline-width="auto" style:text-underline-mode="continuous"/>
    </style:style>
    <style:style style:name="T949" style:parent-style-name="Domyślnaczcionkaakapitu" style:family="text">
      <style:text-properties fo:background-color="#80FFFF"/>
    </style:style>
    <style:style style:name="P950" style:parent-style-name="Normalny" style:family="paragraph">
      <style:paragraph-properties fo:text-align="justify" fo:line-height="150%" fo:text-indent="0.2479in"/>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P956" style:parent-style-name="Normalny" style:family="paragraph">
      <style:paragraph-properties fo:text-align="justify" fo:line-height="150%"/>
    </style:style>
    <style:style style:name="T957" style:parent-style-name="Domyślnaczcionkaakapitu" style:family="text">
      <style:text-properties style:text-underline-type="single" style:text-underline-style="solid" style:text-underline-width="auto" style:text-underline-mode="continuous"/>
    </style:style>
    <style:style style:name="T958" style:parent-style-name="Domyślnaczcionkaakapitu" style:family="text">
      <style:text-properties fo:background-color="#80FFFF" style:text-underline-type="single" style:text-underline-style="solid" style:text-underline-width="auto" style:text-underline-mode="continuous"/>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479in"/>
    </style:style>
    <style:style style:name="P961" style:parent-style-name="Normalny" style:family="paragraph">
      <style:paragraph-properties fo:text-align="justify" fo:line-height="150%"/>
    </style:style>
    <style:style style:name="T962" style:parent-style-name="Domyślnaczcionkaakapitu" style:family="text">
      <style:text-properties style:text-underline-type="single" style:text-underline-style="solid" style:text-underline-width="auto" style:text-underline-mode="continuous"/>
    </style:style>
    <style:style style:name="T963" style:parent-style-name="Domyślnaczcionkaakapitu" style:family="text">
      <style:text-properties fo:background-color="#80FFFF" style:text-underline-type="single" style:text-underline-style="solid" style:text-underline-width="auto" style:text-underline-mode="continuous"/>
    </style:style>
    <style:style style:name="T964" style:parent-style-name="Domyślnaczcionkaakapitu" style:family="text">
      <style:text-properties style:text-underline-type="single" style:text-underline-style="solid" style:text-underline-width="auto" style:text-underline-mode="continuous"/>
    </style:style>
    <style:style style:name="P965" style:parent-style-name="Normalny" style:family="paragraph">
      <style:paragraph-properties fo:text-align="justify" fo:line-height="150%" fo:text-indent="0.2479in"/>
    </style:style>
    <style:style style:name="P966" style:parent-style-name="Normalny" style:family="paragraph">
      <style:paragraph-properties fo:text-align="justify" fo:line-height="150%" fo:text-indent="0.2479in"/>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style:style>
    <style:style style:name="T974" style:parent-style-name="Domyślnaczcionkaakapitu" style:family="text">
      <style:text-properties fo:background-color="#80FFFF" style:text-underline-type="single" style:text-underline-style="solid" style:text-underline-width="auto" style:text-underline-mode="continuous"/>
    </style:style>
    <style:style style:name="T975" style:parent-style-name="Domyślnaczcionkaakapitu" style:family="text">
      <style:text-properties style:text-underline-type="single" style:text-underline-style="solid" style:text-underline-width="auto" style:text-underline-mode="continuous"/>
    </style:style>
    <style:style style:name="T976" style:parent-style-name="Domyślnaczcionkaakapitu" style:family="text">
      <style:text-properties fo:background-color="#80FFFF"/>
    </style:style>
    <style:style style:name="P977" style:parent-style-name="Normalny" style:family="paragraph">
      <style:paragraph-properties fo:text-align="justify" fo:line-height="150%" fo:text-indent="0.2479in"/>
    </style:style>
    <style:style style:name="P978" style:parent-style-name="Normalny" style:family="paragraph">
      <style:paragraph-properties fo:text-align="justify" fo:line-height="150%"/>
    </style:style>
    <style:style style:name="T979" style:parent-style-name="Domyślnaczcionkaakapitu" style:family="text">
      <style:text-properties fo:background-color="#80FFFF" style:text-underline-type="single" style:text-underline-style="solid" style:text-underline-width="auto" style:text-underline-mode="continuous"/>
    </style:style>
    <style:style style:name="T980" style:parent-style-name="Domyślnaczcionkaakapitu" style:family="text">
      <style:text-properties style:text-underline-type="single" style:text-underline-style="solid" style:text-underline-width="auto" style:text-underline-mode="continuous"/>
    </style:style>
    <style:style style:name="T981" style:parent-style-name="Domyślnaczcionkaakapitu" style:family="text">
      <style:text-properties fo:background-color="#80FFFF" style:text-underline-type="single" style:text-underline-style="solid" style:text-underline-width="auto" style:text-underline-mode="continuous"/>
    </style:style>
    <style:style style:name="T982" style:parent-style-name="Domyślnaczcionkaakapitu" style:family="text">
      <style:text-properties style:text-underline-type="single" style:text-underline-style="solid" style:text-underline-width="auto" style:text-underline-mode="continuous"/>
    </style:style>
    <style:style style:name="T983" style:parent-style-name="Domyślnaczcionkaakapitu" style:family="text">
      <style:text-properties fo:background-color="#80FFFF"/>
    </style:style>
    <style:style style:name="P984" style:parent-style-name="Normalny" style:family="paragraph">
      <style:paragraph-properties fo:text-align="justify" fo:line-height="150%" fo:text-indent="0.2479in"/>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fo:text-indent="0.2479in"/>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P991" style:parent-style-name="Normalny" style:family="paragraph">
      <style:paragraph-properties fo:text-align="justify" fo:line-height="150%" fo:text-indent="0.2479in"/>
    </style:style>
    <style:style style:name="P992" style:parent-style-name="Normalny" style:family="paragraph">
      <style:paragraph-properties fo:text-align="justify" fo:line-height="150%"/>
    </style:style>
    <style:style style:name="T993" style:parent-style-name="Domyślnaczcionkaakapitu" style:family="text">
      <style:text-properties style:text-underline-type="single" style:text-underline-style="solid" style:text-underline-width="auto" style:text-underline-mode="continuous"/>
    </style:style>
    <style:style style:name="T994" style:parent-style-name="Domyślnaczcionkaakapitu" style:family="text">
      <style:text-properties fo:background-color="#80FFFF" style:text-underline-type="single" style:text-underline-style="solid" style:text-underline-width="auto" style:text-underline-mode="continuous"/>
    </style:style>
    <style:style style:name="P995" style:parent-style-name="Normalny" style:family="paragraph">
      <style:paragraph-properties fo:text-align="justify" fo:line-height="150%" fo:text-indent="0.2479in"/>
    </style:style>
    <style:style style:name="P996" style:parent-style-name="Normalny" style:family="paragraph">
      <style:paragraph-properties fo:text-align="justify" fo:line-height="150%"/>
    </style:style>
    <style:style style:name="T997" style:parent-style-name="Domyślnaczcionkaakapitu" style:family="text">
      <style:text-properties style:text-underline-type="single" style:text-underline-style="solid" style:text-underline-width="auto" style:text-underline-mode="continuous"/>
    </style:style>
    <style:style style:name="T998" style:parent-style-name="Domyślnaczcionkaakapitu" style:family="text">
      <style:text-properties fo:background-color="#80FFFF" style:text-underline-type="single" style:text-underline-style="solid" style:text-underline-width="auto" style:text-underline-mode="continuous"/>
    </style:style>
    <style:style style:name="T999" style:parent-style-name="Domyślnaczcionkaakapitu" style:family="text">
      <style:text-properties style:text-underline-type="single" style:text-underline-style="solid" style:text-underline-width="auto" style:text-underline-mode="continuous"/>
    </style:style>
    <style:style style:name="P1000" style:parent-style-name="Normalny" style:family="paragraph">
      <style:paragraph-properties fo:text-align="justify" fo:line-height="150%" fo:text-indent="0.2479in"/>
    </style:style>
    <style:style style:name="T1001" style:parent-style-name="Domyślnaczcionkaakapitu" style:family="text">
      <style:text-properties fo:background-color="#80FFFF"/>
    </style:style>
    <style:style style:name="P1002" style:parent-style-name="Normalny" style:family="paragraph">
      <style:paragraph-properties fo:text-align="justify" fo:line-height="150%" fo:text-indent="0.2479in"/>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P1009" style:parent-style-name="Normalny" style:family="paragraph">
      <style:paragraph-properties fo:text-align="justify" fo:line-height="150%" fo:text-indent="0.2479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P1014" style:parent-style-name="Normalny" style:family="paragraph">
      <style:paragraph-properties fo:text-align="justify" fo:line-height="150%" fo:text-indent="0.2479in"/>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style:style>
    <style:style style:name="T1023" style:parent-style-name="Domyślnaczcionkaakapitu" style:family="text">
      <style:text-properties style:text-underline-type="single" style:text-underline-style="solid" style:text-underline-width="auto" style:text-underline-mode="continuous"/>
    </style:style>
    <style:style style:name="T1024" style:parent-style-name="Domyślnaczcionkaakapitu" style:family="text">
      <style:text-properties fo:background-color="#80FFFF" style:text-underline-type="single" style:text-underline-style="solid" style:text-underline-width="auto" style:text-underline-mode="continuous"/>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fo:text-indent="0.2479in"/>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fo:text-indent="0.2479in"/>
    </style:style>
    <style:style style:name="P1029" style:parent-style-name="Normalny" style:family="paragraph">
      <style:paragraph-properties fo:text-align="justify" fo:line-height="150%" fo:text-indent="0.2479in"/>
    </style:style>
    <style:style style:name="P1030" style:parent-style-name="Normalny" style:family="paragraph">
      <style:paragraph-properties fo:text-align="justify" fo:line-height="150%" fo:text-indent="0.2479in"/>
    </style:style>
    <style:style style:name="P1031" style:parent-style-name="Normalny" style:family="paragraph">
      <style:paragraph-properties fo:text-align="justify" fo:line-height="150%" fo:text-indent="0.2479in"/>
    </style:style>
    <style:style style:name="P1032" style:parent-style-name="Normalny" style:family="paragraph">
      <style:paragraph-properties fo:text-align="justify" fo:line-height="150%"/>
    </style:style>
    <style:style style:name="T1033" style:parent-style-name="Domyślnaczcionkaakapitu" style:family="text">
      <style:text-properties style:text-underline-type="single" style:text-underline-style="solid" style:text-underline-width="auto" style:text-underline-mode="continuous"/>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fo:text-indent="0.2479in"/>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style:style>
    <style:style style:name="T1048" style:parent-style-name="Domyślnaczcionkaakapitu" style:family="text">
      <style:text-properties style:text-underline-type="single" style:text-underline-style="solid" style:text-underline-width="auto" style:text-underline-mode="continuous"/>
    </style:style>
    <style:style style:name="T1049" style:parent-style-name="Domyślnaczcionkaakapitu" style:family="text">
      <style:text-properties fo:background-color="#80FFFF" style:text-underline-type="single" style:text-underline-style="solid" style:text-underline-width="auto" style:text-underline-mode="continuous"/>
    </style:style>
    <style:style style:name="P1050" style:parent-style-name="Normalny" style:family="paragraph">
      <style:paragraph-properties fo:text-align="justify" fo:line-height="150%" fo:text-indent="0.2479in"/>
    </style:style>
    <style:style style:name="P1051" style:parent-style-name="Normalny" style:family="paragraph">
      <style:paragraph-properties fo:text-align="justify" fo:line-height="150%"/>
    </style:style>
    <style:style style:name="T1052" style:parent-style-name="Domyślnaczcionkaakapitu" style:family="text">
      <style:text-properties style:text-underline-type="single" style:text-underline-style="solid" style:text-underline-width="auto" style:text-underline-mode="continuous"/>
    </style:style>
    <style:style style:name="T1053" style:parent-style-name="Domyślnaczcionkaakapitu" style:family="text">
      <style:text-properties fo:background-color="#80FFFF" style:text-underline-type="single" style:text-underline-style="solid" style:text-underline-width="auto" style:text-underline-mode="continuous"/>
    </style:style>
    <style:style style:name="T1054" style:parent-style-name="Domyślnaczcionkaakapitu" style:family="text">
      <style:text-properties style:text-underline-type="single" style:text-underline-style="solid" style:text-underline-width="auto" style:text-underline-mode="continuous"/>
    </style:style>
    <style:style style:name="T1055" style:parent-style-name="Domyślnaczcionkaakapitu" style:family="text">
      <style:text-properties fo:background-color="#80FFFF"/>
    </style:style>
    <style:style style:name="P1056" style:parent-style-name="Normalny" style:family="paragraph">
      <style:paragraph-properties fo:text-align="justify" fo:line-height="150%" fo:text-indent="0.2479in"/>
    </style:style>
    <style:style style:name="P1057" style:parent-style-name="Normalny" style:family="paragraph">
      <style:paragraph-properties fo:text-align="justify" fo:line-height="150%"/>
    </style:style>
    <style:style style:name="T1058" style:parent-style-name="Domyślnaczcionkaakapitu" style:family="text">
      <style:text-properties style:text-underline-type="single" style:text-underline-style="solid" style:text-underline-width="auto" style:text-underline-mode="continuous"/>
    </style:style>
    <style:style style:name="T1059" style:parent-style-name="Domyślnaczcionkaakapitu" style:family="text">
      <style:text-properties fo:background-color="#80FFFF" style:text-underline-type="single" style:text-underline-style="solid" style:text-underline-width="auto" style:text-underline-mode="continuous"/>
    </style:style>
    <style:style style:name="P1060" style:parent-style-name="Normalny" style:family="paragraph">
      <style:paragraph-properties fo:text-align="justify" fo:line-height="150%" fo:text-indent="0.2479in"/>
    </style:style>
    <style:style style:name="P1061" style:parent-style-name="Normalny" style:family="paragraph">
      <style:paragraph-properties fo:text-align="justify" fo:line-height="150%"/>
    </style:style>
    <style:style style:name="T1062" style:parent-style-name="Domyślnaczcionkaakapitu" style:family="text">
      <style:text-properties style:text-underline-type="single" style:text-underline-style="solid" style:text-underline-width="auto" style:text-underline-mode="continuous"/>
    </style:style>
    <style:style style:name="P1063" style:parent-style-name="Normalny" style:family="paragraph">
      <style:paragraph-properties fo:text-align="justify" fo:line-height="150%" fo:text-indent="0.2479in"/>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style:style>
    <style:style style:name="T1066" style:parent-style-name="Domyślnaczcionkaakapitu" style:family="text">
      <style:text-properties fo:background-color="#80FFFF" style:text-underline-type="single" style:text-underline-style="solid" style:text-underline-width="auto" style:text-underline-mode="continuous"/>
    </style:style>
    <style:style style:name="T1067" style:parent-style-name="Domyślnaczcionkaakapitu" style:family="text">
      <style:text-properties style:text-underline-type="single" style:text-underline-style="solid" style:text-underline-width="auto" style:text-underline-mode="continuous"/>
    </style:style>
    <style:style style:name="T1068" style:parent-style-name="Domyślnaczcionkaakapitu" style:family="text">
      <style:text-properties fo:background-color="#80FFFF"/>
    </style:style>
    <style:style style:name="P1069" style:parent-style-name="Normalny" style:family="paragraph">
      <style:paragraph-properties fo:text-align="justify" fo:line-height="150%" fo:text-indent="0.2479in"/>
    </style:style>
    <style:style style:name="P1070" style:parent-style-name="Normalny" style:family="paragraph">
      <style:paragraph-properties fo:text-align="justify" fo:line-height="150%"/>
    </style:style>
    <style:style style:name="T1071" style:parent-style-name="Domyślnaczcionkaakapitu" style:family="text">
      <style:text-properties style:text-underline-type="single" style:text-underline-style="solid" style:text-underline-width="auto" style:text-underline-mode="continuous"/>
    </style:style>
    <style:style style:name="T1072" style:parent-style-name="Domyślnaczcionkaakapitu" style:family="text">
      <style:text-properties fo:background-color="#80FFFF" style:text-underline-type="single" style:text-underline-style="solid" style:text-underline-width="auto" style:text-underline-mode="continuous"/>
    </style:style>
    <style:style style:name="T1073" style:parent-style-name="Domyślnaczcionkaakapitu" style:family="text">
      <style:text-properties fo:background-color="#80FFFF"/>
    </style:style>
    <style:style style:name="P1074" style:parent-style-name="Normalny" style:family="paragraph">
      <style:paragraph-properties fo:text-align="justify" fo:line-height="150%" fo:text-indent="0.2479in"/>
    </style:style>
    <style:style style:name="P1075" style:parent-style-name="Normalny" style:family="paragraph">
      <style:paragraph-properties fo:text-align="justify" fo:line-height="150%"/>
    </style:style>
    <style:style style:name="T1076" style:parent-style-name="Domyślnaczcionkaakapitu" style:family="text">
      <style:text-properties fo:background-color="#80FFFF" style:text-underline-type="single" style:text-underline-style="solid" style:text-underline-width="auto" style:text-underline-mode="continuous"/>
    </style:style>
    <style:style style:name="T1077" style:parent-style-name="Domyślnaczcionkaakapitu" style:family="text">
      <style:text-properties style:text-underline-type="single" style:text-underline-style="solid" style:text-underline-width="auto" style:text-underline-mode="continuous"/>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fo:text-indent="0.2479in"/>
    </style:style>
    <style:style style:name="P1080" style:parent-style-name="Normalny" style:family="paragraph">
      <style:paragraph-properties fo:text-align="justify" fo:line-height="150%"/>
    </style:style>
    <style:style style:name="T1081" style:parent-style-name="Domyślnaczcionkaakapitu" style:family="text">
      <style:text-properties style:text-underline-type="single" style:text-underline-style="solid" style:text-underline-width="auto" style:text-underline-mode="continuous"/>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fo:text-indent="0.2479in"/>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P1089" style:parent-style-name="Normalny" style:family="paragraph">
      <style:paragraph-properties fo:text-align="justify" fo:line-height="150%" fo:text-indent="0.2479in"/>
    </style:style>
    <style:style style:name="P1090" style:parent-style-name="Normalny" style:family="paragraph">
      <style:paragraph-properties fo:text-align="justify" fo:line-height="150%"/>
    </style:style>
    <style:style style:name="T1091" style:parent-style-name="Domyślnaczcionkaakapitu" style:family="text">
      <style:text-properties fo:background-color="#80FFFF" style:text-underline-type="single" style:text-underline-style="solid" style:text-underline-width="auto" style:text-underline-mode="continuous"/>
    </style:style>
    <style:style style:name="T1092" style:parent-style-name="Domyślnaczcionkaakapitu" style:family="text">
      <style:text-properties style:text-underline-type="single" style:text-underline-style="solid" style:text-underline-width="auto" style:text-underline-mode="continuous"/>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fo:text-indent="0.2479in">
        <style:tab-stops>
          <style:tab-stop style:type="left" style:position="0.8708in"/>
        </style:tab-stops>
      </style:paragraph-properties>
    </style:style>
    <style:style style:name="T1095" style:parent-style-name="Domyślnaczcionkaakapitu" style:family="text">
      <style:text-properties fo:background-color="#80FFFF"/>
    </style:style>
    <style:style style:name="P1096" style:parent-style-name="Normalny" style:family="paragraph">
      <style:paragraph-properties fo:text-align="justify" fo:line-height="150%" fo:text-indent="0.2479in"/>
    </style:style>
    <style:style style:name="P1097" style:parent-style-name="Normalny" style:family="paragraph">
      <style:paragraph-properties fo:text-align="justify" fo:line-height="150%"/>
    </style:style>
    <style:style style:name="T1098" style:parent-style-name="Domyślnaczcionkaakapitu" style:family="text">
      <style:text-properties style:text-underline-type="single" style:text-underline-style="solid" style:text-underline-width="auto" style:text-underline-mode="continuous"/>
    </style:style>
    <style:style style:name="T1099" style:parent-style-name="Domyślnaczcionkaakapitu" style:family="text">
      <style:text-properties fo:background-color="#80FFFF" style:text-underline-type="single" style:text-underline-style="solid" style:text-underline-width="auto" style:text-underline-mode="continuous"/>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479in"/>
    </style:style>
    <style:style style:name="P1102" style:parent-style-name="Normalny" style:family="paragraph">
      <style:paragraph-properties fo:text-align="justify" fo:line-height="150%"/>
    </style:style>
    <style:style style:name="T1103" style:parent-style-name="Domyślnaczcionkaakapitu" style:family="text">
      <style:text-properties fo:background-color="#80FFFF" style:text-underline-type="single" style:text-underline-style="solid" style:text-underline-width="auto" style:text-underline-mode="continuous"/>
    </style:style>
    <style:style style:name="T1104" style:parent-style-name="Domyślnaczcionkaakapitu" style:family="text">
      <style:text-properties style:text-underline-type="single" style:text-underline-style="solid" style:text-underline-width="auto" style:text-underline-mode="continuous"/>
    </style:style>
    <style:style style:name="T1105" style:parent-style-name="Domyślnaczcionkaakapitu" style:family="text">
      <style:text-properties fo:background-color="#80FFFF"/>
    </style:style>
    <style:style style:name="P1106" style:parent-style-name="Normalny" style:family="paragraph">
      <style:paragraph-properties fo:text-align="justify" fo:line-height="150%" fo:text-indent="0.2479in"/>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style:style>
    <style:style style:name="T1109" style:parent-style-name="Domyślnaczcionkaakapitu" style:family="text">
      <style:text-properties fo:background-color="#80FFFF" style:text-underline-type="single" style:text-underline-style="solid" style:text-underline-width="auto" style:text-underline-mode="continuous"/>
    </style:style>
    <style:style style:name="T1110" style:parent-style-name="Domyślnaczcionkaakapitu" style:family="text">
      <style:text-properties style:text-underline-type="single" style:text-underline-style="solid" style:text-underline-width="auto" style:text-underline-mode="continuous"/>
    </style:style>
    <style:style style:name="T1111" style:parent-style-name="Domyślnaczcionkaakapitu" style:family="text">
      <style:text-properties fo:background-color="#80FFFF"/>
    </style:style>
    <style:style style:name="P1112" style:parent-style-name="Normalny" style:family="paragraph">
      <style:paragraph-properties fo:text-align="justify" fo:line-height="150%" fo:text-indent="0.2479in"/>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P1119" style:parent-style-name="Normalny" style:family="paragraph">
      <style:paragraph-properties fo:text-align="justify" fo:line-height="150%" fo:text-indent="0.2479in"/>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P1122" style:parent-style-name="Normalny" style:family="paragraph">
      <style:paragraph-properties fo:text-align="justify" fo:line-height="150%"/>
    </style:style>
    <style:style style:name="T1123" style:parent-style-name="Domyślnaczcionkaakapitu" style:family="text">
      <style:text-properties fo:background-color="#80FFFF" style:text-underline-type="single" style:text-underline-style="solid" style:text-underline-width="auto" style:text-underline-mode="continuous"/>
    </style:style>
    <style:style style:name="T1124" style:parent-style-name="Domyślnaczcionkaakapitu" style:family="text">
      <style:text-properties style:text-underline-type="single" style:text-underline-style="solid" style:text-underline-width="auto" style:text-underline-mode="continuous"/>
    </style:style>
    <style:style style:name="T1125" style:parent-style-name="Domyślnaczcionkaakapitu" style:family="text">
      <style:text-properties fo:background-color="#80FFFF" style:text-underline-type="single" style:text-underline-style="solid" style:text-underline-width="auto" style:text-underline-mode="continuous"/>
    </style:style>
    <style:style style:name="T1126" style:parent-style-name="Domyślnaczcionkaakapitu" style:family="text">
      <style:text-properties style:text-underline-type="single" style:text-underline-style="solid" style:text-underline-width="auto" style:text-underline-mode="continuous"/>
    </style:style>
    <style:style style:name="T1127" style:parent-style-name="Domyślnaczcionkaakapitu" style:family="text">
      <style:text-properties fo:background-color="#80FFFF" style:text-underline-type="single" style:text-underline-style="solid" style:text-underline-width="auto" style:text-underline-mode="continuous"/>
    </style:style>
    <style:style style:name="P1128" style:parent-style-name="Normalny" style:family="paragraph">
      <style:paragraph-properties fo:text-align="justify" fo:line-height="150%" fo:text-indent="0.2479in"/>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fo:text-indent="0.2479in"/>
    </style:style>
    <style:style style:name="P1133" style:parent-style-name="Normalny" style:family="paragraph">
      <style:paragraph-properties fo:text-align="justify" fo:line-height="150%"/>
    </style:style>
    <style:style style:name="T1134" style:parent-style-name="Domyślnaczcionkaakapitu" style:family="text">
      <style:text-properties fo:background-color="#80FFFF" style:text-underline-type="single" style:text-underline-style="solid" style:text-underline-width="auto" style:text-underline-mode="continuous"/>
    </style:style>
    <style:style style:name="T1135" style:parent-style-name="Domyślnaczcionkaakapitu" style:family="text">
      <style:text-properties style:text-underline-type="single" style:text-underline-style="solid" style:text-underline-width="auto" style:text-underline-mode="continuous"/>
    </style:style>
    <style:style style:name="T1136" style:parent-style-name="Domyślnaczcionkaakapitu" style:family="text">
      <style:text-properties fo:background-color="#80FFFF"/>
    </style:style>
    <style:style style:name="P1137" style:parent-style-name="Normalny" style:family="paragraph">
      <style:paragraph-properties fo:text-align="justify" fo:line-height="150%" fo:text-indent="0.2479in"/>
    </style:style>
    <style:style style:name="P1138" style:parent-style-name="Normalny" style:family="paragraph">
      <style:paragraph-properties fo:text-align="justify" fo:line-height="150%" fo:text-indent="0.2479in">
        <style:tab-stops>
          <style:tab-stop style:type="left" style:position="0.8708in"/>
        </style:tab-stops>
      </style:paragraph-properties>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fo:text-indent="0.2479in"/>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P1144" style:parent-style-name="Normalny" style:family="paragraph">
      <style:paragraph-properties fo:text-align="justify" fo:line-height="150%" fo:text-indent="0.2479in"/>
    </style:style>
    <style:style style:name="P1145" style:parent-style-name="Normalny" style:family="paragraph">
      <style:paragraph-properties fo:text-align="justify" fo:line-height="150%"/>
    </style:style>
    <style:style style:name="T1146" style:parent-style-name="Domyślnaczcionkaakapitu" style:family="text">
      <style:text-properties style:text-underline-type="single" style:text-underline-style="solid" style:text-underline-width="auto" style:text-underline-mode="continuous"/>
    </style:style>
    <style:style style:name="T1147" style:parent-style-name="Domyślnaczcionkaakapitu" style:family="text">
      <style:text-properties fo:background-color="#80FFFF" style:text-underline-type="single" style:text-underline-style="solid" style:text-underline-width="auto" style:text-underline-mode="continuous"/>
    </style:style>
    <style:style style:name="T1148" style:parent-style-name="Domyślnaczcionkaakapitu" style:family="text">
      <style:text-properties fo:background-color="#80FFFF"/>
    </style:style>
    <style:style style:name="P1149" style:parent-style-name="Normalny" style:family="paragraph">
      <style:paragraph-properties fo:text-align="justify" fo:line-height="150%" fo:text-indent="0.2479in"/>
    </style:style>
    <style:style style:name="P1150" style:parent-style-name="Normalny" style:family="paragraph">
      <style:paragraph-properties fo:text-align="justify" fo:line-height="150%" fo:text-indent="0.2479in"/>
    </style:style>
    <style:style style:name="T1151" style:parent-style-name="Domyślnaczcionkaakapitu" style:family="text">
      <style:text-properties fo:background-color="#80FFFF"/>
    </style:style>
    <style:style style:name="P1152" style:parent-style-name="Normalny" style:family="paragraph">
      <style:paragraph-properties fo:text-align="justify" fo:line-height="150%" fo:text-indent="0.2479in"/>
    </style:style>
    <style:style style:name="T1153" style:parent-style-name="Domyślnaczcionkaakapitu" style:family="text">
      <style:text-properties fo:background-color="#80FFFF"/>
    </style:style>
    <style:style style:name="P1154" style:parent-style-name="Normalny" style:family="paragraph">
      <style:paragraph-properties fo:text-align="justify" fo:line-height="150%"/>
    </style:style>
    <style:style style:name="T1155" style:parent-style-name="Domyślnaczcionkaakapitu" style:family="text">
      <style:text-properties style:text-underline-type="single" style:text-underline-style="solid" style:text-underline-width="auto" style:text-underline-mode="continuous"/>
    </style:style>
    <style:style style:name="T1156" style:parent-style-name="Domyślnaczcionkaakapitu" style:family="text">
      <style:text-properties fo:background-color="#80FFFF"/>
    </style:style>
    <style:style style:name="P1157" style:parent-style-name="Normalny" style:family="paragraph">
      <style:paragraph-properties fo:text-align="justify" fo:line-height="150%" fo:text-indent="0.2479in">
        <style:tab-stops>
          <style:tab-stop style:type="left" style:position="0.8756in"/>
        </style:tab-stops>
      </style:paragraph-properties>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fo:text-indent="0.2479in"/>
    </style:style>
    <style:style style:name="P1162" style:parent-style-name="Normalny" style:family="paragraph">
      <style:paragraph-properties fo:text-align="justify" fo:line-height="150%"/>
    </style:style>
    <style:style style:name="T1163" style:parent-style-name="Domyślnaczcionkaakapitu" style:family="text">
      <style:text-properties style:text-underline-type="single" style:text-underline-style="solid" style:text-underline-width="auto" style:text-underline-mode="continuous"/>
    </style:style>
    <style:style style:name="T1164" style:parent-style-name="Domyślnaczcionkaakapitu" style:family="text">
      <style:text-properties fo:background-color="#80FFFF" style:text-underline-type="single" style:text-underline-style="solid" style:text-underline-width="auto" style:text-underline-mode="continuous"/>
    </style:style>
    <style:style style:name="T1165" style:parent-style-name="Domyślnaczcionkaakapitu" style:family="text">
      <style:text-properties style:text-underline-type="single" style:text-underline-style="solid" style:text-underline-width="auto" style:text-underline-mode="continuous"/>
    </style:style>
    <style:style style:name="T1166" style:parent-style-name="Domyślnaczcionkaakapitu" style:family="text">
      <style:text-properties fo:background-color="#80FFFF" style:text-underline-type="single" style:text-underline-style="solid" style:text-underline-width="auto" style:text-underline-mode="continuous"/>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fo:text-indent="0.2479in"/>
    </style:style>
    <style:style style:name="P1169" style:parent-style-name="Normalny" style:family="paragraph">
      <style:paragraph-properties fo:text-align="justify" fo:line-height="150%"/>
    </style:style>
    <style:style style:name="T1170" style:parent-style-name="Domyślnaczcionkaakapitu" style:family="text">
      <style:text-properties style:text-underline-type="single" style:text-underline-style="solid" style:text-underline-width="auto" style:text-underline-mode="continuous"/>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479in">
        <style:tab-stops>
          <style:tab-stop style:type="left" style:position="0.8861in"/>
        </style:tab-stops>
      </style:paragraph-properties>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fo:text-indent="0.2479in"/>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fo:text-indent="0.2479in"/>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fo:text-indent="0.2479in"/>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fo:text-indent="0.2479in"/>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fo:text-indent="0.2479in"/>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fo:text-indent="0.2479in"/>
    </style:style>
    <style:style style:name="T1203" style:parent-style-name="Domyślnaczcionkaakapitu" style:family="text">
      <style:text-properties fo:background-color="#80FFFF"/>
    </style:style>
    <style:style style:name="P1204" style:parent-style-name="Normalny" style:family="paragraph">
      <style:paragraph-properties fo:text-align="justify" fo:line-height="150%" fo:text-indent="0.2479in"/>
    </style:style>
    <style:style style:name="P1205" style:parent-style-name="Normalny" style:family="paragraph">
      <style:paragraph-properties fo:text-align="justify" fo:line-height="150%"/>
    </style:style>
    <style:style style:name="T1206" style:parent-style-name="Domyślnaczcionkaakapitu" style:family="text">
      <style:text-properties style:text-underline-type="single" style:text-underline-style="solid" style:text-underline-width="auto" style:text-underline-mode="continuous"/>
    </style:style>
    <style:style style:name="T1207" style:parent-style-name="Domyślnaczcionkaakapitu" style:family="text">
      <style:text-properties fo:background-color="#80FFFF" style:text-underline-type="single" style:text-underline-style="solid" style:text-underline-width="auto" style:text-underline-mode="continuous"/>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479in"/>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479in"/>
    </style:style>
    <style:style style:name="P1212" style:parent-style-name="Normalny" style:family="paragraph">
      <style:paragraph-properties fo:text-align="justify" fo:line-height="150%"/>
    </style:style>
    <style:style style:name="T1213" style:parent-style-name="Domyślnaczcionkaakapitu" style:family="text">
      <style:text-properties style:text-underline-type="single" style:text-underline-style="solid" style:text-underline-width="auto" style:text-underline-mode="continuous"/>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P1216" style:parent-style-name="Normalny" style:family="paragraph">
      <style:paragraph-properties fo:text-align="justify" fo:line-height="150%" fo:text-indent="0.2479in"/>
    </style:style>
    <style:style style:name="P1217" style:parent-style-name="Normalny" style:family="paragraph">
      <style:paragraph-properties fo:text-align="justify" fo:line-height="150%" fo:text-indent="0.2479in"/>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fo:text-indent="0.2479in"/>
    </style:style>
    <style:style style:name="P1222" style:parent-style-name="Normalny" style:family="paragraph">
      <style:paragraph-properties fo:text-align="justify" fo:line-height="150%" fo:text-indent="0.2479in"/>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P1229" style:parent-style-name="Normalny" style:family="paragraph">
      <style:paragraph-properties fo:text-align="justify" fo:line-height="150%" fo:text-indent="0.2479in"/>
    </style:style>
    <style:style style:name="P1230" style:parent-style-name="Normalny" style:family="paragraph">
      <style:paragraph-properties fo:text-align="justify" fo:line-height="150%"/>
    </style:style>
    <style:style style:name="T1231" style:parent-style-name="Domyślnaczcionkaakapitu" style:family="text">
      <style:text-properties style:text-underline-type="single" style:text-underline-style="solid" style:text-underline-width="auto" style:text-underline-mode="continuous"/>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fo:text-indent="0.2479in"/>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fo:text-indent="0.2479in"/>
    </style:style>
    <style:style style:name="P1236" style:parent-style-name="Normalny" style:family="paragraph">
      <style:paragraph-properties fo:text-align="justify" fo:line-height="150%"/>
    </style:style>
    <style:style style:name="T1237" style:parent-style-name="Domyślnaczcionkaakapitu" style:family="text">
      <style:text-properties style:text-underline-type="single" style:text-underline-style="solid" style:text-underline-width="auto" style:text-underline-mode="continuous"/>
    </style:style>
    <style:style style:name="T1238" style:parent-style-name="Domyślnaczcionkaakapitu" style:family="text">
      <style:text-properties fo:background-color="#80FFFF" style:text-underline-type="single" style:text-underline-style="solid" style:text-underline-width="auto" style:text-underline-mode="continuous"/>
    </style:style>
    <style:style style:name="T1239" style:parent-style-name="Domyślnaczcionkaakapitu" style:family="text">
      <style:text-properties style:text-underline-type="single" style:text-underline-style="solid" style:text-underline-width="auto" style:text-underline-mode="continuous"/>
    </style:style>
    <style:style style:name="P1240" style:parent-style-name="Normalny" style:family="paragraph">
      <style:paragraph-properties fo:text-align="justify" fo:line-height="150%" fo:text-indent="0.2479in"/>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P1246" style:parent-style-name="Normalny" style:family="paragraph">
      <style:paragraph-properties fo:text-align="justify" fo:line-height="150%" fo:text-indent="0.2479in"/>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fo:text-indent="0.2479in"/>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fo:text-indent="0.2479in"/>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P1261" style:parent-style-name="Normalny" style:family="paragraph">
      <style:paragraph-properties fo:text-align="justify" fo:line-height="150%" fo:text-indent="0.2479in"/>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fo:text-indent="0.2479in"/>
    </style:style>
    <style:style style:name="T1266" style:parent-style-name="Domyślnaczcionkaakapitu" style:family="text">
      <style:text-properties fo:background-color="#80FFFF"/>
    </style:style>
    <style:style style:name="P1267" style:parent-style-name="Normalny" style:family="paragraph">
      <style:paragraph-properties fo:text-align="justify" fo:line-height="150%"/>
    </style:style>
    <style:style style:name="T1268" style:parent-style-name="Domyślnaczcionkaakapitu" style:family="text">
      <style:text-properties style:text-underline-type="single" style:text-underline-style="solid" style:text-underline-width="auto" style:text-underline-mode="continuous"/>
    </style:style>
    <style:style style:name="T1269" style:parent-style-name="Domyślnaczcionkaakapitu" style:family="text">
      <style:text-properties fo:background-color="#80FFFF" style:text-underline-type="single" style:text-underline-style="solid" style:text-underline-width="auto" style:text-underline-mode="continuous"/>
    </style:style>
    <style:style style:name="P1270" style:parent-style-name="Normalny" style:family="paragraph">
      <style:paragraph-properties fo:text-align="justify" fo:line-height="150%" fo:text-indent="0.2479in"/>
    </style:style>
    <style:style style:name="P1271" style:parent-style-name="Normalny" style:family="paragraph">
      <style:paragraph-properties fo:text-align="justify" fo:line-height="150%" fo:text-indent="0.2479in"/>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style:style>
    <style:style style:name="T1274" style:parent-style-name="Domyślnaczcionkaakapitu" style:family="text">
      <style:text-properties style:text-underline-type="single" style:text-underline-style="solid" style:text-underline-width="auto" style:text-underline-mode="continuous"/>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fo:text-indent="0.2479in"/>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479in"/>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fo:text-indent="0.2479in"/>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P1294" style:parent-style-name="Normalny" style:family="paragraph">
      <style:paragraph-properties fo:text-align="justify" fo:line-height="150%" fo:text-indent="0.2479in"/>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P1298" style:parent-style-name="Normalny" style:family="paragraph">
      <style:paragraph-properties fo:text-align="justify" fo:line-height="150%" fo:text-indent="0.2479in"/>
    </style:style>
    <style:style style:name="P1299" style:parent-style-name="Normalny" style:family="paragraph">
      <style:paragraph-properties fo:text-align="justify" fo:line-height="150%"/>
    </style:style>
    <style:style style:name="T1300" style:parent-style-name="Domyślnaczcionkaakapitu" style:family="text">
      <style:text-properties fo:background-color="#80FFFF" style:text-underline-type="single" style:text-underline-style="solid" style:text-underline-width="auto" style:text-underline-mode="continuous"/>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fo:text-indent="0.2479in"/>
    </style:style>
    <style:style style:name="P1303" style:parent-style-name="Normalny" style:family="paragraph">
      <style:paragraph-properties fo:text-align="justify" fo:line-height="150%"/>
    </style:style>
    <style:style style:name="T1304" style:parent-style-name="Domyślnaczcionkaakapitu" style:family="text">
      <style:text-properties fo:background-color="#80FFFF" style:text-underline-type="single" style:text-underline-style="solid" style:text-underline-width="auto" style:text-underline-mode="continuous"/>
    </style:style>
    <style:style style:name="T1305" style:parent-style-name="Domyślnaczcionkaakapitu" style:family="text">
      <style:text-properties style:text-underline-type="single" style:text-underline-style="solid" style:text-underline-width="auto" style:text-underline-mode="continuous"/>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fo:text-indent="0.2479in"/>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fo:text-indent="0.2479in"/>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fo:text-indent="0.2479in"/>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479in"/>
    </style:style>
    <style:style style:name="P1325" style:parent-style-name="Normalny" style:family="paragraph">
      <style:paragraph-properties fo:text-align="justify" fo:line-height="150%"/>
    </style:style>
    <style:style style:name="T1326" style:parent-style-name="Domyślnaczcionkaakapitu" style:family="text">
      <style:text-properties style:text-underline-type="single" style:text-underline-style="solid" style:text-underline-width="auto" style:text-underline-mode="continuous"/>
    </style:style>
    <style:style style:name="T1327" style:parent-style-name="Domyślnaczcionkaakapitu" style:family="text">
      <style:text-properties fo:background-color="#80FFFF" style:text-underline-type="single" style:text-underline-style="solid" style:text-underline-width="auto" style:text-underline-mode="continuous"/>
    </style:style>
    <style:style style:name="T1328" style:parent-style-name="Domyślnaczcionkaakapitu" style:family="text">
      <style:text-properties style:text-underline-type="single" style:text-underline-style="solid" style:text-underline-width="auto" style:text-underline-mode="continuous"/>
    </style:style>
    <style:style style:name="T1329" style:parent-style-name="Domyślnaczcionkaakapitu" style:family="text">
      <style:text-properties fo:background-color="#80FFFF" style:text-underline-type="single" style:text-underline-style="solid" style:text-underline-width="auto" style:text-underline-mode="continuous"/>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fo:text-indent="0.2479in"/>
    </style:style>
    <style:style style:name="P1332" style:parent-style-name="Normalny" style:family="paragraph">
      <style:paragraph-properties fo:text-align="justify" fo:line-height="150%"/>
    </style:style>
    <style:style style:name="T1333" style:parent-style-name="Domyślnaczcionkaakapitu" style:family="text">
      <style:text-properties style:text-underline-type="single" style:text-underline-style="solid" style:text-underline-width="auto" style:text-underline-mode="continuous"/>
    </style:style>
    <style:style style:name="T1334" style:parent-style-name="Domyślnaczcionkaakapitu" style:family="text">
      <style:text-properties fo:background-color="#80FFFF" style:text-underline-type="single" style:text-underline-style="solid" style:text-underline-width="auto" style:text-underline-mode="continuous"/>
    </style:style>
    <style:style style:name="T1335" style:parent-style-name="Domyślnaczcionkaakapitu" style:family="text">
      <style:text-properties style:text-underline-type="single" style:text-underline-style="solid" style:text-underline-width="auto" style:text-underline-mode="continuous"/>
    </style:style>
    <style:style style:name="T1336" style:parent-style-name="Domyślnaczcionkaakapitu" style:family="text">
      <style:text-properties fo:background-color="#80FFFF"/>
    </style:style>
    <style:style style:name="P1337" style:parent-style-name="Normalny" style:family="paragraph">
      <style:paragraph-properties fo:text-align="justify" fo:line-height="150%" fo:text-indent="0.2479in"/>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fo:text-indent="0.2479in"/>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P1352" style:parent-style-name="Normalny" style:family="paragraph">
      <style:paragraph-properties fo:text-align="justify" fo:line-height="150%" fo:text-indent="0.2479in"/>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P1361" style:parent-style-name="Normalny" style:family="paragraph">
      <style:paragraph-properties fo:text-align="justify" fo:line-height="150%" fo:text-indent="0.2479in"/>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P1366" style:parent-style-name="Normalny" style:family="paragraph">
      <style:paragraph-properties fo:text-align="justify" fo:line-height="150%"/>
    </style:style>
    <style:style style:name="T1367" style:parent-style-name="Domyślnaczcionkaakapitu" style:family="text">
      <style:text-properties style:text-underline-type="single" style:text-underline-style="solid" style:text-underline-width="auto" style:text-underline-mode="continuous"/>
    </style:style>
    <style:style style:name="T1368" style:parent-style-name="Domyślnaczcionkaakapitu" style:family="text">
      <style:text-properties fo:background-color="#80FFFF" style:text-underline-type="single" style:text-underline-style="solid" style:text-underline-width="auto" style:text-underline-mode="continuous"/>
    </style:style>
    <style:style style:name="P1369" style:parent-style-name="Normalny" style:family="paragraph">
      <style:paragraph-properties fo:text-align="justify" fo:line-height="150%" fo:text-indent="0.2479in"/>
    </style:style>
    <style:style style:name="P1370" style:parent-style-name="Normalny" style:family="paragraph">
      <style:paragraph-properties fo:text-align="justify" fo:line-height="150%"/>
    </style:style>
    <style:style style:name="T1371" style:parent-style-name="Domyślnaczcionkaakapitu" style:family="text">
      <style:text-properties style:text-underline-type="single" style:text-underline-style="solid" style:text-underline-width="auto" style:text-underline-mode="continuous"/>
    </style:style>
    <style:style style:name="T1372" style:parent-style-name="Domyślnaczcionkaakapitu" style:family="text">
      <style:text-properties fo:background-color="#80FFFF" style:text-underline-type="single" style:text-underline-style="solid" style:text-underline-width="auto" style:text-underline-mode="continuous"/>
    </style:style>
    <style:style style:name="T1373" style:parent-style-name="Domyślnaczcionkaakapitu" style:family="text">
      <style:text-properties style:text-underline-type="single" style:text-underline-style="solid" style:text-underline-width="auto" style:text-underline-mode="continuous"/>
    </style:style>
    <style:style style:name="T1374" style:parent-style-name="Domyślnaczcionkaakapitu" style:family="text">
      <style:text-properties fo:background-color="#80FFFF"/>
    </style:style>
    <style:style style:name="P1375" style:parent-style-name="Normalny" style:family="paragraph">
      <style:paragraph-properties fo:text-align="justify" fo:line-height="150%" fo:text-indent="0.2479in"/>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fo:text-indent="0.2479in"/>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P1385" style:parent-style-name="Normalny" style:family="paragraph">
      <style:paragraph-properties fo:text-align="justify" fo:line-height="150%" fo:text-indent="0.2479in"/>
    </style:style>
    <style:style style:name="T1386" style:parent-style-name="Domyślnaczcionkaakapitu" style:family="text">
      <style:text-properties fo:background-color="#80FFFF"/>
    </style:style>
    <style:style style:name="P1387" style:parent-style-name="Normalny" style:family="paragraph">
      <style:paragraph-properties fo:text-align="justify" fo:line-height="150%"/>
    </style:style>
    <style:style style:name="T1388" style:parent-style-name="Domyślnaczcionkaakapitu" style:family="text">
      <style:text-properties fo:background-color="#80FFFF" style:text-underline-type="single" style:text-underline-style="solid" style:text-underline-width="auto" style:text-underline-mode="continuous"/>
    </style:style>
    <style:style style:name="T1389" style:parent-style-name="Domyślnaczcionkaakapitu" style:family="text">
      <style:text-properties style:text-underline-type="single" style:text-underline-style="solid" style:text-underline-width="auto" style:text-underline-mode="continuous"/>
    </style:style>
    <style:style style:name="T1390" style:parent-style-name="Domyślnaczcionkaakapitu" style:family="text">
      <style:text-properties fo:background-color="#80FFFF" style:text-underline-type="single" style:text-underline-style="solid" style:text-underline-width="auto" style:text-underline-mode="continuous"/>
    </style:style>
    <style:style style:name="T1391" style:parent-style-name="Domyślnaczcionkaakapitu" style:family="text">
      <style:text-properties style:text-underline-type="single" style:text-underline-style="solid" style:text-underline-width="auto" style:text-underline-mode="continuous"/>
    </style:style>
    <style:style style:name="T1392" style:parent-style-name="Domyślnaczcionkaakapitu" style:family="text">
      <style:text-properties fo:background-color="#80FFFF" style:text-underline-type="single" style:text-underline-style="solid" style:text-underline-width="auto" style:text-underline-mode="continuous"/>
    </style:style>
    <style:style style:name="P1393" style:parent-style-name="Normalny" style:family="paragraph">
      <style:paragraph-properties fo:text-align="justify" fo:line-height="150%" fo:text-indent="0.2479in"/>
    </style:style>
    <style:style style:name="P1394" style:parent-style-name="Normalny" style:family="paragraph">
      <style:paragraph-properties fo:text-align="justify" fo:line-height="150%"/>
    </style:style>
    <style:style style:name="T1395" style:parent-style-name="Domyślnaczcionkaakapitu" style:family="text">
      <style:text-properties style:text-underline-type="single" style:text-underline-style="solid" style:text-underline-width="auto" style:text-underline-mode="continuous"/>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fo:text-indent="0.2479in"/>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fo:text-indent="0.2479in"/>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fo:text-indent="0.2479in"/>
    </style:style>
    <style:style style:name="P1409" style:parent-style-name="Normalny" style:family="paragraph">
      <style:paragraph-properties fo:text-align="justify" fo:line-height="150%" fo:text-indent="0.2479in"/>
    </style:style>
    <style:style style:name="P1410" style:parent-style-name="Normalny" style:family="paragraph">
      <style:paragraph-properties fo:text-align="justify" fo:line-height="150%" fo:text-indent="0.2479in"/>
    </style:style>
    <style:style style:name="P1411" style:parent-style-name="Normalny" style:family="paragraph">
      <style:paragraph-properties fo:text-align="justify" fo:line-height="150%" fo:text-indent="0.2479in"/>
    </style:style>
    <style:style style:name="T1412" style:parent-style-name="Domyślnaczcionkaakapitu" style:family="text">
      <style:text-properties fo:background-color="#80FFFF"/>
    </style:style>
    <style:style style:name="P1413" style:parent-style-name="Normalny" style:family="paragraph">
      <style:paragraph-properties fo:text-align="justify" fo:line-height="150%" fo:text-indent="0.2479in"/>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P1418" style:parent-style-name="Normalny" style:family="paragraph">
      <style:paragraph-properties fo:text-align="justify" fo:line-height="150%" fo:text-indent="0.2479in"/>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P1424" style:parent-style-name="Normalny" style:family="paragraph">
      <style:paragraph-properties fo:text-align="justify" fo:line-height="150%" fo:text-indent="0.2479in"/>
    </style:style>
    <style:style style:name="P1425" style:parent-style-name="Normalny" style:family="paragraph">
      <style:paragraph-properties fo:text-align="justify" fo:line-height="150%" fo:text-indent="0.2479in"/>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style:style>
    <style:style style:name="T1428" style:parent-style-name="Domyślnaczcionkaakapitu" style:family="text">
      <style:text-properties style:text-underline-type="single" style:text-underline-style="solid" style:text-underline-width="auto" style:text-underline-mode="continuous"/>
    </style:style>
    <style:style style:name="T1429" style:parent-style-name="Domyślnaczcionkaakapitu" style:family="text">
      <style:text-properties fo:background-color="#80FFFF" style:text-underline-type="single" style:text-underline-style="solid" style:text-underline-width="auto" style:text-underline-mode="continuous"/>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fo:text-indent="0.2479in"/>
    </style:style>
    <style:style style:name="P1432" style:parent-style-name="Normalny" style:family="paragraph">
      <style:paragraph-properties fo:text-align="justify" fo:line-height="150%"/>
    </style:style>
    <style:style style:name="T1433" style:parent-style-name="Domyślnaczcionkaakapitu" style:family="text">
      <style:text-properties style:text-underline-type="single" style:text-underline-style="solid" style:text-underline-width="auto" style:text-underline-mode="continuous"/>
    </style:style>
    <style:style style:name="T1434" style:parent-style-name="Domyślnaczcionkaakapitu" style:family="text">
      <style:text-properties fo:background-color="#80FFFF" style:text-underline-type="single" style:text-underline-style="solid" style:text-underline-width="auto" style:text-underline-mode="continuous"/>
    </style:style>
    <style:style style:name="T1435" style:parent-style-name="Domyślnaczcionkaakapitu" style:family="text">
      <style:text-properties style:text-underline-type="single" style:text-underline-style="solid" style:text-underline-width="auto" style:text-underline-mode="continuous"/>
    </style:style>
    <style:style style:name="P1436" style:parent-style-name="Normalny" style:family="paragraph">
      <style:paragraph-properties fo:text-align="justify" fo:line-height="150%" fo:text-indent="0.2479in"/>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fo:text-indent="0.2479in"/>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fo:text-indent="0.2479in"/>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style:style>
    <style:style style:name="T1450" style:parent-style-name="Domyślnaczcionkaakapitu" style:family="text">
      <style:text-properties style:text-underline-type="single" style:text-underline-style="solid" style:text-underline-width="auto" style:text-underline-mode="continuous"/>
    </style:style>
    <style:style style:name="T1451" style:parent-style-name="Domyślnaczcionkaakapitu" style:family="text">
      <style:text-properties fo:background-color="#80FFFF"/>
    </style:style>
    <style:style style:name="P1452" style:parent-style-name="Normalny" style:family="paragraph">
      <style:paragraph-properties fo:text-align="justify" fo:line-height="150%" fo:text-indent="0.2479in"/>
    </style:style>
    <style:style style:name="P1453" style:parent-style-name="Normalny" style:family="paragraph">
      <style:paragraph-properties fo:text-align="justify" fo:line-height="150%"/>
    </style:style>
    <style:style style:name="T1454" style:parent-style-name="Domyślnaczcionkaakapitu" style:family="text">
      <style:text-properties style:text-underline-type="single" style:text-underline-style="solid" style:text-underline-width="auto" style:text-underline-mode="continuous"/>
    </style:style>
    <style:style style:name="T1455" style:parent-style-name="Domyślnaczcionkaakapitu" style:family="text">
      <style:text-properties fo:background-color="#80FFFF" style:text-underline-type="single" style:text-underline-style="solid" style:text-underline-width="auto" style:text-underline-mode="continuous"/>
    </style:style>
    <style:style style:name="T1456" style:parent-style-name="Domyślnaczcionkaakapitu" style:family="text">
      <style:text-properties style:text-underline-type="single" style:text-underline-style="solid" style:text-underline-width="auto" style:text-underline-mode="continuous"/>
    </style:style>
    <style:style style:name="T1457" style:parent-style-name="Domyślnaczcionkaakapitu" style:family="text">
      <style:text-properties style:text-underline-type="single" style:text-underline-style="solid" style:text-underline-width="auto" style:text-underline-mode="continuous"/>
    </style:style>
    <style:style style:name="T1458" style:parent-style-name="Domyślnaczcionkaakapitu" style:family="text">
      <style:text-properties fo:background-color="#80FFFF" style:text-underline-type="single" style:text-underline-style="solid" style:text-underline-width="auto" style:text-underline-mode="continuous"/>
    </style:style>
    <style:style style:name="T1459" style:parent-style-name="Domyślnaczcionkaakapitu" style:family="text">
      <style:text-properties style:text-underline-type="single" style:text-underline-style="solid" style:text-underline-width="auto" style:text-underline-mode="continuous"/>
    </style:style>
    <style:style style:name="T1460" style:parent-style-name="Domyślnaczcionkaakapitu" style:family="text">
      <style:text-properties fo:background-color="#80FFFF" style:text-underline-type="single" style:text-underline-style="solid" style:text-underline-width="auto" style:text-underline-mode="continuous"/>
    </style:style>
    <style:style style:name="T1461" style:parent-style-name="Domyślnaczcionkaakapitu" style:family="text">
      <style:text-properties fo:background-color="#80FFFF"/>
    </style:style>
    <style:style style:name="P1462" style:parent-style-name="Normalny" style:family="paragraph">
      <style:paragraph-properties fo:text-align="justify" fo:line-height="150%" fo:text-indent="0.2479in"/>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style:style>
    <style:style style:name="T1468" style:parent-style-name="Domyślnaczcionkaakapitu" style:family="text">
      <style:text-properties fo:background-color="#80FFFF" style:text-underline-type="single" style:text-underline-style="solid" style:text-underline-width="auto" style:text-underline-mode="continuous"/>
    </style:style>
    <style:style style:name="T1469" style:parent-style-name="Domyślnaczcionkaakapitu" style:family="text">
      <style:text-properties style:text-underline-type="single" style:text-underline-style="solid" style:text-underline-width="auto" style:text-underline-mode="continuous"/>
    </style:style>
    <style:style style:name="T1470" style:parent-style-name="Domyślnaczcionkaakapitu" style:family="text">
      <style:text-properties fo:background-color="#80FFFF" style:text-underline-type="single" style:text-underline-style="solid" style:text-underline-width="auto" style:text-underline-mode="continuous"/>
    </style:style>
    <style:style style:name="T1471" style:parent-style-name="Domyślnaczcionkaakapitu" style:family="text">
      <style:text-properties style:text-underline-type="single" style:text-underline-style="solid" style:text-underline-width="auto" style:text-underline-mode="continuous"/>
    </style:style>
    <style:style style:name="T1472" style:parent-style-name="Domyślnaczcionkaakapitu" style:family="text">
      <style:text-properties fo:background-color="#80FFFF" style:text-underline-type="single" style:text-underline-style="solid" style:text-underline-width="auto" style:text-underline-mode="continuous"/>
    </style:style>
    <style:style style:name="T1473" style:parent-style-name="Domyślnaczcionkaakapitu" style:family="text">
      <style:text-properties style:text-underline-type="single" style:text-underline-style="solid" style:text-underline-width="auto" style:text-underline-mode="continuous"/>
    </style:style>
    <style:style style:name="T1474" style:parent-style-name="Domyślnaczcionkaakapitu" style:family="text">
      <style:text-properties fo:background-color="#80FFFF" style:text-underline-type="single" style:text-underline-style="solid" style:text-underline-width="auto" style:text-underline-mode="continuous"/>
    </style:style>
    <style:style style:name="P1475" style:parent-style-name="Normalny" style:family="paragraph">
      <style:paragraph-properties fo:text-align="justify" fo:line-height="150%" fo:text-indent="0.2479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style:style>
    <style:style style:name="T1480" style:parent-style-name="Domyślnaczcionkaakapitu" style:family="text">
      <style:text-properties fo:background-color="#80FFFF" style:text-underline-type="single" style:text-underline-style="solid" style:text-underline-width="auto" style:text-underline-mode="continuous"/>
    </style:style>
    <style:style style:name="T1481" style:parent-style-name="Domyślnaczcionkaakapitu" style:family="text">
      <style:text-properties style:text-underline-type="single" style:text-underline-style="solid" style:text-underline-width="auto" style:text-underline-mode="continuous"/>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fo:text-indent="0.2479in"/>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P1499" style:parent-style-name="Normalny" style:family="paragraph">
      <style:paragraph-properties fo:text-align="justify" fo:line-height="150%" fo:text-indent="0.2479in"/>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style:style>
    <style:style style:name="T1502" style:parent-style-name="Domyślnaczcionkaakapitu" style:family="text">
      <style:text-properties style:text-underline-type="single" style:text-underline-style="solid" style:text-underline-width="auto" style:text-underline-mode="continuous"/>
    </style:style>
    <style:style style:name="T1503" style:parent-style-name="Domyślnaczcionkaakapitu" style:family="text">
      <style:text-properties fo:background-color="#80FFFF" style:text-underline-type="single" style:text-underline-style="solid" style:text-underline-width="auto" style:text-underline-mode="continuous"/>
    </style:style>
    <style:style style:name="T1504" style:parent-style-name="Domyślnaczcionkaakapitu" style:family="text">
      <style:text-properties style:text-underline-type="single" style:text-underline-style="solid" style:text-underline-width="auto" style:text-underline-mode="continuous"/>
    </style:style>
    <style:style style:name="T1505" style:parent-style-name="Domyślnaczcionkaakapitu" style:family="text">
      <style:text-properties fo:background-color="#80FFFF" style:text-underline-type="single" style:text-underline-style="solid" style:text-underline-width="auto" style:text-underline-mode="continuous"/>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P1508" style:parent-style-name="Normalny" style:family="paragraph">
      <style:paragraph-properties fo:text-align="justify" fo:line-height="150%"/>
    </style:style>
    <style:style style:name="T1509" style:parent-style-name="Domyślnaczcionkaakapitu" style:family="text">
      <style:text-properties style:text-underline-type="single" style:text-underline-style="solid" style:text-underline-width="auto" style:text-underline-mode="continuous"/>
    </style:style>
    <style:style style:name="T1510" style:parent-style-name="Domyślnaczcionkaakapitu" style:family="text">
      <style:text-properties fo:background-color="#80FFFF" style:text-underline-type="single" style:text-underline-style="solid" style:text-underline-width="auto" style:text-underline-mode="continuous"/>
    </style:style>
    <style:style style:name="T1511" style:parent-style-name="Domyślnaczcionkaakapitu" style:family="text">
      <style:text-properties style:text-underline-type="single" style:text-underline-style="solid" style:text-underline-width="auto" style:text-underline-mode="continuous"/>
    </style:style>
    <style:style style:name="P1512" style:parent-style-name="Normalny" style:family="paragraph">
      <style:paragraph-properties fo:text-align="justify" fo:line-height="150%" fo:text-indent="0.2479in"/>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479in"/>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P1522" style:parent-style-name="Normalny" style:family="paragraph">
      <style:paragraph-properties fo:text-align="justify" fo:line-height="150%" fo:text-indent="0.2479in"/>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P1527" style:parent-style-name="Normalny" style:family="paragraph">
      <style:paragraph-properties fo:text-align="justify" fo:line-height="150%"/>
    </style:style>
    <style:style style:name="T1528" style:parent-style-name="Domyślnaczcionkaakapitu" style:family="text">
      <style:text-properties style:text-underline-type="single" style:text-underline-style="solid" style:text-underline-width="auto" style:text-underline-mode="continuous"/>
    </style:style>
    <style:style style:name="P1529" style:parent-style-name="Normalny" style:family="paragraph">
      <style:paragraph-properties fo:text-align="justify" fo:line-height="150%" fo:text-indent="0.2479in"/>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fo:text-indent="0.2479in"/>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fo:text-indent="0.2479in"/>
    </style:style>
    <style:style style:name="T1540" style:parent-style-name="Domyślnaczcionkaakapitu" style:family="text">
      <style:text-properties fo:background-color="#80FFFF"/>
    </style:style>
    <style:style style:name="P1541" style:parent-style-name="Normalny" style:family="paragraph">
      <style:paragraph-properties fo:text-align="justify" fo:line-height="150%"/>
    </style:style>
    <style:style style:name="T1542" style:parent-style-name="Domyślnaczcionkaakapitu" style:family="text">
      <style:text-properties fo:background-color="#80FFFF" style:text-underline-type="single" style:text-underline-style="solid" style:text-underline-width="auto" style:text-underline-mode="continuous"/>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fo:text-indent="0.2479in"/>
    </style:style>
    <style:style style:name="P1545" style:parent-style-name="Normalny" style:family="paragraph">
      <style:paragraph-properties fo:text-align="justify" fo:line-height="150%"/>
    </style:style>
    <style:style style:name="T1546" style:parent-style-name="Domyślnaczcionkaakapitu" style:family="text">
      <style:text-properties fo:background-color="#80FFFF" style:text-underline-type="single" style:text-underline-style="solid" style:text-underline-width="auto" style:text-underline-mode="continuous"/>
    </style:style>
    <style:style style:name="T1547" style:parent-style-name="Domyślnaczcionkaakapitu" style:family="text">
      <style:text-properties style:text-underline-type="single" style:text-underline-style="solid" style:text-underline-width="auto" style:text-underline-mode="continuous"/>
    </style:style>
    <style:style style:name="T1548" style:parent-style-name="Domyślnaczcionkaakapitu" style:family="text">
      <style:text-properties fo:background-color="#80FFFF" style:text-underline-type="single" style:text-underline-style="solid" style:text-underline-width="auto" style:text-underline-mode="continuous"/>
    </style:style>
    <style:style style:name="P1549" style:parent-style-name="Normalny" style:family="paragraph">
      <style:paragraph-properties fo:text-align="justify" fo:line-height="150%" fo:text-indent="0.2479in"/>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style:style>
    <style:style style:name="T1552" style:parent-style-name="Domyślnaczcionkaakapitu" style:family="text">
      <style:text-properties style:text-underline-type="single" style:text-underline-style="solid" style:text-underline-width="auto" style:text-underline-mode="continuous"/>
    </style:style>
    <style:style style:name="P1553" style:parent-style-name="Normalny" style:family="paragraph">
      <style:paragraph-properties fo:text-align="justify" fo:line-height="150%" fo:text-indent="0.2479in"/>
    </style:style>
    <style:style style:name="P1554" style:parent-style-name="Normalny" style:family="paragraph">
      <style:paragraph-properties fo:text-align="justify" fo:line-height="150%"/>
    </style:style>
    <style:style style:name="T1555" style:parent-style-name="Domyślnaczcionkaakapitu" style:family="text">
      <style:text-properties style:text-underline-type="single" style:text-underline-style="solid" style:text-underline-width="auto" style:text-underline-mode="continuous"/>
    </style:style>
    <style:style style:name="T1556" style:parent-style-name="Domyślnaczcionkaakapitu" style:family="text">
      <style:text-properties fo:background-color="#80FFFF" style:text-underline-type="single" style:text-underline-style="solid" style:text-underline-width="auto" style:text-underline-mode="continuous"/>
    </style:style>
    <style:style style:name="T1557" style:parent-style-name="Domyślnaczcionkaakapitu" style:family="text">
      <style:text-properties style:text-underline-type="single" style:text-underline-style="solid" style:text-underline-width="auto" style:text-underline-mode="continuous"/>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P1566" style:parent-style-name="Normalny" style:family="paragraph">
      <style:paragraph-properties fo:text-align="justify" fo:line-height="150%" fo:text-indent="0.2479in"/>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P1571" style:parent-style-name="Normalny" style:family="paragraph">
      <style:paragraph-properties fo:text-align="justify" fo:line-height="150%" fo:text-indent="0.2479in"/>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P1579" style:parent-style-name="Normalny" style:family="paragraph">
      <style:paragraph-properties fo:text-align="justify" fo:line-height="150%" fo:text-indent="0.2479in"/>
    </style:style>
    <style:style style:name="P1580" style:parent-style-name="Normalny" style:family="paragraph">
      <style:paragraph-properties fo:text-align="justify" fo:line-height="150%"/>
    </style:style>
    <style:style style:name="T1581" style:parent-style-name="Domyślnaczcionkaakapitu" style:family="text">
      <style:text-properties style:text-underline-type="single" style:text-underline-style="solid" style:text-underline-width="auto" style:text-underline-mode="continuous"/>
    </style:style>
    <style:style style:name="P1582" style:parent-style-name="Normalny" style:family="paragraph">
      <style:paragraph-properties fo:text-align="justify" fo:line-height="150%" fo:text-indent="0.2479in"/>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style:style>
    <style:style style:name="T1585" style:parent-style-name="Domyślnaczcionkaakapitu" style:family="text">
      <style:text-properties style:text-underline-type="single" style:text-underline-style="solid" style:text-underline-width="auto" style:text-underline-mode="continuous"/>
    </style:style>
    <style:style style:name="T1586" style:parent-style-name="Domyślnaczcionkaakapitu" style:family="text">
      <style:text-properties fo:background-color="#80FFFF" style:text-underline-type="single" style:text-underline-style="solid" style:text-underline-width="auto" style:text-underline-mode="continuous"/>
    </style:style>
    <style:style style:name="P1587" style:parent-style-name="Normalny" style:family="paragraph">
      <style:paragraph-properties fo:text-align="justify" fo:line-height="150%" fo:text-indent="0.2479in"/>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style:style>
    <style:style style:name="T1592" style:parent-style-name="Domyślnaczcionkaakapitu" style:family="text">
      <style:text-properties style:text-underline-type="single" style:text-underline-style="solid" style:text-underline-width="auto" style:text-underline-mode="continuous"/>
    </style:style>
    <style:style style:name="T1593" style:parent-style-name="Domyślnaczcionkaakapitu" style:family="text">
      <style:text-properties fo:background-color="#80FFFF" style:text-underline-type="single" style:text-underline-style="solid" style:text-underline-width="auto" style:text-underline-mode="continuous"/>
    </style:style>
    <style:style style:name="T1594" style:parent-style-name="Domyślnaczcionkaakapitu" style:family="text">
      <style:text-properties style:text-underline-type="single" style:text-underline-style="solid" style:text-underline-width="auto" style:text-underline-mode="continuous"/>
    </style:style>
    <style:style style:name="T1595" style:parent-style-name="Domyślnaczcionkaakapitu" style:family="text">
      <style:text-properties fo:background-color="#80FFFF" style:text-underline-type="single" style:text-underline-style="solid" style:text-underline-width="auto" style:text-underline-mode="continuous"/>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fo:text-indent="0.2479in"/>
    </style:style>
    <style:style style:name="P1598" style:parent-style-name="Normalny" style:family="paragraph">
      <style:paragraph-properties fo:text-align="justify" fo:line-height="150%"/>
    </style:style>
    <style:style style:name="T1599" style:parent-style-name="Domyślnaczcionkaakapitu" style:family="text">
      <style:text-properties style:text-underline-type="single" style:text-underline-style="solid" style:text-underline-width="auto" style:text-underline-mode="continuous"/>
    </style:style>
    <style:style style:name="T1600" style:parent-style-name="Domyślnaczcionkaakapitu" style:family="text">
      <style:text-properties fo:background-color="#80FFFF"/>
    </style:style>
    <style:style style:name="P1601" style:parent-style-name="Normalny" style:family="paragraph">
      <style:paragraph-properties fo:text-align="justify" fo:line-height="150%" fo:text-indent="0.2479in"/>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P1605" style:parent-style-name="Normalny" style:family="paragraph">
      <style:paragraph-properties fo:text-align="justify" fo:line-height="150%"/>
    </style:style>
    <style:style style:name="T1606" style:parent-style-name="Domyślnaczcionkaakapitu" style:family="text">
      <style:text-properties style:text-underline-type="single" style:text-underline-style="solid" style:text-underline-width="auto" style:text-underline-mode="continuous"/>
    </style:style>
    <style:style style:name="T1607" style:parent-style-name="Domyślnaczcionkaakapitu" style:family="text">
      <style:text-properties fo:background-color="#80FFFF" style:text-underline-type="single" style:text-underline-style="solid" style:text-underline-width="auto" style:text-underline-mode="continuous"/>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fo:text-indent="0.2479in"/>
    </style:style>
    <style:style style:name="P1610" style:parent-style-name="Normalny" style:family="paragraph">
      <style:paragraph-properties fo:text-align="justify" fo:line-height="150%">
        <style:tab-stops>
          <style:tab-stop style:type="left" style:leader-style="solid" style:leader-text="_" style:position="2.4291in"/>
        </style:tab-stops>
      </style:paragraph-properties>
    </style:style>
    <style:style style:name="T1611" style:parent-style-name="Domyślnaczcionkaakapitu" style:family="text">
      <style:text-properties fo:background-color="#80FFFF" style:text-underline-type="single" style:text-underline-style="solid" style:text-underline-width="auto" style:text-underline-mode="continuous"/>
    </style:style>
    <style:style style:name="T1612" style:parent-style-name="Domyślnaczcionkaakapitu" style:family="text">
      <style:text-properties style:text-underline-type="single" style:text-underline-style="solid" style:text-underline-width="auto" style:text-underline-mode="continuous"/>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fo:text-indent="0.2479in"/>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P1621" style:parent-style-name="Normalny" style:family="paragraph">
      <style:paragraph-properties fo:text-align="justify" fo:line-height="150%" fo:text-indent="0.2479in"/>
    </style:style>
    <style:style style:name="P1622" style:parent-style-name="Normalny" style:family="paragraph">
      <style:paragraph-properties fo:text-align="justify" fo:line-height="150%"/>
    </style:style>
    <style:style style:name="T1623" style:parent-style-name="Domyślnaczcionkaakapitu" style:family="text">
      <style:text-properties style:text-underline-type="single" style:text-underline-style="solid" style:text-underline-width="auto" style:text-underline-mode="continuous"/>
    </style:style>
    <style:style style:name="T1624" style:parent-style-name="Domyślnaczcionkaakapitu" style:family="text">
      <style:text-properties fo:background-color="#80FFFF" style:text-underline-type="single" style:text-underline-style="solid" style:text-underline-width="auto" style:text-underline-mode="continuous"/>
    </style:style>
    <style:style style:name="T1625" style:parent-style-name="Domyślnaczcionkaakapitu" style:family="text">
      <style:text-properties fo:background-color="#80FFFF"/>
    </style:style>
    <style:style style:name="P1626" style:parent-style-name="Normalny" style:family="paragraph">
      <style:paragraph-properties fo:text-align="justify" fo:line-height="150%" fo:text-indent="0.2479in"/>
    </style:style>
    <style:style style:name="P1627" style:parent-style-name="Normalny" style:family="paragraph">
      <style:paragraph-properties fo:text-align="justify" fo:line-height="150%" fo:text-indent="0.2479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style:style>
    <style:style style:name="T1634" style:parent-style-name="Domyślnaczcionkaakapitu" style:family="text">
      <style:text-properties style:text-underline-type="single" style:text-underline-style="solid" style:text-underline-width="auto" style:text-underline-mode="continuous"/>
    </style:style>
    <style:style style:name="P1635" style:parent-style-name="Normalny" style:family="paragraph">
      <style:paragraph-properties fo:text-align="justify" fo:line-height="150%" fo:text-indent="0.2479in"/>
    </style:style>
    <style:style style:name="P1636" style:parent-style-name="Normalny" style:family="paragraph">
      <style:paragraph-properties fo:text-align="justify" fo:line-height="150%" fo:text-indent="0.2479in"/>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P1640" style:parent-style-name="Normalny" style:family="paragraph">
      <style:paragraph-properties fo:text-align="justify" fo:line-height="150%" fo:text-indent="0.2479in"/>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P1646" style:parent-style-name="Normalny" style:family="paragraph">
      <style:paragraph-properties fo:text-align="justify" fo:line-height="150%" fo:text-indent="0.2479in"/>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479in"/>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fo:text-indent="0.2479in"/>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P1662" style:parent-style-name="Normalny" style:family="paragraph">
      <style:paragraph-properties fo:text-align="justify" fo:line-height="150%" fo:text-indent="0.2479in"/>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fo:text-indent="0.2479in"/>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P1677" style:parent-style-name="Normalny" style:family="paragraph">
      <style:paragraph-properties fo:text-align="justify" fo:line-height="150%"/>
    </style:style>
    <style:style style:name="T1678" style:parent-style-name="Domyślnaczcionkaakapitu" style:family="text">
      <style:text-properties style:text-underline-type="single" style:text-underline-style="solid" style:text-underline-width="auto" style:text-underline-mode="continuous"/>
    </style:style>
    <style:style style:name="T1679" style:parent-style-name="Domyślnaczcionkaakapitu" style:family="text">
      <style:text-properties fo:background-color="#80FFFF" style:text-underline-type="single" style:text-underline-style="solid" style:text-underline-width="auto" style:text-underline-mode="continuous"/>
    </style:style>
    <style:style style:name="T1680" style:parent-style-name="Domyślnaczcionkaakapitu" style:family="text">
      <style:text-properties fo:background-color="#80FFFF"/>
    </style:style>
    <style:style style:name="P1681" style:parent-style-name="Normalny" style:family="paragraph">
      <style:paragraph-properties fo:text-align="justify" fo:line-height="150%" fo:text-indent="0.2479in"/>
    </style:style>
    <style:style style:name="T1682" style:parent-style-name="Domyślnaczcionkaakapitu" style:family="text">
      <style:text-properties fo:background-color="#80FFFF"/>
    </style:style>
    <style:style style:name="P1683" style:parent-style-name="Normalny" style:family="paragraph">
      <style:paragraph-properties fo:text-align="justify" fo:line-height="150%" fo:text-indent="0.2479in"/>
    </style:style>
    <style:style style:name="P1684" style:parent-style-name="Normalny" style:family="paragraph">
      <style:paragraph-properties fo:text-align="justify" fo:line-height="150%"/>
    </style:style>
    <style:style style:name="T1685" style:parent-style-name="Domyślnaczcionkaakapitu" style:family="text">
      <style:text-properties style:text-underline-type="single" style:text-underline-style="solid" style:text-underline-width="auto" style:text-underline-mode="continuous"/>
    </style:style>
    <style:style style:name="P1686" style:parent-style-name="Normalny" style:family="paragraph">
      <style:paragraph-properties fo:text-align="justify" fo:line-height="150%" fo:text-indent="0.2479in"/>
    </style:style>
    <style:style style:name="P1687" style:parent-style-name="Normalny" style:family="paragraph">
      <style:paragraph-properties fo:text-align="justify" fo:line-height="150%"/>
    </style:style>
    <style:style style:name="T1688" style:parent-style-name="Domyślnaczcionkaakapitu" style:family="text">
      <style:text-properties style:text-underline-type="single" style:text-underline-style="solid" style:text-underline-width="auto" style:text-underline-mode="continuous"/>
    </style:style>
    <style:style style:name="T1689" style:parent-style-name="Domyślnaczcionkaakapitu" style:family="text">
      <style:text-properties fo:background-color="#80FFFF" style:text-underline-type="single" style:text-underline-style="solid" style:text-underline-width="auto" style:text-underline-mode="continuous"/>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fo:text-indent="0.2479in"/>
    </style:style>
    <style:style style:name="P1692" style:parent-style-name="Normalny" style:family="paragraph">
      <style:paragraph-properties fo:text-align="justify" fo:line-height="150%" fo:text-indent="0.2479in"/>
    </style:style>
    <style:style style:name="P1693" style:parent-style-name="Normalny" style:family="paragraph">
      <style:paragraph-properties fo:text-align="justify" fo:line-height="150%"/>
    </style:style>
    <style:style style:name="T1694" style:parent-style-name="Domyślnaczcionkaakapitu" style:family="text">
      <style:text-properties fo:background-color="#80FFFF" style:text-underline-type="single" style:text-underline-style="solid" style:text-underline-width="auto" style:text-underline-mode="continuous"/>
    </style:style>
    <style:style style:name="T1695" style:parent-style-name="Domyślnaczcionkaakapitu" style:family="text">
      <style:text-properties style:text-underline-type="single" style:text-underline-style="solid" style:text-underline-width="auto" style:text-underline-mode="continuous"/>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fo:text-indent="0.2479in"/>
    </style:style>
    <style:style style:name="T1698" style:parent-style-name="Domyślnaczcionkaakapitu" style:family="text">
      <style:text-properties fo:background-color="#80FFFF"/>
    </style:style>
    <style:style style:name="P1699" style:parent-style-name="Normalny" style:family="paragraph">
      <style:paragraph-properties fo:text-align="justify" fo:line-height="150%"/>
    </style:style>
    <style:style style:name="T1700" style:parent-style-name="Domyślnaczcionkaakapitu" style:family="text">
      <style:text-properties fo:background-color="#80FFFF" style:text-underline-type="single" style:text-underline-style="solid" style:text-underline-width="auto" style:text-underline-mode="continuous"/>
    </style:style>
    <style:style style:name="T1701" style:parent-style-name="Domyślnaczcionkaakapitu" style:family="text">
      <style:text-properties style:text-underline-type="single" style:text-underline-style="solid" style:text-underline-width="auto" style:text-underline-mode="continuous"/>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479in"/>
    </style:style>
    <style:style style:name="P1704" style:parent-style-name="Normalny" style:family="paragraph">
      <style:paragraph-properties fo:text-align="justify" fo:line-height="150%"/>
    </style:style>
    <style:style style:name="T1705" style:parent-style-name="Domyślnaczcionkaakapitu" style:family="text">
      <style:text-properties fo:background-color="#80FFFF" style:text-underline-type="single" style:text-underline-style="solid" style:text-underline-width="auto" style:text-underline-mode="continuous"/>
    </style:style>
    <style:style style:name="T1706" style:parent-style-name="Domyślnaczcionkaakapitu" style:family="text">
      <style:text-properties style:text-underline-type="single" style:text-underline-style="solid" style:text-underline-width="auto" style:text-underline-mode="continuous"/>
    </style:style>
    <style:style style:name="T1707" style:parent-style-name="Domyślnaczcionkaakapitu" style:family="text">
      <style:text-properties fo:background-color="#80FFFF" style:text-underline-type="single" style:text-underline-style="solid" style:text-underline-width="auto" style:text-underline-mode="continuous"/>
    </style:style>
    <style:style style:name="T1708" style:parent-style-name="Domyślnaczcionkaakapitu" style:family="text">
      <style:text-properties style:text-underline-type="single" style:text-underline-style="solid" style:text-underline-width="auto" style:text-underline-mode="continuous"/>
    </style:style>
    <style:style style:name="T1709" style:parent-style-name="Domyślnaczcionkaakapitu" style:family="text">
      <style:text-properties fo:background-color="#80FFFF" style:text-underline-type="single" style:text-underline-style="solid" style:text-underline-width="auto" style:text-underline-mode="continuous"/>
    </style:style>
    <style:style style:name="T1710" style:parent-style-name="Domyślnaczcionkaakapitu" style:family="text">
      <style:text-properties style:text-underline-type="single" style:text-underline-style="solid" style:text-underline-width="auto" style:text-underline-mode="continuous"/>
    </style:style>
    <style:style style:name="T1711" style:parent-style-name="Domyślnaczcionkaakapitu" style:family="text">
      <style:text-properties fo:background-color="#80FFFF" style:text-underline-type="single" style:text-underline-style="solid" style:text-underline-width="auto" style:text-underline-mode="continuous"/>
    </style:style>
    <style:style style:name="T1712" style:parent-style-name="Domyślnaczcionkaakapitu" style:family="text">
      <style:text-properties fo:background-color="#80FFFF"/>
    </style:style>
    <style:style style:name="P1713" style:parent-style-name="Normalny" style:family="paragraph">
      <style:paragraph-properties fo:text-align="justify" fo:line-height="150%" fo:text-indent="0.2479in"/>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P1727" style:parent-style-name="Normalny" style:family="paragraph">
      <style:paragraph-properties fo:text-align="justify" fo:line-height="150%"/>
    </style:style>
    <style:style style:name="T1728" style:parent-style-name="Domyślnaczcionkaakapitu" style:family="text">
      <style:text-properties style:text-underline-type="single" style:text-underline-style="solid" style:text-underline-width="auto" style:text-underline-mode="continuous"/>
    </style:style>
    <style:style style:name="T1729" style:parent-style-name="Domyślnaczcionkaakapitu" style:family="text">
      <style:text-properties fo:background-color="#80FFFF" style:text-underline-type="single" style:text-underline-style="solid" style:text-underline-width="auto" style:text-underline-mode="continuous"/>
    </style:style>
    <style:style style:name="T1730" style:parent-style-name="Domyślnaczcionkaakapitu" style:family="text">
      <style:text-properties style:text-underline-type="single" style:text-underline-style="solid" style:text-underline-width="auto" style:text-underline-mode="continuous"/>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fo:text-indent="0.2479in"/>
    </style:style>
    <style:style style:name="T1733" style:parent-style-name="Domyślnaczcionkaakapitu" style:family="text">
      <style:text-properties fo:background-color="#80FFFF"/>
    </style:style>
    <style:style style:name="P1734" style:parent-style-name="Normalny" style:family="paragraph">
      <style:paragraph-properties fo:text-align="justify" fo:line-height="150%" fo:text-indent="0.2479in"/>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fo:text-indent="0.2479in"/>
    </style:style>
    <style:style style:name="P1742" style:parent-style-name="Normalny" style:family="paragraph">
      <style:paragraph-properties fo:text-align="justify" fo:line-height="150%" fo:text-indent="0.2479in"/>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479in"/>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P1750" style:parent-style-name="Normalny" style:family="paragraph">
      <style:paragraph-properties fo:text-align="justify" fo:line-height="150%"/>
    </style:style>
    <style:style style:name="T1751" style:parent-style-name="Domyślnaczcionkaakapitu" style:family="text">
      <style:text-properties style:text-underline-type="single" style:text-underline-style="solid" style:text-underline-width="auto" style:text-underline-mode="continuous"/>
    </style:style>
    <style:style style:name="T1752" style:parent-style-name="Domyślnaczcionkaakapitu" style:family="text">
      <style:text-properties fo:background-color="#80FFFF" style:text-underline-type="single" style:text-underline-style="solid" style:text-underline-width="auto" style:text-underline-mode="continuous"/>
    </style:style>
    <style:style style:name="T1753" style:parent-style-name="Domyślnaczcionkaakapitu" style:family="text">
      <style:text-properties style:text-underline-type="single" style:text-underline-style="solid" style:text-underline-width="auto" style:text-underline-mode="continuous"/>
    </style:style>
    <style:style style:name="T1754" style:parent-style-name="Domyślnaczcionkaakapitu" style:family="text">
      <style:text-properties fo:background-color="#80FFFF" style:text-underline-type="single" style:text-underline-style="solid" style:text-underline-width="auto" style:text-underline-mode="continuous"/>
    </style:style>
    <style:style style:name="T1755" style:parent-style-name="Domyślnaczcionkaakapitu" style:family="text">
      <style:text-properties fo:background-color="#80FFFF"/>
    </style:style>
    <style:style style:name="P1756" style:parent-style-name="Normalny" style:family="paragraph">
      <style:paragraph-properties fo:text-align="justify" fo:line-height="150%" fo:text-indent="0.2479in"/>
    </style:style>
    <style:style style:name="T1757" style:parent-style-name="Domyślnaczcionkaakapitu" style:family="text">
      <style:text-properties fo:background-color="#80FFFF"/>
    </style:style>
    <style:style style:name="P1758" style:parent-style-name="Normalny" style:family="paragraph">
      <style:paragraph-properties fo:text-align="justify" fo:line-height="150%"/>
    </style:style>
    <style:style style:name="T1759" style:parent-style-name="Domyślnaczcionkaakapitu" style:family="text">
      <style:text-properties fo:background-color="#80FFFF" style:text-underline-type="single" style:text-underline-style="solid" style:text-underline-width="auto" style:text-underline-mode="continuous"/>
    </style:style>
    <style:style style:name="T1760" style:parent-style-name="Domyślnaczcionkaakapitu" style:family="text">
      <style:text-properties style:text-underline-type="single" style:text-underline-style="solid" style:text-underline-width="auto" style:text-underline-mode="continuous"/>
    </style:style>
    <style:style style:name="P1761" style:parent-style-name="Normalny" style:family="paragraph">
      <style:paragraph-properties fo:text-align="justify" fo:line-height="150%" fo:text-indent="0.2479in"/>
    </style:style>
    <style:style style:name="T1762" style:parent-style-name="Domyślnaczcionkaakapitu" style:family="text">
      <style:text-properties fo:background-color="#80FFFF"/>
    </style:style>
    <style:style style:name="P1763" style:parent-style-name="Normalny" style:family="paragraph">
      <style:paragraph-properties fo:text-align="justify" fo:line-height="150%" fo:text-indent="0.2479in"/>
    </style:style>
    <style:style style:name="P1764" style:parent-style-name="Normalny" style:family="paragraph">
      <style:paragraph-properties fo:text-align="justify" fo:line-height="150%"/>
    </style:style>
    <style:style style:name="T1765" style:parent-style-name="Domyślnaczcionkaakapitu" style:family="text">
      <style:text-properties style:text-underline-type="single" style:text-underline-style="solid" style:text-underline-width="auto" style:text-underline-mode="continuous"/>
    </style:style>
    <style:style style:name="T1766" style:parent-style-name="Domyślnaczcionkaakapitu" style:family="text">
      <style:text-properties fo:background-color="#80FFFF" style:text-underline-type="single" style:text-underline-style="solid" style:text-underline-width="auto" style:text-underline-mode="continuous"/>
    </style:style>
    <style:style style:name="T1767" style:parent-style-name="Domyślnaczcionkaakapitu" style:family="text">
      <style:text-properties style:text-underline-type="single" style:text-underline-style="solid" style:text-underline-width="auto" style:text-underline-mode="continuous"/>
    </style:style>
    <style:style style:name="T1768" style:parent-style-name="Domyślnaczcionkaakapitu" style:family="text">
      <style:text-properties fo:background-color="#80FFFF" style:text-underline-type="single" style:text-underline-style="solid" style:text-underline-width="auto" style:text-underline-mode="continuous"/>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fo:text-indent="0.2479in"/>
    </style:style>
    <style:style style:name="P1771" style:parent-style-name="Normalny" style:family="paragraph">
      <style:paragraph-properties fo:text-align="justify" fo:line-height="150%"/>
    </style:style>
    <style:style style:name="T1772" style:parent-style-name="Domyślnaczcionkaakapitu" style:family="text">
      <style:text-properties style:text-underline-type="single" style:text-underline-style="solid" style:text-underline-width="auto" style:text-underline-mode="continuous"/>
    </style:style>
    <style:style style:name="P1773" style:parent-style-name="Normalny" style:family="paragraph">
      <style:paragraph-properties fo:text-align="justify" fo:line-height="150%" fo:text-indent="0.2479in"/>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P1777" style:parent-style-name="Normalny" style:family="paragraph">
      <style:paragraph-properties fo:text-align="justify" fo:line-height="150%"/>
    </style:style>
    <style:style style:name="T1778" style:parent-style-name="Domyślnaczcionkaakapitu" style:family="text">
      <style:text-properties style:text-underline-type="single" style:text-underline-style="solid" style:text-underline-width="auto" style:text-underline-mode="continuous"/>
    </style:style>
    <style:style style:name="T1779" style:parent-style-name="Domyślnaczcionkaakapitu" style:family="text">
      <style:text-properties fo:background-color="#80FFFF" style:text-underline-type="single" style:text-underline-style="solid" style:text-underline-width="auto" style:text-underline-mode="continuous"/>
    </style:style>
    <style:style style:name="T1780" style:parent-style-name="Domyślnaczcionkaakapitu" style:family="text">
      <style:text-properties fo:background-color="#80FFFF"/>
    </style:style>
    <style:style style:name="P1781" style:parent-style-name="Normalny" style:family="paragraph">
      <style:paragraph-properties fo:text-align="justify" fo:line-height="150%" fo:text-indent="0.2479in"/>
    </style:style>
    <style:style style:name="T1782" style:parent-style-name="Domyślnaczcionkaakapitu" style:family="text">
      <style:text-properties fo:background-color="#80FFFF"/>
    </style:style>
    <style:style style:name="P1783" style:parent-style-name="Normalny" style:family="paragraph">
      <style:paragraph-properties fo:text-align="justify" fo:line-height="150%" fo:text-indent="0.2479in"/>
    </style:style>
    <style:style style:name="P1784" style:parent-style-name="Normalny" style:family="paragraph">
      <style:paragraph-properties fo:text-align="justify" fo:line-height="150%"/>
    </style:style>
    <style:style style:name="T1785" style:parent-style-name="Domyślnaczcionkaakapitu" style:family="text">
      <style:text-properties style:text-underline-type="single" style:text-underline-style="solid" style:text-underline-width="auto" style:text-underline-mode="continuous"/>
    </style:style>
    <style:style style:name="T1786" style:parent-style-name="Domyślnaczcionkaakapitu" style:family="text">
      <style:text-properties fo:background-color="#80FFFF"/>
    </style:style>
    <style:style style:name="P1787" style:parent-style-name="Normalny" style:family="paragraph">
      <style:paragraph-properties fo:text-align="justify" fo:line-height="150%" fo:text-indent="0.2479in"/>
    </style:style>
    <style:style style:name="T1788" style:parent-style-name="Domyślnaczcionkaakapitu" style:family="text">
      <style:text-properties fo:background-color="#80FFFF"/>
    </style:style>
    <style:style style:name="P1789" style:parent-style-name="Normalny" style:family="paragraph">
      <style:paragraph-properties fo:text-align="justify" fo:line-height="150%" fo:text-indent="0.2479in"/>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P1792" style:parent-style-name="Normalny" style:family="paragraph">
      <style:paragraph-properties fo:text-align="justify" fo:line-height="150%" fo:text-indent="0.2479in"/>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P1796" style:parent-style-name="Normalny" style:family="paragraph">
      <style:paragraph-properties fo:text-align="justify" fo:line-height="150%" fo:text-indent="0.2479in"/>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fo:text-indent="0.2479in"/>
    </style:style>
    <style:style style:name="P1803" style:parent-style-name="Normalny" style:family="paragraph">
      <style:paragraph-properties fo:text-align="justify" fo:line-height="150%"/>
    </style:style>
    <style:style style:name="T1804" style:parent-style-name="Domyślnaczcionkaakapitu" style:family="text">
      <style:text-properties style:text-underline-type="single" style:text-underline-style="solid" style:text-underline-width="auto" style:text-underline-mode="continuous"/>
    </style:style>
    <style:style style:name="T1805" style:parent-style-name="Domyślnaczcionkaakapitu" style:family="text">
      <style:text-properties fo:background-color="#80FFFF" style:text-underline-type="single" style:text-underline-style="solid" style:text-underline-width="auto" style:text-underline-mode="continuous"/>
    </style:style>
    <style:style style:name="T1806" style:parent-style-name="Domyślnaczcionkaakapitu" style:family="text">
      <style:text-properties style:text-underline-type="single" style:text-underline-style="solid" style:text-underline-width="auto" style:text-underline-mode="continuous"/>
    </style:style>
    <style:style style:name="T1807" style:parent-style-name="Domyślnaczcionkaakapitu" style:family="text">
      <style:text-properties fo:background-color="#80FFFF" style:text-underline-type="single" style:text-underline-style="solid" style:text-underline-width="auto" style:text-underline-mode="continuous"/>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fo:text-indent="0.2479in"/>
    </style:style>
    <style:style style:name="P1810" style:parent-style-name="Normalny" style:family="paragraph">
      <style:paragraph-properties fo:text-align="justify" fo:line-height="150%" fo:text-indent="0.2479in"/>
    </style:style>
    <style:style style:name="P1811" style:parent-style-name="Normalny" style:family="paragraph">
      <style:paragraph-properties fo:text-align="justify" fo:line-height="150%"/>
    </style:style>
    <style:style style:name="T1812" style:parent-style-name="Domyślnaczcionkaakapitu" style:family="text">
      <style:text-properties fo:background-color="#80FFFF" style:text-underline-type="single" style:text-underline-style="solid" style:text-underline-width="auto" style:text-underline-mode="continuous"/>
    </style:style>
    <style:style style:name="T1813" style:parent-style-name="Domyślnaczcionkaakapitu" style:family="text">
      <style:text-properties style:text-underline-type="single" style:text-underline-style="solid" style:text-underline-width="auto" style:text-underline-mode="continuous"/>
    </style:style>
    <style:style style:name="P1814" style:parent-style-name="Normalny" style:family="paragraph">
      <style:paragraph-properties fo:text-align="justify" fo:line-height="150%" fo:text-indent="0.2479in"/>
    </style:style>
    <style:style style:name="T1815" style:parent-style-name="Domyślnaczcionkaakapitu" style:family="text">
      <style:text-properties fo:background-color="#80FFFF"/>
    </style:style>
    <style:style style:name="P1816" style:parent-style-name="Normalny" style:family="paragraph">
      <style:paragraph-properties fo:text-align="justify" fo:line-height="150%"/>
    </style:style>
    <style:style style:name="T1817" style:parent-style-name="Domyślnaczcionkaakapitu" style:family="text">
      <style:text-properties style:text-underline-type="single" style:text-underline-style="solid" style:text-underline-width="auto" style:text-underline-mode="continuous"/>
    </style:style>
    <style:style style:name="T1818" style:parent-style-name="Domyślnaczcionkaakapitu" style:family="text">
      <style:text-properties fo:background-color="#80FFFF" style:text-underline-type="single" style:text-underline-style="solid" style:text-underline-width="auto" style:text-underline-mode="continuous"/>
    </style:style>
    <style:style style:name="T1819" style:parent-style-name="Domyślnaczcionkaakapitu" style:family="text">
      <style:text-properties fo:background-color="#80FFFF"/>
    </style:style>
    <style:style style:name="P1820" style:parent-style-name="Normalny" style:family="paragraph">
      <style:paragraph-properties fo:text-align="justify" fo:line-height="150%" fo:text-indent="0.2479in"/>
    </style:style>
    <style:style style:name="T1821" style:parent-style-name="Domyślnaczcionkaakapitu" style:family="text">
      <style:text-properties fo:background-color="#80FFFF"/>
    </style:style>
    <style:style style:name="P1822" style:parent-style-name="Normalny" style:family="paragraph">
      <style:paragraph-properties fo:text-align="justify" fo:line-height="150%"/>
    </style:style>
    <style:style style:name="T1823" style:parent-style-name="Domyślnaczcionkaakapitu" style:family="text">
      <style:text-properties style:text-underline-type="single" style:text-underline-style="solid" style:text-underline-width="auto" style:text-underline-mode="continuous"/>
    </style:style>
    <style:style style:name="T1824" style:parent-style-name="Domyślnaczcionkaakapitu" style:family="text">
      <style:text-properties fo:background-color="#80FFFF" style:text-underline-type="single" style:text-underline-style="solid" style:text-underline-width="auto" style:text-underline-mode="continuous"/>
    </style:style>
    <style:style style:name="P1825" style:parent-style-name="Normalny" style:family="paragraph">
      <style:paragraph-properties fo:text-align="justify" fo:line-height="150%" fo:text-indent="0.2479in"/>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style:style>
    <style:style style:name="T1832" style:parent-style-name="Domyślnaczcionkaakapitu" style:family="text">
      <style:text-properties style:text-underline-type="single" style:text-underline-style="solid" style:text-underline-width="auto" style:text-underline-mode="continuous"/>
    </style:style>
    <style:style style:name="T1833" style:parent-style-name="Domyślnaczcionkaakapitu" style:family="text">
      <style:text-properties fo:background-color="#80FFFF" style:text-underline-type="single" style:text-underline-style="solid" style:text-underline-width="auto" style:text-underline-mode="continuous"/>
    </style:style>
    <style:style style:name="P1834" style:parent-style-name="Normalny" style:family="paragraph">
      <style:paragraph-properties fo:text-align="justify" fo:line-height="150%" fo:text-indent="0.2479in"/>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P1840" style:parent-style-name="Normalny" style:family="paragraph">
      <style:paragraph-properties fo:text-align="justify" fo:line-height="150%"/>
    </style:style>
    <style:style style:name="P1841" style:parent-style-name="Normalny" style:family="paragraph">
      <style:paragraph-properties fo:text-align="justify" fo:line-height="150%"/>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style:style>
    <style:style style:name="P1844" style:parent-style-name="Normalny" style:family="paragraph">
      <style:paragraph-properties fo:text-align="justify" fo:line-height="150%"/>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style:style>
    <style:style style:name="P1849" style:parent-style-name="Normalny" style:family="paragraph">
      <style:paragraph-properties fo:text-align="justify" fo:line-height="150%"/>
    </style:style>
    <style:style style:name="T1850" style:parent-style-name="Domyślnaczcionkaakapitu" style:family="text">
      <style:text-properties fo:background-color="#80FFFF" style:text-underline-type="single" style:text-underline-style="solid" style:text-underline-width="auto" style:text-underline-mode="continuous"/>
    </style:style>
    <style:style style:name="T1851" style:parent-style-name="Domyślnaczcionkaakapitu" style:family="text">
      <style:text-properties style:text-underline-type="single" style:text-underline-style="solid" style:text-underline-width="auto" style:text-underline-mode="continuous"/>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fo:text-indent="0.2479in"/>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style:style>
    <style:style style:name="T1859" style:parent-style-name="Domyślnaczcionkaakapitu" style:family="text">
      <style:text-properties fo:background-color="#80FFFF"/>
    </style:style>
    <style:style style:name="P1860" style:parent-style-name="Normalny" style:family="paragraph">
      <style:paragraph-properties fo:text-align="justify" fo:line-height="150%" fo:text-indent="0.2479in"/>
    </style:style>
    <style:style style:name="P1861" style:parent-style-name="Normalny" style:family="paragraph">
      <style:paragraph-properties fo:text-align="justify" fo:line-height="150%">
        <style:tab-stops>
          <style:tab-stop style:type="left" style:leader-style="solid" style:leader-text="_" style:position="1.8812in"/>
        </style:tab-stops>
      </style:paragraph-properties>
    </style:style>
    <style:style style:name="T1862" style:parent-style-name="Domyślnaczcionkaakapitu" style:family="text">
      <style:text-properties fo:background-color="#80FFFF" style:text-underline-type="single" style:text-underline-style="solid" style:text-underline-width="auto" style:text-underline-mode="continuous"/>
    </style:style>
    <style:style style:name="T1863" style:parent-style-name="Domyślnaczcionkaakapitu" style:family="text">
      <style:text-properties style:text-underline-type="single" style:text-underline-style="solid" style:text-underline-width="auto" style:text-underline-mode="continuous"/>
    </style:style>
    <style:style style:name="T1864" style:parent-style-name="Domyślnaczcionkaakapitu" style:family="text">
      <style:text-properties fo:background-color="#80FFFF"/>
    </style:style>
    <style:style style:name="P1865" style:parent-style-name="Normalny" style:family="paragraph">
      <style:paragraph-properties fo:text-align="justify" fo:line-height="150%" fo:text-indent="0.2479in"/>
    </style:style>
    <style:style style:name="T1866" style:parent-style-name="Domyślnaczcionkaakapitu" style:family="text">
      <style:text-properties fo:background-color="#80FFFF"/>
    </style:style>
    <style:style style:name="P1867" style:parent-style-name="Normalny" style:family="paragraph">
      <style:paragraph-properties fo:text-align="justify" fo:line-height="150%"/>
    </style:style>
    <style:style style:name="T1868" style:parent-style-name="Domyślnaczcionkaakapitu" style:family="text">
      <style:text-properties style:text-underline-type="single" style:text-underline-style="solid" style:text-underline-width="auto" style:text-underline-mode="continuous"/>
    </style:style>
    <style:style style:name="T1869" style:parent-style-name="Domyślnaczcionkaakapitu" style:family="text">
      <style:text-properties fo:background-color="#80FFFF" style:text-underline-type="single" style:text-underline-style="solid" style:text-underline-width="auto" style:text-underline-mode="continuous"/>
    </style:style>
    <style:style style:name="T1870" style:parent-style-name="Domyślnaczcionkaakapitu" style:family="text">
      <style:text-properties style:text-underline-type="single" style:text-underline-style="solid" style:text-underline-width="auto" style:text-underline-mode="continuous"/>
    </style:style>
    <style:style style:name="T1871" style:parent-style-name="Domyślnaczcionkaakapitu" style:family="text">
      <style:text-properties fo:background-color="#80FFFF" style:text-underline-type="single" style:text-underline-style="solid" style:text-underline-width="auto" style:text-underline-mode="continuous"/>
    </style:style>
    <style:style style:name="T1872" style:parent-style-name="Domyślnaczcionkaakapitu" style:family="text">
      <style:text-properties style:text-underline-type="single" style:text-underline-style="solid" style:text-underline-width="auto" style:text-underline-mode="continuous"/>
    </style:style>
    <style:style style:name="T1873" style:parent-style-name="Domyślnaczcionkaakapitu" style:family="text">
      <style:text-properties fo:background-color="#80FFFF" style:text-underline-type="single" style:text-underline-style="solid" style:text-underline-width="auto" style:text-underline-mode="continuous"/>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fo:text-indent="0.2479in"/>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P1886" style:parent-style-name="Normalny" style:family="paragraph">
      <style:paragraph-properties fo:text-align="justify" fo:line-height="150%" fo:text-indent="0.2479in"/>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P1913" style:parent-style-name="Normalny" style:family="paragraph">
      <style:paragraph-properties fo:text-align="justify" fo:line-height="150%" fo:text-indent="0.2479in"/>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P1921" style:parent-style-name="Normalny" style:family="paragraph">
      <style:paragraph-properties fo:text-align="justify" fo:line-height="150%" fo:text-indent="0.2479in"/>
    </style:style>
    <style:style style:name="P1922" style:parent-style-name="Normalny" style:family="paragraph">
      <style:paragraph-properties fo:text-align="justify" fo:line-height="150%"/>
    </style:style>
    <style:style style:name="T1923" style:parent-style-name="Domyślnaczcionkaakapitu" style:family="text">
      <style:text-properties fo:background-color="#80FFFF" style:text-underline-type="single" style:text-underline-style="solid" style:text-underline-width="auto" style:text-underline-mode="continuous"/>
    </style:style>
    <style:style style:name="T1924" style:parent-style-name="Domyślnaczcionkaakapitu" style:family="text">
      <style:text-properties style:text-underline-type="single" style:text-underline-style="solid" style:text-underline-width="auto" style:text-underline-mode="continuous"/>
    </style:style>
    <style:style style:name="T1925" style:parent-style-name="Domyślnaczcionkaakapitu" style:family="text">
      <style:text-properties fo:background-color="#80FFFF"/>
    </style:style>
    <style:style style:name="P1926" style:parent-style-name="Normalny" style:family="paragraph">
      <style:paragraph-properties fo:text-align="justify" fo:line-height="150%" fo:text-indent="0.2479in"/>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style:style>
    <style:style style:name="T1930" style:parent-style-name="Domyślnaczcionkaakapitu" style:family="text">
      <style:text-properties style:text-underline-type="single" style:text-underline-style="solid" style:text-underline-width="auto" style:text-underline-mode="continuous"/>
    </style:style>
    <style:style style:name="T1931" style:parent-style-name="Domyślnaczcionkaakapitu" style:family="text">
      <style:text-properties fo:background-color="#80FFFF" style:text-underline-type="single" style:text-underline-style="solid" style:text-underline-width="auto" style:text-underline-mode="continuous"/>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P1935" style:parent-style-name="Normalny" style:family="paragraph">
      <style:paragraph-properties fo:text-align="justify" fo:line-height="150%" fo:text-indent="0.2479in"/>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P1938" style:parent-style-name="Normalny" style:family="paragraph">
      <style:paragraph-properties fo:text-align="justify" fo:line-height="150%" fo:text-indent="0.2479in"/>
    </style:style>
    <style:style style:name="P1939" style:parent-style-name="Normalny" style:family="paragraph">
      <style:paragraph-properties fo:text-align="justify" fo:line-height="150%" fo:text-indent="0.2479in"/>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fo:text-indent="0.2479in"/>
    </style:style>
    <style:style style:name="P1942" style:parent-style-name="Normalny" style:family="paragraph">
      <style:paragraph-properties fo:text-align="justify" fo:line-height="150%"/>
    </style:style>
    <style:style style:name="T1943" style:parent-style-name="Domyślnaczcionkaakapitu" style:family="text">
      <style:text-properties fo:background-color="#80FFFF" style:text-underline-type="single" style:text-underline-style="solid" style:text-underline-width="auto" style:text-underline-mode="continuous"/>
    </style:style>
    <style:style style:name="T1944" style:parent-style-name="Domyślnaczcionkaakapitu" style:family="text">
      <style:text-properties style:text-underline-type="single" style:text-underline-style="solid" style:text-underline-width="auto" style:text-underline-mode="continuous"/>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479in"/>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style:style>
    <style:style style:name="T1949" style:parent-style-name="Domyślnaczcionkaakapitu" style:family="text">
      <style:text-properties fo:background-color="#80FFFF" style:text-underline-type="single" style:text-underline-style="solid" style:text-underline-width="auto" style:text-underline-mode="continuous"/>
    </style:style>
    <style:style style:name="T1950" style:parent-style-name="Domyślnaczcionkaakapitu" style:family="text">
      <style:text-properties style:text-underline-type="single" style:text-underline-style="solid" style:text-underline-width="auto" style:text-underline-mode="continuous"/>
    </style:style>
    <style:style style:name="T1951" style:parent-style-name="Domyślnaczcionkaakapitu" style:family="text">
      <style:text-properties fo:background-color="#80FFFF"/>
    </style:style>
    <style:style style:name="P1952" style:parent-style-name="Normalny" style:family="paragraph">
      <style:paragraph-properties fo:text-align="justify" fo:line-height="150%" fo:text-indent="0.2479in"/>
    </style:style>
    <style:style style:name="T1953" style:parent-style-name="Domyślnaczcionkaakapitu" style:family="text">
      <style:text-properties fo:background-color="#80FFFF"/>
    </style:style>
    <style:style style:name="P1954" style:parent-style-name="Normalny" style:family="paragraph">
      <style:paragraph-properties fo:text-align="justify" fo:line-height="150%">
        <style:tab-stops>
          <style:tab-stop style:type="left" style:leader-style="solid" style:leader-text="_" style:position="2.2916in"/>
        </style:tab-stops>
      </style:paragraph-properties>
    </style:style>
    <style:style style:name="T1955" style:parent-style-name="Domyślnaczcionkaakapitu" style:family="text">
      <style:text-properties fo:background-color="#80FFFF" style:text-underline-type="single" style:text-underline-style="solid" style:text-underline-width="auto" style:text-underline-mode="continuous"/>
    </style:style>
    <style:style style:name="T1956" style:parent-style-name="Domyślnaczcionkaakapitu" style:family="text">
      <style:text-properties style:text-underline-type="single" style:text-underline-style="solid" style:text-underline-width="auto" style:text-underline-mode="continuous"/>
    </style:style>
    <style:style style:name="T1957" style:parent-style-name="Domyślnaczcionkaakapitu" style:family="text">
      <style:text-properties fo:background-color="#80FFFF"/>
    </style:style>
    <style:style style:name="P1958" style:parent-style-name="Normalny" style:family="paragraph">
      <style:paragraph-properties fo:text-align="justify" fo:line-height="150%" fo:text-indent="0.2479in"/>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style:style>
    <style:style style:name="T1965" style:parent-style-name="Domyślnaczcionkaakapitu" style:family="text">
      <style:text-properties fo:background-color="#80FFFF" style:text-underline-type="single" style:text-underline-style="solid" style:text-underline-width="auto" style:text-underline-mode="continuous"/>
    </style:style>
    <style:style style:name="T1966" style:parent-style-name="Domyślnaczcionkaakapitu" style:family="text">
      <style:text-properties style:text-underline-type="single" style:text-underline-style="solid" style:text-underline-width="auto" style:text-underline-mode="continuous"/>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fo:text-indent="0.2479in"/>
    </style:style>
    <style:style style:name="P1969" style:parent-style-name="Normalny" style:family="paragraph">
      <style:paragraph-properties fo:text-align="justify" fo:line-height="150%"/>
    </style:style>
    <style:style style:name="T1970" style:parent-style-name="Domyślnaczcionkaakapitu" style:family="text">
      <style:text-properties style:text-underline-type="single" style:text-underline-style="solid" style:text-underline-width="auto" style:text-underline-mode="continuous"/>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fo:text-indent="0.2479in"/>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P1975" style:parent-style-name="Normalny" style:family="paragraph">
      <style:paragraph-properties fo:text-align="justify" fo:line-height="150%"/>
    </style:style>
    <style:style style:name="T1976" style:parent-style-name="Domyślnaczcionkaakapitu" style:family="text">
      <style:text-properties fo:background-color="#80FFFF" style:text-underline-type="single" style:text-underline-style="solid" style:text-underline-width="auto" style:text-underline-mode="continuous"/>
    </style:style>
    <style:style style:name="T1977" style:parent-style-name="Domyślnaczcionkaakapitu" style:family="text">
      <style:text-properties style:text-underline-type="single" style:text-underline-style="solid" style:text-underline-width="auto" style:text-underline-mode="continuous"/>
    </style:style>
    <style:style style:name="T1978" style:parent-style-name="Domyślnaczcionkaakapitu" style:family="text">
      <style:text-properties fo:background-color="#80FFFF"/>
    </style:style>
    <style:style style:name="P1979" style:parent-style-name="Normalny" style:family="paragraph">
      <style:paragraph-properties fo:text-align="justify" fo:line-height="150%" fo:text-indent="0.2479in"/>
    </style:style>
    <style:style style:name="P1980" style:parent-style-name="Normalny" style:family="paragraph">
      <style:paragraph-properties fo:text-align="justify" fo:line-height="150%"/>
    </style:style>
    <style:style style:name="T1981" style:parent-style-name="Domyślnaczcionkaakapitu" style:family="text">
      <style:text-properties fo:background-color="#80FFFF" style:text-underline-type="single" style:text-underline-style="solid" style:text-underline-width="auto" style:text-underline-mode="continuous"/>
    </style:style>
    <style:style style:name="T1982" style:parent-style-name="Domyślnaczcionkaakapitu" style:family="text">
      <style:text-properties style:text-underline-type="single" style:text-underline-style="solid" style:text-underline-width="auto" style:text-underline-mode="continuous"/>
    </style:style>
    <style:style style:name="T1983" style:parent-style-name="Domyślnaczcionkaakapitu" style:family="text">
      <style:text-properties fo:background-color="#80FFFF" style:text-underline-type="single" style:text-underline-style="solid" style:text-underline-width="auto" style:text-underline-mode="continuous"/>
    </style:style>
    <style:style style:name="T1984" style:parent-style-name="Domyślnaczcionkaakapitu" style:family="text">
      <style:text-properties style:text-underline-type="single" style:text-underline-style="solid" style:text-underline-width="auto" style:text-underline-mode="continuous"/>
    </style:style>
    <style:style style:name="T1985" style:parent-style-name="Domyślnaczcionkaakapitu" style:family="text">
      <style:text-properties fo:background-color="#80FFFF" style:text-underline-type="single" style:text-underline-style="solid" style:text-underline-width="auto" style:text-underline-mode="continuous"/>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P1989" style:parent-style-name="Normalny" style:family="paragraph">
      <style:paragraph-properties fo:text-align="justify" fo:line-height="150%" fo:text-indent="0.2479in"/>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P1993" style:parent-style-name="Normalny" style:family="paragraph">
      <style:paragraph-properties fo:text-align="justify" fo:line-height="150%" fo:text-indent="0.2479in"/>
    </style:style>
    <style:style style:name="T1994" style:parent-style-name="Domyślnaczcionkaakapitu" style:family="text">
      <style:text-properties fo:background-color="#80FFFF"/>
    </style:style>
    <style:style style:name="P1995" style:parent-style-name="Normalny" style:family="paragraph">
      <style:paragraph-properties fo:text-align="justify" fo:line-height="150%" fo:text-indent="0.2479in"/>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P1998" style:parent-style-name="Normalny" style:family="paragraph">
      <style:paragraph-properties fo:text-align="justify" fo:line-height="150%" fo:text-indent="0.2479in"/>
    </style:style>
    <style:style style:name="P1999" style:parent-style-name="Normalny" style:family="paragraph">
      <style:paragraph-properties fo:text-align="justify" fo:line-height="150%"/>
    </style:style>
    <style:style style:name="T2000" style:parent-style-name="Domyślnaczcionkaakapitu" style:family="text">
      <style:text-properties style:text-underline-type="single" style:text-underline-style="solid" style:text-underline-width="auto" style:text-underline-mode="continuous"/>
    </style:style>
    <style:style style:name="T2001" style:parent-style-name="Domyślnaczcionkaakapitu" style:family="text">
      <style:text-properties fo:background-color="#80FFFF" style:text-underline-type="single" style:text-underline-style="solid" style:text-underline-width="auto" style:text-underline-mode="continuous"/>
    </style:style>
    <style:style style:name="T2002" style:parent-style-name="Domyślnaczcionkaakapitu" style:family="text">
      <style:text-properties style:text-underline-type="single" style:text-underline-style="solid" style:text-underline-width="auto" style:text-underline-mode="continuous"/>
    </style:style>
    <style:style style:name="T2003" style:parent-style-name="Domyślnaczcionkaakapitu" style:family="text">
      <style:text-properties fo:background-color="#80FFFF" style:text-underline-type="single" style:text-underline-style="solid" style:text-underline-width="auto" style:text-underline-mode="continuous"/>
    </style:style>
    <style:style style:name="T2004" style:parent-style-name="Domyślnaczcionkaakapitu" style:family="text">
      <style:text-properties fo:background-color="#80FFFF"/>
    </style:style>
    <style:style style:name="P2005" style:parent-style-name="Normalny" style:family="paragraph">
      <style:paragraph-properties fo:text-align="justify" fo:line-height="150%" fo:text-indent="0.2479in"/>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style:style>
    <style:style style:name="T2011" style:parent-style-name="Domyślnaczcionkaakapitu" style:family="text">
      <style:text-properties style:text-underline-type="single" style:text-underline-style="solid" style:text-underline-width="auto" style:text-underline-mode="continuous"/>
    </style:style>
    <style:style style:name="T2012" style:parent-style-name="Domyślnaczcionkaakapitu" style:family="text">
      <style:text-properties fo:background-color="#80FFFF" style:text-underline-type="single" style:text-underline-style="solid" style:text-underline-width="auto" style:text-underline-mode="continuous"/>
    </style:style>
    <style:style style:name="T2013" style:parent-style-name="Domyślnaczcionkaakapitu" style:family="text">
      <style:text-properties style:text-underline-type="single" style:text-underline-style="solid" style:text-underline-width="auto" style:text-underline-mode="continuous"/>
    </style:style>
    <style:style style:name="T2014" style:parent-style-name="Domyślnaczcionkaakapitu" style:family="text">
      <style:text-properties fo:background-color="#80FFFF" style:text-underline-type="single" style:text-underline-style="solid" style:text-underline-width="auto" style:text-underline-mode="continuous"/>
    </style:style>
    <style:style style:name="T2015" style:parent-style-name="Domyślnaczcionkaakapitu" style:family="text">
      <style:text-properties fo:background-color="#80FFFF"/>
    </style:style>
    <style:style style:name="P2016" style:parent-style-name="Normalny" style:family="paragraph">
      <style:paragraph-properties fo:text-align="justify" fo:line-height="150%" fo:text-indent="0.2479in"/>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P2019" style:parent-style-name="Normalny" style:family="paragraph">
      <style:paragraph-properties fo:text-align="justify" fo:line-height="150%" fo:text-indent="0.2479in"/>
    </style:style>
    <style:style style:name="P2020" style:parent-style-name="Normalny" style:family="paragraph">
      <style:paragraph-properties fo:text-align="justify" fo:line-height="150%" fo:text-indent="0.2479in"/>
    </style:style>
    <style:style style:name="P2021" style:parent-style-name="Normalny" style:family="paragraph">
      <style:paragraph-properties fo:text-align="justify" fo:line-height="150%" fo:text-indent="0.2479in"/>
    </style:style>
    <style:style style:name="T2022" style:parent-style-name="Domyślnaczcionkaakapitu" style:family="text">
      <style:text-properties fo:background-color="#80FFFF"/>
    </style:style>
    <style:style style:name="P2023" style:parent-style-name="Normalny" style:family="paragraph">
      <style:paragraph-properties fo:text-align="justify" fo:line-height="150%" fo:text-indent="0.2479in"/>
    </style:style>
    <style:style style:name="P2024" style:parent-style-name="Normalny" style:family="paragraph">
      <style:paragraph-properties fo:text-align="justify" fo:line-height="150%"/>
    </style:style>
    <style:style style:name="T2025" style:parent-style-name="Domyślnaczcionkaakapitu" style:family="text">
      <style:text-properties style:text-underline-type="single" style:text-underline-style="solid" style:text-underline-width="auto" style:text-underline-mode="continuous"/>
    </style:style>
    <style:style style:name="P2026" style:parent-style-name="Normalny" style:family="paragraph">
      <style:paragraph-properties fo:text-align="justify" fo:line-height="150%" fo:text-indent="0.2479in"/>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479in"/>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P2049" style:parent-style-name="Normalny" style:family="paragraph">
      <style:paragraph-properties fo:text-align="justify" fo:line-height="150%" fo:text-indent="0.2479in"/>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P2052" style:parent-style-name="Normalny" style:family="paragraph">
      <style:paragraph-properties fo:text-align="justify" fo:line-height="150%"/>
    </style:style>
    <style:style style:name="T2053" style:parent-style-name="Domyślnaczcionkaakapitu" style:family="text">
      <style:text-properties style:text-underline-type="single" style:text-underline-style="solid" style:text-underline-width="auto" style:text-underline-mode="continuous"/>
    </style:style>
    <style:style style:name="T2054" style:parent-style-name="Domyślnaczcionkaakapitu" style:family="text">
      <style:text-properties fo:background-color="#80FFFF" style:text-underline-type="single" style:text-underline-style="solid" style:text-underline-width="auto" style:text-underline-mode="continuous"/>
    </style:style>
    <style:style style:name="T2055" style:parent-style-name="Domyślnaczcionkaakapitu" style:family="text">
      <style:text-properties style:text-underline-type="single" style:text-underline-style="solid" style:text-underline-width="auto" style:text-underline-mode="continuous"/>
    </style:style>
    <style:style style:name="T2056" style:parent-style-name="Domyślnaczcionkaakapitu" style:family="text">
      <style:text-properties fo:background-color="#80FFFF" style:text-underline-type="single" style:text-underline-style="solid" style:text-underline-width="auto" style:text-underline-mode="continuous"/>
    </style:style>
    <style:style style:name="P2057" style:parent-style-name="Normalny" style:family="paragraph">
      <style:paragraph-properties fo:text-align="justify" fo:line-height="150%" fo:text-indent="0.2479in"/>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P2060" style:parent-style-name="Normalny" style:family="paragraph">
      <style:paragraph-properties fo:text-align="justify" fo:line-height="150%"/>
    </style:style>
    <style:style style:name="T2061" style:parent-style-name="Domyślnaczcionkaakapitu" style:family="text">
      <style:text-properties style:text-underline-type="single" style:text-underline-style="solid" style:text-underline-width="auto" style:text-underline-mode="continuous"/>
    </style:style>
    <style:style style:name="T2062" style:parent-style-name="Domyślnaczcionkaakapitu" style:family="text">
      <style:text-properties fo:background-color="#80FFFF" style:text-underline-type="single" style:text-underline-style="solid" style:text-underline-width="auto" style:text-underline-mode="continuous"/>
    </style:style>
    <style:style style:name="P2063" style:parent-style-name="Normalny" style:family="paragraph">
      <style:paragraph-properties fo:text-align="justify" fo:line-height="150%" fo:text-indent="0.2479in"/>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style:style>
    <style:style style:name="T2070" style:parent-style-name="Domyślnaczcionkaakapitu" style:family="text">
      <style:text-properties style:text-underline-type="single" style:text-underline-style="solid" style:text-underline-width="auto" style:text-underline-mode="continuous"/>
    </style:style>
    <style:style style:name="T2071" style:parent-style-name="Domyślnaczcionkaakapitu" style:family="text">
      <style:text-properties fo:background-color="#80FFFF" style:text-underline-type="single" style:text-underline-style="solid" style:text-underline-width="auto" style:text-underline-mode="continuous"/>
    </style:style>
    <style:style style:name="T2072" style:parent-style-name="Domyślnaczcionkaakapitu" style:family="text">
      <style:text-properties fo:background-color="#80FFFF"/>
    </style:style>
    <style:style style:name="P2073" style:parent-style-name="Normalny" style:family="paragraph">
      <style:paragraph-properties fo:text-align="justify" fo:line-height="150%" fo:text-indent="0.2479in"/>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style:style>
    <style:style style:name="T2077" style:parent-style-name="Domyślnaczcionkaakapitu" style:family="text">
      <style:text-properties fo:background-color="#80FFFF" style:text-underline-type="single" style:text-underline-style="solid" style:text-underline-width="auto" style:text-underline-mode="continuous"/>
    </style:style>
    <style:style style:name="T2078" style:parent-style-name="Domyślnaczcionkaakapitu" style:family="text">
      <style:text-properties style:text-underline-type="single" style:text-underline-style="solid" style:text-underline-width="auto" style:text-underline-mode="continuous"/>
    </style:style>
    <style:style style:name="T2079" style:parent-style-name="Domyślnaczcionkaakapitu" style:family="text">
      <style:text-properties fo:background-color="#80FFFF" style:text-underline-type="single" style:text-underline-style="solid" style:text-underline-width="auto" style:text-underline-mode="continuous"/>
    </style:style>
    <style:style style:name="T2080" style:parent-style-name="Domyślnaczcionkaakapitu" style:family="text">
      <style:text-properties style:text-underline-type="single" style:text-underline-style="solid" style:text-underline-width="auto" style:text-underline-mode="continuous"/>
    </style:style>
    <style:style style:name="T2081" style:parent-style-name="Domyślnaczcionkaakapitu" style:family="text">
      <style:text-properties style:text-underline-type="single" style:text-underline-style="solid" style:text-underline-width="auto" style:text-underline-mode="continuous"/>
    </style:style>
    <style:style style:name="T2082" style:parent-style-name="Domyślnaczcionkaakapitu" style:family="text">
      <style:text-properties style:text-underline-type="single" style:text-underline-style="solid" style:text-underline-width="auto" style:text-underline-mode="continuous"/>
    </style:style>
    <style:style style:name="T2083" style:parent-style-name="Domyślnaczcionkaakapitu" style:family="text">
      <style:text-properties fo:background-color="#80FFFF" style:text-underline-type="single" style:text-underline-style="solid" style:text-underline-width="auto" style:text-underline-mode="continuous"/>
    </style:style>
    <style:style style:name="T2084" style:parent-style-name="Domyślnaczcionkaakapitu" style:family="text">
      <style:text-properties style:text-underline-type="single" style:text-underline-style="solid" style:text-underline-width="auto" style:text-underline-mode="continuous"/>
    </style:style>
    <style:style style:name="T2085" style:parent-style-name="Domyślnaczcionkaakapitu" style:family="text">
      <style:text-properties fo:background-color="#80FFFF" style:text-underline-type="single" style:text-underline-style="solid" style:text-underline-width="auto" style:text-underline-mode="continuous"/>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fo:text-indent="0.2479in"/>
    </style:style>
    <style:style style:name="T2088" style:parent-style-name="Domyślnaczcionkaakapitu" style:family="text">
      <style:text-properties fo:background-color="#80FFFF"/>
    </style:style>
    <style:style style:name="P2089" style:parent-style-name="Normalny" style:family="paragraph">
      <style:paragraph-properties fo:text-align="justify" fo:line-height="150%"/>
    </style:style>
    <style:style style:name="T2090" style:parent-style-name="Domyślnaczcionkaakapitu" style:family="text">
      <style:text-properties fo:background-color="#80FFFF" style:text-underline-type="single" style:text-underline-style="solid" style:text-underline-width="auto" style:text-underline-mode="continuous"/>
    </style:style>
    <style:style style:name="T2091" style:parent-style-name="Domyślnaczcionkaakapitu" style:family="text">
      <style:text-properties style:text-underline-type="single" style:text-underline-style="solid" style:text-underline-width="auto" style:text-underline-mode="continuous"/>
    </style:style>
    <style:style style:name="T2092" style:parent-style-name="Domyślnaczcionkaakapitu" style:family="text">
      <style:text-properties fo:background-color="#80FFFF"/>
    </style:style>
    <style:style style:name="P2093" style:parent-style-name="Normalny" style:family="paragraph">
      <style:paragraph-properties fo:text-align="justify" fo:line-height="150%" fo:text-indent="0.2479in"/>
    </style:style>
    <style:style style:name="T2094" style:parent-style-name="Domyślnaczcionkaakapitu" style:family="text">
      <style:text-properties fo:background-color="#80FFFF"/>
    </style:style>
    <style:style style:name="P2095" style:parent-style-name="Normalny" style:family="paragraph">
      <style:paragraph-properties fo:text-align="justify" fo:line-height="150%"/>
    </style:style>
    <style:style style:name="T2096" style:parent-style-name="Domyślnaczcionkaakapitu" style:family="text">
      <style:text-properties fo:background-color="#80FFFF" style:text-underline-type="single" style:text-underline-style="solid" style:text-underline-width="auto" style:text-underline-mode="continuous"/>
    </style:style>
    <style:style style:name="T2097" style:parent-style-name="Domyślnaczcionkaakapitu" style:family="text">
      <style:text-properties style:text-underline-type="single" style:text-underline-style="solid" style:text-underline-width="auto" style:text-underline-mode="continuous"/>
    </style:style>
    <style:style style:name="T2098" style:parent-style-name="Domyślnaczcionkaakapitu" style:family="text">
      <style:text-properties fo:background-color="#80FFFF" style:text-underline-type="single" style:text-underline-style="solid" style:text-underline-width="auto" style:text-underline-mode="continuous"/>
    </style:style>
    <style:style style:name="T2099" style:parent-style-name="Domyślnaczcionkaakapitu" style:family="text">
      <style:text-properties style:text-underline-type="single" style:text-underline-style="solid" style:text-underline-width="auto" style:text-underline-mode="continuous"/>
    </style:style>
    <style:style style:name="T2100" style:parent-style-name="Domyślnaczcionkaakapitu" style:family="text">
      <style:text-properties style:text-underline-type="single" style:text-underline-style="solid" style:text-underline-width="auto" style:text-underline-mode="continuous"/>
    </style:style>
    <style:style style:name="T2101" style:parent-style-name="Domyślnaczcionkaakapitu" style:family="text">
      <style:text-properties style:text-underline-type="single" style:text-underline-style="solid" style:text-underline-width="auto" style:text-underline-mode="continuous"/>
    </style:style>
    <style:style style:name="T2102" style:parent-style-name="Domyślnaczcionkaakapitu" style:family="text">
      <style:text-properties fo:background-color="#80FFFF" style:text-underline-type="single" style:text-underline-style="solid" style:text-underline-width="auto" style:text-underline-mode="continuous"/>
    </style:style>
    <style:style style:name="T2103" style:parent-style-name="Domyślnaczcionkaakapitu" style:family="text">
      <style:text-properties style:text-underline-type="single" style:text-underline-style="solid" style:text-underline-width="auto" style:text-underline-mode="continuous"/>
    </style:style>
    <style:style style:name="T2104" style:parent-style-name="Domyślnaczcionkaakapitu" style:family="text">
      <style:text-properties fo:background-color="#80FFFF" style:text-underline-type="single" style:text-underline-style="solid" style:text-underline-width="auto" style:text-underline-mode="continuous"/>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fo:text-indent="0.2479in"/>
    </style:style>
    <style:style style:name="T2107" style:parent-style-name="Domyślnaczcionkaakapitu" style:family="text">
      <style:text-properties fo:background-color="#80FFFF"/>
    </style:style>
    <style:style style:name="P2108" style:parent-style-name="Normalny" style:family="paragraph">
      <style:paragraph-properties fo:text-align="justify" fo:line-height="150%"/>
    </style:style>
    <style:style style:name="T2109" style:parent-style-name="Domyślnaczcionkaakapitu" style:family="text">
      <style:text-properties style:text-underline-type="single" style:text-underline-style="solid" style:text-underline-width="auto" style:text-underline-mode="continuous"/>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fo:text-indent="0.2479in"/>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P2119" style:parent-style-name="Normalny" style:family="paragraph">
      <style:paragraph-properties fo:text-align="justify" fo:line-height="150%" fo:text-indent="0.2479in"/>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P2123" style:parent-style-name="Normalny" style:family="paragraph">
      <style:paragraph-properties fo:text-align="justify" fo:line-height="150%"/>
    </style:style>
    <style:style style:name="T2124" style:parent-style-name="Domyślnaczcionkaakapitu" style:family="text">
      <style:text-properties fo:background-color="#80FFFF" style:text-underline-type="single" style:text-underline-style="solid" style:text-underline-width="auto" style:text-underline-mode="continuous"/>
    </style:style>
    <style:style style:name="T2125" style:parent-style-name="Domyślnaczcionkaakapitu" style:family="text">
      <style:text-properties style:text-underline-type="single" style:text-underline-style="solid" style:text-underline-width="auto" style:text-underline-mode="continuous"/>
    </style:style>
    <style:style style:name="T2126" style:parent-style-name="Domyślnaczcionkaakapitu" style:family="text">
      <style:text-properties fo:background-color="#80FFFF"/>
    </style:style>
    <style:style style:name="P2127" style:parent-style-name="Normalny" style:family="paragraph">
      <style:paragraph-properties fo:text-align="justify" fo:line-height="150%" fo:text-indent="0.2479in"/>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P2131" style:parent-style-name="Normalny" style:family="paragraph">
      <style:paragraph-properties fo:text-align="justify" fo:line-height="150%"/>
    </style:style>
    <style:style style:name="T2132" style:parent-style-name="Domyślnaczcionkaakapitu" style:family="text">
      <style:text-properties style:text-underline-type="single" style:text-underline-style="solid" style:text-underline-width="auto" style:text-underline-mode="continuous"/>
    </style:style>
    <style:style style:name="T2133" style:parent-style-name="Domyślnaczcionkaakapitu" style:family="text">
      <style:text-properties fo:background-color="#80FFFF" style:text-underline-type="single" style:text-underline-style="solid" style:text-underline-width="auto" style:text-underline-mode="continuous"/>
    </style:style>
    <style:style style:name="T2134" style:parent-style-name="Domyślnaczcionkaakapitu" style:family="text">
      <style:text-properties style:text-underline-type="single" style:text-underline-style="solid" style:text-underline-width="auto" style:text-underline-mode="continuous"/>
    </style:style>
    <style:style style:name="T2135" style:parent-style-name="Domyślnaczcionkaakapitu" style:family="text">
      <style:text-properties fo:background-color="#80FFFF" style:text-underline-type="single" style:text-underline-style="solid" style:text-underline-width="auto" style:text-underline-mode="continuous"/>
    </style:style>
    <style:style style:name="P2136" style:parent-style-name="Normalny" style:family="paragraph">
      <style:paragraph-properties fo:text-align="justify" fo:line-height="150%" fo:text-indent="0.2479in"/>
    </style:style>
    <style:style style:name="T2137" style:parent-style-name="Domyślnaczcionkaakapitu" style:family="text">
      <style:text-properties fo:background-color="#80FFFF"/>
    </style:style>
    <style:style style:name="P2138" style:parent-style-name="Normalny" style:family="paragraph">
      <style:paragraph-properties fo:text-align="justify" fo:line-height="150%" fo:text-indent="0.2479in"/>
    </style:style>
    <style:style style:name="P2139" style:parent-style-name="Normalny" style:family="paragraph">
      <style:paragraph-properties fo:text-align="justify" fo:line-height="150%"/>
    </style:style>
    <style:style style:name="T2140" style:parent-style-name="Domyślnaczcionkaakapitu" style:family="text">
      <style:text-properties style:text-underline-type="single" style:text-underline-style="solid" style:text-underline-width="auto" style:text-underline-mode="continuous"/>
    </style:style>
    <style:style style:name="T2141" style:parent-style-name="Domyślnaczcionkaakapitu" style:family="text">
      <style:text-properties fo:background-color="#80FFFF"/>
    </style:style>
    <style:style style:name="P2142" style:parent-style-name="Normalny" style:family="paragraph">
      <style:paragraph-properties fo:text-align="justify" fo:line-height="150%" fo:text-indent="0.2479in"/>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fo:text-indent="0.2479in"/>
    </style:style>
    <style:style style:name="P2146" style:parent-style-name="Normalny" style:family="paragraph">
      <style:paragraph-properties fo:text-align="justify" fo:line-height="150%"/>
    </style:style>
    <style:style style:name="T2147" style:parent-style-name="Domyślnaczcionkaakapitu" style:family="text">
      <style:text-properties fo:background-color="#80FFFF" style:text-underline-type="single" style:text-underline-style="solid" style:text-underline-width="auto" style:text-underline-mode="continuous"/>
    </style:style>
    <style:style style:name="T2148" style:parent-style-name="Domyślnaczcionkaakapitu" style:family="text">
      <style:text-properties style:text-underline-type="single" style:text-underline-style="solid" style:text-underline-width="auto" style:text-underline-mode="continuous"/>
    </style:style>
    <style:style style:name="P2149" style:parent-style-name="Normalny" style:family="paragraph">
      <style:paragraph-properties fo:text-align="justify" fo:line-height="150%" fo:text-indent="0.2479in"/>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style:tab-stops>
          <style:tab-stop style:type="left" style:leader-style="solid" style:leader-text="_" style:position="2.1152in"/>
        </style:tab-stops>
      </style:paragraph-properties>
    </style:style>
    <style:style style:name="T2153" style:parent-style-name="Domyślnaczcionkaakapitu" style:family="text">
      <style:text-properties fo:background-color="#80FFFF" style:text-underline-type="single" style:text-underline-style="solid" style:text-underline-width="auto" style:text-underline-mode="continuous"/>
    </style:style>
    <style:style style:name="T2154" style:parent-style-name="Domyślnaczcionkaakapitu" style:family="text">
      <style:text-properties style:text-underline-type="single" style:text-underline-style="solid" style:text-underline-width="auto" style:text-underline-mode="continuous"/>
    </style:style>
    <style:style style:name="T2155" style:parent-style-name="Domyślnaczcionkaakapitu" style:family="text">
      <style:text-properties fo:background-color="#80FFFF"/>
    </style:style>
    <style:style style:name="P2156" style:parent-style-name="Normalny" style:family="paragraph">
      <style:paragraph-properties fo:text-align="justify" fo:line-height="150%" fo:text-indent="0.2479in"/>
    </style:style>
    <style:style style:name="T2157" style:parent-style-name="Domyślnaczcionkaakapitu" style:family="text">
      <style:text-properties fo:background-color="#80FFFF"/>
    </style:style>
    <style:style style:name="P2158" style:parent-style-name="Normalny" style:family="paragraph">
      <style:paragraph-properties fo:text-align="justify" fo:line-height="150%"/>
    </style:style>
    <style:style style:name="T2159" style:parent-style-name="Domyślnaczcionkaakapitu" style:family="text">
      <style:text-properties style:text-underline-type="single" style:text-underline-style="solid" style:text-underline-width="auto" style:text-underline-mode="continuous"/>
    </style:style>
    <style:style style:name="T2160" style:parent-style-name="Domyślnaczcionkaakapitu" style:family="text">
      <style:text-properties fo:background-color="#80FFFF" style:text-underline-type="single" style:text-underline-style="solid" style:text-underline-width="auto" style:text-underline-mode="continuous"/>
    </style:style>
    <style:style style:name="T2161" style:parent-style-name="Domyślnaczcionkaakapitu" style:family="text">
      <style:text-properties fo:background-color="#80FFFF"/>
    </style:style>
    <style:style style:name="P2162" style:parent-style-name="Normalny" style:family="paragraph">
      <style:paragraph-properties fo:text-align="justify" fo:line-height="150%" fo:text-indent="0.2479in"/>
    </style:style>
    <style:style style:name="T2163" style:parent-style-name="Domyślnaczcionkaakapitu" style:family="text">
      <style:text-properties fo:background-color="#80FFFF"/>
    </style:style>
    <style:style style:name="P2164" style:parent-style-name="Normalny" style:family="paragraph">
      <style:paragraph-properties fo:text-align="justify" fo:line-height="150%"/>
    </style:style>
    <style:style style:name="T2165" style:parent-style-name="Domyślnaczcionkaakapitu" style:family="text">
      <style:text-properties style:text-underline-type="single" style:text-underline-style="solid" style:text-underline-width="auto" style:text-underline-mode="continuous"/>
    </style:style>
    <style:style style:name="T2166" style:parent-style-name="Domyślnaczcionkaakapitu" style:family="text">
      <style:text-properties fo:background-color="#80FFFF"/>
    </style:style>
    <style:style style:name="P2167" style:parent-style-name="Normalny" style:family="paragraph">
      <style:paragraph-properties fo:text-align="justify" fo:line-height="150%" fo:text-indent="0.2479in">
        <style:tab-stops>
          <style:tab-stop style:type="left" style:position="4.1236in"/>
        </style:tab-stops>
      </style:paragraph-properties>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P2179" style:parent-style-name="Normalny" style:family="paragraph">
      <style:paragraph-properties fo:text-align="justify" fo:line-height="150%"/>
    </style:style>
    <style:style style:name="T2180" style:parent-style-name="Domyślnaczcionkaakapitu" style:family="text">
      <style:text-properties style:text-underline-type="single" style:text-underline-style="solid" style:text-underline-width="auto" style:text-underline-mode="continuous"/>
    </style:style>
    <style:style style:name="T2181" style:parent-style-name="Domyślnaczcionkaakapitu" style:family="text">
      <style:text-properties fo:background-color="#80FFFF"/>
    </style:style>
    <style:style style:name="P2182" style:parent-style-name="Normalny" style:family="paragraph">
      <style:paragraph-properties fo:text-align="justify" fo:line-height="150%" fo:text-indent="0.2479in">
        <style:tab-stops>
          <style:tab-stop style:type="left" style:position="0.8708in"/>
        </style:tab-stops>
      </style:paragraph-properties>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P2187" style:parent-style-name="Normalny" style:family="paragraph">
      <style:paragraph-properties fo:text-align="justify" fo:line-height="150%" fo:text-indent="0.2479in"/>
    </style:style>
    <style:style style:name="T2188" style:parent-style-name="Domyślnaczcionkaakapitu" style:family="text">
      <style:text-properties fo:background-color="#80FFFF"/>
    </style:style>
    <style:style style:name="P2189" style:parent-style-name="Normalny" style:family="paragraph">
      <style:paragraph-properties fo:text-align="justify" fo:line-height="150%"/>
    </style:style>
    <style:style style:name="T2190" style:parent-style-name="Domyślnaczcionkaakapitu" style:family="text">
      <style:text-properties style:text-underline-type="single" style:text-underline-style="solid" style:text-underline-width="auto" style:text-underline-mode="continuous"/>
    </style:style>
    <style:style style:name="T2191" style:parent-style-name="Domyślnaczcionkaakapitu" style:family="text">
      <style:text-properties fo:background-color="#80FFFF" style:text-underline-type="single" style:text-underline-style="solid" style:text-underline-width="auto" style:text-underline-mode="continuous"/>
    </style:style>
    <style:style style:name="T2192" style:parent-style-name="Domyślnaczcionkaakapitu" style:family="text">
      <style:text-properties fo:background-color="#80FFFF"/>
    </style:style>
    <style:style style:name="P2193" style:parent-style-name="Normalny" style:family="paragraph">
      <style:paragraph-properties fo:text-align="justify" fo:line-height="150%" fo:text-indent="0.2479in"/>
    </style:style>
    <style:style style:name="P2194" style:parent-style-name="Normalny" style:family="paragraph">
      <style:paragraph-properties fo:text-align="justify" fo:line-height="150%"/>
    </style:style>
    <style:style style:name="T2195" style:parent-style-name="Domyślnaczcionkaakapitu" style:family="text">
      <style:text-properties fo:background-color="#80FFFF" style:text-underline-type="single" style:text-underline-style="solid" style:text-underline-width="auto" style:text-underline-mode="continuous"/>
    </style:style>
    <style:style style:name="T2196" style:parent-style-name="Domyślnaczcionkaakapitu" style:family="text">
      <style:text-properties style:text-underline-type="single" style:text-underline-style="solid" style:text-underline-width="auto" style:text-underline-mode="continuous"/>
    </style:style>
    <style:style style:name="T2197" style:parent-style-name="Domyślnaczcionkaakapitu" style:family="text">
      <style:text-properties fo:background-color="#80FFFF"/>
    </style:style>
    <style:style style:name="P2198" style:parent-style-name="Normalny" style:family="paragraph">
      <style:paragraph-properties fo:text-align="justify" fo:line-height="150%" fo:text-indent="0.2479in"/>
    </style:style>
    <style:style style:name="T2199" style:parent-style-name="Domyślnaczcionkaakapitu" style:family="text">
      <style:text-properties fo:background-color="#80FFFF"/>
    </style:style>
    <style:style style:name="P2200" style:parent-style-name="Normalny" style:family="paragraph">
      <style:paragraph-properties fo:text-align="justify" fo:line-height="150%"/>
    </style:style>
    <style:style style:name="T2201" style:parent-style-name="Domyślnaczcionkaakapitu" style:family="text">
      <style:text-properties fo:background-color="#80FFFF" style:text-underline-type="single" style:text-underline-style="solid" style:text-underline-width="auto" style:text-underline-mode="continuous"/>
    </style:style>
    <style:style style:name="T2202" style:parent-style-name="Domyślnaczcionkaakapitu" style:family="text">
      <style:text-properties style:text-underline-type="single" style:text-underline-style="solid" style:text-underline-width="auto" style:text-underline-mode="continuous"/>
    </style:style>
    <style:style style:name="T2203" style:parent-style-name="Domyślnaczcionkaakapitu" style:family="text">
      <style:text-properties fo:background-color="#80FFFF"/>
    </style:style>
    <style:style style:name="P2204" style:parent-style-name="Normalny" style:family="paragraph">
      <style:paragraph-properties fo:text-align="justify" fo:line-height="150%" fo:text-indent="0.2479in"/>
    </style:style>
    <style:style style:name="T2205" style:parent-style-name="Domyślnaczcionkaakapitu" style:family="text">
      <style:text-properties fo:background-color="#80FFFF"/>
    </style:style>
    <style:style style:name="P2206" style:parent-style-name="Normalny" style:family="paragraph">
      <style:paragraph-properties fo:text-align="justify" fo:line-height="150%"/>
    </style:style>
    <style:style style:name="T2207" style:parent-style-name="Domyślnaczcionkaakapitu" style:family="text">
      <style:text-properties fo:background-color="#80FFFF" style:text-underline-type="single" style:text-underline-style="solid" style:text-underline-width="auto" style:text-underline-mode="continuous"/>
    </style:style>
    <style:style style:name="T2208" style:parent-style-name="Domyślnaczcionkaakapitu" style:family="text">
      <style:text-properties style:text-underline-type="single" style:text-underline-style="solid" style:text-underline-width="auto" style:text-underline-mode="continuous"/>
    </style:style>
    <style:style style:name="T2209" style:parent-style-name="Domyślnaczcionkaakapitu" style:family="text">
      <style:text-properties fo:background-color="#80FFFF" style:text-underline-type="single" style:text-underline-style="solid" style:text-underline-width="auto" style:text-underline-mode="continuous"/>
    </style:style>
    <style:style style:name="T2210" style:parent-style-name="Domyślnaczcionkaakapitu" style:family="text">
      <style:text-properties style:text-underline-type="single" style:text-underline-style="solid" style:text-underline-width="auto" style:text-underline-mode="continuous"/>
    </style:style>
    <style:style style:name="T2211" style:parent-style-name="Domyślnaczcionkaakapitu" style:family="text">
      <style:text-properties fo:background-color="#80FFFF" style:text-underline-type="single" style:text-underline-style="solid" style:text-underline-width="auto" style:text-underline-mode="continuous"/>
    </style:style>
    <style:style style:name="T2212" style:parent-style-name="Domyślnaczcionkaakapitu" style:family="text">
      <style:text-properties fo:background-color="#80FFFF"/>
    </style:style>
    <style:style style:name="P2213" style:parent-style-name="Normalny" style:family="paragraph">
      <style:paragraph-properties fo:text-align="justify" fo:line-height="150%" fo:text-indent="0.2479in"/>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style:style>
    <style:style style:name="T2216" style:parent-style-name="Domyślnaczcionkaakapitu" style:family="text">
      <style:text-properties fo:background-color="#80FFFF" style:text-underline-type="single" style:text-underline-style="solid" style:text-underline-width="auto" style:text-underline-mode="continuous"/>
    </style:style>
    <style:style style:name="T2217" style:parent-style-name="Domyślnaczcionkaakapitu" style:family="text">
      <style:text-properties style:text-underline-type="single" style:text-underline-style="solid" style:text-underline-width="auto" style:text-underline-mode="continuous"/>
    </style:style>
    <style:style style:name="T2218" style:parent-style-name="Domyślnaczcionkaakapitu" style:family="text">
      <style:text-properties fo:background-color="#80FFFF"/>
    </style:style>
    <style:style style:name="P2219" style:parent-style-name="Normalny" style:family="paragraph">
      <style:paragraph-properties fo:text-align="justify" fo:line-height="150%" fo:text-indent="0.2479in"/>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P2222" style:parent-style-name="Normalny" style:family="paragraph">
      <style:paragraph-properties fo:text-align="justify" fo:line-height="150%"/>
    </style:style>
    <style:style style:name="T2223" style:parent-style-name="Domyślnaczcionkaakapitu" style:family="text">
      <style:text-properties style:text-underline-type="single" style:text-underline-style="solid" style:text-underline-width="auto" style:text-underline-mode="continuous"/>
    </style:style>
    <style:style style:name="T2224" style:parent-style-name="Domyślnaczcionkaakapitu" style:family="text">
      <style:text-properties fo:background-color="#80FFFF"/>
    </style:style>
    <style:style style:name="P2225" style:parent-style-name="Normalny" style:family="paragraph">
      <style:paragraph-properties fo:text-align="justify" fo:line-height="150%" fo:text-indent="0.2479in"/>
    </style:style>
    <style:style style:name="P2226" style:parent-style-name="Normalny" style:family="paragraph">
      <style:paragraph-properties fo:text-align="justify" fo:line-height="150%">
        <style:tab-stops>
          <style:tab-stop style:type="left" style:leader-style="solid" style:leader-text="_" style:position="2.4048in"/>
        </style:tab-stops>
      </style:paragraph-properties>
    </style:style>
    <style:style style:name="T2227" style:parent-style-name="Domyślnaczcionkaakapitu" style:family="text">
      <style:text-properties fo:background-color="#80FFFF" style:text-underline-type="single" style:text-underline-style="solid" style:text-underline-width="auto" style:text-underline-mode="continuous"/>
    </style:style>
    <style:style style:name="T2228" style:parent-style-name="Domyślnaczcionkaakapitu" style:family="text">
      <style:text-properties style:text-underline-type="single" style:text-underline-style="solid" style:text-underline-width="auto" style:text-underline-mode="continuous"/>
    </style:style>
    <style:style style:name="T2229" style:parent-style-name="Domyślnaczcionkaakapitu" style:family="text">
      <style:text-properties fo:background-color="#80FFFF"/>
    </style:style>
    <style:style style:name="P2230" style:parent-style-name="Normalny" style:family="paragraph">
      <style:paragraph-properties fo:text-align="justify" fo:line-height="150%" fo:text-indent="0.2479in"/>
    </style:style>
    <style:style style:name="T2231" style:parent-style-name="Domyślnaczcionkaakapitu" style:family="text">
      <style:text-properties fo:background-color="#80FFFF"/>
    </style:style>
    <style:style style:name="P2232" style:parent-style-name="Normalny" style:family="paragraph">
      <style:paragraph-properties fo:text-align="justify" fo:line-height="150%"/>
    </style:style>
    <style:style style:name="T2233" style:parent-style-name="Domyślnaczcionkaakapitu" style:family="text">
      <style:text-properties style:text-underline-type="single" style:text-underline-style="solid" style:text-underline-width="auto" style:text-underline-mode="continuous"/>
    </style:style>
    <style:style style:name="T2234" style:parent-style-name="Domyślnaczcionkaakapitu" style:family="text">
      <style:text-properties fo:background-color="#80FFFF"/>
    </style:style>
    <style:style style:name="P2235" style:parent-style-name="Normalny" style:family="paragraph">
      <style:paragraph-properties fo:text-align="justify" fo:line-height="150%" fo:text-indent="0.2479in"/>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P2238" style:parent-style-name="Normalny" style:family="paragraph">
      <style:paragraph-properties fo:text-align="justify" fo:line-height="150%" fo:text-indent="0.2479in"/>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P2242" style:parent-style-name="Normalny" style:family="paragraph">
      <style:paragraph-properties fo:text-align="justify" fo:line-height="150%"/>
    </style:style>
    <style:style style:name="T2243" style:parent-style-name="Domyślnaczcionkaakapitu" style:family="text">
      <style:text-properties style:text-underline-type="single" style:text-underline-style="solid" style:text-underline-width="auto" style:text-underline-mode="continuous"/>
    </style:style>
    <style:style style:name="T2244" style:parent-style-name="Domyślnaczcionkaakapitu" style:family="text">
      <style:text-properties fo:background-color="#80FFFF" style:text-underline-type="single" style:text-underline-style="solid" style:text-underline-width="auto" style:text-underline-mode="continuous"/>
    </style:style>
    <style:style style:name="T2245" style:parent-style-name="Domyślnaczcionkaakapitu" style:family="text">
      <style:text-properties style:text-underline-type="single" style:text-underline-style="solid" style:text-underline-width="auto" style:text-underline-mode="continuous"/>
    </style:style>
    <style:style style:name="T2246" style:parent-style-name="Domyślnaczcionkaakapitu" style:family="text">
      <style:text-properties fo:background-color="#80FFFF" style:text-underline-type="single" style:text-underline-style="solid" style:text-underline-width="auto" style:text-underline-mode="continuous"/>
    </style:style>
    <style:style style:name="T2247" style:parent-style-name="Domyślnaczcionkaakapitu" style:family="text">
      <style:text-properties fo:background-color="#80FFFF"/>
    </style:style>
    <style:style style:name="P2248" style:parent-style-name="Normalny" style:family="paragraph">
      <style:paragraph-properties fo:text-align="justify" fo:line-height="150%" fo:text-indent="0.2479in"/>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P2254" style:parent-style-name="Normalny" style:family="paragraph">
      <style:paragraph-properties fo:text-align="justify" fo:line-height="150%" fo:text-indent="0.2479in"/>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P2261" style:parent-style-name="Normalny" style:family="paragraph">
      <style:paragraph-properties fo:text-align="justify" fo:line-height="150%" fo:text-indent="0.2479in"/>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fo:text-indent="0.2479in"/>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P2268" style:parent-style-name="Normalny" style:family="paragraph">
      <style:paragraph-properties fo:text-align="justify" fo:line-height="150%"/>
    </style:style>
    <style:style style:name="T2269" style:parent-style-name="Domyślnaczcionkaakapitu" style:family="text">
      <style:text-properties fo:background-color="#80FFFF" style:text-underline-type="single" style:text-underline-style="solid" style:text-underline-width="auto" style:text-underline-mode="continuous"/>
    </style:style>
    <style:style style:name="T2270" style:parent-style-name="Domyślnaczcionkaakapitu" style:family="text">
      <style:text-properties style:text-underline-type="single" style:text-underline-style="solid" style:text-underline-width="auto" style:text-underline-mode="continuous"/>
    </style:style>
    <style:style style:name="T2271" style:parent-style-name="Domyślnaczcionkaakapitu" style:family="text">
      <style:text-properties fo:background-color="#80FFFF"/>
    </style:style>
    <style:style style:name="P2272" style:parent-style-name="Normalny" style:family="paragraph">
      <style:paragraph-properties fo:text-align="justify" fo:line-height="150%" fo:text-indent="0.2479in"/>
    </style:style>
    <style:style style:name="P2273" style:parent-style-name="Normalny" style:family="paragraph">
      <style:paragraph-properties fo:text-align="justify" fo:line-height="150%"/>
    </style:style>
    <style:style style:name="T2274" style:parent-style-name="Domyślnaczcionkaakapitu" style:family="text">
      <style:text-properties fo:background-color="#80FFFF" style:text-underline-type="single" style:text-underline-style="solid" style:text-underline-width="auto" style:text-underline-mode="continuous"/>
    </style:style>
    <style:style style:name="T2275" style:parent-style-name="Domyślnaczcionkaakapitu" style:family="text">
      <style:text-properties style:text-underline-type="single" style:text-underline-style="solid" style:text-underline-width="auto" style:text-underline-mode="continuous"/>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fo:text-indent="0.2479in"/>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P2284" style:parent-style-name="Normalny" style:family="paragraph">
      <style:paragraph-properties fo:text-align="justify" fo:line-height="150%" fo:text-indent="0.2479in"/>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P2302" style:parent-style-name="Normalny" style:family="paragraph">
      <style:paragraph-properties fo:text-align="justify" fo:line-height="150%"/>
    </style:style>
    <style:style style:name="T2303" style:parent-style-name="Domyślnaczcionkaakapitu" style:family="text">
      <style:text-properties style:text-underline-type="single" style:text-underline-style="solid" style:text-underline-width="auto" style:text-underline-mode="continuous"/>
    </style:style>
    <style:style style:name="T2304" style:parent-style-name="Domyślnaczcionkaakapitu" style:family="text">
      <style:text-properties fo:background-color="#80FFFF" style:text-underline-type="single" style:text-underline-style="solid" style:text-underline-width="auto" style:text-underline-mode="continuous"/>
    </style:style>
    <style:style style:name="T2305" style:parent-style-name="Domyślnaczcionkaakapitu" style:family="text">
      <style:text-properties style:text-underline-type="single" style:text-underline-style="solid" style:text-underline-width="auto" style:text-underline-mode="continuous"/>
    </style:style>
    <style:style style:name="T2306" style:parent-style-name="Domyślnaczcionkaakapitu" style:family="text">
      <style:text-properties fo:background-color="#80FFFF" style:text-underline-type="single" style:text-underline-style="solid" style:text-underline-width="auto" style:text-underline-mode="continuous"/>
    </style:style>
    <style:style style:name="P2307" style:parent-style-name="Normalny" style:family="paragraph">
      <style:paragraph-properties fo:text-align="justify" fo:line-height="150%" fo:text-indent="0.2479in"/>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P2312" style:parent-style-name="Normalny" style:family="paragraph">
      <style:paragraph-properties fo:text-align="justify" fo:line-height="150%"/>
    </style:style>
    <style:style style:name="T2313" style:parent-style-name="Domyślnaczcionkaakapitu" style:family="text">
      <style:text-properties fo:background-color="#80FFFF" style:text-underline-type="single" style:text-underline-style="solid" style:text-underline-width="auto" style:text-underline-mode="continuous"/>
    </style:style>
    <style:style style:name="T2314" style:parent-style-name="Domyślnaczcionkaakapitu" style:family="text">
      <style:text-properties style:text-underline-type="single" style:text-underline-style="solid" style:text-underline-width="auto" style:text-underline-mode="continuous"/>
    </style:style>
    <style:style style:name="T2315" style:parent-style-name="Domyślnaczcionkaakapitu" style:family="text">
      <style:text-properties fo:background-color="#80FFFF"/>
    </style:style>
    <style:style style:name="P2316" style:parent-style-name="Normalny" style:family="paragraph">
      <style:paragraph-properties fo:text-align="justify" fo:line-height="150%" fo:text-indent="0.2479in"/>
    </style:style>
    <style:style style:name="P2317" style:parent-style-name="Normalny" style:family="paragraph">
      <style:paragraph-properties fo:text-align="justify" fo:line-height="150%"/>
    </style:style>
    <style:style style:name="T2318" style:parent-style-name="Domyślnaczcionkaakapitu" style:family="text">
      <style:text-properties style:text-underline-type="single" style:text-underline-style="solid" style:text-underline-width="auto" style:text-underline-mode="continuous"/>
    </style:style>
    <style:style style:name="T2319" style:parent-style-name="Domyślnaczcionkaakapitu" style:family="text">
      <style:text-properties fo:background-color="#80FFFF" style:text-underline-type="single" style:text-underline-style="solid" style:text-underline-width="auto" style:text-underline-mode="continuous"/>
    </style:style>
    <style:style style:name="P2320" style:parent-style-name="Normalny" style:family="paragraph">
      <style:paragraph-properties fo:text-align="justify" fo:line-height="150%" fo:text-indent="0.2479in"/>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P2324" style:parent-style-name="Normalny" style:family="paragraph">
      <style:paragraph-properties fo:text-align="justify" fo:line-height="150%" fo:text-indent="0.2479in"/>
    </style:style>
    <style:style style:name="T2325" style:parent-style-name="Domyślnaczcionkaakapitu" style:family="text">
      <style:text-properties fo:background-color="#80FFFF"/>
    </style:style>
    <style:style style:name="P2326" style:parent-style-name="Normalny" style:family="paragraph">
      <style:paragraph-properties fo:text-align="justify" fo:line-height="150%" fo:text-indent="0.2479in"/>
    </style:style>
    <style:style style:name="T2327" style:parent-style-name="Domyślnaczcionkaakapitu" style:family="text">
      <style:text-properties fo:background-color="#80FFFF"/>
    </style:style>
    <style:style style:name="P2328" style:parent-style-name="Normalny" style:family="paragraph">
      <style:paragraph-properties fo:text-align="justify" fo:line-height="150%" fo:text-indent="0.2479in"/>
    </style:style>
    <style:style style:name="T2329" style:parent-style-name="Domyślnaczcionkaakapitu" style:family="text">
      <style:text-properties fo:background-color="#80FFFF"/>
    </style:style>
    <style:style style:name="P2330" style:parent-style-name="Normalny" style:family="paragraph">
      <style:paragraph-properties fo:text-align="justify" fo:line-height="150%" fo:text-indent="0.2479in"/>
    </style:style>
    <style:style style:name="T2331" style:parent-style-name="Domyślnaczcionkaakapitu" style:family="text">
      <style:text-properties fo:background-color="#80FFFF"/>
    </style:style>
    <style:style style:name="P2332" style:parent-style-name="Normalny" style:family="paragraph">
      <style:paragraph-properties fo:text-align="justify" fo:line-height="150%" fo:text-indent="0.2479in"/>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P2335" style:parent-style-name="Normalny" style:family="paragraph">
      <style:paragraph-properties fo:text-align="justify" fo:line-height="150%"/>
    </style:style>
    <style:style style:name="T2336" style:parent-style-name="Domyślnaczcionkaakapitu" style:family="text">
      <style:text-properties style:text-underline-type="single" style:text-underline-style="solid" style:text-underline-width="auto" style:text-underline-mode="continuous"/>
    </style:style>
    <style:style style:name="P2337" style:parent-style-name="Normalny" style:family="paragraph">
      <style:paragraph-properties fo:text-align="justify" fo:line-height="150%" fo:text-indent="0.2479in"/>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fo:text-indent="0.2479in"/>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fo:text-indent="0.2479in"/>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P2351" style:parent-style-name="Normalny" style:family="paragraph">
      <style:paragraph-properties fo:text-align="justify" fo:line-height="150%"/>
    </style:style>
    <style:style style:name="T2352" style:parent-style-name="Domyślnaczcionkaakapitu" style:family="text">
      <style:text-properties fo:background-color="#80FFFF" style:text-underline-type="single" style:text-underline-style="solid" style:text-underline-width="auto" style:text-underline-mode="continuous"/>
    </style:style>
    <style:style style:name="T2353" style:parent-style-name="Domyślnaczcionkaakapitu" style:family="text">
      <style:text-properties style:text-underline-type="single" style:text-underline-style="solid" style:text-underline-width="auto" style:text-underline-mode="continuous"/>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fo:text-indent="0.2479in"/>
    </style:style>
    <style:style style:name="P2356" style:parent-style-name="Normalny" style:family="paragraph">
      <style:paragraph-properties fo:text-align="justify" fo:line-height="150%"/>
    </style:style>
    <style:style style:name="T2357" style:parent-style-name="Domyślnaczcionkaakapitu" style:family="text">
      <style:text-properties style:text-underline-type="single" style:text-underline-style="solid" style:text-underline-width="auto" style:text-underline-mode="continuous"/>
    </style:style>
    <style:style style:name="T2358" style:parent-style-name="Domyślnaczcionkaakapitu" style:family="text">
      <style:text-properties fo:background-color="#80FFFF" style:text-underline-type="single" style:text-underline-style="solid" style:text-underline-width="auto" style:text-underline-mode="continuous"/>
    </style:style>
    <style:style style:name="T2359" style:parent-style-name="Domyślnaczcionkaakapitu" style:family="text">
      <style:text-properties fo:background-color="#80FFFF"/>
    </style:style>
    <style:style style:name="P2360" style:parent-style-name="Normalny" style:family="paragraph">
      <style:paragraph-properties fo:text-align="justify" fo:line-height="150%" fo:text-indent="0.2479in"/>
    </style:style>
    <style:style style:name="P2361" style:parent-style-name="Normalny" style:family="paragraph">
      <style:paragraph-properties fo:text-align="justify" fo:line-height="150%"/>
    </style:style>
    <style:style style:name="T2362" style:parent-style-name="Domyślnaczcionkaakapitu" style:family="text">
      <style:text-properties style:text-underline-type="single" style:text-underline-style="solid" style:text-underline-width="auto" style:text-underline-mode="continuous"/>
    </style:style>
    <style:style style:name="P2363" style:parent-style-name="Normalny" style:family="paragraph">
      <style:paragraph-properties fo:text-align="justify" fo:line-height="150%" fo:text-indent="0.2479in"/>
    </style:style>
    <style:style style:name="T2364" style:parent-style-name="Domyślnaczcionkaakapitu" style:family="text">
      <style:text-properties fo:background-color="#80FFFF"/>
    </style:style>
    <style:style style:name="P2365" style:parent-style-name="Normalny" style:family="paragraph">
      <style:paragraph-properties fo:text-align="justify" fo:line-height="150%"/>
    </style:style>
    <style:style style:name="T2366" style:parent-style-name="Domyślnaczcionkaakapitu" style:family="text">
      <style:text-properties style:text-underline-type="single" style:text-underline-style="solid" style:text-underline-width="auto" style:text-underline-mode="continuous"/>
    </style:style>
    <style:style style:name="T2367" style:parent-style-name="Domyślnaczcionkaakapitu" style:family="text">
      <style:text-properties fo:background-color="#80FFFF" style:text-underline-type="single" style:text-underline-style="solid" style:text-underline-width="auto" style:text-underline-mode="continuous"/>
    </style:style>
    <style:style style:name="T2368" style:parent-style-name="Domyślnaczcionkaakapitu" style:family="text">
      <style:text-properties fo:background-color="#80FFFF"/>
    </style:style>
    <style:style style:name="P2369" style:parent-style-name="Normalny" style:family="paragraph">
      <style:paragraph-properties fo:text-align="justify" fo:line-height="150%" fo:text-indent="0.2479in"/>
    </style:style>
    <style:style style:name="T2370" style:parent-style-name="Domyślnaczcionkaakapitu" style:family="text">
      <style:text-properties fo:background-color="#80FFFF"/>
    </style:style>
    <style:style style:name="P2371" style:parent-style-name="Normalny" style:family="paragraph">
      <style:paragraph-properties fo:text-align="justify" fo:line-height="150%" fo:text-indent="0.2479in"/>
    </style:style>
    <style:style style:name="T2372" style:parent-style-name="Domyślnaczcionkaakapitu" style:family="text">
      <style:text-properties fo:background-color="#80FFFF"/>
    </style:style>
    <style:style style:name="P2373" style:parent-style-name="Normalny" style:family="paragraph">
      <style:paragraph-properties fo:text-align="justify" fo:line-height="150%" fo:text-indent="0.2479in"/>
    </style:style>
    <style:style style:name="P2374" style:parent-style-name="Normalny" style:family="paragraph">
      <style:paragraph-properties fo:text-align="justify" fo:line-height="150%" fo:text-indent="0.2479in"/>
    </style:style>
    <style:style style:name="P2375" style:parent-style-name="Normalny" style:family="paragraph">
      <style:paragraph-properties fo:text-align="justify" fo:line-height="150%"/>
    </style:style>
    <style:style style:name="T2376" style:parent-style-name="Domyślnaczcionkaakapitu" style:family="text">
      <style:text-properties style:text-underline-type="single" style:text-underline-style="solid" style:text-underline-width="auto" style:text-underline-mode="continuous"/>
    </style:style>
    <style:style style:name="P2377" style:parent-style-name="Normalny" style:family="paragraph">
      <style:paragraph-properties fo:text-align="justify" fo:line-height="150%" fo:text-indent="0.2479in"/>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P2400" style:parent-style-name="Normalny" style:family="paragraph">
      <style:paragraph-properties fo:text-align="justify" fo:line-height="150%" fo:text-indent="0.2479in"/>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P2403" style:parent-style-name="Normalny" style:family="paragraph">
      <style:paragraph-properties fo:text-align="justify" fo:line-height="150%"/>
    </style:style>
    <style:style style:name="T2404" style:parent-style-name="Domyślnaczcionkaakapitu" style:family="text">
      <style:text-properties fo:background-color="#80FFFF" style:text-underline-type="single" style:text-underline-style="solid" style:text-underline-width="auto" style:text-underline-mode="continuous"/>
    </style:style>
    <style:style style:name="T2405" style:parent-style-name="Domyślnaczcionkaakapitu" style:family="text">
      <style:text-properties style:text-underline-type="single" style:text-underline-style="solid" style:text-underline-width="auto" style:text-underline-mode="continuous"/>
    </style:style>
    <style:style style:name="T2406" style:parent-style-name="Domyślnaczcionkaakapitu" style:family="text">
      <style:text-properties fo:background-color="#80FFFF"/>
    </style:style>
    <style:style style:name="P2407" style:parent-style-name="Normalny" style:family="paragraph">
      <style:paragraph-properties fo:text-align="justify" fo:line-height="150%" fo:text-indent="0.2479in"/>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P2411" style:parent-style-name="Normalny" style:family="paragraph">
      <style:paragraph-properties fo:text-align="justify" fo:line-height="150%"/>
    </style:style>
    <style:style style:name="T2412" style:parent-style-name="Domyślnaczcionkaakapitu" style:family="text">
      <style:text-properties fo:background-color="#80FFFF" style:text-underline-type="single" style:text-underline-style="solid" style:text-underline-width="auto" style:text-underline-mode="continuous"/>
    </style:style>
    <style:style style:name="T2413" style:parent-style-name="Domyślnaczcionkaakapitu" style:family="text">
      <style:text-properties style:text-underline-type="single" style:text-underline-style="solid" style:text-underline-width="auto" style:text-underline-mode="continuous"/>
    </style:style>
    <style:style style:name="T2414" style:parent-style-name="Domyślnaczcionkaakapitu" style:family="text">
      <style:text-properties fo:background-color="#80FFFF"/>
    </style:style>
    <style:style style:name="P2415" style:parent-style-name="Normalny" style:family="paragraph">
      <style:paragraph-properties fo:text-align="justify" fo:line-height="150%" fo:text-indent="0.2479in"/>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P2420" style:parent-style-name="Normalny" style:family="paragraph">
      <style:paragraph-properties fo:text-align="justify" fo:line-height="150%"/>
    </style:style>
    <style:style style:name="T2421" style:parent-style-name="Domyślnaczcionkaakapitu" style:family="text">
      <style:text-properties style:text-underline-type="single" style:text-underline-style="solid" style:text-underline-width="auto" style:text-underline-mode="continuous"/>
    </style:style>
    <style:style style:name="T2422" style:parent-style-name="Domyślnaczcionkaakapitu" style:family="text">
      <style:text-properties fo:background-color="#80FFFF" style:text-underline-type="single" style:text-underline-style="solid" style:text-underline-width="auto" style:text-underline-mode="continuous"/>
    </style:style>
    <style:style style:name="T2423" style:parent-style-name="Domyślnaczcionkaakapitu" style:family="text">
      <style:text-properties style:text-underline-type="single" style:text-underline-style="solid" style:text-underline-width="auto" style:text-underline-mode="continuous"/>
    </style:style>
    <style:style style:name="T2424" style:parent-style-name="Domyślnaczcionkaakapitu" style:family="text">
      <style:text-properties fo:background-color="#80FFFF" style:text-underline-type="single" style:text-underline-style="solid" style:text-underline-width="auto" style:text-underline-mode="continuous"/>
    </style:style>
    <style:style style:name="T2425" style:parent-style-name="Domyślnaczcionkaakapitu" style:family="text">
      <style:text-properties fo:background-color="#80FFFF"/>
    </style:style>
    <style:style style:name="P2426" style:parent-style-name="Normalny" style:family="paragraph">
      <style:paragraph-properties fo:text-align="justify" fo:line-height="150%" fo:text-indent="0.2479in"/>
    </style:style>
    <style:style style:name="T2427" style:parent-style-name="Domyślnaczcionkaakapitu" style:family="text">
      <style:text-properties fo:background-color="#80FFFF"/>
    </style:style>
    <style:style style:name="P2428" style:parent-style-name="Normalny" style:family="paragraph">
      <style:paragraph-properties fo:text-align="justify" fo:line-height="150%" fo:text-indent="0.2479in">
        <style:tab-stops>
          <style:tab-stop style:type="left" style:position="1.5354in"/>
        </style:tab-stops>
      </style:paragraph-properties>
    </style:style>
    <style:style style:name="T2429" style:parent-style-name="Domyślnaczcionkaakapitu" style:family="text">
      <style:text-properties fo:background-color="#80FFFF"/>
    </style:style>
    <style:style style:name="P2430" style:parent-style-name="Normalny" style:family="paragraph">
      <style:paragraph-properties fo:text-align="justify" fo:line-height="150%" fo:text-indent="0.2479in"/>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P2435" style:parent-style-name="Normalny" style:family="paragraph">
      <style:paragraph-properties fo:text-align="justify" fo:line-height="150%"/>
    </style:style>
    <style:style style:name="T2436" style:parent-style-name="Domyślnaczcionkaakapitu" style:family="text">
      <style:text-properties fo:background-color="#80FFFF" style:text-underline-type="single" style:text-underline-style="solid" style:text-underline-width="auto" style:text-underline-mode="continuous"/>
    </style:style>
    <style:style style:name="T2437" style:parent-style-name="Domyślnaczcionkaakapitu" style:family="text">
      <style:text-properties style:text-underline-type="single" style:text-underline-style="solid" style:text-underline-width="auto" style:text-underline-mode="continuous"/>
    </style:style>
    <style:style style:name="T2438" style:parent-style-name="Domyślnaczcionkaakapitu" style:family="text">
      <style:text-properties fo:background-color="#80FFFF"/>
    </style:style>
    <style:style style:name="P2439" style:parent-style-name="Normalny" style:family="paragraph">
      <style:paragraph-properties fo:text-align="justify" fo:line-height="150%" fo:text-indent="0.2479in"/>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P2444" style:parent-style-name="Normalny" style:family="paragraph">
      <style:paragraph-properties fo:text-align="justify" fo:line-height="150%" fo:text-indent="0.2479in"/>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P2449" style:parent-style-name="Normalny" style:family="paragraph">
      <style:paragraph-properties fo:text-align="justify" fo:line-height="150%" fo:text-indent="0.2479in"/>
    </style:style>
    <style:style style:name="T2450" style:parent-style-name="Domyślnaczcionkaakapitu" style:family="text">
      <style:text-properties fo:background-color="#80FFFF"/>
    </style:style>
    <style:style style:name="P2451" style:parent-style-name="Normalny" style:family="paragraph">
      <style:paragraph-properties fo:text-align="justify" fo:line-height="150%" fo:text-indent="0.2479in"/>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P2455" style:parent-style-name="Normalny" style:family="paragraph">
      <style:paragraph-properties fo:text-align="justify" fo:line-height="150%" fo:text-indent="0.2479in"/>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P2464" style:parent-style-name="Normalny" style:family="paragraph">
      <style:paragraph-properties fo:text-align="justify" fo:line-height="150%" fo:text-indent="0.2479in"/>
    </style:style>
    <style:style style:name="T2465" style:parent-style-name="Domyślnaczcionkaakapitu" style:family="text">
      <style:text-properties fo:background-color="#80FFFF"/>
    </style:style>
    <style:style style:name="P2466" style:parent-style-name="Normalny" style:family="paragraph">
      <style:paragraph-properties fo:text-align="justify" fo:line-height="150%" fo:text-indent="0.2479in"/>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P2470" style:parent-style-name="Normalny" style:family="paragraph">
      <style:paragraph-properties fo:text-align="justify" fo:line-height="150%" fo:text-indent="0.2479in"/>
    </style:style>
    <style:style style:name="P2471" style:parent-style-name="Normalny" style:family="paragraph">
      <style:paragraph-properties fo:text-align="justify" fo:line-height="150%" fo:text-indent="0.2479in"/>
    </style:style>
    <style:style style:name="P2472" style:parent-style-name="Normalny" style:family="paragraph">
      <style:paragraph-properties fo:text-align="justify" fo:line-height="150%"/>
    </style:style>
    <style:style style:name="T2473" style:parent-style-name="Domyślnaczcionkaakapitu" style:family="text">
      <style:text-properties style:text-underline-type="single" style:text-underline-style="solid" style:text-underline-width="auto" style:text-underline-mode="continuous"/>
    </style:style>
    <style:style style:name="T2474" style:parent-style-name="Domyślnaczcionkaakapitu" style:family="text">
      <style:text-properties fo:background-color="#80FFFF" style:text-underline-type="single" style:text-underline-style="solid" style:text-underline-width="auto" style:text-underline-mode="continuous"/>
    </style:style>
    <style:style style:name="T2475" style:parent-style-name="Domyślnaczcionkaakapitu" style:family="text">
      <style:text-properties style:text-underline-type="single" style:text-underline-style="solid" style:text-underline-width="auto" style:text-underline-mode="continuous"/>
    </style:style>
    <style:style style:name="T2476" style:parent-style-name="Domyślnaczcionkaakapitu" style:family="text">
      <style:text-properties fo:background-color="#80FFFF" style:text-underline-type="single" style:text-underline-style="solid" style:text-underline-width="auto" style:text-underline-mode="continuous"/>
    </style:style>
    <style:style style:name="T2477" style:parent-style-name="Domyślnaczcionkaakapitu" style:family="text">
      <style:text-properties fo:background-color="#80FFFF"/>
    </style:style>
    <style:style style:name="P2478" style:parent-style-name="Normalny" style:family="paragraph">
      <style:paragraph-properties fo:text-align="justify" fo:line-height="150%" fo:text-indent="0.2479in"/>
    </style:style>
    <style:style style:name="T2479" style:parent-style-name="Domyślnaczcionkaakapitu" style:family="text">
      <style:text-properties fo:background-color="#80FFFF"/>
    </style:style>
    <style:style style:name="P2480" style:parent-style-name="Normalny" style:family="paragraph">
      <style:paragraph-properties fo:text-align="justify" fo:line-height="150%" fo:text-indent="0.2479in"/>
    </style:style>
    <style:style style:name="P2481" style:parent-style-name="Normalny" style:family="paragraph">
      <style:paragraph-properties fo:text-align="justify" fo:line-height="150%"/>
    </style:style>
    <style:style style:name="T2482" style:parent-style-name="Domyślnaczcionkaakapitu" style:family="text">
      <style:text-properties style:text-underline-type="single" style:text-underline-style="solid" style:text-underline-width="auto" style:text-underline-mode="continuous"/>
    </style:style>
    <style:style style:name="P2483" style:parent-style-name="Normalny" style:family="paragraph">
      <style:paragraph-properties fo:text-align="justify" fo:line-height="150%" fo:text-indent="0.2479in"/>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P2486" style:parent-style-name="Normalny" style:family="paragraph">
      <style:paragraph-properties fo:text-align="justify" fo:line-height="150%" fo:text-indent="0.2479in"/>
    </style:style>
    <style:style style:name="P2487" style:parent-style-name="Normalny" style:family="paragraph">
      <style:paragraph-properties fo:text-align="justify" fo:line-height="150%"/>
    </style:style>
    <style:style style:name="T2488" style:parent-style-name="Domyślnaczcionkaakapitu" style:family="text">
      <style:text-properties fo:background-color="#80FFFF" style:text-underline-type="single" style:text-underline-style="solid" style:text-underline-width="auto" style:text-underline-mode="continuous"/>
    </style:style>
    <style:style style:name="T2489" style:parent-style-name="Domyślnaczcionkaakapitu" style:family="text">
      <style:text-properties style:text-underline-type="single" style:text-underline-style="solid" style:text-underline-width="auto" style:text-underline-mode="continuous"/>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fo:text-indent="0.2479in"/>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P2494" style:parent-style-name="Normalny" style:family="paragraph">
      <style:paragraph-properties fo:text-align="justify" fo:line-height="150%">
        <style:tab-stops>
          <style:tab-stop style:type="left" style:leader-style="solid" style:leader-text="_" style:position="2.3534in"/>
        </style:tab-stops>
      </style:paragraph-properties>
    </style:style>
    <style:style style:name="T2495" style:parent-style-name="Domyślnaczcionkaakapitu" style:family="text">
      <style:text-properties fo:background-color="#80FFFF" style:text-underline-type="single" style:text-underline-style="solid" style:text-underline-width="auto" style:text-underline-mode="continuous"/>
    </style:style>
    <style:style style:name="T2496" style:parent-style-name="Domyślnaczcionkaakapitu" style:family="text">
      <style:text-properties style:text-underline-type="single" style:text-underline-style="solid" style:text-underline-width="auto" style:text-underline-mode="continuous"/>
    </style:style>
    <style:style style:name="T2497" style:parent-style-name="Domyślnaczcionkaakapitu" style:family="text">
      <style:text-properties fo:background-color="#80FFFF"/>
    </style:style>
    <style:style style:name="P2498" style:parent-style-name="Normalny" style:family="paragraph">
      <style:paragraph-properties fo:text-align="justify" fo:line-height="150%" fo:text-indent="0.2479in"/>
    </style:style>
    <style:style style:name="P2499" style:parent-style-name="Normalny" style:family="paragraph">
      <style:paragraph-properties fo:text-align="justify" fo:line-height="150%"/>
    </style:style>
    <style:style style:name="T2500" style:parent-style-name="Domyślnaczcionkaakapitu" style:family="text">
      <style:text-properties fo:background-color="#80FFFF" style:text-underline-type="single" style:text-underline-style="solid" style:text-underline-width="auto" style:text-underline-mode="continuous"/>
    </style:style>
    <style:style style:name="T2501" style:parent-style-name="Domyślnaczcionkaakapitu" style:family="text">
      <style:text-properties style:text-underline-type="single" style:text-underline-style="solid" style:text-underline-width="auto" style:text-underline-mode="continuous"/>
    </style:style>
    <style:style style:name="T2502" style:parent-style-name="Domyślnaczcionkaakapitu" style:family="text">
      <style:text-properties fo:background-color="#80FFFF" style:text-underline-type="single" style:text-underline-style="solid" style:text-underline-width="auto" style:text-underline-mode="continuous"/>
    </style:style>
    <style:style style:name="T2503" style:parent-style-name="Domyślnaczcionkaakapitu" style:family="text">
      <style:text-properties fo:background-color="#80FFFF"/>
    </style:style>
    <style:style style:name="P2504" style:parent-style-name="Normalny" style:family="paragraph">
      <style:paragraph-properties fo:text-align="justify" fo:line-height="150%" fo:text-indent="0.2479in"/>
    </style:style>
    <style:style style:name="T2505" style:parent-style-name="Domyślnaczcionkaakapitu" style:family="text">
      <style:text-properties fo:background-color="#80FFFF"/>
    </style:style>
    <style:style style:name="P2506" style:parent-style-name="Normalny" style:family="paragraph">
      <style:paragraph-properties fo:text-align="justify" fo:line-height="150%"/>
    </style:style>
    <style:style style:name="T2507" style:parent-style-name="Domyślnaczcionkaakapitu" style:family="text">
      <style:text-properties style:text-underline-type="single" style:text-underline-style="solid" style:text-underline-width="auto" style:text-underline-mode="continuous"/>
    </style:style>
    <style:style style:name="P2508" style:parent-style-name="Normalny" style:family="paragraph">
      <style:paragraph-properties fo:text-align="justify" fo:line-height="150%" fo:text-indent="0.2479in"/>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P2514" style:parent-style-name="Normalny" style:family="paragraph">
      <style:paragraph-properties fo:text-align="justify" fo:line-height="150%"/>
    </style:style>
    <style:style style:name="T2515" style:parent-style-name="Domyślnaczcionkaakapitu" style:family="text">
      <style:text-properties style:text-underline-type="single" style:text-underline-style="solid" style:text-underline-width="auto" style:text-underline-mode="continuous"/>
    </style:style>
    <style:style style:name="T2516" style:parent-style-name="Domyślnaczcionkaakapitu" style:family="text">
      <style:text-properties fo:background-color="#80FFFF" style:text-underline-type="single" style:text-underline-style="solid" style:text-underline-width="auto" style:text-underline-mode="continuous"/>
    </style:style>
    <style:style style:name="T2517" style:parent-style-name="Domyślnaczcionkaakapitu" style:family="text">
      <style:text-properties style:text-underline-type="single" style:text-underline-style="solid" style:text-underline-width="auto" style:text-underline-mode="continuous"/>
    </style:style>
    <style:style style:name="T2518" style:parent-style-name="Domyślnaczcionkaakapitu" style:family="text">
      <style:text-properties fo:background-color="#80FFFF" style:text-underline-type="single" style:text-underline-style="solid" style:text-underline-width="auto" style:text-underline-mode="continuous"/>
    </style:style>
    <style:style style:name="T2519" style:parent-style-name="Domyślnaczcionkaakapitu" style:family="text">
      <style:text-properties fo:background-color="#80FFFF"/>
    </style:style>
    <style:style style:name="P2520" style:parent-style-name="Normalny" style:family="paragraph">
      <style:paragraph-properties fo:text-align="justify" fo:line-height="150%" fo:text-indent="0.2479in"/>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P2544" style:parent-style-name="Normalny" style:family="paragraph">
      <style:paragraph-properties fo:text-align="justify" fo:line-height="150%" fo:text-indent="0.2479in"/>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fo:text-indent="0.2479in"/>
    </style:style>
    <style:style style:name="P2553" style:parent-style-name="Normalny" style:family="paragraph">
      <style:paragraph-properties fo:text-align="justify" fo:line-height="150%"/>
    </style:style>
    <style:style style:name="T2554" style:parent-style-name="Domyślnaczcionkaakapitu" style:family="text">
      <style:text-properties style:text-underline-type="single" style:text-underline-style="solid" style:text-underline-width="auto" style:text-underline-mode="continuous"/>
    </style:style>
    <style:style style:name="P2555" style:parent-style-name="Normalny" style:family="paragraph">
      <style:paragraph-properties fo:text-align="justify" fo:line-height="150%" fo:text-indent="0.2479in"/>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P2567" style:parent-style-name="Normalny" style:family="paragraph">
      <style:paragraph-properties fo:text-align="justify" fo:line-height="150%"/>
    </style:style>
    <style:style style:name="T2568" style:parent-style-name="Domyślnaczcionkaakapitu" style:family="text">
      <style:text-properties style:text-underline-type="single" style:text-underline-style="solid" style:text-underline-width="auto" style:text-underline-mode="continuous"/>
    </style:style>
    <style:style style:name="T2569" style:parent-style-name="Domyślnaczcionkaakapitu" style:family="text">
      <style:text-properties fo:background-color="#80FFFF"/>
    </style:style>
    <style:style style:name="P2570" style:parent-style-name="Normalny" style:family="paragraph">
      <style:paragraph-properties fo:text-align="justify" fo:line-height="150%" fo:text-indent="0.2479in"/>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P2573" style:parent-style-name="Normalny" style:family="paragraph">
      <style:paragraph-properties fo:text-align="justify" fo:line-height="150%"/>
    </style:style>
    <style:style style:name="T2574" style:parent-style-name="Domyślnaczcionkaakapitu" style:family="text">
      <style:text-properties style:text-underline-type="single" style:text-underline-style="solid" style:text-underline-width="auto" style:text-underline-mode="continuous"/>
    </style:style>
    <style:style style:name="P2575" style:parent-style-name="Normalny" style:family="paragraph">
      <style:paragraph-properties fo:text-align="justify" fo:line-height="150%" fo:text-indent="0.2479in"/>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P2581" style:parent-style-name="Normalny" style:family="paragraph">
      <style:paragraph-properties fo:text-align="justify" fo:line-height="150%" fo:text-indent="0.2479in"/>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P2586" style:parent-style-name="Normalny" style:family="paragraph">
      <style:paragraph-properties fo:text-align="justify" fo:line-height="150%"/>
    </style:style>
    <style:style style:name="T2587" style:parent-style-name="Domyślnaczcionkaakapitu" style:family="text">
      <style:text-properties style:text-underline-type="single" style:text-underline-style="solid" style:text-underline-width="auto" style:text-underline-mode="continuous"/>
    </style:style>
    <style:style style:name="T2588" style:parent-style-name="Domyślnaczcionkaakapitu" style:family="text">
      <style:text-properties fo:background-color="#80FFFF" style:text-underline-type="single" style:text-underline-style="solid" style:text-underline-width="auto" style:text-underline-mode="continuous"/>
    </style:style>
    <style:style style:name="T2589" style:parent-style-name="Domyślnaczcionkaakapitu" style:family="text">
      <style:text-properties style:text-underline-type="single" style:text-underline-style="solid" style:text-underline-width="auto" style:text-underline-mode="continuous"/>
    </style:style>
    <style:style style:name="T2590" style:parent-style-name="Domyślnaczcionkaakapitu" style:family="text">
      <style:text-properties fo:background-color="#80FFFF" style:text-underline-type="single" style:text-underline-style="solid" style:text-underline-width="auto" style:text-underline-mode="continuous"/>
    </style:style>
    <style:style style:name="T2591" style:parent-style-name="Domyślnaczcionkaakapitu" style:family="text">
      <style:text-properties style:text-underline-type="single" style:text-underline-style="solid" style:text-underline-width="auto" style:text-underline-mode="continuous"/>
    </style:style>
    <style:style style:name="T2592" style:parent-style-name="Domyślnaczcionkaakapitu" style:family="text">
      <style:text-properties fo:background-color="#80FFFF" style:text-underline-type="single" style:text-underline-style="solid" style:text-underline-width="auto" style:text-underline-mode="continuous"/>
    </style:style>
    <style:style style:name="T2593" style:parent-style-name="Domyślnaczcionkaakapitu" style:family="text">
      <style:text-properties fo:background-color="#80FFFF"/>
    </style:style>
    <style:style style:name="P2594" style:parent-style-name="Normalny" style:family="paragraph">
      <style:paragraph-properties fo:text-align="justify" fo:line-height="150%" fo:text-indent="0.2479in"/>
    </style:style>
    <style:style style:name="P2595" style:parent-style-name="Normalny" style:family="paragraph">
      <style:paragraph-properties fo:text-align="justify" fo:line-height="150%"/>
    </style:style>
    <style:style style:name="T2596" style:parent-style-name="Domyślnaczcionkaakapitu" style:family="text">
      <style:text-properties style:text-underline-type="single" style:text-underline-style="solid" style:text-underline-width="auto" style:text-underline-mode="continuous"/>
    </style:style>
    <style:style style:name="T2597" style:parent-style-name="Domyślnaczcionkaakapitu" style:family="text">
      <style:text-properties fo:background-color="#80FFFF" style:text-underline-type="single" style:text-underline-style="solid" style:text-underline-width="auto" style:text-underline-mode="continuous"/>
    </style:style>
    <style:style style:name="T2598" style:parent-style-name="Domyślnaczcionkaakapitu" style:family="text">
      <style:text-properties style:text-underline-type="single" style:text-underline-style="solid" style:text-underline-width="auto" style:text-underline-mode="continuous"/>
    </style:style>
    <style:style style:name="T2599" style:parent-style-name="Domyślnaczcionkaakapitu" style:family="text">
      <style:text-properties fo:background-color="#80FFFF" style:text-underline-type="single" style:text-underline-style="solid" style:text-underline-width="auto" style:text-underline-mode="continuous"/>
    </style:style>
    <style:style style:name="T2600" style:parent-style-name="Domyślnaczcionkaakapitu" style:family="text">
      <style:text-properties fo:background-color="#80FFFF"/>
    </style:style>
    <style:style style:name="P2601" style:parent-style-name="Normalny" style:family="paragraph">
      <style:paragraph-properties fo:text-align="justify" fo:line-height="150%" fo:text-indent="0.2479in"/>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P2607" style:parent-style-name="Normalny" style:family="paragraph">
      <style:paragraph-properties fo:text-align="justify" fo:line-height="150%" fo:text-indent="0.2479in"/>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P2611" style:parent-style-name="Normalny" style:family="paragraph">
      <style:paragraph-properties fo:text-align="justify" fo:line-height="150%"/>
    </style:style>
    <style:style style:name="T2612" style:parent-style-name="Domyślnaczcionkaakapitu" style:family="text">
      <style:text-properties style:text-underline-type="single" style:text-underline-style="solid" style:text-underline-width="auto" style:text-underline-mode="continuous"/>
    </style:style>
    <style:style style:name="T2613" style:parent-style-name="Domyślnaczcionkaakapitu" style:family="text">
      <style:text-properties fo:background-color="#80FFFF" style:text-underline-type="single" style:text-underline-style="solid" style:text-underline-width="auto" style:text-underline-mode="continuous"/>
    </style:style>
    <style:style style:name="T2614" style:parent-style-name="Domyślnaczcionkaakapitu" style:family="text">
      <style:text-properties fo:background-color="#80FFFF"/>
    </style:style>
    <style:style style:name="P2615" style:parent-style-name="Normalny" style:family="paragraph">
      <style:paragraph-properties fo:text-align="justify" fo:line-height="150%" fo:text-indent="0.2479in"/>
    </style:style>
    <style:style style:name="P2616" style:parent-style-name="Normalny" style:family="paragraph">
      <style:paragraph-properties fo:text-align="justify" fo:line-height="150%" fo:text-indent="0.2479in"/>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P2627" style:parent-style-name="Normalny" style:family="paragraph">
      <style:paragraph-properties fo:text-align="justify" fo:line-height="150%" fo:text-indent="0.2479in"/>
    </style:style>
    <style:style style:name="T2628" style:parent-style-name="Domyślnaczcionkaakapitu" style:family="text">
      <style:text-properties fo:background-color="#80FFFF"/>
    </style:style>
    <style:style style:name="P2629" style:parent-style-name="Normalny" style:family="paragraph">
      <style:paragraph-properties fo:text-align="justify" fo:line-height="150%" fo:text-indent="0.2479in"/>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P2638" style:parent-style-name="Normalny" style:family="paragraph">
      <style:paragraph-properties fo:text-align="justify" fo:line-height="150%" fo:text-indent="0.2479in"/>
    </style:style>
    <style:style style:name="T2639" style:parent-style-name="Domyślnaczcionkaakapitu" style:family="text">
      <style:text-properties fo:background-color="#80FFFF"/>
    </style:style>
    <style:style style:name="P2640" style:parent-style-name="Normalny" style:family="paragraph">
      <style:paragraph-properties fo:text-align="justify" fo:line-height="150%" fo:text-indent="0.2479in"/>
    </style:style>
    <style:style style:name="P2641" style:parent-style-name="Normalny" style:family="paragraph">
      <style:paragraph-properties fo:text-align="justify" fo:line-height="150%" fo:text-indent="0.2479in"/>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P2646" style:parent-style-name="Normalny" style:family="paragraph">
      <style:paragraph-properties fo:text-align="justify" fo:line-height="150%" fo:text-indent="0.2479in"/>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P2732" style:parent-style-name="Normalny" style:family="paragraph">
      <style:paragraph-properties fo:text-align="justify" fo:line-height="150%" fo:text-indent="0.2479in"/>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P2744" style:parent-style-name="Normalny" style:family="paragraph">
      <style:paragraph-properties fo:text-align="justify" fo:line-height="150%" fo:text-indent="0.2479in"/>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P2760" style:parent-style-name="Normalny" style:family="paragraph">
      <style:paragraph-properties fo:text-align="justify" fo:line-height="150%" fo:text-indent="0.2479in"/>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P2769" style:parent-style-name="Normalny" style:family="paragraph">
      <style:paragraph-properties fo:text-align="justify" fo:line-height="150%" fo:text-indent="0.2479in"/>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P2777" style:parent-style-name="Normalny" style:family="paragraph">
      <style:paragraph-properties fo:text-align="justify" fo:line-height="150%" fo:text-indent="0.2479in"/>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P2794" style:parent-style-name="Normalny" style:family="paragraph">
      <style:paragraph-properties fo:text-align="justify" fo:line-height="150%" fo:text-indent="0.2479in"/>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fo:text-indent="0.2479in"/>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P2813" style:parent-style-name="Normalny" style:family="paragraph">
      <style:paragraph-properties fo:text-align="justify" fo:line-height="150%" fo:text-indent="0.2479in"/>
    </style:style>
    <style:style style:name="P2814" style:parent-style-name="Normalny" style:family="paragraph">
      <style:paragraph-properties fo:text-align="justify" fo:line-height="150%" fo:text-indent="0.2479in"/>
    </style:style>
    <style:style style:name="P2815" style:parent-style-name="Normalny" style:family="paragraph">
      <style:paragraph-properties fo:text-align="justify" fo:line-height="150%"/>
    </style:style>
    <style:style style:name="T2816" style:parent-style-name="Domyślnaczcionkaakapitu" style:family="text">
      <style:text-properties fo:background-color="#80FFFF" style:text-underline-type="single" style:text-underline-style="solid" style:text-underline-width="auto" style:text-underline-mode="continuous"/>
    </style:style>
    <style:style style:name="T2817" style:parent-style-name="Domyślnaczcionkaakapitu" style:family="text">
      <style:text-properties style:text-underline-type="single" style:text-underline-style="solid" style:text-underline-width="auto" style:text-underline-mode="continuous"/>
    </style:style>
    <style:style style:name="T2818" style:parent-style-name="Domyślnaczcionkaakapitu" style:family="text">
      <style:text-properties fo:background-color="#80FFFF" style:text-underline-type="single" style:text-underline-style="solid" style:text-underline-width="auto" style:text-underline-mode="continuous"/>
    </style:style>
    <style:style style:name="P2819" style:parent-style-name="Normalny" style:family="paragraph">
      <style:paragraph-properties fo:text-align="justify" fo:line-height="150%" fo:text-indent="0.2479in"/>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P2832" style:parent-style-name="Normalny" style:family="paragraph">
      <style:paragraph-properties fo:text-align="justify" fo:line-height="150%" fo:text-indent="0.2479in"/>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P2912" style:parent-style-name="Normalny" style:family="paragraph">
      <style:paragraph-properties fo:text-align="justify" fo:line-height="150%" fo:text-indent="0.2479in"/>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P2918" style:parent-style-name="Normalny" style:family="paragraph">
      <style:paragraph-properties fo:text-align="justify" fo:line-height="150%" fo:text-indent="0.2479in"/>
    </style:style>
    <style:style style:name="T2919" style:parent-style-name="Domyślnaczcionkaakapitu" style:family="text">
      <style:text-properties fo:background-color="#80FFFF"/>
    </style:style>
    <style:style style:name="P2920" style:parent-style-name="Normalny" style:family="paragraph">
      <style:paragraph-properties fo:text-align="justify" fo:line-height="150%"/>
    </style:style>
    <style:style style:name="T2921" style:parent-style-name="Domyślnaczcionkaakapitu" style:family="text">
      <style:text-properties fo:background-color="#80FFFF" style:text-underline-type="single" style:text-underline-style="solid" style:text-underline-width="auto" style:text-underline-mode="continuous"/>
    </style:style>
    <style:style style:name="T2922" style:parent-style-name="Domyślnaczcionkaakapitu" style:family="text">
      <style:text-properties style:text-underline-type="single" style:text-underline-style="solid" style:text-underline-width="auto" style:text-underline-mode="continuous"/>
    </style:style>
    <style:style style:name="P2923" style:parent-style-name="Normalny" style:family="paragraph">
      <style:paragraph-properties fo:text-align="justify" fo:line-height="150%" fo:text-indent="0.2479in"/>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P2936" style:parent-style-name="Normalny" style:family="paragraph">
      <style:paragraph-properties fo:text-align="justify" fo:line-height="150%"/>
    </style:style>
    <style:style style:name="T2937" style:parent-style-name="Domyślnaczcionkaakapitu" style:family="text">
      <style:text-properties fo:background-color="#80FFFF" style:text-underline-type="single" style:text-underline-style="solid" style:text-underline-width="auto" style:text-underline-mode="continuous"/>
    </style:style>
    <style:style style:name="T2938" style:parent-style-name="Domyślnaczcionkaakapitu" style:family="text">
      <style:text-properties style:text-underline-type="single" style:text-underline-style="solid" style:text-underline-width="auto" style:text-underline-mode="continuous"/>
    </style:style>
    <style:style style:name="T2939" style:parent-style-name="Domyślnaczcionkaakapitu" style:family="text">
      <style:text-properties fo:background-color="#80FFFF" style:text-underline-type="single" style:text-underline-style="solid" style:text-underline-width="auto" style:text-underline-mode="continuous"/>
    </style:style>
    <style:style style:name="T2940" style:parent-style-name="Domyślnaczcionkaakapitu" style:family="text">
      <style:text-properties style:text-underline-type="single" style:text-underline-style="solid" style:text-underline-width="auto" style:text-underline-mode="continuous"/>
    </style:style>
    <style:style style:name="T2941" style:parent-style-name="Domyślnaczcionkaakapitu" style:family="text">
      <style:text-properties fo:background-color="#80FFFF" style:text-underline-type="single" style:text-underline-style="solid" style:text-underline-width="auto" style:text-underline-mode="continuous"/>
    </style:style>
    <style:style style:name="T2942" style:parent-style-name="Domyślnaczcionkaakapitu" style:family="text">
      <style:text-properties fo:background-color="#80FFFF"/>
    </style:style>
    <style:style style:name="P2943" style:parent-style-name="Normalny" style:family="paragraph">
      <style:paragraph-properties fo:text-align="justify" fo:line-height="150%" fo:text-indent="0.2479in"/>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P2947" style:parent-style-name="Normalny" style:family="paragraph">
      <style:paragraph-properties fo:text-align="justify" fo:line-height="150%"/>
    </style:style>
    <style:style style:name="T2948" style:parent-style-name="Domyślnaczcionkaakapitu" style:family="text">
      <style:text-properties style:text-underline-type="single" style:text-underline-style="solid" style:text-underline-width="auto" style:text-underline-mode="continuous"/>
    </style:style>
    <style:style style:name="T2949" style:parent-style-name="Domyślnaczcionkaakapitu" style:family="text">
      <style:text-properties fo:background-color="#80FFFF" style:text-underline-type="single" style:text-underline-style="solid" style:text-underline-width="auto" style:text-underline-mode="continuous"/>
    </style:style>
    <style:style style:name="T2950" style:parent-style-name="Domyślnaczcionkaakapitu" style:family="text">
      <style:text-properties style:text-underline-type="single" style:text-underline-style="solid" style:text-underline-width="auto" style:text-underline-mode="continuous"/>
    </style:style>
    <style:style style:name="P2951" style:parent-style-name="Normalny" style:family="paragraph">
      <style:paragraph-properties fo:text-align="justify" fo:line-height="150%" fo:text-indent="0.2479in"/>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P2954" style:parent-style-name="Normalny" style:family="paragraph">
      <style:paragraph-properties fo:text-align="justify" fo:line-height="150%"/>
    </style:style>
    <style:style style:name="T2955" style:parent-style-name="Domyślnaczcionkaakapitu" style:family="text">
      <style:text-properties style:text-underline-type="single" style:text-underline-style="solid" style:text-underline-width="auto" style:text-underline-mode="continuous"/>
    </style:style>
    <style:style style:name="T2956" style:parent-style-name="Domyślnaczcionkaakapitu" style:family="text">
      <style:text-properties fo:background-color="#80FFFF"/>
    </style:style>
    <style:style style:name="P2957" style:parent-style-name="Normalny" style:family="paragraph">
      <style:paragraph-properties fo:text-align="justify" fo:line-height="150%" fo:text-indent="0.2479in"/>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P2964" style:parent-style-name="Normalny" style:family="paragraph">
      <style:paragraph-properties fo:text-align="justify" fo:line-height="150%"/>
    </style:style>
    <style:style style:name="T2965" style:parent-style-name="Domyślnaczcionkaakapitu" style:family="text">
      <style:text-properties style:text-underline-type="single" style:text-underline-style="solid" style:text-underline-width="auto" style:text-underline-mode="continuous"/>
    </style:style>
    <style:style style:name="T2966" style:parent-style-name="Domyślnaczcionkaakapitu" style:family="text">
      <style:text-properties fo:background-color="#80FFFF"/>
    </style:style>
    <style:style style:name="P2967" style:parent-style-name="Normalny" style:family="paragraph">
      <style:paragraph-properties fo:text-align="justify" fo:line-height="150%" fo:text-indent="0.2479in"/>
    </style:style>
    <style:style style:name="T2968" style:parent-style-name="Domyślnaczcionkaakapitu" style:family="text">
      <style:text-properties fo:background-color="#80FFFF"/>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P2972" style:parent-style-name="Normalny" style:family="paragraph">
      <style:paragraph-properties fo:text-align="justify" fo:line-height="150%" fo:text-indent="0.2479in"/>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T2982" style:parent-style-name="Domyślnaczcionkaakapitu" style:family="text">
      <style:text-properties fo:background-color="#80FFFF"/>
    </style:style>
    <style:style style:name="P2983" style:parent-style-name="Normalny" style:family="paragraph">
      <style:paragraph-properties fo:text-align="justify" fo:line-height="150%" fo:text-indent="0.2479in"/>
    </style:style>
    <style:style style:name="T2984" style:parent-style-name="Domyślnaczcionkaakapitu" style:family="text">
      <style:text-properties fo:background-color="#80FFFF"/>
    </style:style>
    <style:style style:name="P2985" style:parent-style-name="Normalny" style:family="paragraph">
      <style:paragraph-properties fo:text-align="justify" fo:line-height="150%" fo:text-indent="0.2479in"/>
    </style:style>
    <style:style style:name="P2986" style:parent-style-name="Normalny" style:family="paragraph">
      <style:paragraph-properties fo:text-align="justify" fo:line-height="150%"/>
    </style:style>
    <style:style style:name="T2987" style:parent-style-name="Domyślnaczcionkaakapitu" style:family="text">
      <style:text-properties fo:background-color="#80FFFF" style:text-underline-type="single" style:text-underline-style="solid" style:text-underline-width="auto" style:text-underline-mode="continuous"/>
    </style:style>
    <style:style style:name="T2988" style:parent-style-name="Domyślnaczcionkaakapitu" style:family="text">
      <style:text-properties style:text-underline-type="single" style:text-underline-style="solid" style:text-underline-width="auto" style:text-underline-mode="continuous"/>
    </style:style>
    <style:style style:name="P2989" style:parent-style-name="Normalny" style:family="paragraph">
      <style:paragraph-properties fo:text-align="justify" fo:line-height="150%" fo:text-indent="0.2479in"/>
    </style:style>
    <style:style style:name="T2990" style:parent-style-name="Domyślnaczcionkaakapitu" style:family="text">
      <style:text-properties fo:background-color="#80FFFF"/>
    </style:style>
    <style:style style:name="P2991" style:parent-style-name="Normalny" style:family="paragraph">
      <style:paragraph-properties fo:text-align="justify" fo:line-height="150%" fo:text-indent="0.2479in"/>
    </style:style>
    <style:style style:name="T2992" style:parent-style-name="Domyślnaczcionkaakapitu" style:family="text">
      <style:text-properties fo:background-color="#80FFFF"/>
    </style:style>
    <style:style style:name="P2993" style:parent-style-name="Normalny" style:family="paragraph">
      <style:paragraph-properties fo:text-align="justify" fo:line-height="150%" fo:text-indent="0.2479in"/>
    </style:style>
    <style:style style:name="P2994" style:parent-style-name="Normalny" style:family="paragraph">
      <style:paragraph-properties fo:text-align="justify" fo:line-height="150%"/>
    </style:style>
    <style:style style:name="T2995" style:parent-style-name="Domyślnaczcionkaakapitu" style:family="text">
      <style:text-properties fo:background-color="#80FFFF" style:text-underline-type="single" style:text-underline-style="solid" style:text-underline-width="auto" style:text-underline-mode="continuous"/>
    </style:style>
    <style:style style:name="T2996" style:parent-style-name="Domyślnaczcionkaakapitu" style:family="text">
      <style:text-properties style:text-underline-type="single" style:text-underline-style="solid" style:text-underline-width="auto" style:text-underline-mode="continuous"/>
    </style:style>
    <style:style style:name="P2997" style:parent-style-name="Normalny" style:family="paragraph">
      <style:paragraph-properties fo:text-align="justify" fo:line-height="150%" fo:text-indent="0.2479in"/>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P3006" style:parent-style-name="Normalny" style:family="paragraph">
      <style:paragraph-properties fo:text-align="justify" fo:line-height="150%"/>
    </style:style>
    <style:style style:name="T3007" style:parent-style-name="Domyślnaczcionkaakapitu" style:family="text">
      <style:text-properties style:text-underline-type="single" style:text-underline-style="solid" style:text-underline-width="auto" style:text-underline-mode="continuous"/>
    </style:style>
    <style:style style:name="T3008" style:parent-style-name="Domyślnaczcionkaakapitu" style:family="text">
      <style:text-properties fo:background-color="#80FFFF" style:text-underline-type="single" style:text-underline-style="solid" style:text-underline-width="auto" style:text-underline-mode="continuous"/>
    </style:style>
    <style:style style:name="T3009" style:parent-style-name="Domyślnaczcionkaakapitu" style:family="text">
      <style:text-properties style:text-underline-type="single" style:text-underline-style="solid" style:text-underline-width="auto" style:text-underline-mode="continuous"/>
    </style:style>
    <style:style style:name="P3010" style:parent-style-name="Normalny" style:family="paragraph">
      <style:paragraph-properties fo:text-align="justify" fo:line-height="150%" fo:text-indent="0.2479in"/>
    </style:style>
    <style:style style:name="P3011" style:parent-style-name="Normalny" style:family="paragraph">
      <style:paragraph-properties fo:text-align="justify" fo:line-height="150%" fo:text-indent="0.2479in"/>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Rolnictwa</text:p>
      <text:p text:style-name="P3">TYTUŁ= STENOGRAM z piątego posiedzenia Podzespołu do spraw Rolnictwa</text:p>
      <text:p text:style-name="P4">DATA= 8 marca 1989 r.</text:p>
      <text:p text:style-name="P5">SYGNATURA=<text:s/></text:p>
      <text:p text:style-name="P6">INW= 46072</text:p>
      <text:p text:style-name="P7">TEKST=</text:p>
      <text:p text:style-name="P8">Stenogram<text:s/><text:span text:style-name="T9">z</text:span><text:s/>posiedzenia Podzespołu do spraw Rolnictwa w dniu 8 marca 1989 r.</text:p>
      <text:p text:style-name="P10">/Obradom<text:s/>przewodniczy ob.<text:s/><text:span text:style-name="T11">Andrzej Stelmachowski</text:span>/.</text:p>
      <text:p text:style-name="P12"><text:span text:style-name="T13">Przewodnicząc</text:span><text:span text:style-name="T14">y</text:span>:</text:p>
      <text:p text:style-name="P15">Rozpoczynamy nasze obrady. Mamy te dwa nieszczęsne dokumenty. Może zacznijmy od demonopoliza<text:span text:style-name="T16">cji.</text:span><text:s/>I w takim razie prośba, żeby każdy zechciał ten dokument wziąć przed oczy. No i dochodzimy do tych naszych rozbieżności.</text:p>
      <text:p text:style-name="P17">Właściwie rozbieżność, o ile pamięć mnie nie myli, żebym ja tylko był pewny, czy co do usytuowania komisji względnie komitetu antymonopolowego przy Sejmie, czy tutaj doszliśmy do jakiegoś uzgodnienia, czyśmy n<text:span text:style-name="T18">i</text:span>e doszli. Żebym ja był jasno zorientowany.</text:p>
      <text:p text:style-name="P19">Rozumiem. Czyli w takim razie mamy uzgodnione. Mamy wobec tego ten drugi gwóźdź, chyba trudniejszy, na str. 3 w punkcie 8. I wobec tego jest sprawa, czy jakiś pomysł ktoś ma, jakby sformułować ten sporny punkt, w sprawie likwidacji owych szczebli spółdzielczości. Czy ktoś ma tutaj jak<text:span text:style-name="T20">ą</text:span>ś myśl?</text:p>
      <text:p text:style-name="P21">Bardzo proszę pan Zaso<text:span text:style-name="T22">ń</text:span>.</text:p>
      <text:p text:style-name="P23"><text:span text:style-name="T24">Ob. Zygmunt Zasoń</text:span>:</text:p>
      <text:p text:style-name="P25">Panie profesorze, czy można by wrócić jednak do tego, co proponował pan mecenas Pańko. I skończyć tak jak było tutaj proponowane. Ustawowe rozwiązanie istniejących obecnie pośrednich szczebli w postaci spółdzielni wojewódzkich, względnie wojewódzkich związków spółdzielni, a także centralnych związków spółdzielni, spółdzielczych, w tym zakresie spółdzielczości, która swym działaniem faktycznie monopolizuje sferę rynku rolnego<text:span text:style-name="T26">,</text:span><text:s/>koniec, kropka.</text:p>
      <text:p text:style-name="P27"><text:span text:style-name="T28">J</text:span>a jeszcze chciałbym dodać, ponieważ kwestia spółdzielczości,<text:s/><text:span text:style-name="T29">r</text:span>olniczej spółdzielczości produkcyjnej to nie jest kwestia monopoliza<text:span text:style-name="T30">cji</text:span><text:s/>rynku, jest to organizacja przedstawicielska podmiotów gospodarczych, producentów, którzy nie mają przecież żadnego wpływu na rynek w sensie jego monopolizacji itd., itd. Jest to swego rodzaju organizacja społeczno-zawodowa. Tak byśmy to nazwali. Rolników. I w związku z tym uważam, że pańskie propozycje najbardziej w moim przekonaniu odpowiadają faktycznemu stanowi jaki jest w spółdzielczości produkcy<text:span text:style-name="T31">jn</text:span>ej. I temu o co właściwie chodzi przy rozbijaniu monopoli.</text:p>
      <text:p text:style-name="P32">Dziękuję bardzo.</text:p>
      <text:p text:style-name="P33"><text:span text:style-name="T34">Pr</text:span><text:span text:style-name="T35">ze</text:span><text:span text:style-name="T36">wodnicząc</text:span><text:span text:style-name="T37">y</text:span>:</text:p>
      <text:p text:style-name="P38">Tak. Proszę bardzo. Ktoś...</text:p>
      <text:p text:style-name="P39">Profesor Dietl.</text:p>
      <text:p text:style-name="P40"><text:span text:style-name="T41">O</text:span><text:span text:style-name="T42">b. Jerzy Dietl</text:span>:</text:p>
      <text:p text:style-name="P43"><text:span text:style-name="T44">J</text:span>a mam też taka<text:s/>kompromisową sugestię, mianowicie zostawić tak jak mój przedmówca był łaskaw powiedzieć, i dodać, przy możliwości oddolnego zrzeszania się. Oddolne zrzeszanie się jest możliwe. Bo<text:s/><text:soft-page-break/>to zreszt<text:span text:style-name="T45">ą</text:span><text:s/>w 9. punkcie jest z<text:span text:style-name="T46">ag</text:span>w<text:span text:style-name="T47">ar</text:span>an<text:span text:style-name="T48">to</text:span>wane. Natomiast byłbym przeciwny tej monopoliza<text:span text:style-name="T49">cji</text:span><text:s/>w tym sensie, że to jest bardzo nieścisłe określenie i jest obawa, my rozumiemy monopolizac<text:span text:style-name="T50">ję</text:span><text:s/>w tym sensie, że te struktury pośrednie i struktury centralne stanowią monopole w stosunku do spółdzielni. Natomiast boję się, że w interpreta<text:span text:style-name="T51">cji</text:span><text:s/>to będzie rozumiane, i ograniczaj<text:span text:style-name="T52">ą<text:s/></text:span>ich samodzielność, możliwość swobody działania itd.</text:p>
      <text:p text:style-name="P53">Natomiast to może być w praktyce zrozumiane tak, że rozumiemy to jako - doskonałym warunkiem jest doskonały monopol, no i właściwie doskonałego monopolu w sensie ekonomicznym nigdzie nie ma, bo chłop może sprzedać mięso na rynku wolnym i powie, że jest ustawa o demonopoliza<text:span text:style-name="T54">cji<text:s/></text:span>skupu, więc co wy tu opowiadacie, że są jakieś monopole. Chłop może sprzedać gdziekolwiek. Tak że to jest bardzo trudne w interpretac<text:span text:style-name="T55">ji.</text:span><text:s/>Bo trzeba by wymieniać co byśmy rozumieli w tym zakresie pod monopoliza<text:span text:style-name="T56">cj</text:span>ą<text:span text:style-name="T57">.</text:span></text:p>
      <text:p text:style-name="P58"><text:span text:style-name="T59">Przewodnicząc</text:span><text:span text:style-name="T60">y</text:span><text:span text:style-name="T61">:</text:span></text:p>
      <text:p text:style-name="P62">Pan Gawłowski, bardzo proszę.</text:p>
      <text:p text:style-name="P63"><text:span text:style-name="T64">Ob. Karol Gawłowski</text:span><text:span text:style-name="T65">:</text:span></text:p>
      <text:p text:style-name="P66"><text:span text:style-name="T67">J</text:span>a myśl<text:span text:style-name="T68">ę</text:span>, że można to załatwić kompromisowo w ten sposób, że rozwi<text:span text:style-name="T69">ą</text:span>zanie tych jednostek nadrzędnych, które sprawuję funkcje władcze nad jednostkami podstawowymi lub są finansowane, utrzymywane z budżetu państwa. Jeś<text:span text:style-name="T70">li<text:s/></text:span>te dwie rzeczy wykreślimy, wtedy jest sprawa jasna, że<text:s/>pozostałe funkcje lustracyjne, reprezentacyjne zostaną.<text:s/><text:span text:style-name="T71">W</text:span><text:s/>koszty wszystkie.</text:p>
      <text:p text:style-name="P72">Muszę być utrzymywane z dochodów jednostek, dobrowolnie wpłacanych i nie mogę mieć funkcji władcz<text:span text:style-name="T73">y</text:span>ch nad jednostkami je podstawowymi. Jeżeli takie są należy dopisa<text:span text:style-name="T74">ć</text:span><text:s/>do paragr<text:span text:style-name="T75">afu,<text:s/></text:span>że nie powinny istnieć. Niezależnie od tego, że od dołu mog<text:span text:style-name="T76">ę<text:s/></text:span>być tworzone tak jak tam dalej jest napisane.</text:p>
      <text:p text:style-name="P77">Dziękuję.</text:p>
      <text:p text:style-name="P78"><text:span text:style-name="T79">Pr</text:span><text:span text:style-name="T80">zewod</text:span><text:span text:style-name="T81">ni</text:span><text:span text:style-name="T82">cząc</text:span><text:span text:style-name="T83">y</text:span><text:span text:style-name="T84">:</text:span></text:p>
      <text:p text:style-name="P85">Czy ktoś chciałby jeszcze w tej sprawie?</text:p>
      <text:p text:style-name="P86">Bardzo proszę pani, jak tylko nazwisko zapomniałem, strasznie przepraszam.</text:p>
      <text:p text:style-name="P87">Pani Stroińska, bardzo proszę.</text:p>
      <text:p text:style-name="P88"><text:span text:style-name="T89">Ob</text:span><text:span text:style-name="T90">.</text:span><text:span text:style-name="T91"><text:s/>Teresa Stroińska</text:span><text:span text:style-name="T92">:</text:span></text:p>
      <text:p text:style-name="P93">Może do tego tekstu, który został zaproponowany gdyby dodać taki dopisek przy tej rolniczej spółdzielczości produkcyjnej, bo to uzgodnił zespół, że ze<text:s/><text:span text:style-name="T94">w</text:span>zględu na nie posiadanie cech monopolistycznych. Może to byłoby, z uzasadnieniem, z wyjaśnieniem dlaczego to się proponuje. Może i taką alter<text:span text:style-name="T95">n</text:span>atywę rozważyć.</text:p>
      <text:p text:style-name="P96"><text:span text:style-name="T97">Przewodnicząc</text:span><text:span text:style-name="T98">y</text:span>:</text:p>
      <text:p text:style-name="P99">Proszę bardzo pan Przygodzki.</text:p>
      <text:p text:style-name="P100"><text:span text:style-name="T101">Ob. Henryk Przygodzki</text:span>:</text:p>
      <text:p text:style-name="P102">Może to jest czepianie się szczegółów, ale ja bym wyeliminował z tego zapisu słowo likwidacja. Rozwiązanie - tak? Świetnie. To już brzmi o wiele łagodniej, ma to jakiś, sugeruje zorganizowany charakter tego całego procesu.</text:p>
      <text:p text:style-name="P103">Natomiast jeśli użyta likwidacja raczej mówiło o gwałtownym ostatecznym, takim unicztożeniu.<text:s/><text:span text:style-name="T104">J</text:span>est to o wiele szczęśliwsz<text:span text:style-name="T105">e.</text:span></text:p>
      <text:p text:style-name="P106">D<text:span text:style-name="T107">zi</text:span>ęk<text:span text:style-name="T108">uję.</text:span></text:p>
      <text:p text:style-name="P109">Ale bardzo dobrze przyjmuje tę sugestię, któr<text:span text:style-name="T110">e</text:span><text:s/>pan profesor zgłosił, mianowicie zapisać wyraźnie<text:s/><text:soft-page-break/>możliwość przyszłego zrzeszania się wychodząc z inicjatyw oddolnych.</text:p>
      <text:p text:style-name="P111"><text:span text:style-name="T112">Pr</text:span><text:span text:style-name="T113">zewodnicząc</text:span><text:span text:style-name="T114">y</text:span><text:span text:style-name="T115">:</text:span></text:p>
      <text:p text:style-name="P116">Czy zbliżamy się do consensusu, żeby to brzmiało tak: ustawowe rozwiązanie istniejących obecnie pośrednich szczebli w postaci spółdzielni wo<text:span text:style-name="T117">je</text:span>wódz<text:span text:style-name="T118">ki</text:span>ch, względnie wojewódzkich związków spółdzielczych,<text:s/><text:span text:style-name="T119">a</text:span><text:s/>także centralnych związków spółdzielczych przy zachowaniu możliwości zrzeszania się spółdzielni oddolnej inicjatywy, ich oddolnej inicjatywy - czy może coś w tym rodzaju.</text:p>
      <text:p text:style-name="P120">Czy tak by można było? Przy zachowaniu możliwości zrzeszania się dobrowolnego, dobrze, jeszcze lepiej, dobrowolnego zrzesz<text:span text:style-name="T121">a</text:span>nia si<text:span text:style-name="T122">ę</text:span><text:s/>spółdzielni z ich oddolnej inicjatywy.</text:p>
      <text:p text:style-name="P123"><text:span text:style-name="T124">O</text:span><text:span text:style-name="T125">b. <text:s text:c="22"/></text:span><text:span text:style-name="T126">:</text:span></text:p>
      <text:p text:style-name="P127">Umowa się musiała zorganizować na te wyższe szczeble, mimo że nie są monopolem i reprezentują producentów. Przy tym s<text:span text:style-name="T128">fo</text:span>rmułowaniu.</text:p>
      <text:p text:style-name="P129"><text:span text:style-name="T130">Pr</text:span><text:span text:style-name="T131">zewodnicząc</text:span><text:span text:style-name="T132">y</text:span><text:span text:style-name="T133">:</text:span></text:p>
      <text:p text:style-name="P134">Powtarzam jeszcze raz. Ustawowe rozwiązanie istniejących obecnie pośrednich szczebli w postaci spółdzielni wojewódzkich względnie wojewódzkich związków spółdzielczych. Chodzi o skalę oraz cen<text:span text:style-name="T135">tr</text:span>alnych związków spółdzielczych, przy zachowaniu możliwości dobrowolnego zrzeszania się spółdzielni z ich oddolnej inicjatywy.</text:p>
      <text:p text:style-name="P136"><text:span text:style-name="T137">Z</text:span><text:s/>ich inicjatywy, bez oddolnej. Dobrze, skreślmy. Z ich inicjatywy.</text:p>
      <text:p text:style-name="P138">Proszę pan Zaso<text:span text:style-name="T139">ń</text:span>.</text:p>
      <text:p text:style-name="P140"><text:span text:style-name="T141">Ob. Zygmunt Zaso</text:span><text:span text:style-name="T142">ń</text:span>:</text:p>
      <text:p text:style-name="P143">Panie profesorze, to likwiduje związek, rolniczy związek spółdzielni, producentów. Związek producentów rolnych. Przecież to jest taki sam rolnik jak indywidualny, on nie ma reprezentac<text:span text:style-name="T144">ji,</text:span><text:s/>on musi jako producent iść do jakiegoś związku, bardzo przepraszam. To jest po pierwsze.</text:p>
      <text:p text:style-name="P145">Po drugie, po co tę oddolną inicjatywę, że może tworzyć, tutaj pisać, skoro jest w 9. punkcie. Przecież my starajmy się nadać troszkę także charakter temu dokumentowi. To nie może być dokument powtarzający w każdym punkcie to samo. Ja bardzo przepraszam, ale nie chciałbym, aby spółdzielnie poczuły się nie producentami, a sferą obsługi producentów rolnych.</text:p>
      <text:p text:style-name="P146">Dziękuję bardzo.</text:p>
      <text:p text:style-name="P147"><text:span text:style-name="T148">Pr</text:span><text:span text:style-name="T149">zew</text:span><text:span text:style-name="T150">odni</text:span><text:span text:style-name="T151">cząc</text:span><text:span text:style-name="T152">y</text:span>:</text:p>
      <text:p text:style-name="P153">A punkt 9. nie satysfak<text:span text:style-name="T154">cj</text:span>onowałby?</text:p>
      <text:p text:style-name="P155">Proszę bardzo pan Cholewa, przepraszam nie dostrzegłem.</text:p>
      <text:p text:style-name="P156"><text:span text:style-name="T157">O</text:span><text:span text:style-name="T158">b. Ryszard Cholewa</text:span>:</text:p>
      <text:p text:style-name="P159"><text:span text:style-name="T160">J</text:span>a chciałem jeszcze raz wrócić.<text:s/><text:span text:style-name="T161">W</text:span><text:s/>pewnym momencie byliśmy zgodni z zapisem o możliwości wyłączenia rolniczych spółdzielni produkcyjnych, które są, rolnicza spółdzielnia produkcyjna, która jest specyficzn<text:span text:style-name="T162">ą</text:span><text:s/>formą spółdzielczości, nie wiążącą się z innymi. Sprawę zatrzymał wniosek przedstawiciela kółek rolniczych, który uważa, że w takim razie dopisać - kółek. To są dwie różne rzeczy. Spółdzielczość kółek rolniczych może monopolizować rynek, spółdzielczość produkcyjna nie może.</text:p>
      <text:p text:style-name="P163">Wobec tego dwie propozycje. Jedna pana Pańki, gdzie zapis wyłącza tą spółdzielczość, która nie jest monopo<text:span text:style-name="T164">l</text:span>istyczną, oczywiście<text:span text:style-name="T165">,</text:span><text:s/>to musiałaby być pewna wykładnia przy regulacji ustawowej tego problemu. I tutaj pan prof. Dietl ma rację, że potrzebna byłaby wykładnia. Względnie od razu przesądzenie, że<text:s/><text:soft-page-break/>uznajemy wszyscy, że monopolu na rynku spółdzielcz<text:span text:style-name="T166">oś</text:span>ć nie tworzy. Zgodni byliśmy do tego, byliśmy zgodni do tego, że ich związek ma charakter ich reprezentac<text:span text:style-name="T167">ji<text:s/></text:span>członków, inny od innych spółdzielni.</text:p>
      <text:p text:style-name="P168">Wobec tego zgódźmy się z tym, że ich w<text:span text:style-name="T169">ył</text:span>ączamy z tego. Wróćmy do tego samego problemu, a możliwość łączenia się we wszystkie zapisy dają tą możliwość, że wszystkich innych związkach, że spółdzielnie uznają za nieodzowną, taką, nie będą widzieli życia bez utworzenia<text:s/><text:span text:style-name="T170">s</text:span>woich związków i central, i tych szczebli, jednym słowem będą je tworzyć na własny kosz<text:span text:style-name="T171">t.</text:span></text:p>
      <text:p text:style-name="P172"><text:span text:style-name="T173">Przewodniczący</text:span><text:span text:style-name="T174">:</text:span></text:p>
      <text:p text:style-name="P175">Profesor Dietl coś ma.</text:p>
      <text:p text:style-name="P176"><text:span text:style-name="T177">Ob</text:span><text:span text:style-name="T178">.</text:span><text:span text:style-name="T179"><text:s/>Jerzy Dietl</text:span><text:span text:style-name="T180">:</text:span></text:p>
      <text:p text:style-name="P181">Uważam, że to jest dobre.</text:p>
      <text:p text:style-name="P182"><text:span text:style-name="T183">Pr</text:span><text:span text:style-name="T184">zewod</text:span><text:span text:style-name="T185">ni</text:span><text:span text:style-name="T186">c</text:span><text:span text:style-name="T187">zący</text:span><text:span text:style-name="T188">:</text:span></text:p>
      <text:p text:style-name="P189">No to każdy tak uw<text:span text:style-name="T190">aż</text:span>a.</text:p>
      <text:p text:style-name="P191"><text:span text:style-name="T192">Ob. Jerzy Die</text:span><text:span text:style-name="T193">tl</text:span><text:span text:style-name="T194">:</text:span></text:p>
      <text:p text:style-name="P195">Żartuję oczywiście, proszę mi wybaczyć ten żart.<text:s/>Więc ja bym proponował, żeby to mogło tak brzmieć. Ustawowe rozwiązanie istniejących obecnie pośrednich szczebli w postaci spółdzielni w<text:span text:style-name="T196">oj</text:span>ewódzkich, względnie wojewódzkich związków spółdzielczych, a także centralnych związków spółdzielczych w zakresie obsługi produkcyjnej i konsumpc<text:span text:style-name="T197">yj</text:span>nej wsi.</text:p>
      <text:p text:style-name="P198">I wtedy, jeżeli mamy obsługę produkcyjną i konsumpcyjną wsi, to mamy wtedy...</text:p>
      <text:p text:style-name="P199"><text:span text:style-name="T200">O</text:span><text:span text:style-name="T201">b. <text:s text:c="22"/></text:span><text:span text:style-name="T202">:</text:span></text:p>
      <text:p text:style-name="P203">Dodać działających w zakresie...</text:p>
      <text:p text:style-name="P204"><text:span text:style-name="T205">Ob. Jerzy Dietl</text:span><text:span text:style-name="T206">:</text:span></text:p>
      <text:p text:style-name="P207">Można dodać działających w zakresie obsługi produkcyjnej i konsumpc<text:span text:style-name="T208">yj</text:span>nej wsi. Bo wtedy mamy handel cały, mamy usługi, mamy skup i te wszystkie rzeczy, a nie robimy wyjątków. Tylko stwierdzamy, że dla nas jest istotne otoczenie rolnictwa w zakresie obsługi. I wtedy nie ma tego wyjątku, który tutaj pan podkreślał.</text:p>
      <text:p text:style-name="P209"><text:span text:style-name="T210">Przewodnicząc</text:span><text:span text:style-name="T211">y</text:span><text:span text:style-name="T212">:</text:span></text:p>
      <text:p text:style-name="P213">I ciąg dalszy by był, przy zachowaniu możliwości dobrowolnego zrzeszania się...</text:p>
      <text:p text:style-name="P214"><text:span text:style-name="T215">O</text:span><text:span text:style-name="T216">b. <text:s text:c="22"/></text:span><text:span text:style-name="T217">:</text:span></text:p>
      <text:p text:style-name="P218">N<text:span text:style-name="T219">i</text:span>e, do już jest w 9. punkcie, panie profesorze.</text:p>
      <text:p text:style-name="P220"><text:span text:style-name="T221">O</text:span><text:span text:style-name="T222">b. <text:s text:c="22"/></text:span><text:span text:style-name="T223">:</text:span></text:p>
      <text:p text:style-name="P224"><text:span text:style-name="T225">J</text:span>a bym proponował jeszcze dodać słowo usługowej...</text:p>
      <text:p text:style-name="P226"><text:span text:style-name="T227">O</text:span><text:span text:style-name="T228">b. <text:s text:c="22"/></text:span><text:span text:style-name="T229">:</text:span></text:p>
      <text:p text:style-name="P230">Ale jeżeli jest produkcyjnej, konsumpc<text:span text:style-name="T231">yj</text:span>nej, to wszystko załatwia. Usługi są obsługą produkcyjną<text:span text:style-name="T232">.</text:span></text:p>
      <text:p text:style-name="P233"><text:span text:style-name="T234">Przewodniczący</text:span><text:span text:style-name="T235">:</text:span></text:p>
      <text:p text:style-name="P236">Pan Małecki chciał jeszcze coś<text:span text:style-name="T237">.</text:span></text:p>
      <text:p text:style-name="P238"><text:span text:style-name="T239">O</text:span><text:span text:style-name="T240">b</text:span><text:span text:style-name="T241">.</text:span><text:span text:style-name="T242"><text:s/>Edward Małecki</text:span>:</text:p>
      <text:p text:style-name="P243">W tej chwili już moje wystąpienie jest nieistotne, bo chciałem powiedzieć, mniej więcej powiedzieć to co powiedział prof. Dietl, że przecież wszystko się zaczęło od wolnego rynku. Ta formuła mnie absolutnie zadowala.</text:p>
      <text:soft-page-break/>
      <text:p text:style-name="P244">Dziękuję, na razie.</text:p>
      <text:p text:style-name="P245"><text:span text:style-name="T246">Przewodnicząc</text:span><text:span text:style-name="T247">y</text:span><text:span text:style-name="T248">:</text:span></text:p>
      <text:p text:style-name="P249">Proszę bardzo pan Maksymiuk.</text:p>
      <text:p text:style-name="P250"><text:span text:style-name="T251">Ob. Janusz Maksymiuk</text:span><text:span text:style-name="T252">:</text:span></text:p>
      <text:p text:style-name="P253">Chciałbym w zasadzie, powinniśmy jako kółka, bo myśmy ten temat przedłużyli, zabrać głos na początku, ale dobrze, że troszeczkę jest inny kształt, niemniej jednak my rolnicy zawsze wychodzimy z tego założenia, że czy mamy z<text:span text:style-name="T254">i</text:span>arno kwalifikowane, czy nie, to trzeba je posiać, jak tego lepszego nie ma. Jest to w naszym mniemaniu nienajlepsze to ziarno, które siejemy, przyjmując ten kształt, niemniej jednak nie robimy tutaj veto, staramy się dopasować do większości, ale bardzo byśmy prosili, żeby w imieniu<text:s/><text:span text:style-name="T255">n</text:span>aszej organizacji zostało przyjęte oświadczenie.<text:s/><text:span text:style-name="T256">Z</text:span><text:s/>tym, że z tym proponowanym zapisem my się zgadzamy. Niemniej jednak nasze oświadczenie brzmiałoby następująco: uczestnicy Podzespołu ds. Rolnictwa przedstawiciele kółek rolniczych zgodnie oświadczają, że zapis o ustawowej likwidacji pośrednich szczebli w postaci spółdzielni wojewódzkich, względnie wojewódzkich związków spółdzielczych, a także w obecnej postaci centralnych związków spółdzielczych, jest zapisem decyzyjnym i nie będącym w duchu<text:s/>„okrągłego stołu”.</text:p>
      <text:p text:style-name="P257">Zapis ten jest próbą ingerowania w niezależność i samorządność większości istniejących obecnie w kraju organizacji. Stoimy nadal na stanowisku, iż należy proponować rozwiązania systemowe, np. przez uzbrojenie komis<text:span text:style-name="T258">ji</text:span><text:s/>antymonopolowej, podlegającej Sejmowi, w narzędzia skutecznej interwencji włącznie z możliwością rozwiązania organizacji prowadzących działalność monopolistyczną.</text:p>
      <text:p text:style-name="P259">I jeszcze dwa zdania.</text:p>
      <text:p text:style-name="P260">Organizacja kółek rolniczych jest społeczno-zawodową organizację rolników, która prowadzi działalność gospodarcz<text:span text:style-name="T261">ą</text:span><text:s/>w oparciu o prawo spółdzielcze. Wojewódzkie i krajowy związek rolników nie są więc związkami spółdzielczymi, a jedynie pełnię funkcję tych związków zgodnie z wymogami aktualnego prawa spółdzielczego. Kółka rolnicze stoję na stanowisku pluralizmu, samorządności i prawa do niezależności wszystkich organizacji.</text:p>
      <text:p text:style-name="P262">Dziękuję bardzo.</text:p>
      <text:p text:style-name="P263"><text:span text:style-name="T264">O</text:span><text:span text:style-name="T265">b. <text:s text:c="22"/></text:span><text:span text:style-name="T266">:</text:span></text:p>
      <text:p text:style-name="P267">Bo tu wyszedł antychłopski diabeł z koszyka.</text:p>
      <text:p text:style-name="P268"><text:span text:style-name="T269">O</text:span><text:span text:style-name="T270">b. Dietl</text:span>:</text:p>
      <text:p text:style-name="P271">...ja uważam, że to jest bardzo dobra propozycja. Dlaczego kółka rolnicze nie mogę zgłosić swojego zastrzeżenia. Oczywiście, proszę bardzo.</text:p>
      <text:p text:style-name="P272"><text:span text:style-name="T273">Ob. Maksymiuk</text:span>:</text:p>
      <text:p text:style-name="P274">Mogę? Ja proponuję uzupełnić może albo tak powiedzieć, żebyście państwo...</text:p>
      <text:p text:style-name="P275">My zgadzamy się z zaproponowanym ostatnim zapisem. Nie negujemy go, nie zgłaszamy veto, jesteśmy za tym, żeby do<text:span text:style-name="T276">jś</text:span>ć do porozumienia i swoje stanowisko zgłaszamy, jak my to widzimy w przyszłości. I bardzo bym prosił o przyjęcie naszego stanowiska, z którym nie musi się nikt tu na tej sali zgodzić.<text:s/><text:span text:style-name="T277">J</text:span>a bym bardzo prosił.</text:p>
      <text:p text:style-name="P278"><text:span text:style-name="T279">Przewodnicząc</text:span><text:span text:style-name="T280">y</text:span><text:span text:style-name="T281">:</text:span></text:p>
      <text:p text:style-name="P282">Pan Baumgart.</text:p>
      <text:soft-page-break/>
      <text:p text:style-name="P283"><text:span text:style-name="T284">Ob. Piotr Baumgart</text:span><text:span text:style-name="T285">:</text:span></text:p>
      <text:p text:style-name="P286"><text:span text:style-name="T287">J</text:span>a tylko chciałbym zwrócić uwagę, że w tym zapisie cytowanym przez pana Maksymiuka jest nieprawdziwe stwierdzenie o likwidacji, bo to już żeśmy zmienili. Więc bardzo proszę, bo wtedy nas to stawia...</text:p>
      <text:p text:style-name="P288"><text:span text:style-name="T289">J</text:span>est tam rozwiązanie, tak.</text:p>
      <text:p text:style-name="P290"><text:span text:style-name="T291">Przewodniczący</text:span>:</text:p>
      <text:p text:style-name="P292">... rozwiąz<text:span text:style-name="T293">a</text:span>nie, to do protokołu.</text:p>
      <text:p text:style-name="P294">Dziękuję. Czy z tymi wszystkimi formułami, któreśmy... czy można uważa<text:span text:style-name="T295">ć</text:span>, zachowu<text:span text:style-name="T296">j</text:span>ąc prawo oczywiście związków do votum, czy można uważać, że jest consensus.</text:p>
      <text:p text:style-name="P297">Jeszcze raz przeczytam, żeby nie było wątpliwości, mianowicie chodzi tutaj o ustawowe rozwiązanie istniejących pośrednich szczebli w postaci spółdzielni w<text:span text:style-name="T298">oj</text:span>ewódzkich, względnie wojewódzkich związków spółdzielczych, a także centralnych związków spółdzielczych działających w zakresie obsługi konsumpcyjnej i produkcyjnej wsi.</text:p>
      <text:p text:style-name="P299">Nie widzę już teraz żadnych sprzeciwów, wobec tego rozumiem, że dokument jest przyjęty.</text:p>
      <text:p text:style-name="P300">Teraz przechodzimy wobec tego do drugiego dokumentu, który nam jeszcze pozostał, to było zatytułowane jako<text:s/>„In<text:span text:style-name="T301">f</text:span>rastruk<text:span text:style-name="T302">t</text:span>ura”. Tam są właściwie trzy dokumenty. I tutaj<text:s/>może posuwajmy się powolutku do przodu. Mamy tak.</text:p>
      <text:p text:style-name="P303">Może weźmy kolejno. Pierwszy z tych dokumentów<text:span text:style-name="T304">,</text:span><text:s/>to tutaj o ile to co się nazywa in<text:span text:style-name="T305">fr</text:span>astruktura i tam była uwaga następuj<text:span text:style-name="T306">ą</text:span>ca, żeby zamiast chłoporobotnicy użyć to jest zdaje się w pkt. 5., dwuzawodowc<text:span text:style-name="T307">y,</text:span><text:s/>czy ludność dwuzawodowa, może tak. Była taka propozycja. Czyli byłaby ludność dwuzawodow<text:span text:style-name="T308">a</text:span>.</text:p>
      <text:p text:style-name="P309">Teraz tak, na str. 2. jest propozycja następująca, żeby zdanie, które od góry brzmi: zakres preferencji winien być w tych rejonach zwiększony. Samo rolnictwo nie wystarcza, jego rozwój winien być skorelowany rozwojem leśnictwa, przetwórstwa, dopisuje się słowo usług i przemysłu. Kropka, skreśla się lokalnego.</text:p>
      <text:p text:style-name="P310">Co się tyczy ziem przygranicznych należy mieć na względzie także elementy polityczne. Kropka, reszta ulegałaby skreśleniu.</text:p>
      <text:p text:style-name="P311">Nie wiem czy dobrze zapamiętałem uwagi w dyskusji,<text:s/>czy byłyby jeszcze jakieś dalsze?<text:s/><text:span text:style-name="T312">Do</text:span><text:s/>końca tego punktu.</text:p>
      <text:p text:style-name="P313">Pan Beszta.</text:p>
      <text:p text:style-name="P314"><text:span text:style-name="T315">O</text:span><text:span text:style-name="T316">b.<text:s/></text:span><text:span text:style-name="T317">Jan Beszta-Borowski</text:span><text:span text:style-name="T318">:</text:span></text:p>
      <text:p text:style-name="P319">Może uległo to zapomnieniu, proponowałem w miejscu dwuzawodowc<text:span text:style-name="T320">y</text:span>, czyli ludność dwuzawodow<text:span text:style-name="T321">a</text:span>, dodać zaprzestać dyskryminowania dwuzawodowców zmniejszonym zasiłkiem rodzinnym z tytułu za<text:span text:style-name="T322">tr</text:span>udnieni<text:span text:style-name="T323">a</text:span>. Ja komentowałem dlaczego.</text:p>
      <text:p text:style-name="P324">Może powtórzyć jeszcze. Więc tu jest, gdzie chłoporobotnicy, piąty punkt, na 1 stronie.</text:p>
      <text:p text:style-name="P325"><text:span text:style-name="T326">Przewodnicząc</text:span><text:span text:style-name="T327">y</text:span><text:span text:style-name="T328">:</text:span></text:p>
      <text:p text:style-name="P329">Tak,<text:s/><text:span text:style-name="T330">p</text:span>roszę bardzo.</text:p>
      <text:p text:style-name="P331"><text:span text:style-name="T332">Ob. Cholewa</text:span><text:span text:style-name="T333">:</text:span></text:p>
      <text:p text:style-name="P334">Nie rozumiem pana wniosku. Po pierwsze nie pasuje to do in<text:span text:style-name="T335">fr</text:span>as<text:span text:style-name="T336">tr</text:span>uktury. Po drugie, o jakiej dyskryminacji dwuzawodowców w Polsce można mówić. Oczywiście, po ostatnich u<text:span text:style-name="T337">st</text:span>awach.</text:p>
      <text:p text:style-name="P338">To co pan mówi, że jemu się bardziej opłaci dodatek rodzinny niż produkcja z dwóch hektarów, co pan<text:s/><text:soft-page-break/>mówił, to proszę pana niech sobie da spokój z produkcją. Jeżeli te kilkaset złotych dodatku daje mu więcej niż produkcja z dwóch hektarów. To jest w ogóle żadna argumenta<text:span text:style-name="T339">cj</text:span>a.</text:p>
      <text:p text:style-name="P340">Nie może być sytuacji jakiejś szczególnej. Sprawa dwuzawodowców nie jest zjawiskiem tylko polskim, jest światowym zjawiskiem. Można szukać różnych rozwi<text:span text:style-name="T341">ą</text:span>zań w ułatwieniu życia tym ludziom, ale nie można mówić, że oni s<text:span text:style-name="T342">ą</text:span><text:s/>dyskryminowani, bo tej dyskrymina<text:span text:style-name="T343">cji</text:span><text:s/>nie ma. Dał pan przykład kartek, który stał się bezprzedmiotow<text:span text:style-name="T344">y</text:span>, bo w dokumencie o urynkowieniu zajęliśmy<text:s/><text:span text:style-name="T345">już</text:span><text:s/>w tej kwestii jednoznaczne stanowisko i uważamy, że nie można kartek przeciągać. Wobec tego o jakiej jeszcze dyskrymina<text:span text:style-name="T346">cji<text:s/></text:span>możemy mówić.</text:p>
      <text:p text:style-name="P347"><text:span text:style-name="T348">Ob.<text:s/></text:span><text:span text:style-name="T349">Jan Beszta-Borowski</text:span><text:span text:style-name="T350">:</text:span></text:p>
      <text:p text:style-name="P351">Odpowiadam jeszcze raz. Ci rolnicy, jeden, dwa, nawet trzy hektarów, często pozbywają się z niechęcią, z nienawiścią tej ziemi, gdyż on uzyskuje z zasiłków więcej, podwyższonych, szczeg<text:span text:style-name="T352">ó</text:span>lnie gdy ma więcej dzieci i zyskuje na tym 200<text:span text:style-name="T353">-</text:span>250 tys., czyli<text:s/>dwu-<text:s/>trzykrotnie więcej niż na czysto z tego hektara. Przez to tracimy jako naród produkcję z tych hektarów drobnych, ale w sumie to daje ogromną produkcję. To jest bardzo ważna rzecz, to jest dyskryminacja. Dyskrymina<text:span text:style-name="T354">cj</text:span>a polegająca na tym, że jemu zmniejszamy zasiłek, on ma dużo dzieci, a jeszcze mu zmniejszamy. Dlatego, że on ma hektar ziemi. To jest<text:span text:style-name="T355"><text:s/></text:span>coś naprawdę, jeśli panowie tego nie rozumieją, to w ogóle trudno tu rozmawiać.</text:p>
      <text:p text:style-name="P356">Dziękuję<text:span text:style-name="T357">.</text:span></text:p>
      <text:p text:style-name="P358"><text:span text:style-name="T359">Przewod</text:span><text:span text:style-name="T360">ni</text:span><text:span text:style-name="T361">c</text:span><text:span text:style-name="T362">zą</text:span><text:span text:style-name="T363">c</text:span><text:span text:style-name="T364">y</text:span><text:span text:style-name="T365">:</text:span></text:p>
      <text:p text:style-name="P366">Pan Maksymiuk<text:span text:style-name="T367">.</text:span></text:p>
      <text:p text:style-name="P368"><text:span text:style-name="T369">Ob. Janusz Maksymiuk</text:span><text:span text:style-name="T370">:</text:span></text:p>
      <text:p text:style-name="P371">Ja bym proponował spojrzeć na to, i chciałbym podać o co tutaj chodzi. I mam konkretną propozycję zapisu, gdzie umieścić, pomijam w tej chwili, myślę,<text:s/><text:span text:style-name="T372">ż</text:span>e przy ziemi, proponowałbym zapisać tak: zlikwidować zapis prawny<text:s/>karzący aktualnie za<text:span text:style-name="T373">tr</text:span>udnionych<text:s/><text:span text:style-name="T374">w</text:span><text:s/>gospodarce uspołecznionej z tytułu posiadania ziemi utratą zasiłku rodzinnego. I koledze, który tutaj głos zabierał wytłumaczę o co chodzi.</text:p>
      <text:p text:style-name="P375"><text:span text:style-name="T376">J</text:span>est dwuzawodowie<text:span text:style-name="T377">c</text:span>, czy ma 2 hektary, czy ma 5, niech ma 50.<text:s/><text:span text:style-name="T378">J</text:span>ego żona pracuje w gospodarce uspołecznionej. Z pensji jej się potrąca na składkę, ale za to, że ma ziemię nie uzyskuje, przecież nabywa prawa, bo wszystkie składki w tej gospodarce uspołecznion<text:span text:style-name="T379">ej</text:span><text:s/>płaci, ale za to, że ma ziemię jak idzie na chorobowe nie ma zasiłku bo jest chłopką. I to jest dyskrymina<text:span text:style-name="T380">cj</text:span>a. No, bo tu jest zdwojony wysiłek.<text:s/><text:span text:style-name="T381">W</text:span><text:s/>polskim prawodawstwie jest tak przyjęte, że jak ktoś pracuje w nadgodzinach, ma 50, 100 i 200% już się płaci. A dwuzawodowcowi za to, że ta kobieta, czy ten mężczyzna wraca po pracy zawodowej i pracuje w gospodarstwie jeszcze 8 godzin, nie wypłaca się zasiłku. I taki jest sens rozmowy tutaj pana Beszty. I proponuję ten wniosek poprzeć, tylko skonkretyzować zapis.</text:p>
      <text:p text:style-name="P382"><text:span text:style-name="T383">J</text:span>a dałem takie zdanie, może ktoś to by redakcyjnie wyprostow<text:span text:style-name="T384">ał</text:span>.</text:p>
      <text:p text:style-name="P385">Dziękuję.</text:p>
      <text:p text:style-name="P386"><text:span text:style-name="T387">Przewodnicząc</text:span><text:span text:style-name="T388">y</text:span><text:span text:style-name="T389">:</text:span></text:p>
      <text:p text:style-name="P390">Proszę bardzo, pan Zaso<text:span text:style-name="T391">ń</text:span>.</text:p>
      <text:p text:style-name="P392"><text:span text:style-name="T393">Ob. Zygmunt Zaso</text:span><text:span text:style-name="T394">ń</text:span><text:span text:style-name="T395">:</text:span></text:p>
      <text:p text:style-name="P396">Panie profesorze. My mówimy nie o chłoporobotnikach, mówimy o dwuzaw<text:span text:style-name="T397">od</text:span>owcac<text:span text:style-name="T398">h</text:span>. Znam takich dwuzawodowcó<text:span text:style-name="T399">w</text:span>, którzy maję rzeczywiście hektar ziemi, maję ferm<text:span text:style-name="T400">y</text:span><text:s/>kur, zresztą<text:span text:style-name="T401"><text:s/></text:span>niezłe układy no i<text:s/><text:span text:style-name="T402">j</text:span>e<text:span text:style-name="T403">m</text:span>u<text:s/><text:soft-page-break/>też najbardziej zależy na tym zasiłku rodzinnym. O czym mówimy, a może to precyzyjniej określić. Ten, który nie ma z tych hektarów dochodu.<text:s/>Może tak napiszmy. Bo proszę panów, my w końcu doprowadzimy do tego, że to nie robotnik, nie chłop, tylko kupił hektar ziemi pan mecenas i u niego na tym hektarze ziemi, na fermie drobiu, pracują ludzie i w związku z tym my jego traktujemy przecież jak rolnika, bo on jest właścicielem hektara ziemi. I fermy drobiu<text:span text:style-name="T404">.</text:span><text:s/>O co nam właściwie chodzi<text:span text:style-name="T405">.<text:s/></text:span>O rolnika, czy o takiego dwuzawodowc<text:span text:style-name="T406">a</text:span>?</text:p>
      <text:p text:style-name="P407">Dziękuję bardzo.</text:p>
      <text:p text:style-name="P408"><text:span text:style-name="T409">Przewodniczący</text:span><text:span text:style-name="T410">:</text:span></text:p>
      <text:p text:style-name="P411">Profesor Dietl, przepraszam Leopold.</text:p>
      <text:p text:style-name="P412"><text:span text:style-name="T413">Ob. Antoni Leopold</text:span><text:span text:style-name="T414">:</text:span></text:p>
      <text:p text:style-name="P415"><text:span text:style-name="T416">J</text:span>a uważam, że powinniśmy stać na stanowisku, że uprawnienia z tytułu zatrudnienia nie mogą być ograniczane na skutek posiadania ziemi albo prowadzenia gospodarstwa rolnego, czy jakiejkolwiek innej produkcji rolniczej. To jest niesłuszne i dlatego bardzo popieram wniosek pana Maksymiuka, z tym, że może nie używać słowa kara, tylko...</text:p>
      <text:p text:style-name="P417"><text:span text:style-name="T418">Przewodniczący</text:span><text:span text:style-name="T419">:</text:span></text:p>
      <text:p text:style-name="P420">Proszę bardzo, prof. Siarkiewicz.</text:p>
      <text:p text:style-name="P421"><text:span text:style-name="T422">Ob. Kazimierz Siarkiewicz</text:span><text:span text:style-name="T423">:</text:span></text:p>
      <text:p text:style-name="P424">Panie<text:s/><text:span text:style-name="T425">pr</text:span>zewodniczą<text:span text:style-name="T426">cy</text:span>,<text:s/><text:span text:style-name="T427">p</text:span>roponuję przyjęć to zdanie, które wypowiedział profesor, w takiej formie. Nie żadne tam kary, bo przecież to nie chodzi o kary. To co pan powiedział, nie ograniczać zarobków pracowników, którzy prowadzą, czy świadczeń, którzy prowadzą działalność rolniczą. To byłaby teza, oczywiście w ustawodawstwie trzeba byłoby to<text:s/><text:span text:style-name="T428">prze</text:span>prowadzić, żeby to przeszło. I tam mieszczą się i dodatki, i może jeszcze inne walory. Nie wiem.<text:s/>Ale nie wnikać w szczegóły i nie nazywać tego karą, czy<text:s/>dyskryminacją, czy tak dalej.<text:s/><text:span text:style-name="T429">B</text:span>o<text:s/><text:span text:style-name="T430">w</text:span><text:s/>dyskusji można użyć takich wyrażeń, ale na papierze to lepiej zapisać spokojnie, tak jak powinno być.</text:p>
      <text:p text:style-name="P431">Dziękuj<text:span text:style-name="T432">ę</text:span>.</text:p>
      <text:p text:style-name="P433"><text:span text:style-name="T434">Przewodnicząc</text:span><text:span text:style-name="T435">y</text:span><text:span text:style-name="T436">:</text:span></text:p>
      <text:p text:style-name="P437">Proszę bardzo pan Baumgart.</text:p>
      <text:p text:style-name="P438"><text:span text:style-name="T439">Ob</text:span><text:span text:style-name="T440">.</text:span><text:span text:style-name="T441"><text:s/>Piotr Baumgart</text:span>:</text:p>
      <text:p text:style-name="P442">Proszę państwa, niepokoi mnie ton wypowiedzi pana przedstawiciela uspołecznionego sektora, który tutaj powiedział,<text:s/><text:span text:style-name="T443">ż</text:span>e ktoś ma tam hektar na drobiarstwo i jeszcze chce zasiłek. No ja bardzo przepraszam, no ale dyrektor i minister również biorą zasiłki na swoje dzieci. Więc nie można w ten sposób podchodzić<text:span text:style-name="T444">.</text:span><text:s/>Dyrektor bierze 180, czy 250 tys. pensji i wcale nie rezygnuje z zasiłku dla swojej rodziny. Więc bardzo proszę utrzymajmy tę formę tutaj zrównoważenia praw obywatelskich i ludzkich w tym kraju.</text:p>
      <text:p text:style-name="P445">Uważam, że ta propozycja pro<text:span text:style-name="T446">f</text:span>. Leopolda jest najbardziej prawidłowa, ponieważ nie można mówić o karze, skoro my się upomnieliśmy o to. Więc ten wyraz kara trzeba zlikwidowa<text:span text:style-name="T447">ć</text:span>.</text:p>
      <text:p text:style-name="P448">Natomiast zdecydowanie popieram Besztę-Borowskiego i pana Maksymiuka. To jest forma również zrównania społecznego, społecznych praw.</text:p>
      <text:p text:style-name="P449">Dziękuję bardzo.</text:p>
      <text:p text:style-name="P450"><text:span text:style-name="T451">Przewodnicząc</text:span><text:span text:style-name="T452">y</text:span>:</text:p>
      <text:soft-page-break/>
      <text:p text:style-name="P453">Proszę bardzo.</text:p>
      <text:p text:style-name="P454"><text:span text:style-name="T455">O</text:span><text:span text:style-name="T456">b. <text:s text:c="22"/></text:span><text:span text:style-name="T457">:</text:span></text:p>
      <text:p text:style-name="P458"><text:span text:style-name="T459">J</text:span>a jestem za tego rodzaju sformułowaniem, aby osoba czy rodzina, która jeszcze po pracy zajmuje się hodowlę czy produkcję rolną, właściwie to ona kwalifikuje się do wielkiej nagrody państwowej, że nie bierze dzieci za rękę i nie idzie na spacer, tylko chce jeszcze wytwarzać dobra dla tego społeczeństwa.</text:p>
      <text:p text:style-name="P460">Sprawa druga.<text:s/><text:span text:style-name="T461">W</text:span><text:s/>związku z zaplanowaną zmianę w ogóle polityki socjalnej musimy dążyć do tego, żeby wszystkie polskie dzieci miały jednakowe warunki jeśli idzie o dodatki rodzinne itd<text:span text:style-name="T462">.</text:span><text:s/>Nie może być w dalszym ciągu tak, że dziecko miejskie, czy dziecko pracownika przemysłowego ma mieć większe przywileje niż dziecko wiejskie<text:span text:style-name="T463">.</text:span><text:s/>Musimy to zlikwidować i sądzę, że należałoby w tym kierunku dążyć, żeby każde dziecko polskie korzystało z takich samych warunków socjalnych, kulturalnych, bytowych, jak każde inne dziecko polskie<text:span text:style-name="T464">.</text:span><text:s/>Wtedy dopiero możemy myśleć o tym, że to dziecko b<text:span text:style-name="T465">ę</text:span>dz<text:span text:style-name="T466">i</text:span>e chciało zostać na wsi. A tak to nam ucieknie albo ze wsi, albo nam ucieknie za granicę.</text:p>
      <text:p text:style-name="P467">Po trzecie, pragnę zwrócić jeszcze dodatkowo przy tym punkcie uwagę, że obywatel który posiada 3 hektary ziemi, zgodnie z obowiąz<text:span text:style-name="T468">uj</text:span>ącymi przepisami, w momencie kiedy przechodzi na emeryturę, a tę emeryturę dostaje z tytułu uzyskania jej poza pracą rolniczą, traci możliwość otrzymywania emerytury wypracowanej przez 25, przez<text:s/><text:span text:style-name="T469">3</text:span>5 lat. Miałem takie<text:s/><text:span text:style-name="T470">wy</text:span>darz<text:span text:style-name="T471">e</text:span>nie w woj. opolskim podszedł do mnie kolejarz, skarżąc się, że mu zabrano, 35 lat pracował na kolei, zabrano mu emeryturę z tego względu, że przez cały okres swojego życia nie przepił,<text:s/>„nie przehulaszczył”<text:s/>tylko powiększył swoje gospodarstwo do 3 ha 10<text:s/>arów. I dał mi za przykład kolegę czy kolegów, którzy całe życie, wszystkie pieniądze przepijali, dzisiaj są na emeryturze i na inwalidztwie I grupy i państwo do nich dopłaca. Oni są łączeni razem inwalid<text:span text:style-name="T472">a</text:span>mi tymi, którzy rzeczywiście z obiektywnych względów stali się inwalidami. To jest krzycząca niesprawiedliwość i w związku z tym proponowałbym, żeby przyjąć ten zapis proponowany tutaj przez pana profesora, poszerzając go nie tylko o te dodatki rodzinne, ale także o to, że jeśli ktoś<text:s/><text:span text:style-name="T473">w</text:span><text:s/>swoim życiu wypracował emeryturę z innego tytułu, a jeszcze przez całe życie tyrał na tym małym gospodarstwie wnosząc ogromne wartości, żeby go nie pozbawiać tego ekwiwalentu.</text:p>
      <text:p text:style-name="P474"><text:span text:style-name="T475">Przewodnicząc</text:span><text:span text:style-name="T476">y</text:span><text:span text:style-name="T477">:</text:span></text:p>
      <text:p text:style-name="P478">Proszę bardzo, pan sekretarz Śliwiński.</text:p>
      <text:p text:style-name="P479"><text:span text:style-name="T480">O</text:span><text:span text:style-name="T481">b. Stanisław<text:s/></text:span><text:span text:style-name="T482">Ś</text:span><text:span text:style-name="T483">liwiński</text:span><text:span text:style-name="T484">:</text:span></text:p>
      <text:p text:style-name="P485">Proszę państwa proponuję, ponieważ dyskusja uzasadniła potrzebę, proponuję, jeżeli można, przyjąć zapis proponowany przez prof. Leopolda i przejdźmy do kolejnych kwestii. Bo ja chcę przypomnieć, że mamy dzisiaj ograniczony czas, bo mamy salę tylko do godziny pierwsze<text:span text:style-name="T486">j</text:span>.</text:p>
      <text:p text:style-name="P487"><text:span text:style-name="T488">Przewodnicząc</text:span><text:span text:style-name="T489">y</text:span>:</text:p>
      <text:p text:style-name="P490">Czy można w takim razie zaproponować, żeby zapis brzmiał następująco.<text:s/><text:span text:style-name="T491">J</text:span>a bym proponował, proszę mnie poprawić, ale żeby to... uzupełnić przyjęty wczoraj zapis o polityce socjalnej.<text:s/>Problematyka podzespołu rolnictwa dotyczyły problematyki socjalnej wsi. Państwo pamiętają,<text:s/><text:span text:style-name="T492">ż</text:span>e myśmy dopisali na końcu punkt dotyczący właśnie ustawodawstwa socjalnego, krótki punkt. Punkt 4. I tam by można dopisać zdanie: posiadanie ziemi nie może pozbawiać prawa do świadczeń socjalnych, w szczególności prawa ludności dwuzawodowej do zasiłków rodzinnyc<text:span text:style-name="T493">h.</text:span></text:p>
      <text:p text:style-name="P494">Posiadanie ziemi nie może pozbawiać prawa do świadczeń socjalnych, to o to chodziło, tak? Świadczeń<text:s/><text:soft-page-break/>ubezpieczeniowy<text:span text:style-name="T495">ch.</text:span></text:p>
      <text:p text:style-name="P496">Zaraz. Posiadanie ziemi nie może pozbawiać prawa do świadczeń socjalnych z tytułu zatrudnienia poza rolnictwem.</text:p>
      <text:p text:style-name="P497">Tu jeszcze prof. Leopold ma jakiś tekst konkurency<text:span text:style-name="T498">jn</text:span>y.</text:p>
      <text:p text:style-name="P499"><text:span text:style-name="T500">Ob. Leopold</text:span>:</text:p>
      <text:p text:style-name="P501">A może tak, że uprawnienia społeczne, osobiste lub rodzinne z tytułu zatrudnienia nie mogą być ograniczone z powodu posiadania gospodarstwa rolnego lub prowadzenia produkcji rolniczej.</text:p>
      <text:p text:style-name="P502"><text:span text:style-name="T503">Przewodnicząc</text:span><text:span text:style-name="T504">y</text:span><text:span text:style-name="T505">:</text:span></text:p>
      <text:p text:style-name="P506">Jednak chyba byłoby konkretniej powiedzieć z tytułu zatrudnienia poza gosp<text:span text:style-name="T507">odarst</text:span>wem.</text:p>
      <text:p text:style-name="P508">Może spróbujmy jednak tak. Posiadanie ziemi nie może<text:s/><text:span text:style-name="T509">p</text:span>ozbawiać prawa do świadczeń socjalnych z tytułu zatr<text:span text:style-name="T510">u</text:span>dn<text:span text:style-name="T511">i</text:span>enia poza gospodarstwem,<text:s/><text:span text:style-name="T512">w</text:span><text:s/>szczególności prawa ludności dwuzawodowej do zasiłków rodzinnych.<text:s/><text:span text:style-name="T513">Ż</text:span>eby był konkret.</text:p>
      <text:p text:style-name="P514"><text:span text:style-name="T515">O</text:span><text:span text:style-name="T516">b. <text:s text:c="22"/></text:span><text:span text:style-name="T517">:</text:span></text:p>
      <text:p text:style-name="P518">Ale posiadania ziemi, czy także prowadzenia gospodarstwa?</text:p>
      <text:p text:style-name="P519"><text:span text:style-name="T520">Przewod</text:span><text:span text:style-name="T521">ni</text:span><text:span text:style-name="T522">cząc</text:span><text:span text:style-name="T523">y</text:span>:</text:p>
      <text:p text:style-name="P524">Posiadanie ziemi, to jest też posiadacz, ja nie mówię że właścicielem.</text:p>
      <text:p text:style-name="P525">Proszę bardzo, prof. Siarkiewicz.</text:p>
      <text:p text:style-name="P526"><text:span text:style-name="T527">O</text:span><text:span text:style-name="T528">b. Si</text:span><text:span text:style-name="T529">ark</text:span><text:span text:style-name="T530">iewicz</text:span>:</text:p>
      <text:p text:style-name="P531">Zaakcentowanie posiadanie ziemi nie jest najlepszym rozwiązaniem. Trzeba akcent położyć na coś<text:s/><text:span text:style-name="T532">i</text:span>nnego, nie na posiadanie ziemi. Bo mogę posiadać ziemię i jej nie uprawić w ogóle.</text:p>
      <text:p text:style-name="P533"><text:span text:style-name="T534">Przewodnicząc</text:span><text:span text:style-name="T535">y</text:span><text:span text:style-name="T536">:</text:span></text:p>
      <text:p text:style-name="P537">Prowadzenie gospodarstwa, tak?</text:p>
      <text:p text:style-name="P538"><text:span text:style-name="T539">Ob. Siarkiewicz</text:span>:</text:p>
      <text:p text:style-name="P540">Ja bym był za tym, co pan profesor Leopold proponuje t<text:span text:style-name="T541">a</text:span>m n<text:span text:style-name="T542">a<text:s/></text:span>te czynności, a nie na posiadanie ziemi.</text:p>
      <text:p text:style-name="P543"><text:span text:style-name="T544">Pr</text:span><text:span text:style-name="T545">zewodnicząc</text:span><text:span text:style-name="T546">y</text:span><text:span text:style-name="T547">:</text:span></text:p>
      <text:p text:style-name="P548">Czyli prowadzenie gospodarstwa rolnego nie może pozbawiać prawa do świadczeń socjalnych z tytułu zatrudnienia poza tym gospodarstwem.<text:s/><text:span text:style-name="T549">W</text:span><text:s/>szczególności prawa ludności<text:s/>dwuzawodowej<text:s/>do zasiłków rodzinnych. No, bo to jest na<text:span text:style-name="T550">jb</text:span>oleśniejsze<text:span text:style-name="T551">.</text:span>..</text:p>
      <text:p text:style-name="P552">Prowadzenie gospodarstwa rolnego nie może pozbawiać prawa do świadczeń socjalnych z tytułu zatrudnienia poz<text:span text:style-name="T553">a</text:span><text:s/>tym gospodarstwem, w szczególności prawa ludności<text:s/>dwuzawodowej<text:span text:style-name="T554"><text:s/></text:span>do zasiłków rodzinnych. Do zasiłków rodzinnych, rent i emer<text:span text:style-name="T555">yt</text:span>ur<text:span text:style-name="T556">.</text:span></text:p>
      <text:p text:style-name="P557">Gdyby to wsadzić tam, to chyba będzie miejsce właściwsze niż w in<text:span text:style-name="T558">fr</text:span>as<text:span text:style-name="T559">tr</text:span>ukturze. Prawda?</text:p>
      <text:p text:style-name="P560"><text:span text:style-name="T561">J</text:span>eżeli jest consensus, to jeszcze dodatkowo dodajmy do tego dokumentu wczoraj przyjętego w sprawie stano<text:span text:style-name="T562">wi</text:span>s<text:span text:style-name="T563">k</text:span>a podzespołu rolnictwa dotyczące problematyki socjalnej wsi.</text:p>
      <text:p text:style-name="P564">Ach, nie był przyjęty, to zaraz do niego wrócimy. Wróćmy, żebyśmy skończyli ten pakiet. Czy już można przyjąć, że jest infras<text:span text:style-name="T565">tr</text:span>uk<text:span text:style-name="T566">tu</text:span>ra załatwiona?</text:p>
      <text:p text:style-name="P567">Proszę prof. Tomczak.</text:p>
      <text:p text:style-name="P568"><text:span text:style-name="T569">Ob. Franciszek Tomczak</text:span>:</text:p>
      <text:p text:style-name="P570">Proszę państwa proponuję uzupełnienie punktu 6. wnioskiem wynikającym, kolejnym wnioskiem<text:s/><text:soft-page-break/>życzeniowym, ale wydaje mi się, że ten punkt 6. powinien być uzupełniony konkluzjami wynikającymi z naszej dyskusji dotyczącej poszczególnych ścian i rejonów problemowych.<text:s/><text:span text:style-name="T571">I</text:span><text:s/>proponuję następujący zapis na zakończenie punktu 5. Rozpa<text:span text:style-name="T572">tr</text:span>zenie, przepraszam, możliwości takiego zapisu. Na zakończenie 5., w związku z tymi problemam<text:span text:style-name="T573">i.</text:span></text:p>
      <text:p text:style-name="P574">Potrzebny jes<text:span text:style-name="T575">t</text:span><text:s/>tu pilny rządowy program przeciwdzi<text:span text:style-name="T576">ał</text:span>ający powstawaniu obszarów problemowych i wyludnianiu się obszarów wiejskich. Czy to jest jasne? Na zakończenie punktu 6., przepraszam 5., kiedy mówimy o zakresie aktywizacji rejonów przygranicznych itd.</text:p>
      <text:p text:style-name="P577"><text:span text:style-name="T578">Przewodnicząc</text:span><text:span text:style-name="T579">y</text:span><text:span text:style-name="T580">:</text:span></text:p>
      <text:p text:style-name="P581">A, bo tu jest pomyłka w tekście, bo są dwa numery szóste. Więc to jest 6. rzeczywiście, a ten co jest szóstką na str. 2 powinna być 7. Teraz zauważyłem błąd.</text:p>
      <text:p text:style-name="P582"><text:span text:style-name="T583">O</text:span><text:span text:style-name="T584">b. Franciszek Tomczak</text:span>:</text:p>
      <text:p text:style-name="P585">Tam gdzie było to zdanie wykreślone, wydaje mi się, że tak.</text:p>
      <text:p text:style-name="P586"><text:span text:style-name="T587">Pr</text:span><text:span text:style-name="T588">zewodnicząc</text:span><text:span text:style-name="T589">y</text:span><text:span text:style-name="T590">:</text:span></text:p>
      <text:p text:style-name="P591">Czyli może pan profe<text:span text:style-name="T592">s</text:span>or będzie łaskaw przeczytać cały punkt od początku, żebyśmy wiedzieli.</text:p>
      <text:p text:style-name="P593"><text:span text:style-name="T594">Ob</text:span><text:span text:style-name="T595">.</text:span><text:span text:style-name="T596"><text:s/>Franciszek Tomczak</text:span>:</text:p>
      <text:p text:style-name="P597">Punkt 6. brzmiałby następująco: Istotna potrzeba rysuje się<text:s/><text:span text:style-name="T598">w</text:span><text:s/>zakresie aktywizacji rejonów przygranicznych, a także zdegradowanych i słabych gospodarstw<text:span text:style-name="T599">,</text:span><text:s/>słabych gospodarczo, przepraszam.</text:p>
      <text:p text:style-name="P600">Zakres preferencji winien być w tych rejonach zwiększony. Samo rolnictwo nie wystarczy. Jego rozwój winien być skorelowany z rozwojem leśnictwa, przetwórstwa, usług i przemysłu. Co się tyczy ziem przygranicznych należy mieć tu na względzie także elementy polityczne.</text:p>
      <text:p text:style-name="P601">Na tym skończyliśmy. Proponuję dopisanie: potrzebny jest tu pilny, rządowy program<text:s/><text:span text:style-name="T602">przeci</text:span>wd<text:span text:style-name="T603">ziałają</text:span>cy powstawaniu obszarów... I w nauce i w praktyce nazywamy te ściany wschodnie nazywamy obszarami problemowymi...</text:p>
      <text:p text:style-name="P604">Przeciwdziałaniu powstawaniu obszarów problemowych i wyludnianiu się obszarów wiejskich, tam gdzie to występuje.</text:p>
      <text:p text:style-name="P605"><text:span text:style-name="T606">Przewodnicząc</text:span><text:span text:style-name="T607">y</text:span><text:span text:style-name="T608">:</text:span></text:p>
      <text:p text:style-name="P609">Potrzebny jest tu pilnie, chyba raczej, rządowy program przeciwdziałania, czemu?</text:p>
      <text:p text:style-name="P610"><text:span text:style-name="T611">O</text:span><text:span text:style-name="T612">b. Tomcza</text:span><text:span text:style-name="T613">k</text:span><text:span text:style-name="T614">:</text:span></text:p>
      <text:p text:style-name="P615">Obsz<text:span text:style-name="T616">ar</text:span>ów<text:s/><text:span text:style-name="T617">pr</text:span>o<text:span text:style-name="T618">b</text:span>lemowych.</text:p>
      <text:p text:style-name="P619"><text:span text:style-name="T620">Przewodnicząc</text:span><text:span text:style-name="T621">y</text:span><text:span text:style-name="T622">:</text:span></text:p>
      <text:p text:style-name="P623">Powstawania obszarów problemowych.</text:p>
      <text:p text:style-name="P624"><text:span text:style-name="T625">O</text:span><text:span text:style-name="T626">b. Tomczak</text:span><text:span text:style-name="T627">:</text:span></text:p>
      <text:p text:style-name="P628">I wyludnianiu się terenów wiejskich, może to bę<text:span text:style-name="T629">d</text:span>zi<text:span text:style-name="T630">e<text:s/></text:span>bardziej...</text:p>
      <text:p text:style-name="P631"><text:span text:style-name="T632">Przewodnicząc</text:span><text:span text:style-name="T633">y</text:span><text:span text:style-name="T634">:</text:span></text:p>
      <text:p text:style-name="P635">Potrzebny jest tu pilny, rządowy program, pilnie, rządowy program przeciwdziałania powstawania obszarów problemowych i wyludniania się wsi. Tak?</text:p>
      <text:p text:style-name="P636"><text:span text:style-name="T637">O</text:span><text:span text:style-name="T638">b. <text:s text:c="22"/></text:span><text:span text:style-name="T639">:</text:span></text:p>
      <text:p text:style-name="P640">Tam gdzie jest napisane przetwórstwa, usług, trzeba napisać handlu i usług. Wprawdzie są to usługi, ale ten handel bym tu podkreślił.</text:p>
      <text:soft-page-break/>
      <text:p text:style-name="P641"><text:span text:style-name="T642">Przewodnicząc</text:span><text:span text:style-name="T643">y</text:span>:</text:p>
      <text:p text:style-name="P644">Przetwórstwa, handlu, usług i przemysłu.</text:p>
      <text:p text:style-name="P645">Pan Beszta-Borowski.</text:p>
      <text:p text:style-name="P646"><text:span text:style-name="T647">O</text:span><text:span text:style-name="T648">b. Jan Beszta-Borowski</text:span><text:span text:style-name="T649">:</text:span></text:p>
      <text:p text:style-name="P650">Wczoraj zgłaszałem, ale byliśmy zmęczeni. Na ostatniej stronie infrastruktury,<text:s/><text:span text:style-name="T651">tj</text:span>. na drugiej, na końcu proponuję dodać: umożliwienie nabywania działek budowlanych rzemieślnikom, usługodawcom, nie będących rolnikami.</text:p>
      <text:p text:style-name="P652">Bo w tej chwili oni nie mogą nabyć ziemi.<text:s/>Może nie jestem poinformowany. Zgłaszano mnie wiele przykładów takich niedawno.</text:p>
      <text:p text:style-name="P653"><text:span text:style-name="T654">O</text:span><text:span text:style-name="T655">b. <text:s text:c="22"/></text:span><text:span text:style-name="T656">:</text:span></text:p>
      <text:p text:style-name="P657">Ostatnie decyzje sejmowe uregulują...</text:p>
      <text:p text:style-name="P658"><text:span text:style-name="T659">Ob.<text:s/></text:span><text:span text:style-name="T660">Jan Beszta-Borowski</text:span><text:span text:style-name="T661">:</text:span></text:p>
      <text:p text:style-name="P662">Aha, jeśli taka jest już...</text:p>
      <text:p text:style-name="P663"><text:span text:style-name="T664">Przewodnicząc</text:span><text:span text:style-name="T665">y</text:span>:</text:p>
      <text:p text:style-name="P666">Tak, to zeszłoroczna poprawka.<text:s/>Czyli, czy z poprawkami pro<text:span text:style-name="T667">f</text:span>. Tomczaka i tą jednowyrazową<text:s/>Dietla, możemy uznać za przyjętą in<text:span text:style-name="T668">fr</text:span>astrukturę?</text:p>
      <text:p text:style-name="P669">Pan kierownik Grzesiak.</text:p>
      <text:p text:style-name="P670"><text:span text:style-name="T671">Ob</text:span><text:span text:style-name="T672">.</text:span><text:span text:style-name="T673"><text:s/>Kazimierz Grzesiak</text:span><text:span text:style-name="T674">:</text:span></text:p>
      <text:p text:style-name="P675">My w tej części socjalnej mówimy o warunkach płacowych kadry i tam wymieniamy, nauczycieli, lekarzy, specjalistów. I tutaj to powtarzamy. No, bo jest punkt 7. W punkcie<text:s/><text:span text:style-name="T676">7</text:span>. to powtarzamy. Po prostu, czy uważamy, że ta część programu socjalnego tego nie uwzględnia i powtórzyć trzeba, czy odpuścimy tu.</text:p>
      <text:p text:style-name="P677"><text:span text:style-name="T678">O</text:span><text:span text:style-name="T679">b. <text:s text:c="22"/></text:span><text:span text:style-name="T680">:</text:span></text:p>
      <text:p text:style-name="P681">Ponieważ to właściwie niczego nie zmienia, to żebyśmy to zostawili podkreślając to<text:span text:style-name="T682">.</text:span><text:s/>To nie zawadzi, prawda.</text:p>
      <text:p text:style-name="P683"><text:span text:style-name="T684">Przewodnicząc</text:span><text:span text:style-name="T685">y</text:span><text:span text:style-name="T686">:</text:span></text:p>
      <text:p text:style-name="P687">Pan prof<text:span text:style-name="T688">.</text:span><text:s/>Pańko<text:span text:style-name="T689">.</text:span></text:p>
      <text:p text:style-name="P690"><text:span text:style-name="T691">O</text:span><text:span text:style-name="T692">b. Walerian Pa</text:span><text:span text:style-name="T693">ńk</text:span><text:span text:style-name="T694">o</text:span>:</text:p>
      <text:p text:style-name="P695">To są także życzeniowe trochę określenia, ale gdyby można zapis taki dodać, iż szczególne zasady polityki rolnej powinny odnosić się również do rolnictwa obszarów narażonych na szczególnie szkodliwe oddziaływanie przemysłu<text:span text:style-name="T696">.<text:s/></text:span>Dlatego że takie są postulaty i takie są również określane obszary problemowe rolnictwa i w literaturze i w dokumentach.</text:p>
      <text:p text:style-name="P697"><text:span text:style-name="T698">Pr</text:span><text:span text:style-name="T699">ze</text:span><text:span text:style-name="T700">wodn</text:span><text:span text:style-name="T701">iczący</text:span><text:span text:style-name="T702">:</text:span></text:p>
      <text:p text:style-name="P703">W którym miejscu?</text:p>
      <text:p text:style-name="P704"><text:span text:style-name="T705">O</text:span><text:span text:style-name="T706">b. Pańko</text:span>:</text:p>
      <text:p text:style-name="P707">Tam gdzie się mówi o regionalizac<text:span text:style-name="T708">ji,</text:span><text:s/>o obszarach problemowych, na str. 3<text:span text:style-name="T709">.</text:span><text:s/>Na drugiej, przepraszam. A także zdegradowanych i słabych gospodarczo i dodać gdzieś, dodać właśnie. Dotyczyć to winno. Bo tutaj są względy sanitarne<text:span text:style-name="T710">,</text:span><text:s/>oprócz socjalnych<text:span text:style-name="T711">.</text:span><text:s/>Mówię to w tym znaczeniu właśnie. Jedno zdanie<text:span text:style-name="T712">.</text:span></text:p>
      <text:p text:style-name="P713"><text:span text:style-name="T714">Przewodnicząc</text:span><text:span text:style-name="T715">y</text:span><text:span text:style-name="T716">:</text:span></text:p>
      <text:p text:style-name="P717">Ale jakie?</text:p>
      <text:soft-page-break/>
      <text:p text:style-name="P718"><text:span text:style-name="T719">Ob</text:span><text:span text:style-name="T720">.</text:span><text:span text:style-name="T721"><text:s/>Pańko</text:span>:</text:p>
      <text:p text:style-name="P722">Może, polityką regionalizac<text:span text:style-name="T723">ji</text:span><text:s/>rolnictwa objąć należy również obszary zdegradowane oraz narażone na szkodliwe oddziaływanie przemysłu.</text:p>
      <text:p text:style-name="P724"><text:span text:style-name="T725">Przewodnicząc</text:span><text:span text:style-name="T726">y</text:span><text:span text:style-name="T727">:</text:span></text:p>
      <text:p text:style-name="P728">Może po prostu dodać do tego słowa na początku.<text:s/>Istnieje, istotna potrzeba rysuje się w zakresie aktywizacj<text:span text:style-name="T729">i<text:s/></text:span>rejonów przygranicznych, a także zdegradowanych, bo po prostu w tym się mieści, zdegradowanych.</text:p>
      <text:p text:style-name="P730"><text:span text:style-name="T731">Ob. Pańko</text:span>:</text:p>
      <text:p text:style-name="P732">I narażonych, bo zde<text:span text:style-name="T733">grad</text:span>owanych mogą być z różnych... i narażonych na szczególnie szkodliwe oddziaływanie przemysłu</text:p>
      <text:p text:style-name="P734"><text:span text:style-name="T735">Pr</text:span><text:span text:style-name="T736">zewod</text:span><text:span text:style-name="T737">ni</text:span><text:span text:style-name="T738">cząc</text:span><text:span text:style-name="T739">y</text:span><text:span text:style-name="T740">:</text:span></text:p>
      <text:p text:style-name="P741">Dobrze.<text:s/><text:span text:style-name="T742">A</text:span><text:s/>także zdegradowanych, narażonych na szczególnie szkodliwe oddzi<text:span text:style-name="T743">ał</text:span>ywanie przemysłu i słabych gospodarczo.<text:s/><text:span text:style-name="T744">O</text:span><text:s/>tak, by to może było.</text:p>
      <text:p text:style-name="P745">Czy już można by uznać dokument za przyjęty w tym brzmieniu?</text:p>
      <text:p text:style-name="P746">Proszę bardzo.</text:p>
      <text:p text:style-name="P747"><text:span text:style-name="T748">O</text:span><text:span text:style-name="T749">b. <text:s text:c="22"/></text:span><text:span text:style-name="T750">:</text:span></text:p>
      <text:p text:style-name="P751">Ponieważ tutaj zabezpieczenie wykwali<text:span text:style-name="T752">fi</text:span>kowanych kadr to jest taki wstrętny rusycyzm, przyjęty w ogóle w naszej publicystyce i we wszystkich dokumentach. Zapewnienie wykwalifikowanych kadr.</text:p>
      <text:p text:style-name="P753"><text:span text:style-name="T754">Przewodniczący</text:span>:</text:p>
      <text:p text:style-name="P755">Zapewnienie, dobrze, zapewnienie wykwali<text:span text:style-name="T756">fi</text:span>kowanych kadr. Dobrze.</text:p>
      <text:p text:style-name="P757">Proszę bardzo.</text:p>
      <text:p text:style-name="P758"><text:span text:style-name="T759">O</text:span><text:span text:style-name="T760">b. <text:s text:c="22"/></text:span><text:span text:style-name="T761">:</text:span></text:p>
      <text:p text:style-name="P762">Ta karteczka dodatkowa o równouprawnieniu sektorów znika z tego tekstu<text:span text:style-name="T763">...</text:span></text:p>
      <text:p text:style-name="P764"><text:span text:style-name="T765">Przewodniczący</text:span><text:span text:style-name="T766">:</text:span></text:p>
      <text:p text:style-name="P767">A jeszcz<text:span text:style-name="T768">e</text:span>śmy nie doszli. To jest następny dokument. Pierwsza część. To jest jedna rzecz, idziemy d<text:span text:style-name="T769">al</text:span>e<text:span text:style-name="T770">j</text:span>.</text:p>
      <text:p text:style-name="P771">Czy to już można uznać? Dobrze, nie ma dalszych głosów, przyjęliśmy.</text:p>
      <text:p text:style-name="P772">Teraz idziemy do tego co było nazwane równou<text:span text:style-name="T773">pr</text:span>awnieniem sektoró<text:span text:style-name="T774">w</text:span>.</text:p>
      <text:p text:style-name="P775">Proszę bardzo pan minister Pazura.</text:p>
      <text:p text:style-name="P776"><text:span text:style-name="T777">O</text:span><text:span text:style-name="T778">b. Ryszard Pazura</text:span><text:span text:style-name="T779">:</text:span></text:p>
      <text:p text:style-name="P780">Wczoraj był wniosek prof<text:span text:style-name="T781">.</text:span><text:s/>Leopolda, ażeby te punkty dotyczące opodatkowania, kredytowania przenieść do częś<text:span text:style-name="T782">c</text:span>i finansowej, budu<text:span text:style-name="T783">j</text:span>ąc podstawowe tezy tego stanowiska finansowego, tak o jednolite równe warunki podatkowe, kredytowe itd. Propozycję ja podzielam, ona jest zasadna, bo to jest kanwa całego systemu, idea całego systemu finansowego.</text:p>
      <text:p text:style-name="P784"><text:span text:style-name="T785">Przewodnicząc</text:span><text:span text:style-name="T786">y</text:span>:</text:p>
      <text:p text:style-name="P787">Prezes Cichosz, proszę bardzo.</text:p>
      <text:p text:style-name="P788"><text:span text:style-name="T789">Ob. Janusz Cichosz</text:span>:</text:p>
      <text:p text:style-name="P790">Oczywiście można to przenieść albo jednym zdaniem ten temat rozwiązać. A mianowicie, z zasady jedności rolnictwa należy wyciągnąć odpowiednie wnioski, praktycznie ciągle jeszcze bowiem pozostaj<text:span text:style-name="T791">ą</text:span><text:s/>pozostałości preferencji sektorowych.<text:s/><text:span text:style-name="T792">I</text:span><text:s/>proponuję, w związku z tym należy dokonać oceny obecnych zasad<text:s/><text:soft-page-break/>opod<text:span text:style-name="T793">atk</text:span>owania, kredytowania, oprocentowania środków na rachunkach zaopatrzenia rolnictwa w środki produkcji, w celu wyeliminowania występu<text:span text:style-name="T794">ją</text:span>cych różnic. Kropka.</text:p>
      <text:p text:style-name="P795">Natomiast tutaj jest cały szereg szczegółów, kto jest pokrz<text:span text:style-name="T796">yw</text:span>dzony, kto nie pokrzywdzony, to nie ma sensu. Natomiast ten zapis w moim pojęciu załatwia wszystkie problemy, które są ujęte w tym dokumencie.</text:p>
      <text:p text:style-name="P797"><text:span text:style-name="T798">Przewodnic</text:span><text:span text:style-name="T799">zący</text:span><text:span text:style-name="T800">:</text:span></text:p>
      <text:p text:style-name="P801"><text:span text:style-name="T802">J</text:span>a bym tylko chciał zobaczyć co się ma stać z tymi uprzywile<text:span text:style-name="T803">jo</text:span>wanymi jednostkami, bo możemy nie wymieniać<text:s/>„Igloopolu”, ja nie chciałbym gubić całkowicie tej myśli, chodzi o to, żeby jednak nie było nadmiernego uprzywilejowania jednostkowego, ani też zagadnienia nadmiernej koncentracji. To nie powinno um<text:span text:style-name="T804">k</text:span>nąć z pola widzenia. I tu zastanawiam się.</text:p>
      <text:p text:style-name="P805">Pan minister bardzo proszę.</text:p>
      <text:p text:style-name="P806"><text:span text:style-name="T807">O</text:span><text:span text:style-name="T808">b. <text:s text:c="22"/></text:span><text:span text:style-name="T809">:</text:span></text:p>
      <text:p text:style-name="P810">Uważam, że pozytywnie ten problem rozwiązujemy formułując tezę równego traktowania wszystkich sektorów pod każdym względem, to jest jedna strona medalu. Głównie mnie zależy na tym od strony finansowej, podatkowej, kredytowej.</text:p>
      <text:p text:style-name="P811">I druga strona medalu, to jest cały dokument o demonopolizacji, ja rozumiem, że dotyczy on też struktur kombinatów rolno-przemysłowych w sensie, że jest polityka antymonopolowa itd.</text:p>
      <text:p text:style-name="P812">Wczoraj wyjaśniałem, że o ile chodzi o system podatkowy<text:span text:style-name="T813">,</text:span><text:s/>to jest wyraźnie ten kierunek ma jednolite zasady i żadnych<text:s/>ulg, zwolnień preferencji indywidualnych. Tylko systemowe ustawowe rozwiązania.<text:s/><text:span text:style-name="T814">J</text:span>ak preferencje, to ustawowe.</text:p>
      <text:p text:style-name="P815"><text:span text:style-name="T816">Pr</text:span><text:span text:style-name="T817">ze</text:span><text:span text:style-name="T818">wodnicząc</text:span><text:span text:style-name="T819">y</text:span><text:span text:style-name="T820">:</text:span></text:p>
      <text:p text:style-name="P821">Proszę bardzo pan Baumgart.</text:p>
      <text:p text:style-name="P822"><text:span text:style-name="T823">Ob</text:span><text:span text:style-name="T824">.</text:span><text:span text:style-name="T825"><text:s/>Baumgart</text:span>:</text:p>
      <text:p text:style-name="P826">Z tym, że ja bym tutaj tylko do tego dołożył, zgodnie z tym co pani mówiła na naszym poprzednim spotkaniu, że z wyłączeniem tych kataklizmów, nieszczęść, niezależnych od wysiłków samego producenta, podmiotu, bo znamy sprawę, zupełnie niezależnie od nas.</text:p>
      <text:p text:style-name="P827">Więc te ulgi i zwolnienia powinny tu mieć możliwość zastosowani<text:span text:style-name="T828">a.</text:span></text:p>
      <text:p text:style-name="P829">Dziękuj<text:span text:style-name="T830">ę.</text:span></text:p>
      <text:p text:style-name="P831"><text:span text:style-name="T832">Przewodnicząc</text:span><text:span text:style-name="T833">y</text:span><text:span text:style-name="T834">:</text:span></text:p>
      <text:p text:style-name="P835">Proszę bardzo pan Lipiec.</text:p>
      <text:p text:style-name="P836"><text:span text:style-name="T837">O</text:span><text:span text:style-name="T838">b. Edw</text:span><text:span text:style-name="T839">ar</text:span><text:span text:style-name="T840">d Lipiec</text:span>:</text:p>
      <text:p text:style-name="P841">Myśmy słyszeli o tym równouprawnieniu już od lat proszę państwa, a praktyka jest taka, że w tej chwili np. PZZ-ty, chłodnie składowe<text:s/><text:span text:style-name="T842">i</text:span><text:s/>zakłady mięsne biorą w posiadanie ziemie, nie wiem z czym to jest związane, prawdopodobnie z tym, że są znowu jakieś preferencje, ja nie znam tej sytuacji, i dlatego musimy postawić jakieś wyraźne stanowisko zajęć i powiedzieć, że jednak to musi być takie same, forma czy dotacji czy inne, jak powiedzmy całego rolnictwa, żeby jednakowe było traktowani<text:span text:style-name="T843">e</text:span>.</text:p>
      <text:p text:style-name="P844"><text:span text:style-name="T845">Przewodnicząc</text:span><text:span text:style-name="T846">y</text:span><text:span text:style-name="T847">:</text:span></text:p>
      <text:p text:style-name="P848">Proszę bardzo, pan Przygodzki.</text:p>
      <text:p text:style-name="P849"><text:span text:style-name="T850">Ob</text:span><text:span text:style-name="T851">.</text:span><text:span text:style-name="T852"><text:s/>Henryk Przygodzki</text:span>:</text:p>
      <text:p text:style-name="P853">Myśmy wcześniej formułowali postulat odrębnego, preferencyjnego traktowania tych regionów<text:s/><text:soft-page-break/>zdegradowanych, powiedzmy, o ubogiej in<text:span text:style-name="T854">fr</text:span>astrukturze, przyjmując jako słuszny kierunek regionaliza<text:span text:style-name="T855">cj</text:span>i polityki rolnej, to w tym ten przywilej musi znaleźć miejsce, musi mieć swój praktyczny wyraz. Ja się obawia<text:span text:style-name="T856">m</text:span>, że zastosowanie tych reguł, któreśmy sobie określi, a odnoszących się do demonopolizacji, tam mogą one nie mieć zastosowania pełnego. Bo nie wiadomo, czy ten ubogi, zrujnowany socjalnie, technicznie region wejdzie ktoś poza sektorem państwowym.<text:s/>I w<text:span text:style-name="T857">ą</text:span>tpię, czy państwo wchodząc tam z kapitałem, ze sprzętem technicznym zdecyduje się na coś m<text:span text:style-name="T858">ałe</text:span>go<text:span text:style-name="T859">,</text:span><text:span text:style-name="T860"><text:s/></text:span>coś drobnego,<text:s/><text:span text:style-name="T861">w</text:span><text:s/>imię nawet prostych zasad ekonomii. T<text:span text:style-name="T862">a</text:span>k że tu musimy przewidywać pewne elastyczne rozwiązania, bym powiedział. Bo nie można tego tak eks<text:span text:style-name="T863">tr</text:span>emalnie, że tylko tak a nie inacz<text:span text:style-name="T864">ej.</text:span><text:s/>Ja mam wątpliwość, jeśli ktoś mi ją wyja<text:span text:style-name="T865">ś</text:span>ni, będę wdzięczny.</text:p>
      <text:p text:style-name="P866"><text:span text:style-name="T867">Przewodniczący</text:span><text:span text:style-name="T868">:</text:span></text:p>
      <text:p text:style-name="P869">Proszę pan Małecki.</text:p>
      <text:p text:style-name="P870"><text:span text:style-name="T871">Ob</text:span><text:span text:style-name="T872">.</text:span><text:span text:style-name="T873"><text:s/>Edward Małecki</text:span>:</text:p>
      <text:p text:style-name="P874">Proszę państwa, mnie się wydaje, że my tutaj tak nie patrzymy na istotę rzeczy. No, bo są PGR nieduże i średnie, robią bokami, maję często straty, deficyt itd. Nagle powstaje potężny gigant, który ogarnia cały kraj i on jest rentow<text:span text:style-name="T875">n</text:span>y. A przecież my wiemy, że istotą tej gospodarki PGR-owskiej było to, że im większym tym mniej rentowny. Po prostu taka jest sytuacja w rolnictwie.<text:s/><text:span text:style-name="T876">J</text:span>eżeli decyzje podejmuje człowiek, który to pole zna, wie co na nim zrobić, to zwykle ta decyzja jest najlepsza. Jeżeli podejmuje j<text:span text:style-name="T877">e</text:span><text:s/>minister rolnictwa siedzący daleko i pola nieznający to ta decyzja jest najgorsza albo przynajmniej z reguły zł<text:span text:style-name="T878">a</text:span>.</text:p>
      <text:p text:style-name="P879">Dlaczego PGR-y kiedyś były takim przykładem złej gospodarki. Bo nie miały samodzielności. Bo każdą decyzję podejmowało się w Ministerstwie Rolnictwa. A w tej chwili okazuje s<text:span text:style-name="T880">i</text:span>ę,<text:s/><text:span text:style-name="T881">n</text:span>agle, że jakimś dziwnym trafem pan Brzostowski jest tak genialny, że jego decyzje się sprawdzają wszędzie. Coś tu jest dziwnego.</text:p>
      <text:p text:style-name="P882">Poza tym to powstaje państwo w państwie. Nie łudźmy się, że ono mogło powstawać wyłącznie na zasadach<text:s/>czystej ekonomiki. Nie łudźmy się proszę państwa.<text:s/><text:span text:style-name="T883">J</text:span>a pomijam sprawy, które donosili ludzie z Bieszczad o bardzo nie<text:span text:style-name="T884">pr</text:span>zy<text:span text:style-name="T885">je</text:span>mnych metodach<text:span text:style-name="T886">,</text:span><text:s/>wręcz policyjnych, działania<text:s/>„Igloopolu”, będzie czas może jakoś do nich dotrzemy i te materiały zbierzemy, ale chodzi o pewną zasadę. Jeżeli my jednemu podmiotowi damy wszystko, możliwość ich sklepów w mieście i przemysłu, i ziemi itd., to my stworzymy po prostu<text:s/><text:span text:style-name="T887">t</text:span>akie następne państwo w państwie.</text:p>
      <text:p text:style-name="P888">Kiedyś państwo usiłowało wszystko rozwiązywać i ten model się okazał niesprawny. Przecież my dlatego tutaj jesteśmy, że model so<text:span text:style-name="T889">cj</text:span>alistyczny, gdzie jest wszystko, gdzie jeden podmiot zarządza i sklepem, i fabryką, i ziemią, okazał się niesprawny. Więc wydaje mi się, że tutaj sprawa rozbicia na<text:s/><text:span text:style-name="T890">pr</text:span>zedsi<text:span text:style-name="T891">ęb</text:span>iorstwa<text:s/><text:span text:style-name="T892">je</text:span>dnozakładowe, zarówno spółdzielnie jak i innych molochów, jest sprawą istotną.</text:p>
      <text:p text:style-name="P893">Jeżeli uważacie państwo, że można to załatwić metodami ekonomicznymi, to się chyba mylicie. Bo każdy rolnik gdyby miał, duży rolnik, gdyby miał i sklep w mieście, i jeszcze jakąś przetwórnię, egzystowałby lepiej. Tego się metodami ekonomicznymi załatwić nie da. Bo to powstało w wyniku pre<text:span text:style-name="T894">fe</text:span>ren<text:span text:style-name="T895">cj</text:span>i, w wyniku przywilejów, w wyniku władowania potężnych państwowych pieniędzy plus pozycji, której nikt inny otrzymać nie mógł.</text:p>
      <text:p text:style-name="P896">Mówiliśmy od dawna, że w so<text:span text:style-name="T897">cjal</text:span>izmie to wszyscy równ<text:span text:style-name="T898">i</text:span>, ale wśród tych równych są jeszcze równiejsi. I właśnie monopol pana Brzostowskiego był takim równiejszym. I on ma w tej chwili taki potencjał, który został mu przyznany za darmo.<text:s/><text:span text:style-name="T899">W</text:span><text:s/>wyniku nie wiem jakich koneksji.<text:s/>Więc to nie jest tak<text:span text:style-name="T900">,</text:span><text:s/>że tu sobie możemy<text:s/><text:soft-page-break/>powiedzieć spokojnie, no, trochę większe gospodarstwo. Nie. To jest gospodarstwo, które ma takie same uprawnienia jak państwo, które ma wszystko.</text:p>
      <text:p text:style-name="P901">Dziękuję.</text:p>
      <text:p text:style-name="P902"><text:span text:style-name="T903">Przewodnicząc</text:span><text:span text:style-name="T904">y</text:span><text:span text:style-name="T905">:</text:span></text:p>
      <text:p text:style-name="P906">Pan prof. Tomczak.</text:p>
      <text:p text:style-name="P907"><text:span text:style-name="T908">O</text:span><text:span text:style-name="T909">b. Franciszek Tomczak</text:span><text:span text:style-name="T910">:</text:span></text:p>
      <text:p text:style-name="P911"><text:span text:style-name="T912">J</text:span>a jestem doradcą, mam nadzieję, że w niektórych miejscach zgadzamy się z obu stronami.</text:p>
      <text:p text:style-name="P913">Proszę państwa, proponuję nie dyskutować w ten sposób. Z tego co pan przed chwilą mówił, jesteśmy gruntownie niedoin<text:span text:style-name="T914">fo</text:span>rmowani na czym polegają różne zjawiska w Polsce i w świecie. Myślę, że wewnętrzna struktura przedsiębiorstw i organizacji nie jest kwestią, którą my możemy podejmować lub się zajmować, ponieważ jest to sprawa ekonomii, a nie polityki.</text:p>
      <text:p text:style-name="P915">Natomiast jakie formy są organizacy<text:span text:style-name="T916">jn</text:span>ie najlepsze powinni decydować ci, którzy organizują. I dzieje się tak i w Polsce i na całym świecie. I nie ma to nic wspólnego z tym, czy to jest socjalizm, czy to jest kapitalizm, jeśli mówimy o stronie ekonomicznej. To jest po pierwsze.</text:p>
      <text:p text:style-name="P917">Po drugie, ustaliliśmy pewne zasady postępowania równości i dyskutujmy o tej równości, a nie o walce, a nie o<text:s/>„<text:span text:style-name="T918">I</text:span>gloopolu”, który jest akurat, i chcę to panu powiedzieć, bo akurat skończyliśmy analizy i mieliśmy dyskusje w Polskim Towarzystwie Ekonomicznym, przykład, o który nam wszystkim w pewnym zakresie chodzi. Mianowicie pewnego<text:s/>sukcesu<text:s/><text:span text:style-name="T919">i</text:span><text:s/>postępu organizac<text:span text:style-name="T920">yj</text:span>nego oraz integrac<text:span text:style-name="T921">ji</text:span>. Natomiast prawdą jest, i to jest jeden z elementów rozwoju, który występuje i w Polsce, i w świecie, i będzie występował także, natomiast jeśli... po pierwsze. Po drugie, wyprowadźmy konkluzje pozytywne. Mianowicie takie, że przy tym nawet prawie jakie było, można było zrobić w różnych sektorach różne rzeczy bardzo dobre po pierwsze.<text:s/><text:span text:style-name="T922">I</text:span><text:s/>po drugie, czy mamy równość postępowania. Przecież właśnie o to chodzi, żeby także spółdzielnie, rolnicy mogli organizować sobie także przetwórstwo, handle, obrót. Jeżeli, to tutaj o tę równość chodzi, a nie o pozbawianie takiej możliwości. Wprost przeciwnie, niech panowie powiedzą, że przykład<text:s/>„Igloopolu”<text:s/>jest właśnie pozytywnym przykładem, że należy integrować przemysł i rolnictwo. Zróbmy to także w gospodarce indywidualnej, w kółkach rolniczych, spółdzielniach produkcyjnych itd.</text:p>
      <text:p text:style-name="P923">Rozpatrujmy z punktu widzenia pozytywnego to co jest pozytywnego, a nie ciągłą walkę przeciw ludziom, którzy coś zaczęli w Polsce robić i ruszyli właśnie na tych terenach. Niezależnie od tego, że są trudności, że są błędy.</text:p>
      <text:p text:style-name="P924">I chcę panu też powiedzieć, że właśnie tym się różni<text:s/>„Igloopol”<text:s/>od byłych PGR, że pan Brzostowski, to<text:s/><text:span text:style-name="T925">a</text:span>kurat wiem, bo to analizowałem, nie podejmuje żadnych decyzji dotyczących przedsiębiorstwa i gospodarki. To jest zupełne nieporozumienie. Właśnie jest dlatego pewien pozytywny element i w sklepach, i w gospod<text:span text:style-name="T926">ar</text:span>stwach<text:s/>„Igloopolu”, dlatego że decyzje podejmuje właśnie kierownik, ten, który tam organizuje, produkuje. I to jest jedna z podstawowych zasad, do których chyba wszyscy dążymy. I myślę, że jest to ta część, którą tutaj powinniśmy rozpatrzeć.</text:p>
      <text:p text:style-name="P927">Natomiast nie sądzę, żeby to był właściwy czas na poświęcanie<text:s/>„Igloopolowi”<text:s/>tyle czasu wczoraj i dzisia<text:span text:style-name="T928">j.<text:s/></text:span>Przepraszam bardzo, ale tak mi się wydaje.</text:p>
      <text:p text:style-name="P929"><text:span text:style-name="T930">Przewodniczący</text:span>:</text:p>
      <text:p text:style-name="P931">Proszę bardzo pan L<text:span text:style-name="T932">i</text:span>piec. Tylko króciutko błagam.</text:p>
      <text:soft-page-break/>
      <text:p text:style-name="P933"><text:span text:style-name="T934">O</text:span><text:span text:style-name="T935">b. Edward Lipiec</text:span><text:span text:style-name="T936">:</text:span></text:p>
      <text:p text:style-name="P937"><text:span text:style-name="T938">W</text:span><text:s/>odpowiedzi na tą równość. Pan Przygodzki powiedział, że państwu się nie będzie opłacać inwestować w indywidualne rolnictwo. Przynajmniej z jego wypowiedzi sugestia była taka. Przepraszam, czy ja jestem Niemcem. Co to jest państwo? Ja nie jestem obywatelem tego państwa? Przepraszam bardzo, ja skończę.</text:p>
      <text:p text:style-name="P939">Jeśli ja wybuduję zakład, wybuduję oborę, stajnię czy zakład produkcyjny i swój dom na tych ziemiach zachodnich właśnie, to ja będę pazurami tej ziemi bronił przed kim innym, a jeśli to będzie pracownik, który dostał to mieszkanie i wybudowano mu zakład, to on dzisiaj tu jest, a jutro on pójdzie tam gdzie b<text:span text:style-name="T940">ędz</text:span>ie miał większą płacę i lepsze mieszkanie. Odpowiedź właśnie.</text:p>
      <text:p text:style-name="P941"><text:span text:style-name="T942">Przewodniczą</text:span><text:span text:style-name="T943">cy</text:span><text:span text:style-name="T944">:</text:span></text:p>
      <text:p text:style-name="P945">Jeszcze pan Baumgart, potem poproszę...</text:p>
      <text:p text:style-name="P946"><text:span text:style-name="T947">O</text:span><text:span text:style-name="T948">b. <text:s text:c="22"/></text:span><text:span text:style-name="T949">:</text:span></text:p>
      <text:p text:style-name="P950">Chciałem zwrócić uwagę<text:span text:style-name="T951">,</text:span><text:s/>że wypowiedzi są takie. Panowie mówią tak, rolnictwo indywidualne musi mieć równe warunki z PGR-ami, ze spółdzielniami. Przedstawiciele spółdzielni mówią, że spółdzielnie powinny mieć jednakowe warunki z PGR-ami i rolnikami indywidualnymi. PGR mówią<text:span text:style-name="T952">,</text:span><text:s/>że muszą mieć jednakowe warunki ze spółdzielniami i gospodarstwami indywidu<text:span text:style-name="T953">al</text:span>nymi. Proponuję przyjąć wniosek ministra Pazury o zapisanie jednoznacznie jednakowych warunków w tym opodatkowania<text:span text:style-name="T954">,</text:span><text:s/>kredytowych itd. Tak jak formułował minister Pazura<text:span text:style-name="T955">,</text:span><text:s/>która zapewnia interes każdej i wniosek każdej ze stron.</text:p>
      <text:p text:style-name="P956"><text:span text:style-name="T957">Przewodnicząc</text:span><text:span text:style-name="T958">y</text:span><text:span text:style-name="T959">:</text:span></text:p>
      <text:p text:style-name="P960">Jeszcze pan Baumgart i zaraz będziemy kończyli.</text:p>
      <text:p text:style-name="P961"><text:span text:style-name="T962">Ob</text:span><text:span text:style-name="T963">.</text:span><text:span text:style-name="T964"><text:s/>Piotr Baumgart</text:span>:</text:p>
      <text:p text:style-name="P965">Proszę państwa bardzo dobrze się złożyło, że pan profesor na wstępie swojej wypowiedzi powiedział, że jest doradcą<text:s/>„Igloopolu”. Bo to wiele wyjaśnia. Rozumiem. Dziękuję.</text:p>
      <text:p text:style-name="P966">Proszę państwa<text:span text:style-name="T967">,</text:span><text:s/>ja tu wiele słucham, bo ja<text:s/>„Igloopol”<text:s/>tylko znam, z tego co powiedziałem, że lody w Szczecinie są tylko z<text:s/>„Igloopolu”<text:s/>od paru lat. Bardzo źle, bo są złe i nie ma konkurencji. Ale chcę powiedzieć co innego, otóż słyszę wiele o tym sukcesie<text:s/>„Igloopolu”. Tak jak od kilku lat, a właściwie od roku 1981 - grudnia, słyszę o sukcesie węgierskim, który okazał się klęską węgierską. Czy my przypadkiem nie przesadzamy, czy my w ogóle znamy rachunek<text:s/>ekonomiczny tej firmy<text:span text:style-name="T968">.</text:span><text:s/>Przy tej formie dotacji, przy tej formie całej tej manipulacji, przy propagandzie, my właściwie nic nie wiemy o tym sukcesie<text:span text:style-name="T969">.</text:span><text:s/>I<text:s/><text:span text:style-name="T970">pr</text:span>oponow<text:span text:style-name="T971">ał</text:span>bym, żeb<text:span text:style-name="T972">y</text:span>śmy nie mówili tu o sukcesach, bo my naprawdę o tym niewiele wiemy.</text:p>
      <text:p text:style-name="P973"><text:span text:style-name="T974">O</text:span><text:span text:style-name="T975">b. <text:s text:c="22"/></text:span><text:span text:style-name="T976">:</text:span></text:p>
      <text:p text:style-name="P977">Pan może nie wie o tym, ale my wiemy.</text:p>
      <text:p text:style-name="P978"><text:span text:style-name="T979">O</text:span><text:span text:style-name="T980">b. Piotr</text:span><text:span text:style-name="T981">a</text:span><text:span text:style-name="T982"><text:s/>Baumgart</text:span><text:span text:style-name="T983">:</text:span></text:p>
      <text:p text:style-name="P984">Oczywiście, tak samo jak pan dobrze wie, że ja wczoraj kłamałem mówiąc o dotacji dla KPGO Szczecin-Gumieńc<text:span text:style-name="T985">e.<text:s/></text:span>Tak że my wiemy również. Proponuję jednak, żebyśmy demonopolizację utrzymali i żebyśmy nie scedowali tego i nie rozmydlili. Bo to jest bardzo istotna sprawa.<text:s/><text:span text:style-name="T986">J</text:span>a wczoraj mówiłe<text:span text:style-name="T987">m.</text:span></text:p>
      <text:p text:style-name="P988">Jeżeli się m<text:span text:style-name="T989">a</text:span><text:s/>sąsiada równego, da się żyć, ale jeżeli się ma molocha, który niszczy i w cieniu jego żaden kwiat nie zakwitnie i żadne drzewo nie zaowocuje. Dlatego dajmy sobie spo<text:span text:style-name="T990">k</text:span>ój . Róbmy to cośmy robili, nie wdawajmy się w takie potyczki, bo to nie prowadzi nas do końca, który powinien niebawem nastąpić.</text:p>
      <text:soft-page-break/>
      <text:p text:style-name="P991">Dziękuję.</text:p>
      <text:p text:style-name="P992"><text:span text:style-name="T993">Przewodnicząc</text:span><text:span text:style-name="T994">y</text:span>:</text:p>
      <text:p text:style-name="P995">Pan minister Pazura.</text:p>
      <text:p text:style-name="P996"><text:span text:style-name="T997">Ob. Rysz</text:span><text:span text:style-name="T998">ar</text:span><text:span text:style-name="T999">d Pazura</text:span>:</text:p>
      <text:p text:style-name="P1000"><text:span text:style-name="T1001">W</text:span><text:s/>związku z tą dyskusją ja chcę jednoznacznie powiedzieć o faktach, które mam nadzieję nawet profesorowie nie podważą. Pierwszy fakt jest następujący. Obiektywnie<text:s/>produkcja rolnicza jest gałęzią, która cechuje się niską opłacalnością nie tylko u nas, ale jest to taka obiektywna tendencja. Po pierwsze.</text:p>
      <text:p text:style-name="P1002">Po drugie. Chciałbym zapytać, nie jest sensowna integrowanie dzi<text:span text:style-name="T1003">ał</text:span>alności, która obiektywnie jest wyżej opłacalna. Mam na myśli działalności przemysłowej, handlowej,<text:s/><text:span text:style-name="T1004">tr</text:span>ansportow<text:span text:style-name="T1005">ej</text:span><text:s/>i innej z działalnością rolniczą, pod kątem następującym i w systemach finansowych my to widzimy taką<text:s/><text:span text:style-name="T1006">t</text:span>e<text:span text:style-name="T1007">n</text:span>den<text:span text:style-name="T1008">cję</text:span>. Podmiot prowadzący działalność rolniczą powinien w tę działalność finansować znaczną część zysków jaką wypracowuje na działalności pozarolniczej.</text:p>
      <text:p text:style-name="P1009">Na czym polega ten casus<text:s/>„Igloopolu”. Właśnie na tym, że prowadząc inną, wysoką rentowną działalność, w tym także prz<text:span text:style-name="T1010">et</text:span>wórczo-rolnicz<text:span text:style-name="T1011">ą</text:span>, inwestuje w rolnictwo, w sensie, ja nie wiem czy najbardziej efektywnym, czy nie, ale wyłącznym czasami, dlatego że ni<text:span text:style-name="T1012">e</text:span><text:s/>ma innego chętnego na te ziemie. Taki jest problem. Ale mnie nie chodzi o dyskusje nad<text:s/>„<text:span text:style-name="T1013">I</text:span>gloopolem”.</text:p>
      <text:p text:style-name="P1014"><text:span text:style-name="T1015">J</text:span>a bym naprawdę prosił o pozytywne tezy<text:span text:style-name="T1016">.</text:span><text:s/>Ja uważam tak, że przyszłość polskiego rolnictwa również musi polegać na tym, że kto prowadząc działalność rolniczą robi inną działalność także, to musi mieć po prostu z tego profity, żeby mógł te profity skoncen<text:span text:style-name="T1017">tr</text:span>ować do działalności rolniczej. I taka tendencja jest chyba prawidłowa<text:span text:style-name="T1018">.</text:span></text:p>
      <text:p text:style-name="P1019">Natomiast nie dyskutuję, bo był to określony system przydziałów, nadziałów, środków produkcji i prawdopodobnie w tym głównie przejawiała się ta nierównoważność<text:s/>„Igloopolu”<text:s/>z in<text:span text:style-name="T1020">n</text:span>ymi organiza<text:span text:style-name="T1021">cj</text:span>ami, ale powiadam, my tutaj chcemy od<text:s/>tego odchodzić. Więc zobaczymy czy wykaże tę efektywność jak odejdziemy.</text:p>
      <text:p text:style-name="P1022"><text:span text:style-name="T1023">Przewodnicząc</text:span><text:span text:style-name="T1024">y</text:span><text:span text:style-name="T1025">:</text:span></text:p>
      <text:p text:style-name="P1026">M<text:span text:style-name="T1027">a</text:span>m wobec tego propozycje, dwie konkretnie. Propozycja pierwsza, żeby przyjęć propozycję pana prezesa Cichosza i do przyjętego wczoraj dokumentu finansowego dodać punkt 8 w brzmieniu: z zasady jedności rolnictwa należy wyciągnąć odpowiednie wnioski praktyczne w dziedzinie finansowej. W związku z tym należy dokonać oceny obecnych zasad opodatkowania, kredytowania, oprocentowania środków na rachunkach bankowych w celu wyeliminowania istniejących jeszcze różnic sektorowych. Jako punkt 8.</text:p>
      <text:p text:style-name="P1028">Pan prezes Cichosz dopisał tu: zaopatrzenia w środki produkcji, ale to nie bardzo nam pasuje do finansowej treści, tak że może to byśmy sobie tu na razie opuścili.</text:p>
      <text:p text:style-name="P1029">Słucham? Dodać dotacje.</text:p>
      <text:p text:style-name="P1030">A może w ten sposób, a przejściowo także dotacje. Prawda? Dotacje, dobrze.</text:p>
      <text:p text:style-name="P1031">Proszę bardzo, jeszcze prof. Dietl.</text:p>
      <text:p text:style-name="P1032"><text:span text:style-name="T1033">Ob. Jerzy Dietl</text:span><text:span text:style-name="T1034">:</text:span></text:p>
      <text:p text:style-name="P1035"><text:span text:style-name="T1036">J</text:span>a tutaj mam w związku z propozycją prof. Leopolda krótsze sformułowanie jako punkt 8. Tak jak to pan prezes powiedział<text:span text:style-name="T1037">.</text:span><text:s/>Punkt 8 tego finansowego, żeby przenieść to. Zgodnie z zasadą równou<text:span text:style-name="T1038">pr</text:span>awnienia sektorów własnościowych w rolnictwie należy im zapewnić jednolite zasady opodatkowania, równy dostęp<text:s/><text:soft-page-break/>do kredytów i warunki ich uzyskania, równe oprocen<text:span text:style-name="T1039">to</text:span>wanie kwot na rachunkach bankowych.<text:s/>I dotacje. I równy dostęp do dotacji. I równy dostęp do dotacji jako czwarty.</text:p>
      <text:p text:style-name="P1040">Ale jeżeli już jestem przy głosie, to proszę państwa, w tym równouprawnieniu sektorów pkt<text:span text:style-name="T1041">.</text:span><text:s/>3. naprawdę nie ma sensu żadnego. Bo jeżeli równocześnie w demonopoliza<text:span text:style-name="T1042">cji<text:s/></text:span>jest pu<text:span text:style-name="T1043">n</text:span>kt 3, gdzie mówimy zniesienie adminis<text:span text:style-name="T1044">tr</text:span>acyjnej dys<text:span text:style-name="T1045">tr</text:span>ybuc<text:span text:style-name="T1046">ji</text:span>.</text:p>
      <text:p text:style-name="P1047"><text:span text:style-name="T1048">Przewodnicząc</text:span><text:span text:style-name="T1049">y</text:span>:</text:p>
      <text:p text:style-name="P1050">To już żeśmy omówili, to wyważanie otwartych drzwi.</text:p>
      <text:p text:style-name="P1051"><text:span text:style-name="T1052">Ob.<text:s/></text:span><text:span text:style-name="T1053">J</text:span><text:span text:style-name="T1054">. Dietl</text:span><text:span text:style-name="T1055">:</text:span></text:p>
      <text:p text:style-name="P1056">Ósemka. Zgodnie z zasadą równouprawnienia sektorów własnościowych w rolnictwie.</text:p>
      <text:p text:style-name="P1057"><text:span text:style-name="T1058">Przewodniczą</text:span><text:span text:style-name="T1059">cy</text:span>:</text:p>
      <text:p text:style-name="P1060">Tylko nie własnościowych, niech będzie sektorów.</text:p>
      <text:p text:style-name="P1061"><text:span text:style-name="T1062">Ob. Dietl</text:span>:</text:p>
      <text:p text:style-name="P1063">Dobrze<text:span text:style-name="T1064">,</text:span><text:s/>z zasadą równouprawnienia sektorów należy im zapewnić, i teraz z takimi kreseczkami, jednolite zasady opodatkowania, równy dostęp do kredytów i takie same warunki ich uzyskiwania, równe oprocentowanie kwot na rachunkach bankowych, taki sam dostęp do ewentualnych dotacji. Dodałbym jednak to ewentualnych, bo tu nie możemy systemowo działając, podkreślać, że rozszerzamy dotacje.</text:p>
      <text:p text:style-name="P1065"><text:span text:style-name="T1066">O</text:span><text:span text:style-name="T1067">b. <text:s text:c="22"/></text:span><text:span text:style-name="T1068">:</text:span></text:p>
      <text:p text:style-name="P1069">Do dotacji, krótko.</text:p>
      <text:p text:style-name="P1070"><text:span text:style-name="T1071">Przewodnicząc</text:span><text:span text:style-name="T1072">y</text:span><text:span text:style-name="T1073">:</text:span></text:p>
      <text:p text:style-name="P1074">Równy dostęp do dotacji, tak.</text:p>
      <text:p text:style-name="P1075"><text:span text:style-name="T1076">O</text:span><text:span text:style-name="T1077">b. Dietl</text:span><text:span text:style-name="T1078">:</text:span></text:p>
      <text:p text:style-name="P1079">No niech będzie.</text:p>
      <text:p text:style-name="P1080"><text:span text:style-name="T1081">Przewodniczący</text:span><text:span text:style-name="T1082">:</text:span></text:p>
      <text:p text:style-name="P1083">Czy byłaby zgoda, żeby to<text:s/><text:span text:style-name="T1084">d</text:span>ać do ósemki. Teraz tak, w sprawie<text:s/>„Igloopolu”<text:s/>my się nie pogodzimy.<text:s/>Wobec tego, zrobimy tak. Może strona solidarnościowa w takim razie, podobnie jak kółka, da swoje oświadczenie dodatkowe, tak żeby było publiczne, tej treści, że należy zlikwidować jednostki uprzywil<text:span text:style-name="T1085">ej</text:span>owa<text:span text:style-name="T1086">n</text:span>e<text:span text:style-name="T1087"><text:s/></text:span>typu<text:s/>„Igloopol”, trudno uznać za normalne łączenie stanowiska dyrektora przedsiębiorstwa i pełnomocnika rządu, a do niedawna wiceministra i uzyskiwania specjalnych ulg i preferenc<text:span text:style-name="T1088">ji</text:span><text:s/>oraz tolerować koncentrację gruntu w tym przedsiębiorstwie, zwłaszcza w rejonach o rozdrobnionej strukturze agrarnej. Damy to jako oświadczenie jednostronne.</text:p>
      <text:p text:style-name="P1089">Proszę bardzo.</text:p>
      <text:p text:style-name="P1090"><text:span text:style-name="T1091">O</text:span><text:span text:style-name="T1092">b. <text:s text:c="22"/></text:span><text:span text:style-name="T1093">:</text:span></text:p>
      <text:p text:style-name="P1094"><text:span text:style-name="T1095">J</text:span>a chcę w przyszłości założyć spółkę. Dlaczego ktoś, jak ja jestem na stanowisku, zabiera mi prawo prowadzenia działalności gospodarczej na własny rachunek.</text:p>
      <text:p text:style-name="P1096">Czy chodzi o nazwisko, czy chodzi o zasadę?</text:p>
      <text:p text:style-name="P1097"><text:span text:style-name="T1098">Przewodnicząc</text:span><text:span text:style-name="T1099">y</text:span><text:span text:style-name="T1100">:</text:span></text:p>
      <text:p text:style-name="P1101">Chodzi o zasadę zwalczania nieuczciwej konkurencji, tak to się nazywa w państwach kapitalistycznych, która polega właśnie na stwarzaniu pewnych przywilejów innych niż inne...</text:p>
      <text:p text:style-name="P1102"><text:span text:style-name="T1103">O</text:span><text:span text:style-name="T1104">b. <text:s text:c="22"/></text:span><text:span text:style-name="T1105">:</text:span></text:p>
      <text:soft-page-break/>
      <text:p text:style-name="P1106"><text:span text:style-name="T1107">J</text:span>eśli chodzi o zasadę, to przyjąć następującą formułę. Zlikwidować przywileje jakiekolwiek. Niekoniecznie dla<text:s/>„Igloopolu”. Wszystkie przywileje.</text:p>
      <text:p text:style-name="P1108"><text:span text:style-name="T1109">O</text:span><text:span text:style-name="T1110">b. <text:s text:c="22"/></text:span><text:span text:style-name="T1111">:</text:span></text:p>
      <text:p text:style-name="P1112">Proszę państwa, mówi się tutaj o równym starcie, o zlikwidowaniu przywilejów, ale przecież to, że już<text:s/>„Igloopol”<text:s/>dostał takie środki to jest nierówność. Bo przecież ja nigdy nie wystartuję,<text:s/><text:span text:style-name="T1113">i</text:span>ndywidualny rolnik n<text:span text:style-name="T1114">i</text:span>e wyst<text:span text:style-name="T1115">ar</text:span>tuje z tego samego poziomu. Chociaż w tej chwili zapewnimy wszystkim równy start, i mówimy, że wszystkie prawa będą równe. N<text:span text:style-name="T1116">i</text:span>e będą te prawa równe. Bo już te środki ma<text:s/>„Igloopol”,<text:s/>i on n<text:span text:style-name="T1117">i</text:span>mi dysponuj<text:span text:style-name="T1118">e.</text:span><text:s/>Co tu mówimy o równości.</text:p>
      <text:p text:style-name="P1119">...warunki, żeby chłopi chcieli wrócić na wieś i<text:s/><text:span text:style-name="T1120">ż</text:span>eby gospodarowal<text:span text:style-name="T1121">i</text:span>.</text:p>
      <text:p text:style-name="P1122"><text:span text:style-name="T1123">Prze</text:span><text:span text:style-name="T1124">wod</text:span><text:span text:style-name="T1125">ni</text:span><text:span text:style-name="T1126">cząc</text:span><text:span text:style-name="T1127">y</text:span>:</text:p>
      <text:p text:style-name="P1128">Czy panowie pozwolą<text:span text:style-name="T1129">,</text:span><text:s/>że jednak przerwę dyskusję. Jest to jednostronne oświadczenie, to my je złożymy tak jak u<text:span text:style-name="T1130">w</text:span>aż<text:span text:style-name="T1131">a</text:span>my, no i już.</text:p>
      <text:p text:style-name="P1132">Proszę bardzo jeszcze pan Małecki.</text:p>
      <text:p text:style-name="P1133"><text:span text:style-name="T1134">O</text:span><text:span text:style-name="T1135">b. Małecki</text:span><text:span text:style-name="T1136">:</text:span></text:p>
      <text:p text:style-name="P1137">Chodzi o pewne zasady proszę państwa. Niedawno, parę lat temu, chyba ze dwa lata temu, była taka afera w Jugosławii, kiedy się okazało, że człowiek pełniący wysokie stanowisko w rządzie, a jednocześnie kierujący koncernem rolnym, spowodował potężną aferę.</text:p>
      <text:p text:style-name="P1138"><text:span text:style-name="T1139">J</text:span>a panu ministrowi odpowiem. Może pan być członkiem spółki, jeżeli to nie stoi w kolizji z pana stanowiskiem. Ponieważ jest tak na zachodzie również, że człowiek, który przychodzi na stanowisko rządowe, wychodzi załóżmy z koncernu. Jeżeli pan będąc w rządzie sam by sobie przydzielał zamówienia rządowe, no niestety, byłoby to nieuczciwe.</text:p>
      <text:p text:style-name="P1140">Natomiast jeszcze proszę państwa jeśli chodzi o tą sprawę. W rolnictwie istnieje taki nieraz próg jak zresztą w każdej działalności, n<text:span text:style-name="T1141">p</text:span>. wiadomo, że rzeczą opłacalną są mroźnie, tak, tak już kończę. Że rzeczą opłacalną jest mrożenie, to wielu rolników tego progu nie może przeskoczyć. Tak że koncentracja automatycznie stawia w lepszej sytuacji. Taka super-koncen<text:span text:style-name="T1142">tr</text:span>acja w wyjątkowo dobrej. Tak że tutaj te środki już przydzielone i tak, i tak będę owocować dla efektywności<text:s/>„Iglooplu”<text:span text:style-name="T1143">.</text:span></text:p>
      <text:p text:style-name="P1144">Dziękuję.</text:p>
      <text:p text:style-name="P1145"><text:span text:style-name="T1146">Przewodnicząc</text:span><text:span text:style-name="T1147">y</text:span><text:span text:style-name="T1148">:</text:span></text:p>
      <text:p text:style-name="P1149">To znaczy rozumiem, że w tej sytuacji ten dokument, który był zatytułowany równouprawnienie skreślamy. I przechodzimy do gospodarki ziemią.</text:p>
      <text:p text:style-name="P1150">Co się tyczy gospodarki ziemią, tekst mamy przed oczyma. O ile pamiętam z dnia wczorajszego, sporny był m.in. punkt<text:s/><text:span text:style-name="T1151">1</text:span>. Zniesienie norm maksymalnych obszaru indywidualnych gospodarstw rolnych, art. 161 - 1068 kodeksu cywilnego. I tu chodzi o to, żeby zajęć jakieś stanowisko, żeby wiedzieć co z tym fantem zrobić.</text:p>
      <text:p text:style-name="P1152">Kto w tej sprawie chciałby zabrać głos?<text:span text:style-name="T1153"><text:s/></text:span>Bardzo proszę, prof. Tomczak.</text:p>
      <text:p text:style-name="P1154"><text:span text:style-name="T1155">Ob. Franciszek Tomczak</text:span><text:span text:style-name="T1156">:</text:span></text:p>
      <text:p text:style-name="P1157"><text:span text:style-name="T1158">J</text:span>a chciałbym przedstawić stanowisko środowiska ekonomistów, ponieważ myśmy zgłaszali propozycje pod<text:span text:style-name="T1159">tr</text:span>zym<text:span text:style-name="T1160">ują</text:span>cą, zaproponowane tu stanowisko zniesienia norm maksymalnego obszaru gospodarstw indywidualnych. I proponuję, aby to stanowisko zostało przyjęte. Jest to w tej chwili propozycja do jednostek<text:s/><text:soft-page-break/>prawnych, tzn. do ustawy.</text:p>
      <text:p text:style-name="P1161">Jest to stanowisko w środowisku ekonomistów powszechnie akceptowane.</text:p>
      <text:p text:style-name="P1162"><text:span text:style-name="T1163">Przewodnicz</text:span><text:span text:style-name="T1164">ą</text:span><text:span text:style-name="T1165">c</text:span><text:span text:style-name="T1166">y</text:span><text:span text:style-name="T1167">:</text:span></text:p>
      <text:p text:style-name="P1168">Proszę bardzo pan kierownik Grzesiak.</text:p>
      <text:p text:style-name="P1169"><text:span text:style-name="T1170">Ob. Kazimierz Grzesiak</text:span><text:span text:style-name="T1171">:</text:span></text:p>
      <text:p text:style-name="P1172"><text:span text:style-name="T1173">J</text:span>a chciałbym, jestem w trudnej sytuacji, nie ukrywam. Moja trudna sytuacja wynika z<text:s/><text:span text:style-name="T1174">f</text:span>aktu przynależności do partii, którą tu reprezentuję i jej jednostki centralnej.</text:p>
      <text:p text:style-name="P1175">Proszę państwa, w Konstytucji wywalczono zapis o rodzinnym gospodarstwie chłopskim.<text:s/><text:span text:style-name="T1176">W</text:span><text:s/>porozumieniach us<text:span text:style-name="T1177">tr</text:span>zycko-rzeszowskich potwierdzono zasadę wynikającą z dekretu o reformie rolnej<text:span text:style-name="T1178">.</text:span><text:s/>83<text:span text:style-name="T1179">%</text:span><text:s/>gospodarstw chłopskich w Polsce to gospodarstwa poniżej 10 ha. Czyli baza związkowa zarówno kółek rolniczych, jak i przyszła baza działania zwi<text:span text:style-name="T1180">ą</text:span>zku<text:s/>„Solidarność”<text:s/>Rolników Indywidualnych to jest baza chyba w tej podstawowej masie rolników. Rodzi się wątpliwość, i j<text:span text:style-name="T1181">ą</text:span><text:s/>proponowałbym rozważyć. Czy dla około 3 tys., bo taka jest wielkość, 3 004 gospodarstwa w różnych regionach kraju sięgają granicy z dekretu, a chyba, kol. Śliwiński może mnie poprawić, chyba w 114 przypadkach w państwie mielibyśmy do czynienia z chęci<text:span text:style-name="T1182">ą<text:s/></text:span>przekroczenia tej granicy.</text:p>
      <text:p text:style-name="P1183">Na tym tle rodzi się ta<text:s/><text:span text:style-name="T1184">wąt</text:span>pliwość, czy dla realizacji tak wąskiego interesu chcemy ruszyć zasadę konstytucyjną i chcemy ruszyć tę granicę wynikając<text:span text:style-name="T1185">ą</text:span><text:s/>z dekretu.</text:p>
      <text:p text:style-name="P1186">Patrząc po tej sali myślę, że przynajmniej połowa rolników indywidualnych, którzy tutaj uczestniczą, posiadają ziemię pochodzącą właśnie z rozparcelowania wielkiej własności<text:s/><text:span text:style-name="T1187">zi</text:span>ems<text:span text:style-name="T1188">ki</text:span>ej<text:span text:style-name="T1189">.</text:span></text:p>
      <text:p text:style-name="P1190">Zapisaliśmy lub była dyskusja na ten temat, że w rejonach, w których mamy do czynienia z rozdrobnioną strukturą agrarną nie powinniśmy dopuszczać do powstawania i koncentrowania ziemi w rękach p<text:span text:style-name="T1191">a</text:span>ństwa. Mówiąc o tym mam prośbę, byśmy te elementy uwzględnili, bo jest to problem polityczny dla bazy, którą ja tu reprezent<text:span text:style-name="T1192">uj</text:span>ę, czyli dla tej<text:s/><text:span text:style-name="T1193">2</text:span>-miliono<text:span text:style-name="T1194">wej<text:s/></text:span>rzeszy członków partii i pół miliona tych członków partii, którzy mieszkają na wsi.<text:s/><text:span text:style-name="T1195">J</text:span>a wiem, że to nie jest argument. Że to nie jest argument, który w tym gronie może zyskać akceptację.</text:p>
      <text:p text:style-name="P1196">Natomiast oświadczenie to składam, prosząc, byści<text:span text:style-name="T1197">e<text:s/></text:span>państwo wzięli pod uwagę wszystkie<text:s/><text:span text:style-name="T1198">za</text:span><text:s/>i przeciw podejmując t<text:span text:style-name="T1199">e</text:span>n temat. Ja wiem i chciałbym widzieć możliwość kompromisu. Że dla ruszenia, i to szczególnie mnie odpowiada rozumowanie docenta Ponyk<text:span text:style-name="T1200">i</text:span>, /Pańko/, który mówi, że potrzebne jest przekroczenie pewnej masy krytycznej w decyzjach, które by spowodowały<text:s/>proprodukcyjną<text:s/>orientację rolników.<text:s/><text:span text:style-name="T1201">J</text:span>a od tej strony rozumiem, że to jest jeden z tych elementów.</text:p>
      <text:p text:style-name="P1202">Natomiast niebagatelną sprawą w dzisiejszej Polsce jest również ten element polityczny tego zagadnienia. I chciałbym, żebyście to uwzględnili dyskutując ten problem. Jest to w zasadzie jedyna kwestia w tym dokumencie, co do której mam teg<text:span text:style-name="T1203">o<text:s/></text:span>typu z pobudek politycznych zastrzeżenia.</text:p>
      <text:p text:style-name="P1204">Dziękuję bardzo za uwagę.</text:p>
      <text:p text:style-name="P1205"><text:span text:style-name="T1206">Przewodnicząc</text:span><text:span text:style-name="T1207">y</text:span><text:span text:style-name="T1208">:</text:span></text:p>
      <text:p text:style-name="P1209">Dziękuj<text:span text:style-name="T1210">ę</text:span>.</text:p>
      <text:p text:style-name="P1211">Proszę pan Szymanderski.</text:p>
      <text:p text:style-name="P1212"><text:span text:style-name="T1213">Ob. Jacek Szymanderski</text:span>:</text:p>
      <text:p text:style-name="P1214">Ja znakomicie, myślę, rozumiem zastrzeżenia, które pan zgłosił i są to bardzo ważne sprawy. Nie<text:s/><text:soft-page-break/>można nad nimi prze<text:span text:style-name="T1215">jś</text:span>ć na pewno do porządku.</text:p>
      <text:p text:style-name="P1216">Z drugiej strony, jak rozumiem, to nad czym tutaj w ogóle się obraduje przy tym stole, to jest próba depolityzacji gospodarki. To jest zrobienie czegoś takiego, by jeżeli powstaje sobie<text:s/>„Igloopol”, to żeby one powstał od dołu w otoczeniu wolnorynkowym. Jak powstanie i będzie i się utrzyma, to jego własna sprawa.</text:p>
      <text:p text:style-name="P1217">Otóż jak pan wie, również reforma rolna, była, o tym sam pan<text:s/><text:span text:style-name="T1218">m</text:span>ówił, aktem politycznym. Ten z<text:span text:style-name="T1219">a</text:span>pis o obszarze<text:s/>ziemi jest jakby podkreśleniem, jest deklaracja tutaj, że<text:s/>„stół okrągły”<text:s/>zgadza się co do tego, że polityczne ograniczenia<text:s/><text:span text:style-name="T1220">w</text:span><text:s/>gospodarce powinny być ograniczone do minimum lub nie istnieć w ogóle.</text:p>
      <text:p text:style-name="P1221">Czyli ten zapis jak gdyby, jeżeli przyjęć pana argument, a na pewno jest on słuszny, bo zna się pan na rzeczy, że tylko w 114 ludzi chciałoby powiększyć te gospodarstwa, no powiedzmy, życie jest żywe, więc tam później będzie ich więcej, ale niekoniecznie bardzo dużo, że nie jest to w tej chwili wielki problem społeczny, ale jest to problem polityczny tego<text:s/>„okrągłego stołu”.</text:p>
      <text:p text:style-name="P1222">Ten zapis jest zapisem pewnej generalnej deklaracji. I myślę, że z niego nie powinniśmy ustępować, i ż<text:span text:style-name="T1223">e</text:span><text:s/>w niczym ten zapis w tej chwili ni<text:span text:style-name="T1224">e</text:span><text:s/>podważa historycznych dokonań, których zresztą słuszność można tak czy inaczej interpretować, ale historycznych dokonań P<text:span text:style-name="T1225">o</text:span>lski Ludowej, w tym zwłaszcza reformy rolnej. Był to inny czas. Była to inna reforma. Innego typu obszarni<text:span text:style-name="T1226">ct</text:span>wo, które też zresztą powstało nie w wyniku ekonomicznych tworzeń wielkich gospodarstw, a w pewnym sensie politycznych, bo była to spuścizna feudalizmu jeszcze. Więc jak gdyby ten moment nie jest podważony.<text:s/><text:span text:style-name="T1227">J</text:span>est to deklaracja nowa, w nowych czasach. I myślę, że problem legitymizacyjn<text:span text:style-name="T1228">y</text:span>, który pan ruszył dałoby się wyinterpretować przyjmując tą właśnie zasadę.</text:p>
      <text:p text:style-name="P1229">Dziękuję bardzo.</text:p>
      <text:p text:style-name="P1230"><text:span text:style-name="T1231">Przewodniczący</text:span><text:span text:style-name="T1232">:</text:span></text:p>
      <text:p text:style-name="P1233">Dziękuj<text:span text:style-name="T1234">ę.</text:span></text:p>
      <text:p text:style-name="P1235">Pan Pańko.</text:p>
      <text:p text:style-name="P1236"><text:span text:style-name="T1237">Ob</text:span><text:span text:style-name="T1238">.</text:span><text:span text:style-name="T1239"><text:s/>Walerian Pańko</text:span>:</text:p>
      <text:p text:style-name="P1240">Proszę państwa,<text:s/><text:span text:style-name="T1241">j</text:span>a myślę, że doszliśmy do takiego jednego z ważniejszych problemów. Bo niby on z punktu widzenia produkcyjnego nie ma dzisiaj znaczenia większego, ale on ma znaczenie symboliczne.<text:s/><text:span text:style-name="T1242">J</text:span>a myślę, że to nie jest tylko tak, że może budzić opory w części członków partii, czy nawet w Stronnictwie Ludowym, ale budzić opory<text:s/><text:span text:style-name="T1243">w</text:span><text:s/>części społeczeń<text:span text:style-name="T1244">s</text:span>twa w ogólności. Ale dlatego właśnie, moim zdaniem z drugiej strony, i tutaj zgadzam się z przedmówcą, trzeba odpowiednio w sposób pełny i odpowiedzi<text:span text:style-name="T1245">al</text:span>ny argumentując przełamać jednak tę symboliczną granicę, te normy.</text:p>
      <text:p text:style-name="P1246">Bo to właśnie, tak jak ja chciał<text:span text:style-name="T1247">a</text:span>m powiedzieć wczoraj, to stworzy pewien istotny, bardzo istotny, psychologiczny to będzie mocnym akcentem psychologicznym. Ale powiadam, ja tu przed chwilą, przed kilkunastoma minutami pokazałem swoje uzasadnienie, które sformułowałem do tej tezy. Pan profesor powiedział, to za długie. Otóż panie profesorze nie, moim zdaniem to nie jest kwestia długości, bo to jest bardzo odpowiedzialna sprawa i trzeba aby w uzasadnieniu znalazły się wszystkie konteksty ekonomiczne, agrotechniczny i moim zdaniem polityczny.</text:p>
      <text:p text:style-name="P1248"><text:span text:style-name="T1249">J</text:span>a chciałbym nieskromnie zaproponować taki<text:span text:style-name="T1250">e</text:span><text:s/>uzasadni<text:span text:style-name="T1251">e</text:span>nie, które s<text:span text:style-name="T1252">fo</text:span>rmułowałem, jeśli można. Można?</text:p>
      <text:p text:style-name="P1253">Zniesienie norm maksymalnych obszarów indywidualnych gospodarstwa rolnych. Istnienie tych norm<text:s/><text:soft-page-break/>nie znajduje już dziś uzasadnienia ekonomicznego, agrotechnicznego ani t<text:span text:style-name="T1254">e</text:span>ż politycznego. Wzrost kultury technicznej rolnictwa, zwłaszcza jego mechanizacja, stan rynku pracy na wsi wykluczający<text:s/>w praktyce wyzysk siły najemne<text:span text:style-name="T1255">j</text:span>, a n<text:span text:style-name="T1256">ade</text:span><text:s/>ws<text:span text:style-name="T1257">zystk</text:span>o powstanie ogromnych obsz<text:span text:style-name="T1258">ar</text:span>ów ziemi poszuk<text:span text:style-name="T1259">ują</text:span>cych gospodarza, wymagają odejścia od ograniczeń, które ustanowiono<text:s/><text:span text:style-name="T1260">w</text:span><text:s/>1944 r. w warunkach głodu ziemi oraz walki z wielką własnością i wyzyskiem najemnej siły roboczej.</text:p>
      <text:p text:style-name="P1261"><text:span text:style-name="T1262">W</text:span><text:s/>sferze argumentac<text:span text:style-name="T1263">ji</text:span><text:s/>prawnej zauważmy, iż wobec obowiązywania nowych ustawowych zas<text:span text:style-name="T1264">a</text:span>d podejmowania działalności gospodarczej /1988 r./ nie można stałej pracy najemnej w rolnictwie ograniczać w większym stopniu aniżeli w innych sferach gospodarki.</text:p>
      <text:p text:style-name="P1265">Natomiast utrzymanie zasady szczególnej ochrony gospodarstw rodzinnych jest odrębnym problemem i może znaleźć wyraz n<text:span text:style-name="T1266">p</text:span>. w sferze fiskalnej i kredytowej.</text:p>
      <text:p text:style-name="P1267"><text:span text:style-name="T1268">Przewodnicząc</text:span><text:span text:style-name="T1269">y</text:span>:</text:p>
      <text:p text:style-name="P1270">Tak.</text:p>
      <text:p text:style-name="P1271">Pan profesor Dietl. Potem będzie p<text:span text:style-name="T1272">a</text:span>n Przygodzki.</text:p>
      <text:p text:style-name="P1273"><text:span text:style-name="T1274">Ob. Jerzy Dietl</text:span><text:span text:style-name="T1275">:</text:span></text:p>
      <text:p text:style-name="P1276">Właściwie pan Szymanderski i pan Pańko powiedzieli większość tych argumentów, ale ja bym chciał trzy uwagi dodać. M.in. chcąc uspokoić pana kierownika, p<text:span text:style-name="T1277">a</text:span>n prof.<text:s/><text:span text:style-name="T1278">B</text:span>a<text:span text:style-name="T1279">ka</text:span>, który jest jak rozumiem, reprezentantem partii, w swoim projekcie podaje zmiany zapisu konstytucyjnego. T<text:span text:style-name="T1280">a</text:span><text:s/>zmiana zapisu konst<text:span text:style-name="T1281">yt</text:span>uc<text:span text:style-name="T1282">yjn</text:span>ego polega na stwierdzeniu, iż własność prywatna stanowi stały element naszej własności. To jest propozycja partii.</text:p>
      <text:p text:style-name="P1283">Jeżeli tak i równocześnie wchodzi ustawodawstwo nie ogranicz<text:span text:style-name="T1284">aj</text:span>ące zatrudni<text:span text:style-name="T1285">e</text:span>n<text:span text:style-name="T1286">i</text:span>a w sektorze prywatnym, rzeczą zupełnie logiczną, to musi dotyczyć wszystkich podmiotów gospodarczych. To jest jeden argument.</text:p>
      <text:p text:style-name="P1287">Drugi argument do tego co panowie powiedzieli, można by dodać tak. Jeżeli spo<text:span text:style-name="T1288">jr</text:span>zymy na kraje<text:span text:style-name="T1289">,</text:span><text:s/>które miały podobne pod względem społecznym rolnictwo do polskiego i takim krajem są Włochy, które zaprowadziły, wprowadziły ustawodawstwo ogranicz<text:span text:style-name="T1290">ają</text:span>ce wielkość gospodarstw.<text:s/><text:span text:style-name="T1291">I</text:span><text:s/>z tego ustawodawstwa się w pełni wycofały. Wycofały się dlatego, i to<text:s/><text:span text:style-name="T1292">je</text:span>st trzeci argument, że to co jest najważniejsze dla istoty działania przedsiębiorstwa, to jest swobodna kombina<text:span text:style-name="T1293">cj</text:span>a czynników produkcji, wskazuje na to, iż ograniczenie jednego z tych czynników produkcji, a więc ziemi, jest niesłychanie nieekonomiczne.</text:p>
      <text:p text:style-name="P1294">Może być gospodarstwo rodzinne, przy nowoczesnej technice, prowadzone na kilkuset hektarach. Jeżeli sztucznie wprowadzamy jako stały jeden z czynników produkcji, to zawsze będzie działało prawo zmniejszających przychodów, a więc zawsze będziemy ponosili dodatkowe koszty krańcowe zwiększ<text:span text:style-name="T1295">a</text:span>jące się, bo nie będziemy mogli zwiększyć jednego z czynników<text:s/><text:span text:style-name="T1296">pr</text:span>oduk<text:span text:style-name="T1297">cji.</text:span></text:p>
      <text:p text:style-name="P1298">Dlatego uważam, że to ma kapitalne znaczenie ekonomiczne. Nie powtarzam tych argumentów psychospołecznych, o których tu była mowa, które mają również kapitalne znaczenie.</text:p>
      <text:p text:style-name="P1299"><text:span text:style-name="T1300">Przewodniczący</text:span><text:span text:style-name="T1301">:</text:span></text:p>
      <text:p text:style-name="P1302">Pan Przygodzki.</text:p>
      <text:p text:style-name="P1303"><text:span text:style-name="T1304">O</text:span><text:span text:style-name="T1305">b. Henryk Przygodzki</text:span><text:span text:style-name="T1306">:</text:span></text:p>
      <text:p text:style-name="P1307">Pozwolę sobie zacząć niejako z górnego<text:s/>„c”<text:span text:style-name="T1308">.</text:span><text:s/>My tu wszyscy opowiadamy się za tym, co się zwie<text:s/><text:span text:style-name="T1309">R</text:span>zeczpospoli<text:span text:style-name="T1310">t</text:span>ą<text:span text:style-name="T1311"><text:s/></text:span>i to nie tylko chłopską, ale ludową. I mamy taki zapis w Konstytucji, że ziemia jest dobrem<text:s/><text:soft-page-break/>społecznym, i myślę, że ten zapis nie budzi wielkich sprzeciwów.<text:s/><text:span text:style-name="T1312">I</text:span><text:s/>to społeczeństwo, ten lud, ten suweren nr 1, myślę ż<text:span text:style-name="T1313">e</text:span><text:s/>opowiedziałby się za takim rozwiązaniem, że jeśli tą ziemię obedrzemy z całej<text:s/>poezji i potraktujemy ją jako podstawowy środek produkcji, to tenże suweren by się opowiedział za takim wykorzystaniem tego środka, które by dla tego społeczeństwa i narodu niosło największy pożytek.</text:p>
      <text:p text:style-name="P1314">Czyli powinno to być wykorzystanie produkcyjne, efektywne. Chcę również powiedzieć, że w Sejmie obecnej kadencji jest bardzo życzliwy klimat dla tej sprawy w duchu rozwi<text:span text:style-name="T1315">ą</text:span>zań jakie tu proponują panowie. Tak, właśnie mam odwagę to powiedzieć.<text:s/><text:span text:style-name="T1316">J</text:span>a bym proponował takie rozwiązanie, nie konkretny zapis. Mianowicie, żebyśmy oprócz tego wniosku, bo sprawa w moim przekonaniu, jest tu większy walor polityczny niż ekonomiczny, póki co. Bo proporcje mogę się zmienić. Ja nie jestem aż taki w prognozowaniu precyzyjny. Ale bym postawił tu pewne warunki, mianowicie ten warunek efektywnego wykorzystania. Żeby się zabezpieczyć przed tym co jest lokatą kapitału, co jest spekulacją ziemią, co jest spoż<text:span text:style-name="T1317">yt</text:span>kowaniem jej dla innych niż rolnicze cele.</text:p>
      <text:p text:style-name="P1318"><text:span text:style-name="T1319">I</text:span><text:s/>myślę, gdybyśmy z tego rozumowania wyszli, zgoda byłaby o wiele łatwiejsza do osiągnięcia, chociaż jedyne rozwi<text:span text:style-name="T1320">ą</text:span>zanie poza tym wnioskiem, jaki tu byłby sformułowany, jest rozwiązanie ustawowe rozwiązanie prawne. Wiadomo<text:s/><text:span text:style-name="T1321">w</text:span><text:s/>czym tkwi przeszkoda, zarówno w dekrecie o reformie rolnej, jak i to, że przepis dekretu zos<text:span text:style-name="T1322">t</text:span>ał prze<text:span text:style-name="T1323">tr</text:span>ansponowany na grunt kodeksu cywilnego.</text:p>
      <text:p text:style-name="P1324">Dziękuję bardzo.</text:p>
      <text:p text:style-name="P1325"><text:span text:style-name="T1326">Przewod</text:span><text:span text:style-name="T1327">ni</text:span><text:span text:style-name="T1328">cząc</text:span><text:span text:style-name="T1329">y</text:span><text:span text:style-name="T1330">:</text:span></text:p>
      <text:p text:style-name="P1331">Pan Rokicki.</text:p>
      <text:p text:style-name="P1332"><text:span text:style-name="T1333">O</text:span><text:span text:style-name="T1334">b.</text:span><text:span text:style-name="T1335"><text:s/>Zbigniew Rokicki</text:span><text:span text:style-name="T1336">:</text:span></text:p>
      <text:p text:style-name="P1337">Protestować przeciwko propozycji pana, żeby zrobić jakie zas<text:span text:style-name="T1338">tr</text:span>zeżenia co do efektywnego wykorzystania. Od efektywności s<text:span text:style-name="T1339">ą</text:span><text:s/>mechanizmy ekonomiczne. Jeżeli będziemy znowu uzyskiwać efektywność przy pomocy prawnych przepisów czy administracyjnych posunięć, to na pewno efektywności nie osiągniemy. Tak że byłbym przeciw wprowadzaniu jakichkolwiek zabezpieczeń. Od efektywności, jest... efektywność gwarantuje to, że ten kto powiększy gospodarstwo musi na tą ziemię wydać pieniądze swoje własne i musi potem płacić podatek z tej ziemi. I to powinno tylko gwarantować efektywność, a nie jakieś czynniki, które by kon<text:span text:style-name="T1340">tr</text:span>olowały, tak jak to jest w obecnym ustawodawstwie. Czy on jest efektywny, czy nie. To jedno.</text:p>
      <text:p text:style-name="P1341">Teraz jeśli chodzi o potrzebę, wszyscy panowie tut<text:span text:style-name="T1342">a</text:span>j twierdzicie, że w tej chwili nie jest to problem ekonomiczny. Nie jest to problem w ogóle jeszcze powiększenie gospodarstwa powyżej 100 ha. To jest już w tej chwili problem, i jeżeli my poważnie traktujemy tutaj nasze obr<text:span text:style-name="T1343">a</text:span>dy nad poprawieniem sytuacji<text:s/><text:span text:style-name="T1344">w</text:span><text:s/>rolnictwie, to powinien to być już problem jutro.<text:s/><text:span text:style-name="T1345">W</text:span><text:s/>tej chwili j<text:span text:style-name="T1346">e</text:span><text:s/>gospodaruję na 50 ha. Wyobraźcie sobie panowie 100-he<text:span text:style-name="T1347">ktar</text:span>owe gospodarstwo, które ma kombajn i dwa duże ciągniki. To już jest sprzęt na 100 hektarach niewykorzy<text:span text:style-name="T1348">st</text:span>an<text:span text:style-name="T1349">y.<text:s/></text:span>Przy jakiejś wyspe<text:span text:style-name="T1350">cj</text:span>alizowanej produkc<text:span text:style-name="T1351">ji</text:span>. Wyobraźnie sobie sytuację 100 hektarowego gospodarstwa, które jest w pełni zmechanizowane, bo musi być zmechanizowane. I po sąsiedzku obok tego gospodarstwa jest ziemia do sprzedania, a ten gospodarz nie może tej ziemi kupić wskutek ograniczeń prawnych.</text:p>
      <text:p text:style-name="P1352">I jeszcze j<text:span text:style-name="T1353">e</text:span>dno, mówiono tutaj, ale tylko hasłowo o efekcie psychologicznym. Ja pozwolę sobie ten efekt p<text:span text:style-name="T1354">sych</text:span>ologiczny przedstawić na modelu. Powiedziane tutaj zostało i jest to pewnik,<text:s/><text:span text:style-name="T1355">że</text:span><text:s/>rolnictwo jest działem<text:s/><text:soft-page-break/>gospodarki o niskiej<text:s/><text:span text:style-name="T1356">efe</text:span>ktywności. Obiektywnie, prawda. Co z tego wynika? Jeżeli zakładamy górną granicę gospodarstwa to znaczy, że skazujemy rolników na zawsze na sytuację producentów o najgorszych dochod<text:span text:style-name="T1357">a</text:span>ch. Stawiamy w sytuacji na zawsze jak najgorszą kategorię producentów. O najniższych efektach. K<text:span text:style-name="T1358">a</text:span>żdemu kto działa gospodarczo, kto chce mieć, kto działać efektywnie, kto chce inwestować, musi przyświecać nadzi<text:span text:style-name="T1359">e</text:span>ja na przyszłość, jeżeli nie we własnym życiu, to w życiu następnych pokoleń. I ja w tej chwili gospodarując na 50 hektarach nie mam szansy dorównać do ludzi, którzy gospodarują w innych dziedzinach. Nie mam szansy na n<text:span text:style-name="T1360">p</text:span>. dobrej klasy samochód, na o wysokim standardzie dom. Ja zawziąłem się i w tych warunkach w jakich jestem do końca swojego życia będę gospodarzył, ale mam poważne wątpliwości czy zostawienie w tej sytuacji mojego syna jest słuszne i czy ja dobrze go w życiu urządzę.</text:p>
      <text:p text:style-name="P1361">Ja dążę do tego,<text:s/><text:span text:style-name="T1362">ż</text:span>eby<text:s/><text:span text:style-name="T1363">m</text:span>ój syn był tym, co jawi się panom po przeciwnej stronie, panu kierownikowi, co by nazwał obszarnikiem. Ja tak, ja chciałbym, żeby mój syn był obsza<text:span text:style-name="T1364">r</text:span>nikie<text:span text:style-name="T1365">m</text:span>. Żeby miał taki standard życia, który nie byłby tym standardem właściwym dzisiejszym rolnikom. To tyle jeśli chodzi o efekt psychologiczny.</text:p>
      <text:p text:style-name="P1366"><text:span text:style-name="T1367">Przewodnicząc</text:span><text:span text:style-name="T1368">y</text:span>:</text:p>
      <text:p text:style-name="P1369">Pan minister Młynarczyk.</text:p>
      <text:p text:style-name="P1370"><text:span text:style-name="T1371">Ob</text:span><text:span text:style-name="T1372">.</text:span><text:span text:style-name="T1373"><text:s/>Wiesław Młynarczyk</text:span><text:span text:style-name="T1374">:</text:span></text:p>
      <text:p text:style-name="P1375">Uważam w argumentach<text:span text:style-name="T1376">,</text:span><text:s/>które mówią o barierze na dzień dzisiejszy dla wielu rolników jest sporo racji.<text:s/><text:span text:style-name="T1377">I</text:span><text:s/>uznając te racje n<text:span text:style-name="T1378">p</text:span>. uważam jednak, że rozpatrywane zagadnienie będzie decydowane przez Sejm.<text:s/><text:span text:style-name="T1379">W</text:span><text:s/>związku z tym jeżeli tak, to czy my słusznie postępujemy od razu mówiąc jednoznacznie tylko zniesienie. Gdybyśmy zastąpili słowo zniesienie zwery<text:span text:style-name="T1380">fi</text:span>kowanie norm maksymalnego obszaru gospodarstwa. Czy to nie rozwiązuje dzisiaj problemu?</text:p>
      <text:p text:style-name="P1381">Słowo jest pojemne, uwzględnia wszystkie racje przez pana pro<text:span text:style-name="T1382">f</text:span>. Pańko wyszczególnione. Objaśnienie mogłoby się nie zmienić. Pozostałoby, w pełni argumentuje potrzebę tej wery<text:span text:style-name="T1383">fi</text:span>ka<text:span text:style-name="T1384">cji</text:span>.</text:p>
      <text:p text:style-name="P1385">Dzięk<text:span text:style-name="T1386">uję</text:span>.</text:p>
      <text:p text:style-name="P1387"><text:span text:style-name="T1388">Pr</text:span><text:span text:style-name="T1389">zewod</text:span><text:span text:style-name="T1390">ni</text:span><text:span text:style-name="T1391">cząc</text:span><text:span text:style-name="T1392">y</text:span>:</text:p>
      <text:p text:style-name="P1393">Tak. Proszę bardzo, pan Janowski.</text:p>
      <text:p text:style-name="P1394"><text:span text:style-name="T1395">Ob. Gabriel Janowski</text:span>:</text:p>
      <text:p text:style-name="P1396">Proszę państwa, nasz<text:s/>„stolik”<text:s/>rolniczy wydawało się, że jest takim dobrze zorganizowanym i niejako wyprzedza ustalenia podejmowane przy innych.<text:s/><text:span text:style-name="T1397">W</text:span><text:s/>tej kwestii, które teraz jest przedmiotem dyskusji, no niestety, muszę powiedzieć, że my jesteśmy dużo, dużo dalej wobec tych ustaleń, które niejako zapadły już, czy były szczegółowo omawiane, choćby na<text:s/>„stoliku”<text:s/>ekonomicznym.</text:p>
      <text:p text:style-name="P1398">Mianowicie mam tu przed sobą tekst przedłożony p<text:span text:style-name="T1399">r</text:span>ze<text:span text:style-name="T1400">z<text:s/></text:span>stronę rządową, zatytułowany<text:s/>„Elementy nowej umowy społecznej w części społeczno-gospodarczej”, i tam w rozdziale<text:s/>„Nowy ład ekonomiczny”<text:s/>strona rządowa proponuje następujący zapi<text:span text:style-name="T1401">s</text:span>.</text:p>
      <text:p text:style-name="P1402"><text:span text:style-name="T1403">R</text:span>ów<text:span text:style-name="T1404">n</text:span>ość sektorów, zn<text:span text:style-name="T1405">a</text:span>czy powiadają tutaj<text:span text:style-name="T1406">,</text:span><text:s/>że został osiągnięty consensus w sprawach głównych cech nowego ładu ekonomicznego w Polsce.<text:s/><text:span text:style-name="T1407">Są</text:span><text:s/>one następujące:</text:p>
      <text:p text:style-name="P1408">Może przeczytam dwa punkty:</text:p>
      <text:p text:style-name="P1409">a/ wielosektorowość jako trwała cecha stosunków własnościowych,</text:p>
      <text:soft-page-break/>
      <text:p text:style-name="P1410">b/ równość sektorów, co oznacza , że przedsiębiorstwa należące do różnych sektorów własności będą miały ustawowo zagwarantowane równe prawa i obowiązki. O proporcjach między sektorami i formami własności decydować będzie ich efektywność weryfikowana w drodze konkurencji rynkowej.</text:p>
      <text:p text:style-name="P1411">Więc zgadzam się tu w pełni z wypowiedzią kolegi Rokickiego, który oponował przeciwko takiemu dekretowemu ustanawianiu co jest efektywne lub nie. Po prostu na drodze konkurencji rynkowej, one, te własności będę się wer<text:span text:style-name="T1412">yfi</text:span>kowały.</text:p>
      <text:p text:style-name="P1413">I tu proszę panów z naszego punktu widzenia rolniczego, byłoby<text:s/>samobójstwem, że tak powiem, wprowadzanie jakichkolwiek ograniczeń, o których tutaj mówił prof.<text:s/><text:span text:style-name="T1414">D</text:span>ietl, że są no automatycznie hamulce.<text:s/><text:span text:style-name="T1415">J</text:span>eżeli<text:s/><text:span text:style-name="T1416">je</text:span>den z czynników zostanie ograniczon<text:span text:style-name="T1417">y</text:span>.</text:p>
      <text:p text:style-name="P1418"><text:span text:style-name="T1419">J</text:span>a widzę tutaj kol. Rokicki gospodaruje ze swoim bratem, maję dzieci, i gdyby dzisiaj nie mogli powiększyć gospodarstwa<text:span text:style-name="T1420"><text:s/></text:span>może do 150 hektarów, to żaden z jego synów nie będzie miał później gospodarstwa dużego<text:span text:style-name="T1421">.</text:span><text:s/>Jeżeli podzielę to będzie po 5<text:span text:style-name="T1422">0<text:s/></text:span>hektarów. Czyli jego standard następcy spadnie o połowę czy jeszcze niżej. Więc proszę panów nie można w ten sposób ograniczać już możliwości produkcy<text:span text:style-name="T1423">jn</text:span>ych, rozwojowych rolnictwa.</text:p>
      <text:p text:style-name="P1424">Ja rozumiem, że to są pewne kwestie polityczne, ale no to tutaj jesteśmy, żeby niejako ten nowy duch ładu politycznego<text:s/>również wprowadzać.</text:p>
      <text:p text:style-name="P1425">Dziękuj<text:span text:style-name="T1426">ę</text:span>.</text:p>
      <text:p text:style-name="P1427"><text:span text:style-name="T1428">Przewodnicząc</text:span><text:span text:style-name="T1429">y</text:span><text:span text:style-name="T1430">:</text:span></text:p>
      <text:p text:style-name="P1431">Pan sekretarz Śliwiński.</text:p>
      <text:p text:style-name="P1432"><text:span text:style-name="T1433">Ob. S</text:span><text:span text:style-name="T1434">ta</text:span><text:span text:style-name="T1435">nisław Śliwiński</text:span>:</text:p>
      <text:p text:style-name="P1436">Króciutko zupełnie. Otóż jeśli dobrze pamiętam, i państwo pamiętacie, w dyskusjach przy mniejszych stołach zarówno strona wasza, czyli solidarnościowa, ustami pana Lecha Wałęsy i innymi wyraźnie powiedziała, panowie czy tu się mają dogadać elity, a naród niech sobie potem coś robi, czy te<text:span text:style-name="T1437">ż</text:span><text:s/>mamy się dogadać w imieniu narodu. To trzeba też<text:s/>wziąć<text:s/>pod uwagę.</text:p>
      <text:p text:style-name="P1438">To co przed chwilę pan Jano<text:span text:style-name="T1439">w</text:span>ski powiedział,<text:s/>no to wygl<text:span text:style-name="T1440">ą</text:span>da na to, że zebrała się śmietanka, bo tak to wygląda, polskiego rolnictwa, elity polskiego rolnictw<text:span text:style-name="T1441">a</text:span>, no i n<text:span text:style-name="T1442">a</text:span><text:s/>tych przykładach, te przykłady w tak prostej linii nie można upowszechniać, bo mamy<text:s/><text:span text:style-name="T1443">2</text:span><text:s/>miliony 700 tysięcy, powiedzmy, odliczając tych drobnych do hektara, około<text:s/><text:span text:style-name="T1444">2</text:span><text:s/>milionów ludzi, którzy czekają na to, co tam myśmy tutaj wymyślili. K<text:span text:style-name="T1445">a</text:span>żdy będzie chciał z tego<text:s/>„stołu”<text:s/>odczytać jakieś treści dla siebie. Nie może nam być to obojętne.</text:p>
      <text:p text:style-name="P1446">Tak że argumentacja tutaj musi trafić do każdego, a nie do 5<text:span text:style-name="T1447">%</text:span><text:s/>czy 2% elity. Bo to byłoby<text:s/><text:span text:style-name="T1448">w</text:span><text:s/>ogóle nieporozumieniem.</text:p>
      <text:p text:style-name="P1449"><text:span text:style-name="T1450">Przewodniczący</text:span><text:span text:style-name="T1451">:</text:span></text:p>
      <text:p text:style-name="P1452">Czyli wniosek...</text:p>
      <text:p text:style-name="P1453"><text:span text:style-name="T1454">O</text:span><text:span text:style-name="T1455">b</text:span><text:span text:style-name="T1456">.<text:s/></text:span><text:span text:style-name="T1457">Ś</text:span><text:span text:style-name="T1458">l</text:span><text:span text:style-name="T1459">iwi</text:span><text:span text:style-name="T1460">ński</text:span><text:span text:style-name="T1461">:</text:span></text:p>
      <text:p text:style-name="P1462">Proponu<text:span text:style-name="T1463">ję</text:span><text:s/>to, co zaproponował minister Młynarczyk.<text:s/><text:span text:style-name="T1464">J</text:span>est to takie, powiedziałbym, strawne dla odbiorcy t<text:span text:style-name="T1465">a</text:span>kż<text:span text:style-name="T1466">e</text:span>.</text:p>
      <text:p text:style-name="P1467"><text:span text:style-name="T1468">Prze</text:span><text:span text:style-name="T1469">w</text:span><text:span text:style-name="T1470">odni</text:span><text:span text:style-name="T1471">c</text:span><text:span text:style-name="T1472">zą</text:span><text:span text:style-name="T1473">c</text:span><text:span text:style-name="T1474">y</text:span>:</text:p>
      <text:p text:style-name="P1475">Czy p<text:span text:style-name="T1476">a</text:span>n kierownik zgodziłby<text:s/><text:span text:style-name="T1477">s</text:span>ię napisać zwery<text:span text:style-name="T1478">fi</text:span>kowanie?</text:p>
      <text:p text:style-name="P1479"><text:span text:style-name="T1480">O</text:span><text:span text:style-name="T1481">b. <text:s text:c="22"/></text:span><text:span text:style-name="T1482">:</text:span></text:p>
      <text:soft-page-break/>
      <text:p text:style-name="P1483">Ja rozumiem<text:span text:style-name="T1484">,</text:span><text:s/>ż<text:span text:style-name="T1485">e</text:span><text:s/>państwo zwróciliście u<text:span text:style-name="T1486">w</text:span>ag<text:span text:style-name="T1487">ę</text:span><text:s/>na motywy mojego wystąpienia. Interes i nietaktem z<text:s/><text:span text:style-name="T1488">me</text:span>j strony by było blokowanie tego dokumentu. Chcę skorzystać jednak z praw<text:span text:style-name="T1489">a</text:span>, które wykorzystały tu już kółk<text:span text:style-name="T1490">a</text:span><text:s/>rolnicze<text:s/><text:span text:style-name="T1491">i</text:span><text:s/>strona solidarnościowa, by w tej spr<text:span text:style-name="T1492">a</text:span>wie zostało przyjęte moje oświadczenie, które przedtem wygłosiłem.</text:p>
      <text:p text:style-name="P1493">Natomiast nie mam zamiaru, bo byłoby to niewłaściwe, nie mam zamiaru blokować przyjęcia tego dokumentu. Bowiem i<text:s/><text:span text:style-name="T1494">fo</text:span>rma, któr<text:span text:style-name="T1495">ą</text:span><text:s/>zaproponował minister Młynarczyk jest układem kom<text:span text:style-name="T1496">pr</text:span>omi<text:span text:style-name="T1497">s</text:span>o<text:span text:style-name="T1498">w</text:span>ym.</text:p>
      <text:p text:style-name="P1499">Dziękuj<text:span text:style-name="T1500">ę</text:span>.</text:p>
      <text:p text:style-name="P1501"><text:span text:style-name="T1502">Przewodnic</text:span><text:span text:style-name="T1503">zą</text:span><text:span text:style-name="T1504">c</text:span><text:span text:style-name="T1505">y</text:span><text:span text:style-name="T1506">:</text:span></text:p>
      <text:p text:style-name="P1507">Proszę, pan Baumgart.</text:p>
      <text:p text:style-name="P1508"><text:span text:style-name="T1509">Ob</text:span><text:span text:style-name="T1510">.</text:span><text:span text:style-name="T1511"><text:s/>Piotr Baumgart</text:span>:</text:p>
      <text:p text:style-name="P1512">Proszę państwa, ja rozumiem, że pan sekretarz te argum<text:span text:style-name="T1513">e</text:span>nt<text:span text:style-name="T1514">y</text:span>, które pan nam przedstawił. Ziemia od lat jest obdarta z wszelkiej poezji, tak jak pan poseł powiedział i pozostał tylko trud, pot i beznadzieja na dzień dzisiejszy.</text:p>
      <text:p text:style-name="P1515"><text:span text:style-name="T1516">J</text:span>a wiem, że jest to próba łamania kanonów i pryncypiów ustrojowych, ta nasza propozycja. Ale jest to jednocześnie szansa dla PZPR uwiarygodnienia się jako rzecznika reformy w takim stopniu, jakiego wymaga sytuacja kraju i oczekiwania społeczne. Oczywiście również nie tylko w kraju, ale również tych, których chcemy przyciągnąć teraz<text:s/><text:span text:style-name="T1517">w</text:span><text:s/>ramach tej reformy do kraju, tzn. kapitału zachodniego.</text:p>
      <text:p text:style-name="P1518">Chodzi o sam sens, o uwiarygodnienie tego co robimy.<text:s/>To co pan sekretarz powiedział, ja się zg<text:span text:style-name="T1519">a</text:span>dzam,<text:s/><text:span text:style-name="T1520">z</text:span><text:s/>tym że to nie jest żaden problem tego kraju, bo chętnych do brania tej ziemi nie widać. Jeżeli ich jest 100 czy 150 w kraju to to nie może być żadn<text:span text:style-name="T1521">ym</text:span><text:s/>problemem.</text:p>
      <text:p text:style-name="P1522">Natomiast chodzi o samą próbę przełamania pewnej bariery i powiedzenia, że my jesteśmy gotowi i otwarci na tego rodzaju historie.<text:s/><text:span text:style-name="T1523">I</text:span><text:s/>znów powiem, że większość rolników zgodnie z tym co pan minister powiedział, będzie bardziej zainteresowana małymi gospodarstwami, a nie tymi<text:s/>supermocnymi. I to też jest prawda. Ale spróbujmy ten kanon raz, że tak powiem, przebić i niech to prawo będzie prawem, niech ono ten sektor... Bo nie można mówić o zrównaniu sektorów, jeśli się blokuje. Rzemieślnik może zatrudniać 50 ludzi, a chłop nie może mieć 101 hektarów dlatego, że ustawa nie pozwala. Więc otwórzmy to.<text:s/><text:span text:style-name="T1524">Z</text:span><text:s/>tym stwierdzeniem, że my tego nie widzimy jako linii obowiąz<text:span text:style-name="T1525">ują</text:span>cej, tylko jako pewną możliwość.</text:p>
      <text:p text:style-name="P1526">Dziękuję bardzo.</text:p>
      <text:p text:style-name="P1527"><text:span text:style-name="T1528">Ob. Kolasiński</text:span>:</text:p>
      <text:p text:style-name="P1529"><text:span text:style-name="T1530">W</text:span><text:s/>związku z tym, że wczoraj zgłaszaliśmy potrzebę uzupełnienia we wstępie opracowania<text:s/>„Gospodarka ziemią”, takiej myśli, mam taką propozycję do tego uzupełnienia. Po pierwszym akapicie taka byłaby wstawka: ziemia jako podstawowy środek produkcji rolnej występujący w coraz większym ograniczeniu winna podlegać szczególnej ochronie i być racjonalnie zagospod<text:span text:style-name="T1531">ar</text:span>owywana<text:span text:style-name="T1532">.</text:span></text:p>
      <text:p text:style-name="P1533">I druga myśl: dotychczasowa formuła wyższości uspołecznionych form zagospodarowania ziemię i potrzeby socjalistycznych przemian wsi winna być zastąpiona zasadą równych<text:s/>szans nabywania<text:s/><text:span text:style-name="T1534">z</text:span>i<text:span text:style-name="T1535">e</text:span>mi i e<text:span text:style-name="T1536">fe</text:span>ktywności ekonomiczn<text:span text:style-name="T1537">ej</text:span><text:s/>poszczególnych form jej z<text:span text:style-name="T1538">a</text:span>gospodarowania przez podmioty gospodarcze.</text:p>
      <text:p text:style-name="P1539">Dzięk<text:span text:style-name="T1540">uję</text:span>.</text:p>
      <text:p text:style-name="P1541"><text:span text:style-name="T1542">Przewodniczący</text:span><text:span text:style-name="T1543">:</text:span></text:p>
      <text:p text:style-name="P1544">Ale jak się to ma do tego punktu 1. Preambuła.</text:p>
      <text:soft-page-break/>
      <text:p text:style-name="P1545"><text:span text:style-name="T1546">O</text:span><text:span text:style-name="T1547">b. Kolasińs</text:span><text:span text:style-name="T1548">ki</text:span>:</text:p>
      <text:p text:style-name="P1549">Na wstępie tak jak powiedziałem, po pierwszym akapicie uzupełnienie, potem dalej by szło: w szczególności proponuje si<text:span text:style-name="T1550">ę.</text:span></text:p>
      <text:p text:style-name="P1551"><text:span text:style-name="T1552">Przewodniczący</text:span>:</text:p>
      <text:p text:style-name="P1553">Dobrze, proszę bardzo, pan Cholewa.</text:p>
      <text:p text:style-name="P1554"><text:span text:style-name="T1555">Ob. Rysz</text:span><text:span text:style-name="T1556">ar</text:span><text:span text:style-name="T1557">d Cholewa:</text:span></text:p>
      <text:p text:style-name="P1558"><text:span text:style-name="T1559">J</text:span>a chciałbym bardzo poprzeć propozycję przedstawioną<text:span text:style-name="T1560"><text:s/></text:span>przez ministra Młynarczyka, które dla mnie nie ma charakteru tylko szukania jakiejś kompromisowej formuły, ale uważam, że jest głęboko umotywowanym stwierdzeniem. I ta propozycja w powiązaniu z tę wykładnią, którą przedstawił pan Pa<text:span text:style-name="T1561">ń</text:span>ko, a którą uważam za bardzo cenną dla przedmiotu rozpa<text:span text:style-name="T1562">tr</text:span>ywanej sprawy, to w powiązaniu dałoby dość trafny zapis. Nie jest to też w s<text:span text:style-name="T1563">pr</text:span>zeczności, a jest logicznym związku z przytoczonymi przez pana Janowskiego tymi propozycjami zapisów do porozumienia. Dlaczego? Dlatego, że propozycja ministra Młynarczyka, mówiąca o weryfikacji nie bazuje na dogmatycznym skostnieniu i traktowania tego co 40 lat temu zapisaliśmy. Życie jest życiem i dyktuje nowe zjawiska, nowe pr<text:span text:style-name="T1564">a</text:span>wa, nad którymi trzeba się zastanowić. Zastanowić przed ich wprowadzeniem, w tym także z wszystkimi tymi uwarunkowaniam<text:span text:style-name="T1565">i</text:span>, o których mówił pan Grzesiak.</text:p>
      <text:p text:style-name="P1566">Ta propozycja koresponduje także z dalszymi propo<text:span text:style-name="T1567">z</text:span>y<text:span text:style-name="T1568">cja</text:span>mi, które panowie wysuwacie. I proponowałbym o to poszerzyć propozycję ministra Młynarczyka w zakresie weryfikac<text:span text:style-name="T1569">ji</text:span>.<text:s/>Bo formułujecie panowie w propozycji utrzymanie rodzinnego charakteru. Wczoraj przed zakończeniem dyskusji już padły głosy. Nie czarujmy się, dokładnie powtarzam takie wypowiedzi, już tym rodzinnym charakterem, bo musimy się liczyć jaka konsekwencja i to jest konsekwencja tego co zrobiono w przemyśle, że będzie zatrudniana najemn<text:span text:style-name="T1570">a</text:span><text:s/>siła robocza.</text:p>
      <text:p text:style-name="P1571">Panowie na str. 2. piszecie o potrzebie<text:s/><text:span text:style-name="T1572">uje</text:span>dnolicenia definicji gospodarstwa rolnego. I teraz skojarzmy te rzeczy. Nie jesteśmy zamknięci, jesteśmy otwarci na ewolucje, widzimy potrzebę weryfikacji dotychczasowych rzecz, wykładnię zmienionej s<text:span text:style-name="T1573">y</text:span>tuacji. Uważam bardzo trafnie pan Pańko zawarł, do tego zachodzi potrzeba, żebyśmy pojęcie gospodarstwa rodzinnego i<text:s/><text:span text:style-name="T1574">w</text:span><text:s/>ogóle gospodarstwa rolnego zde<text:span text:style-name="T1575">fi</text:span>niowali, gdyż nie możemy przejść obojętnie przy tych wszystkich politycznych uw<text:span text:style-name="T1576">ar</text:span>unkowaniach.<text:s/><text:span text:style-name="T1577">I</text:span><text:s/>możemy z tego wypracować zapis, zgodny z naszymi intencjami i zgodny z cytow<text:span text:style-name="T1578">a</text:span>nymi projektami porozumienia, które przytaczał pan Janowski.</text:p>
      <text:p text:style-name="P1579">Dziękuję.</text:p>
      <text:p text:style-name="P1580"><text:span text:style-name="T1581">Przewodniczący</text:span>:</text:p>
      <text:p text:style-name="P1582">Pan Małecki, tylko króciutko prosiłbym<text:s/><text:span text:style-name="T1583">ju</text:span>ż.</text:p>
      <text:p text:style-name="P1584"><text:span text:style-name="T1585">Ob. Edward Małeck</text:span><text:span text:style-name="T1586">i</text:span>:</text:p>
      <text:p text:style-name="P1587">Bym zaproponował zapis, wydaje mi się, że tak j<text:span text:style-name="T1588">a</text:span>k panowie mówią o tej weryfikacji, o tej równoprawnośc<text:span text:style-name="T1589">i</text:span>, chyba można by zaproponować zapis, że konieczne jest zweryfikowanie normy obszarowej gospodarstw rolnych i ustalenie jej jednolicie, zgodnie z zasadę<text:s/>równoprawności<text:s/>sektorów. Dla wszystkich gospodarstw<text:s/><text:span text:style-name="T1590">w</text:span><text:s/>różnych sektorach.</text:p>
      <text:p text:style-name="P1591"><text:span text:style-name="T1592">Przewod</text:span><text:span text:style-name="T1593">ni</text:span><text:span text:style-name="T1594">cząc</text:span><text:span text:style-name="T1595">y</text:span><text:span text:style-name="T1596">:</text:span></text:p>
      <text:p text:style-name="P1597">Pan Rokicki, ale już króciuteńko.</text:p>
      <text:p text:style-name="P1598"><text:span text:style-name="T1599">Ob. Zbigniew Rokicki</text:span><text:span text:style-name="T1600">:</text:span></text:p>
      <text:soft-page-break/>
      <text:p text:style-name="P1601">Pan Cholewa poparł bardzo propozycję pana Młynarczyka, ja chciałbym się bardzo sprzeciwić propozycji pana Młynarczyka. Uważa<text:span text:style-name="T1602">m</text:span>, ż<text:span text:style-name="T1603">e</text:span><text:s/>jest to nie zajęcie stanowiska, tylko unik przed zajęciem stanowiska.<text:s/><text:span text:style-name="T1604">J</text:span>est to konkretna sprawa, o której mówimy, chodziło o to czy mamy znieść ograniczenie normy obszarowej, czy nie mamy znieść. I takie sformułowanie jest po prostu unikiem, jest nie zajęciem stanowiska w tej sprawie.</text:p>
      <text:p text:style-name="P1605"><text:span text:style-name="T1606">Przewodnicząc</text:span><text:span text:style-name="T1607">y</text:span><text:span text:style-name="T1608">:</text:span></text:p>
      <text:p text:style-name="P1609">Tak. Bardzo proszę.</text:p>
      <text:p text:style-name="P1610"><text:span text:style-name="T1611">O</text:span><text:span text:style-name="T1612">b. <text:s text:c="22"/></text:span><text:span text:style-name="T1613">:</text:span></text:p>
      <text:p text:style-name="P1614">Otóż to nie może być tak, już tu kiedyś mówiono, my wyrażamy stanowisko, propozycje. I nie chodzi o to, że to my mamy ustalić tu normy. Przecież norm nie my mamy ustalać. Wy panowie chcecie, my tu zdecydowaliśmy. Ma nie być<text:s/><text:span text:style-name="T1615">w</text:span><text:s/>ogóle żadnych norm obszarowych. Przepraszam bardzo, my występujemy z propozycją.<text:s/>Szanowny Sejmie, który zostanie wybrany w wyborach po uzgodnieniu na<text:s/>„okrągłym stole”, zadecydujesz<text:s/>jakież też normy obszarowe dla Polski przewid<text:span text:style-name="T1616">uje</text:span><text:span text:style-name="T1617">sz</text:span>. Jakież też normy obszarowe według ciebie są naganne, czy trzeba tworzyć ordynację, żeby nie ulegały parcelacji, czy też nie. Przecież to wszystko się ze sobą wiąże.</text:p>
      <text:p text:style-name="P1618">Dlatego proponuję przyjąć bardzo krótki zapisik,<text:s/><text:span text:style-name="T1619">że<text:s/></text:span>opowiadamy się za, należałoby zweryfikować obowiązujące normy obszarowe gospodarstw rolnych. Koniec, kropka.<text:s/>I odesłać to do rzeczywistych przedstawicieli narodu, którzy<text:s/>to podejmą. Jak ta norma bę<text:span text:style-name="T1620">d</text:span>zie. My nie uzurpujmy sobie tutaj prawa, że myśmy zdecydowali. Będą ordynacje w Polsce od dzisiaj.</text:p>
      <text:p text:style-name="P1621">Dziękuję bardzo.</text:p>
      <text:p text:style-name="P1622"><text:span text:style-name="T1623">Przewodnicząc</text:span><text:span text:style-name="T1624">y</text:span><text:span text:style-name="T1625">:</text:span></text:p>
      <text:p text:style-name="P1626">Proszę państwa, pozwolicie, że zadziałem jako przewodniczący. Dyskusja nie wnosi już nowych elementów, zrobimy sobie potem przerwę, w przerwie się obie strony naradzą i proponuję zawiesić na razie te sprawę i przejdziemy sobie dalej.</text:p>
      <text:p text:style-name="P1627">Rozumiem, że jeżeli chodzi o punkty 2, 3, 4 dotychczas nie budziły wątpliwości<text:span text:style-name="T1628">.</text:span><text:s/>Natomiast budził punkt<text:s/><text:span text:style-name="T1629">5</text:span><text:s/>i<text:s/><text:span text:style-name="T1630">6</text:span>.<text:s/><text:span text:style-name="T1631">W</text:span><text:s/>związku z tym, o ile ja pamiętam, pan Pańko miał propozycję innego s<text:span text:style-name="T1632">fo</text:span>rmułowania punktu 5 i 6, o ile pamiętam, prawda?</text:p>
      <text:p text:style-name="P1633"><text:span text:style-name="T1634">Ob. Pańko</text:span>:</text:p>
      <text:p text:style-name="P1635">Tego na pewno mam. Co prawda nie chciałbym wbrew swemu sumieniu twierdzić, że do 3. nie mam i nie zgłaszałem wczoraj, co prawda zapisałem sobie tutaj nieco inne, ale jeśli chodzi o 5. uważam, że tekst pierwotny, który brzmiał: należy przyjąć zasadę, że każdy rolnik ma prawo, o przepraszam...</text:p>
      <text:p text:style-name="P1636">Otóż tekst pierwotny brzmiał uelastycznić przepisy dotyczące działek budowlanych na wsi i ich zabudowy. I tekst pierwotny tezy jest następujący, należy przyjąć zasadę, że każdy rolnik ma prawo budowania na swoim gruncie wydzielonych działek pod budowę dla najbliższych członków rodziny. Forsowanie zwartej zabudowy osiedlowej na terenach wiejskich n<text:span text:style-name="T1637">i</text:span>e j<text:span text:style-name="T1638">e</text:span>st racjonalne, zwłaszcza jeżeli prowadzi do zwiększenia kosztów transportu wewnę<text:span text:style-name="T1639">tr</text:span>znego.</text:p>
      <text:p text:style-name="P1640">Otóż pierwsze zdanie uważam za niejasne, a drugie z kolei za takie właśnie życ<text:span text:style-name="T1641">z</text:span>eniowe. Może zostać, jeżeli ta<text:span text:style-name="T1642">k</text:span><text:s/>się uważa, ja uważam akurat odwrotnie, ale nie będę<text:s/><text:span text:style-name="T1643">s</text:span>i<text:span text:style-name="T1644">ę<text:s/></text:span>sprzeciwiał, bo większego znaczenia ono nie będzie miało dl<text:span text:style-name="T1645">a<text:s/></text:span>planistów. Byłaby to dyrektywa dla planistów tylko.</text:p>
      <text:soft-page-break/>
      <text:p text:style-name="P1646">Tekst proponowany: plany zagospodarowania przestrzennego oraz tryb ich opracowywania, uzgadniania i zatwierdzania oraz tryb prawny wyznaczania i pozyskiwania terenów pod zabudowę na wsi winny w najwyższym stopniu uwzględniać wolę właścicieli gruntów oraz najbliższych członków ich rodzin do budowy na sw<text:span text:style-name="T1647">oi</text:span>m gruncie.</text:p>
      <text:p text:style-name="P1648"><text:span text:style-name="T1649">W</text:span><text:s/>przypadku wywłaszczenia nieruchomości na cele budownictwa mieszkaniowego właścicielowi winno przysługiwać odszkodowanie w wysokości wolnorynkowej ceny działek budowlanych, 2. prawo do zachowania działki budowlanej dla siebie oraz działek dla zstępnych /lub określonych ich kategorii/.</text:p>
      <text:p text:style-name="P1650">Po prostu uważam, że to stanowisko załatwia to co, niestety zostało odebrane w pewnym sensie w roku 1988, w zeszłym roku, prawo do zachowania działek, no i wyjaśnia ostatecznie co do wysokości odszkodowa<text:span text:style-name="T1651">ni</text:span>a o co walka w zeszłym roku toczyła się w Sejmie, jakie odszkodowanie płacić. Natomiast sprawą in<text:span text:style-name="T1652">n</text:span>ą jest to, że<text:s/><text:span text:style-name="T1653">w</text:span><text:s/>rozbieżnym stanowisku jest w ogóle zakwestionowane przez stronę opozycy<text:span text:style-name="T1654">jn</text:span>o-solidarnościow<text:span text:style-name="T1655">ą</text:span><text:s/>możliwość wywłaszczania na cele budownictwa mieszkaniowego dla osób prywatnych tzw. skoncen<text:span text:style-name="T1656">tr</text:span>owane budownictwo<text:s/><text:span text:style-name="T1657">je</text:span>dnorodzinne. Ale ja rozumiem, że to jest sprawa dalej id<text:span text:style-name="T1658">ą</text:span>ca, i ona jest tu w protokole rozbieżności.<text:s/><text:span text:style-name="T1659">J</text:span>a nie byłem przy o<text:span text:style-name="T1660">pr</text:span>acowywaniu grupy roboczej tamtym razem, kiedy ten tekst pierwotny był przygotowywan<text:span text:style-name="T1661">y</text:span>.</text:p>
      <text:p text:style-name="P1662">Uważam, że ten tekst proponowany przeze mnie on dwi<text:span text:style-name="T1663">e<text:s/></text:span>rzeczy konkretne załatwia. Natomiast tekst poprzedni był tyl<text:span text:style-name="T1664">k</text:span>o życzeniem bardzo,<text:s/><text:span text:style-name="T1665">m</text:span>oim zdaniem, byłby źle przyjęty, ja mówię tu jako członek Głównej Komisji Urbanistyczno-Architektonicznej, to muszę powiedzieć, że byłby po prostu zakwes<text:span text:style-name="T1666">ti</text:span>onowany zdecydowanie przez środowisko urbanistyczne, każdy rolnik ma prawo budowania na swoim gruncie, byłoby to rozumiane jako zaprzeczenie idei planowania przes<text:span text:style-name="T1667">tr</text:span>zennego i ładu przes<text:span text:style-name="T1668">tr</text:span>zennego, i boję się, że nie zysk<text:span text:style-name="T1669">a</text:span>łby poklasku, nawet<text:s/><text:span text:style-name="T1670">w</text:span><text:s/>środowisku rolników. A jeżeli to tylko takie trochę demagogiczne<text:span text:style-name="T1671">.</text:span></text:p>
      <text:p text:style-name="P1672"><text:span text:style-name="T1673">J</text:span>a rozumiem, ten tekst był przez grupę roboczą wspóln<text:span text:style-name="T1674">ą</text:span><text:s/>opracowywany. Tak ż<text:span text:style-name="T1675">e</text:span><text:s/>ja się odnoszę nie do swoj<text:span text:style-name="T1676">eg</text:span>o własnego, czy własnej strony, tylko rzeczywiście do tekstu.</text:p>
      <text:p text:style-name="P1677"><text:span text:style-name="T1678">Przewodnicząc</text:span><text:span text:style-name="T1679">y</text:span><text:span text:style-name="T1680">:</text:span></text:p>
      <text:p text:style-name="P1681">Czy<text:s/><text:span text:style-name="T1682">w</text:span><text:s/>tej propozycji, co do tej propozycji byłby jakiś głos?</text:p>
      <text:p text:style-name="P1683">Pan Rokicki.</text:p>
      <text:p text:style-name="P1684"><text:span text:style-name="T1685">Ob. Zbigniew Rokicki</text:span>:</text:p>
      <text:p text:style-name="P1686">Ponieważ nie ma co do tej propozycji, to ja jednak chciałbym wrócić do 3 i 4 punktu.</text:p>
      <text:p text:style-name="P1687"><text:span text:style-name="T1688">Przewodnicząc</text:span><text:span text:style-name="T1689">y</text:span><text:span text:style-name="T1690">:</text:span></text:p>
      <text:p text:style-name="P1691">Zaraz, zaraz, co do tego.</text:p>
      <text:p text:style-name="P1692">Proszę bardzo.</text:p>
      <text:p text:style-name="P1693"><text:span text:style-name="T1694">O</text:span><text:span text:style-name="T1695">b. <text:s text:c="22"/></text:span><text:span text:style-name="T1696">:</text:span></text:p>
      <text:p text:style-name="P1697">Do tej budowy osiedlowej, j<text:span text:style-name="T1698">a</text:span><text:s/>proponuję wykreślić, natomiast przyjąć całość to co pan tutaj przedstawił.</text:p>
      <text:p text:style-name="P1699"><text:span text:style-name="T1700">O</text:span><text:span text:style-name="T1701">b. <text:s text:c="22"/></text:span><text:span text:style-name="T1702">:</text:span></text:p>
      <text:p text:style-name="P1703">Wczoraj żeśmy zdecydowali, żeby to wyrzucić.</text:p>
      <text:p text:style-name="P1704"><text:span text:style-name="T1705">Pr</text:span><text:span text:style-name="T1706">zewod</text:span><text:span text:style-name="T1707">ni</text:span><text:span text:style-name="T1708">c</text:span><text:span text:style-name="T1709">zą</text:span><text:span text:style-name="T1710">c</text:span><text:span text:style-name="T1711">y</text:span><text:span text:style-name="T1712">:</text:span></text:p>
      <text:p text:style-name="P1713">Prośba<text:s/><text:span text:style-name="T1714">jes</text:span>t t<text:span text:style-name="T1715">a</text:span>k<text:span text:style-name="T1716">a.</text:span><text:s/>Mo<text:span text:style-name="T1717">że</text:span><text:s/><text:span text:style-name="T1718">b</text:span>y powoli jeszcze przeczytał p<text:span text:style-name="T1719">a</text:span>n Pańko<text:span text:style-name="T1720">,</text:span><text:s/><text:span text:style-name="T1721">p</text:span>ote<text:span text:style-name="T1722">m</text:span><text:s/><text:span text:style-name="T1723">m</text:span>y to powielimy, żeby była orientacja<text:span text:style-name="T1724">.<text:s/></text:span>Zamiast punktu 5. Nowa redakcja punktu 5. Proszę jeszcz<text:span text:style-name="T1725">e</text:span><text:s/>r<text:span text:style-name="T1726">a</text:span>z.</text:p>
      <text:p text:style-name="P1727"><text:span text:style-name="T1728">Ob</text:span><text:span text:style-name="T1729">.</text:span><text:span text:style-name="T1730"><text:s/>Pańko</text:span><text:span text:style-name="T1731">:</text:span></text:p>
      <text:soft-page-break/>
      <text:p text:style-name="P1732">Dzięk<text:span text:style-name="T1733">uję.</text:span></text:p>
      <text:p text:style-name="P1734">Plany zagospodarowania przestrzennego oraz tryb ich o<text:span text:style-name="T1735">p</text:span>racowywa<text:span text:style-name="T1736">n</text:span>ia, uzgadniania i zatwierdzania - ja to oddam, tak jak mam dla państwa...<text:s/></text:p>
      <text:p text:style-name="P1737">Plany zagospodarowania przes<text:span text:style-name="T1738">tr</text:span>zennego oraz tryb ich o<text:span text:style-name="T1739">pr</text:span>acowywania, uzgadniania i zatwierdzania oraz tryb prawny wyznaczania i pozyskiwania terenów pod zabudowę na wsi winny w najwyższym stopniu uwzględniać wolę właścicieli gruntów oraz najbliższych członków ich rodzin do budowy na swoim grunci<text:span text:style-name="T1740">e</text:span>.</text:p>
      <text:p text:style-name="P1741">Miałem nawet napisać na ojcowiźnie, ale...</text:p>
      <text:p text:style-name="P1742"><text:span text:style-name="T1743">W</text:span><text:s/>przypadku wywłaszcze<text:span text:style-name="T1744">ni</text:span>a nieruchomości na cele budownictwa mieszkaniowego właścicielowi winno przysługiwać odszkodowanie w wysokości wolnorynkowej ceny działek budowlanych<text:span text:style-name="T1745">.</text:span></text:p>
      <text:p text:style-name="P1746"><text:span text:style-name="T1747">I</text:span><text:s/>dale<text:span text:style-name="T1748">j.</text:span><text:s/>Prawo do zachowania działki budowl<text:span text:style-name="T1749">a</text:span>nej dla siebie oraz działek dla zstępnych /lub określonych ich kategorii/.</text:p>
      <text:p text:style-name="P1750"><text:span text:style-name="T1751">Przewod</text:span><text:span text:style-name="T1752">n</text:span><text:span text:style-name="T1753">ic</text:span><text:span text:style-name="T1754">zący</text:span><text:span text:style-name="T1755">:</text:span></text:p>
      <text:p text:style-name="P1756"><text:span text:style-name="T1757">B</text:span>ez nawiasu już, żeby było prościej. Zstępnych, no to wiadomo, dzieci, wnuki.</text:p>
      <text:p text:style-name="P1758"><text:span text:style-name="T1759">O</text:span><text:span text:style-name="T1760">b. Pańko</text:span>:</text:p>
      <text:p text:style-name="P1761">Nie o to chodzi, tylko niektórzy uważają, że powinni ci, którzy mieszkają na wsi lub ci, którzy chcą przyjść<text:s/>na wieś<text:span text:style-name="T1762">,</text:span><text:s/>a nie dla wszystkich zstępnych. I tu jest problem.</text:p>
      <text:p text:style-name="P1763">Czy zstępnych i skreślić resztę, tak?</text:p>
      <text:p text:style-name="P1764"><text:span text:style-name="T1765">Przewod</text:span><text:span text:style-name="T1766">ni</text:span><text:span text:style-name="T1767">cząc</text:span><text:span text:style-name="T1768">y</text:span><text:span text:style-name="T1769">:</text:span></text:p>
      <text:p text:style-name="P1770">Tak.</text:p>
      <text:p text:style-name="P1771"><text:span text:style-name="T1772">Ob. Pańko</text:span>:</text:p>
      <text:p text:style-name="P1773">Co do tego odszkodowania, to chciałbym wyjaśnić tylko to, że interpreta<text:span text:style-name="T1774">cj</text:span>a jest różna Ministerstwa Budownictwa i Gospodarki Przes<text:span text:style-name="T1775">tr</text:span>zenn<text:span text:style-name="T1776">ej.</text:span></text:p>
      <text:p text:style-name="P1777"><text:span text:style-name="T1778">Przewodnicząc</text:span><text:span text:style-name="T1779">y</text:span><text:span text:style-name="T1780">:</text:span></text:p>
      <text:p text:style-name="P1781">Czy możemy rozumieć, że nie ma tutaj<text:s/><text:span text:style-name="T1782">ju</text:span>ż wątpliwości? Wobec tego punkt 5 przyjmujemy w tym brzmieniu, zamiast tego co było oczywiście.</text:p>
      <text:p text:style-name="P1783">Co się tyczyło punktu 4. chciał pan Rokicki. Proszę.</text:p>
      <text:p text:style-name="P1784"><text:span text:style-name="T1785">Ob. Rokicki</text:span><text:span text:style-name="T1786">:</text:span></text:p>
      <text:p text:style-name="P1787">I 3. i 4. Dotyczą tej samej sprawy. Przede wszystko słowo uelastycznienie prawa budzi mój st<text:span text:style-name="T1788">an</text:span>owczy sprzeciw. Prawo już mamy bardzo elastyczne, a szczególnie elastyczny sposób interpretowania prawa mamy u nas w kraju. Tak że to słowo, które pozostanie w 5. punkcie po zlikwidowaniu zgodnie z moją intencją 3. i 4. trzeba też zmienić.</text:p>
      <text:p text:style-name="P1789">Dotychczasowe zasady dziedziczenia gospodarstw rolnych z ustawy należałoby utrzymać dla ochrony gospodarstw. Co to znaczy dla ochrony gospodarstw? To znaczy wbrew interesom spadkobierców nie pozo<text:span text:style-name="T1790">stają</text:span>cych na gospod<text:span text:style-name="T1791">ar</text:span>stwie.</text:p>
      <text:p text:style-name="P1792">Natomiast w razie sporów w punkcie 4. czytam, sąd winien orzec zgodnie z zasadami prawidłowej gospodarki preferuj<text:span text:style-name="T1793">ą</text:span>c te osoby, które dają najlepszą gwarancję należytego prowadzenia gospodarstwa. Co się tyczy spłat s<text:span text:style-name="T1794">ą</text:span>d winien mieć swobodę określenia ich płatności, rozłożenia na raty, a<text:s/><text:span text:style-name="T1795">w</text:span><text:s/>razie potrzeby także ich obniżenia.</text:p>
      <text:p text:style-name="P1796">Co to znaczy? Wyobraźcie sobie państwo wszyscy jak tu jesteście, że jesteście starymi właścicielami<text:s/><text:soft-page-break/>gospodarstwa rolnego. I macie dwo<text:span text:style-name="T1797">je</text:span><text:s/>dzieci, które każdy z was w równym stopniu kocha i chce, żeby po<text:s/><text:span text:style-name="T1798">je</text:span>go śmierci one zostały sprawiedliwie obdzielone spadkiem. I teraz sąd rozpatrując ich spór, tych waszych spadkobierców, nie będzie się kierował sprawiedliwością, tylko będzie się kierował jakimś interesem zewnętrznym. Interesem gospodarki rolnej i interesem efektywnego gospodarowania. Co to ma wspólnego z jakimś podstawowym p<text:span text:style-name="T1799">oję</text:span>cie<text:span text:style-name="T1800">m</text:span>,<text:s/><text:span text:style-name="T1801">r</text:span>ozumieniem sprawiedliwości.</text:p>
      <text:p text:style-name="P1802">Moja propozycja jest taka. Punkt 3 i 4 zastąpić zdaniem: zniesienie ograniczeń w zakresie dziedziczenia nieruchomości rolnych. Podkreślam zaletę mojej propozycji zastąpienia pół strony tekstu jednym zdaniem.</text:p>
      <text:p text:style-name="P1803"><text:span text:style-name="T1804">Przewod</text:span><text:span text:style-name="T1805">ni</text:span><text:span text:style-name="T1806">cząc</text:span><text:span text:style-name="T1807">y</text:span><text:span text:style-name="T1808">:</text:span></text:p>
      <text:p text:style-name="P1809">Zdaje się, że to jedyna zaleta.</text:p>
      <text:p text:style-name="P1810">Pan Baumgart.</text:p>
      <text:p text:style-name="P1811"><text:span text:style-name="T1812">O</text:span><text:span text:style-name="T1813">b. Piotr Baumgart</text:span>:</text:p>
      <text:p text:style-name="P1814">Proszę państwa, wydaje mi się, że Zbyszek ma dobre intencje, ale trochę wylał dziecko z k<text:span text:style-name="T1815">ą</text:span>pielą. Tutaj, według mnie punkt 4. rzeczywiście należałoby skreślić, bo on jest jakby wtórny. Natomiast punkt 3 tylko proponowałbym zamiast uelastycznienia, to po prostu wpisać słowo zagwarantowania. I zostawić punkt 3 w całości jak jest.</text:p>
      <text:p text:style-name="P1816"><text:span text:style-name="T1817">Przewodnicząc</text:span><text:span text:style-name="T1818">y</text:span><text:span text:style-name="T1819">:</text:span></text:p>
      <text:p text:style-name="P1820">To prawo do dziedziczenia jest, tak że to nie o to<text:s/>chodz<text:span text:style-name="T1821">i.</text:span></text:p>
      <text:p text:style-name="P1822"><text:span text:style-name="T1823">Ob. Baumgart</text:span><text:span text:style-name="T1824">:</text:span></text:p>
      <text:p text:style-name="P1825">Nie, nie, ale z zachowaniem tej formuły, która tutaj jest. To znaczy głównie mi zależy, nie krępowania rolników w zakresie treści testamentu.</text:p>
      <text:p text:style-name="P1826">Jednak nie ma zgodności co do tego, że te gospodarstwa w tej chwili, nie byłoby to z niekorzyścią dla samych gospodarstw. Być może z korzyści<text:span text:style-name="T1827">ą</text:span><text:s/>dla poszczególnych osób, ale nie z korzyścią dla gospodarstw, a to jest chyb<text:span text:style-name="T1828">a</text:span><text:s/>n<text:span text:style-name="T1829">aj</text:span>ważni<text:span text:style-name="T1830">ejs</text:span>ze.</text:p>
      <text:p text:style-name="P1831"><text:span text:style-name="T1832">Przewodnicząc</text:span><text:span text:style-name="T1833">y:</text:span></text:p>
      <text:p text:style-name="P1834">Dżentelmeni, proponuję tak.<text:s/><text:span text:style-name="T1835">J</text:span>uż dosyć, musimy mieć chociaż trochę na papierosa przerwy. Zrobimy 15 minu<text:span text:style-name="T1836">t<text:s/></text:span>przerwy i mamy jeszcze wewnę<text:span text:style-name="T1837">tr</text:span>zne też do omówienia pewne s<text:span text:style-name="T1838">pr</text:span>aw<text:span text:style-name="T1839">y</text:span>.</text:p>
      <text:p text:style-name="P1840"/>
      <text:p text:style-name="P1841">/P<text:span text:style-name="T1842">rzer</text:span>wa/.</text:p>
      <text:p text:style-name="P1843"/>
      <text:p text:style-name="P1844"><text:span text:style-name="T1845">/</text:span>Po<text:s/><text:span text:style-name="T1846">pr</text:span>z<text:span text:style-name="T1847">er</text:span>wie/.</text:p>
      <text:p text:style-name="P1848"/>
      <text:p text:style-name="P1849"><text:span text:style-name="T1850">Ob.</text:span><text:span text:style-name="T1851"><text:s/>Stanisław Śliwiński - przewodniczący</text:span><text:span text:style-name="T1852">:</text:span></text:p>
      <text:p text:style-name="P1853"><text:span text:style-name="T1854">J</text:span>a chciałbym zacząć od tego, ponieważ jest tutaj, niestety, ale bardzo przez mężczyzn zdominowany nasz stół i myśmy tutaj jak zwykłe chłopy, przepraszam mężczyźni, zapomnieli o rzeczy n<text:span text:style-name="T1855">ajw</text:span>ażni<text:span text:style-name="T1856">ejs</text:span>z<text:span text:style-name="T1857">ej,</text:span><text:s/>od czego zacząć trzeba było obrady dzisiaj. Mamy dzisiaj Dzień Kobiet panowie.</text:p>
      <text:p text:style-name="P1858"><text:span text:style-name="T1859">/</text:span>Oklaski/.</text:p>
      <text:p text:style-name="P1860">Mam tutaj dwie panie, którym składamy najlepsze życzenia. Trzy, tak? Wszystkim paniom. Ja nie zauważyłem, przepraszam. Od tego powinniśmy zacząć.</text:p>
      <text:p text:style-name="P1861"><text:span text:style-name="T1862">O</text:span><text:span text:style-name="T1863">b. <text:s text:c="22"/></text:span><text:span text:style-name="T1864">:</text:span></text:p>
      <text:soft-page-break/>
      <text:p text:style-name="P1865">Panie<text:s/><text:span text:style-name="T1866">przewodnicząc</text:span>y proponuję toast. Czym kto ma.</text:p>
      <text:p text:style-name="P1867"><text:span text:style-name="T1868">Przewod</text:span><text:span text:style-name="T1869">n</text:span><text:span text:style-name="T1870">icz</text:span><text:span text:style-name="T1871">ą</text:span><text:span text:style-name="T1872">c</text:span><text:span text:style-name="T1873">y</text:span><text:span text:style-name="T1874">:</text:span></text:p>
      <text:p text:style-name="P1875">Tak<text:s/><text:span text:style-name="T1876">ż</text:span>e po tym miłym akcencie przechodzimy do meritum spr<text:span text:style-name="T1877">a</text:span>wy. Rozumiem, że jesteśmy na tej stronie gospodarka ziemi<text:span text:style-name="T1878">ą</text:span>.<text:s/>Preambułę mamy uzupe<text:span text:style-name="T1879">ł</text:span>nioną, o tą część, któr<text:span text:style-name="T1880">y</text:span><text:s/>zgłosili kol<text:span text:style-name="T1881">e</text:span>dzy z kółek. J<text:span text:style-name="T1882">a</text:span><text:s/>jeszcze j<text:span text:style-name="T1883">ą</text:span><text:s/>odc<text:span text:style-name="T1884">z</text:span>yta<text:span text:style-name="T1885">m.</text:span></text:p>
      <text:p text:style-name="P1886">Koleg<text:span text:style-name="T1887">a</text:span><text:s/>Bau<text:span text:style-name="T1888">m</text:span>g<text:span text:style-name="T1889">a</text:span>rt za<text:span text:style-name="T1890">p</text:span>ropon<text:span text:style-name="T1891">owa</text:span>ł wczoraj<text:span text:style-name="T1892">,</text:span><text:s/>żeby i<text:span text:style-name="T1893">ść</text:span><text:s/>punktami, żeby to było ju<text:span text:style-name="T1894">ż</text:span><text:s/>ukonkretnione<text:span text:style-name="T1895">.</text:span><text:s/>Ja tu j<text:span text:style-name="T1896">es</text:span>zcz<text:span text:style-name="T1897">e</text:span><text:s/>prz<text:span text:style-name="T1898">e</text:span>c<text:span text:style-name="T1899">zy</text:span>t<text:span text:style-name="T1900">a</text:span>m<text:span text:style-name="T1901">.<text:s/></text:span>Po tym tekście, który j<text:span text:style-name="T1902">e</text:span>st na t<text:span text:style-name="T1903">e</text:span>j stronie dodać: ziemia j<text:span text:style-name="T1904">a</text:span>ko podstawowy środek - ja mówię cały cz<text:span text:style-name="T1905">a</text:span>s<text:s/><text:span text:style-name="T1906">we</text:span><text:s/>wstępie - zi<text:span text:style-name="T1907">e</text:span>mia<text:span text:style-name="T1908"><text:s/></text:span>jako podstawowy środek produkcji rolnej, wy<text:span text:style-name="T1909">s</text:span>tęp<text:span text:style-name="T1910">uj</text:span>ący w cor<text:span text:style-name="T1911">a</text:span>z większym ograniczaniu winna podlegać szczególnej ochronie i być racjonalnie zagospod<text:span text:style-name="T1912">ar</text:span>owywana.</text:p>
      <text:p text:style-name="P1913"><text:span text:style-name="T1914">I</text:span><text:s/>dalej, drugie zdanie. Dotychczasowa formuł<text:span text:style-name="T1915">a</text:span><text:s/>wyższości uspołecznionych form zagospod<text:span text:style-name="T1916">ar</text:span>owa<text:span text:style-name="T1917">ni</text:span>a ziemi i potrzeby socjali<text:span text:style-name="T1918">st</text:span>ycznych przeobrażeń wsi, winn<text:span text:style-name="T1919">a</text:span><text:s/>być zastąpiona zasadę równych szans nabycia i efektywności ekonomicznej poszczególnych form zagospod<text:span text:style-name="T1920">ar</text:span>owania przez poszczególne podmioty gospodarcze.</text:p>
      <text:p text:style-name="P1921">Taki jest tutaj tekst.</text:p>
      <text:p text:style-name="P1922"><text:span text:style-name="T1923">O</text:span><text:span text:style-name="T1924">b. <text:s text:c="22"/></text:span><text:span text:style-name="T1925">:</text:span></text:p>
      <text:p text:style-name="P1926">Nie ma już takiej formuły. Taka formuła już nie istnieje, w Konstytucji napisane nawet. Dlatego też to drugie<text:span text:style-name="T1927"><text:s/></text:span>zdanie proponuję skreślić, ostatnie. To już nie istnieje.<text:s/><text:span text:style-name="T1928">O</text:span><text:s/>efektywności zgoda.</text:p>
      <text:p text:style-name="P1929"><text:span text:style-name="T1930">Przewodnicząc</text:span><text:span text:style-name="T1931">y</text:span><text:span text:style-name="T1932">:</text:span></text:p>
      <text:p text:style-name="P1933">Czyli jakby to wyglądało? Ziemia jako podstawowy środek produkcji rolnej, występująca w coraz większym ograniczeniu winna podlegać szczególnej ochronie i być racjonalnie zagospod<text:span text:style-name="T1934">ar</text:span>owywana. Tak? Kropka.</text:p>
      <text:p text:style-name="P1935"><text:span text:style-name="T1936">J</text:span>est zgoda na to, tak? Dobrze<text:span text:style-name="T1937">.</text:span></text:p>
      <text:p text:style-name="P1938">Teraz tak, czy wrócimy teraz, od punktu pierwszego będziemy kolejno.</text:p>
      <text:p text:style-name="P1939">Punkt pierwszy. Była tutaj dyskusja, propozycje były. Mam pytanie, czy jest zgoda na z<text:span text:style-name="T1940">a</text:span>pis zaproponowany przez ministra Młynarczyka?</text:p>
      <text:p text:style-name="P1941">Pan profesor ma tutaj?</text:p>
      <text:p text:style-name="P1942"><text:span text:style-name="T1943">O</text:span><text:span text:style-name="T1944">b. <text:s text:c="22"/></text:span><text:span text:style-name="T1945">:</text:span></text:p>
      <text:p text:style-name="P1946">Zwery<text:span text:style-name="T1947">fi</text:span>kowanie norm maksymalnego obszaru indywidualnych gospodarstw rolnych. Taka była propozycja.</text:p>
      <text:p text:style-name="P1948"><text:span text:style-name="T1949">O</text:span><text:span text:style-name="T1950">b. <text:s text:c="22"/></text:span><text:span text:style-name="T1951">:</text:span></text:p>
      <text:p text:style-name="P1952">Tak jest, tylko jedno słowo. Ja przepraszam, ale j<text:span text:style-name="T1953">a<text:s/></text:span>nie jestem twórcą całej klauzuli.</text:p>
      <text:p text:style-name="P1954"><text:span text:style-name="T1955">O</text:span><text:span text:style-name="T1956">b. <text:s text:c="22"/></text:span><text:span text:style-name="T1957">:</text:span></text:p>
      <text:p text:style-name="P1958">Zaproponować zwer<text:span text:style-name="T1959">yfi</text:span>kowanie przepisów o normach obszarowych, a nie norm, tylko zwer<text:span text:style-name="T1960">yfi</text:span>kowanie przepisów. Co<text:s/><text:span text:style-name="T1961">d</text:span>opuszcza również ewentualne zniesienie całkowite. Bo natomiast to s<text:span text:style-name="T1962">fo</text:span>rmułowanie podtrzymuje zasadę ograniczania. Natomiast to dopuszcza i powiększenie, i likwidację. Zwery<text:span text:style-name="T1963">fi</text:span>kowanie przepisu o normach obszarowych.</text:p>
      <text:p text:style-name="P1964"><text:span text:style-name="T1965">O</text:span><text:span text:style-name="T1966">b. <text:s text:c="22"/></text:span><text:span text:style-name="T1967">:</text:span></text:p>
      <text:p text:style-name="P1968">O maksymalnych normach obszarowych.</text:p>
      <text:p text:style-name="P1969"><text:span text:style-name="T1970">Przewodniczący</text:span><text:span text:style-name="T1971">:</text:span></text:p>
      <text:soft-page-break/>
      <text:p text:style-name="P1972">Musimy to zapisać najpierw. Zwer<text:span text:style-name="T1973">yfi</text:span>kowanie przepisów w zakresie maksymalnych norm obszarowych.<text:s/>Czyli byłoby tak: zwer<text:span text:style-name="T1974">yfi</text:span>kowanie przepisów dotyczących norm maksymalnego obszaru indywidualnych gospodarstw rolnych.<text:s/>Zapisane. Tutaj pan Pańko miał zdaje się uzasadnienie, czy to zostawimy?</text:p>
      <text:p text:style-name="P1975"><text:span text:style-name="T1976">O</text:span><text:span text:style-name="T1977">b. <text:s text:c="22"/></text:span><text:span text:style-name="T1978">:</text:span></text:p>
      <text:p text:style-name="P1979">Może dajmy tamto, bo ono jest szersze.</text:p>
      <text:p text:style-name="P1980"><text:span text:style-name="T1981">Prze</text:span><text:span text:style-name="T1982">wod</text:span><text:span text:style-name="T1983">ni</text:span><text:span text:style-name="T1984">cząc</text:span><text:span text:style-name="T1985">y</text:span><text:span text:style-name="T1986">:</text:span></text:p>
      <text:p text:style-name="P1987">Dobrze, prz<text:span text:style-name="T1988">yjmuje</text:span>my tamto.</text:p>
      <text:p text:style-name="P1989">Czyli jeszcze raz. S<text:span text:style-name="T1990">ą</text:span>dzę,<text:s/><text:span text:style-name="T1991">ż</text:span>e nie m<text:span text:style-name="T1992">a</text:span><text:s/>potrzeby odczytywania tego tekstu. Czytany był dwukrotnie.</text:p>
      <text:p text:style-name="P1993">Czyli punkt<text:s/><text:span text:style-name="T1994">1</text:span>. mamy uzgodniony.</text:p>
      <text:p text:style-name="P1995">Punkt 2. Do punktu drugiego s<text:span text:style-name="T1996">ą</text:span><text:s/>uwagi?<text:s/><text:span text:style-name="T1997">N</text:span>ie ma, uzgodnione.</text:p>
      <text:p text:style-name="P1998">Punkt 3. Tu były dyskusje zdaje się. Pan Baumgart.</text:p>
      <text:p text:style-name="P1999"><text:span text:style-name="T2000">O</text:span><text:span text:style-name="T2001">b.</text:span><text:span text:style-name="T2002"><text:s/>Baumgar</text:span><text:span text:style-name="T2003">t</text:span><text:span text:style-name="T2004">:</text:span></text:p>
      <text:p text:style-name="P2005">Z<text:span text:style-name="T2006">a</text:span>miast uelastycznieni<text:span text:style-name="T2007">e</text:span>, wpisać zmod<text:span text:style-name="T2008">yfi</text:span>kowanie praw<text:span text:style-name="T2009">a</text:span><text:s/>do dziedziczenia. A reszta bez zmian.</text:p>
      <text:p text:style-name="P2010"><text:span text:style-name="T2011">Przewod</text:span><text:span text:style-name="T2012">ni</text:span><text:span text:style-name="T2013">cząc</text:span><text:span text:style-name="T2014">y</text:span><text:span text:style-name="T2015">:</text:span></text:p>
      <text:p text:style-name="P2016">Czyli byłoby tak: zmody<text:span text:style-name="T2017">fi</text:span>kowanie pr<text:span text:style-name="T2018">a</text:span>wa do dziedziczenia gospodarstw rolnych. I dalej bez zmian, tak?</text:p>
      <text:p text:style-name="P2019">Czy jest zgoda? Jest, dobrze.</text:p>
      <text:p text:style-name="P2020">Punkt 4. Cały punkt do skreślenia. Dobrze.</text:p>
      <text:p text:style-name="P2021">Punkt 5 bę<text:span text:style-name="T2022">d</text:span>zie 4. Przyjęty. Tekst jest rozdany.</text:p>
      <text:p text:style-name="P2023">Punkt piąty jest /obecny czwarty/ jest przyjęty. Idziemy dalej. Punkt 6. Pan Pańko.</text:p>
      <text:p text:style-name="P2024"><text:span text:style-name="T2025">Ob. Pańko</text:span>:</text:p>
      <text:p text:style-name="P2026"><text:span text:style-name="T2027">J</text:span>a uważam, że przedwczesne jest sformułowanie takiej tezy, żeby umożliwić państwowym jednostkom organizac<text:span text:style-name="T2028">yjn</text:span>ym zbywanie bezpośrednio zbędnych gruntów rol<text:span text:style-name="T2029">n</text:span>ych rolnikom indywidualnym, bo dzisiaj<text:s/><text:span text:style-name="T2030">w</text:span><text:s/>sytuacji, w której nie są właścicielem, którzy nabywają, a tylko zarządcą, a jeżeli nawet stan<text:span text:style-name="T2031">ą</text:span><text:s/>się właścicielem bezpłatnie, to byłoby to niesprawiedliwe, nieuczciwe, by nabywali od państwa nieodpłatnie, a zbywali rolnikom za pieniądze. Tak że to, rozmawiając dzisiaj z profesorem Witoldem Czachurskim, nie chcę się jego autorytetem podpierać, jako przewodniczącego komis<text:span text:style-name="T2032">ji</text:span><text:s/>praw<text:span text:style-name="T2033">a</text:span><text:span text:style-name="T2034"><text:s/></text:span>cywilnego, uważa<text:span text:style-name="T2035">m,</text:span><text:s/>że powinno być<text:s/><text:span text:style-name="T2036">sf</text:span>ormułowanie: usprawnić tryb nabywania przez rolników indywidualnych państwowych nieruchomości rolnych pozost<text:span text:style-name="T2037">ają</text:span>cych w dyspozyc<text:span text:style-name="T2038">ji</text:span><text:s/>państwowych jednostek organizacy<text:span text:style-name="T2039">jn</text:span>ych, jeżeli nieruchomości te są zbędne lub niewłaściwie wykorzystywane.<text:s/><text:span text:style-name="T2040">W</text:span><text:s/>tym celu należy udoskonalić prawny i organizacy<text:span text:style-name="T2041">jn</text:span>y tryb zwracania przez państwowe jednostki organizacy<text:span text:style-name="T2042">jn</text:span>e wskazanych wyżej gruntów do PSZ i ich bezpośredniego zbywania re<text:span text:style-name="T2043">fl</text:span>e<text:span text:style-name="T2044">kt</text:span>an<text:span text:style-name="T2045">tom.</text:span></text:p>
      <text:p text:style-name="P2046">Natomiast nie widzę możliwości wprowadzania tezy, by zbywać grunty nawet jeżeliby przedsiębiorstwa państwowe kiedykolwiek stały się właścicielami, które te przedsiębior<text:span text:style-name="T2047">st</text:span>wa nabywają nieodpł<text:span text:style-name="T2048">at</text:span>nie.</text:p>
      <text:p text:style-name="P2049">Jeżeli natomiast, tak jak rozmawialiśmy z cywilistami<text:span text:style-name="T2050"><text:s/></text:span>na zasadzie, że pozostawiaj<text:span text:style-name="T2051">ą</text:span><text:s/>roszczenie wobec państwa, to wówczas jest inna zupełnie sprawa, to prof. Czachurski powiedział, to bez prawa do zbywania niestety gruntów. No i co wtedy za własność.</text:p>
      <text:p text:style-name="P2052"><text:span text:style-name="T2053">Przewod</text:span><text:span text:style-name="T2054">ni</text:span><text:span text:style-name="T2055">cząc</text:span><text:span text:style-name="T2056">y</text:span>:</text:p>
      <text:p text:style-name="P2057">Chwileczkę, chwileczkę. Może jeszcze raz pan to przeczyta, przepraszam bardzo. Posłuchajmy, proszę wł<text:span text:style-name="T2058">ą</text:span>czyć mikrofo<text:span text:style-name="T2059">n.</text:span></text:p>
      <text:soft-page-break/>
      <text:p text:style-name="P2060"><text:span text:style-name="T2061">Ob. Pańk</text:span><text:span text:style-name="T2062">o</text:span>:</text:p>
      <text:p text:style-name="P2063">Usprawnić tryb nabywania przez rolników indywidualnych pań<text:span text:style-name="T2064">s</text:span>twowych nieruchomości rolnych, pozost<text:span text:style-name="T2065">ają</text:span>cych<text:s/><text:span text:style-name="T2066">w</text:span><text:s/>dyspozycji państwowych jednostek organizac<text:span text:style-name="T2067">yjn</text:span>ych, jeżeli nieruchomości te są zbędne lub niewłaściwie wykorzystywan<text:span text:style-name="T2068">e</text:span>.</text:p>
      <text:p text:style-name="P2069"><text:span text:style-name="T2070">Przewodnicząc</text:span><text:span text:style-name="T2071">y</text:span><text:span text:style-name="T2072">:</text:span></text:p>
      <text:p text:style-name="P2073"><text:span text:style-name="T2074">J</text:span>a bym proponował skończyć na tym. Co wy n<text:span text:style-name="T2075">a</text:span><text:s/>to? Co państwo na to?</text:p>
      <text:p text:style-name="P2076"><text:span text:style-name="T2077">O</text:span><text:span text:style-name="T2078">b</text:span><text:span text:style-name="T2079">.</text:span><text:span text:style-name="T2080"><text:s/>Sko</text:span><text:span text:style-name="T2081">la</text:span><text:span text:style-name="T2082">siń</text:span><text:span text:style-name="T2083">s</text:span><text:span text:style-name="T2084">k</text:span><text:span text:style-name="T2085">i</text:span><text:span text:style-name="T2086">:</text:span></text:p>
      <text:p text:style-name="P2087">Mnie brakuje tylko jednego pojęcia<text:s/>„i wymiany”. Bo obok sprzedaży.<text:span text:style-name="T2088">..</text:span></text:p>
      <text:p text:style-name="P2089"><text:span text:style-name="T2090">O</text:span><text:span text:style-name="T2091">b. <text:s text:c="22"/></text:span><text:span text:style-name="T2092">:</text:span></text:p>
      <text:p text:style-name="P2093">Wymiana już jest, w ustawie zapisana, instytucja wymiany jest już załatwiona<text:s/><text:span text:style-name="T2094">w</text:span><text:s/>ustawodawstwie.</text:p>
      <text:p text:style-name="P2095"><text:span text:style-name="T2096">O</text:span><text:span text:style-name="T2097">b</text:span><text:span text:style-name="T2098">.</text:span><text:span text:style-name="T2099"><text:s/>Sko</text:span><text:span text:style-name="T2100">l</text:span><text:span text:style-name="T2101">asiń</text:span><text:span text:style-name="T2102">s</text:span><text:span text:style-name="T2103">k</text:span><text:span text:style-name="T2104">i</text:span><text:span text:style-name="T2105">:</text:span></text:p>
      <text:p text:style-name="P2106">Wycofuj<text:span text:style-name="T2107">ę,</text:span><text:s/>przepraszam.</text:p>
      <text:p text:style-name="P2108"><text:span text:style-name="T2109">Przewodniczący</text:span><text:span text:style-name="T2110">:</text:span></text:p>
      <text:p text:style-name="P2111">Zgoda na takie s<text:span text:style-name="T2112">fo</text:span>rmułowanie? Wobec tego, pro<text:span text:style-name="T2113">s</text:span>zę bardzo, ten tekst pani<text:span text:style-name="T2114">e</text:span><text:s/>Pa<text:span text:style-name="T2115">ń</text:span>ko do tego momentu...<text:s/><text:span text:style-name="T2116">w</text:span><text:s/>tym celu to byłby punkt 5<text:span text:style-name="T2117">.</text:span><text:s/>Prosimy o t<text:span text:style-name="T2118">e</text:span>kst.</text:p>
      <text:p text:style-name="P2119">W tej sytuacji znikają t<text:span text:style-name="T2120">e</text:span><text:s/>trzy p<text:span text:style-name="T2121">un</text:span>kty<text:span text:style-name="T2122">..</text:span>. Bardzo proszę prof. Stelmachowski.</text:p>
      <text:p text:style-name="P2123"><text:span text:style-name="T2124">O</text:span><text:span text:style-name="T2125">b. Andrzej Stelmachowski</text:span><text:span text:style-name="T2126">:</text:span></text:p>
      <text:p text:style-name="P2127">Prosiłbym jednak o rozważenie punktu, tam gdzie nie było zgody ostatecznie. Jedynka, dwójka to można odpuścić. Ale uz<text:span text:style-name="T2128">al</text:span>eżnienie lokalizacji zakładów przemysłowych uciążliwych dla otoczenia, zwłaszcza za<text:span text:style-name="T2129">gr</text:span>aż<text:span text:style-name="T2130">ają</text:span>cych środowisku, od zgody organów samorządu terytorialnego, wydaje się rzeczą ważną. Niech ten samorząd ma coś do powiedzenia, żeby mu nie wtykano zakładów, które są szkodliwe. Sądzę, że ten zapis bardzo bym prosił o rozważenie, on jest ważny.</text:p>
      <text:p text:style-name="P2131"><text:span text:style-name="T2132">Przewod</text:span><text:span text:style-name="T2133">ni</text:span><text:span text:style-name="T2134">cząc</text:span><text:span text:style-name="T2135">y</text:span>:</text:p>
      <text:p text:style-name="P2136">Rozumiem, jeśliby nie było sprzeciwu, to wstawilib<text:span text:style-name="T2137">yś</text:span>my go jako 6. uzgodniony.</text:p>
      <text:p text:style-name="P2138">Pan Janowski.</text:p>
      <text:p text:style-name="P2139"><text:span text:style-name="T2140">Ob. Janowski</text:span><text:span text:style-name="T2141">:</text:span></text:p>
      <text:p text:style-name="P2142">Co z punktem pierwszym i drugim. Co prawda, my byliśmy nieobecni na pierwszym posiedzeniu, czy one zostały załatwione, czy też au<text:span text:style-name="T2143">t</text:span>om<text:span text:style-name="T2144">a</text:span>tycznie skreślone.</text:p>
      <text:p text:style-name="P2145">Tu jest kwestia wywłaszczeń itd. jak to, tę sprawę w ogóle pomijamy?</text:p>
      <text:p text:style-name="P2146"><text:span text:style-name="T2147">O</text:span><text:span text:style-name="T2148">b. Pańko</text:span>:</text:p>
      <text:p text:style-name="P2149">Ja uważam, do rozbieżności może zostać ten punkt, dlatego, że on kwestionuje w ogóle w rozbieżnościach, strona opozycyjno-solidarnościowa w ogóle kwestionuje możliwość przejmowania na cele budow<text:span text:style-name="T2150">ni</text:span>c<text:span text:style-name="T2151">t</text:span>wa mieszkaniowego dla innych osób fizycznych gruntów indywidualnych. I to może zostać.</text:p>
      <text:p text:style-name="P2152"><text:span text:style-name="T2153">O</text:span><text:span text:style-name="T2154">b. <text:s text:c="22"/></text:span><text:span text:style-name="T2155">:</text:span></text:p>
      <text:p text:style-name="P2156">Ale po kolei idźmy, punkt<text:s/><text:span text:style-name="T2157">1</text:span>.</text:p>
      <text:p text:style-name="P2158"><text:span text:style-name="T2159">Przewodnicząc</text:span><text:span text:style-name="T2160">y</text:span><text:span text:style-name="T2161">:</text:span></text:p>
      <text:p text:style-name="P2162">Zgoda jest na wykreślenie punktu 1? Dobrze.<text:s/>Rozumiem, że przechodzimy do punktu 2. Tej numerac<text:span text:style-name="T2163">j</text:span>i, czyli byłby pierwszy.</text:p>
      <text:p text:style-name="P2164"><text:span text:style-name="T2165">Ob. Pańko</text:span><text:span text:style-name="T2166">:</text:span></text:p>
      <text:soft-page-break/>
      <text:p text:style-name="P2167">Ja uważam nadal, że ten punkt drugi powinien zostać, jeżeli tak uważa grupa robocza. Ja nie byłem przy przygotowaniu. On jest dalej idący aniżeli to co ja zaproponowałem wcześniej. Czyli inaczej mówiąc, jeżeli ktoś powiada w ogóle nie wywłaszczać na cele budownictwa i druga strona się nie godzi, to trzeba to zostawić w rozbieżnościach, natomiast to co było zaproponowane wcześniej odnosi się do s<text:span text:style-name="T2168">y</text:span>t<text:span text:style-name="T2169">u</text:span>acji. Jeżeli już wywłaszczać, to płacić pełne ceny wolnorynkowe i prawo do zachowania działki. T<text:span text:style-name="T2170">a</text:span>k że jedno drugiemu ni<text:span text:style-name="T2171">e<text:s/></text:span>zaprzecza. Jeżeli, oczywiście grupa, czy ta strona, która proponowała, czyli opozycy<text:span text:style-name="T2172">jn</text:span>o-solidarnościowa, drugi punkt utrzymuje, ż<text:span text:style-name="T2173">e</text:span><text:s/>powinien zostać, to ja uważam , że on nie zaprzecza temu punktow<text:span text:style-name="T2174">i</text:span>,<text:s/><text:span text:style-name="T2175">k</text:span>tóry został przeze mnie wprowadzony.<text:s/><text:span text:style-name="T2176">O</text:span>n jest po prostu dalej idący, na który druga strona zgody nie wyraża. Państwo widzę zgadz<text:span text:style-name="T2177">a</text:span>j<text:span text:style-name="T2178">ą</text:span><text:s/>się na to.</text:p>
      <text:p text:style-name="P2179"><text:span text:style-name="T2180">Ob. Wiesław Młynarczyk</text:span><text:span text:style-name="T2181">:</text:span></text:p>
      <text:p text:style-name="P2182"><text:span text:style-name="T2183">J</text:span>a proponuję w ten sposób. Jeżeli spokojnie przeczytać ten punkt, to z niego wynika po prostu tylko chęć uniknięcia tego obrotu pośredniego, tzn. że jeżeli ma iść na budownictwo indywidualne, żeby nabywca mógł nabyć. Ogranicznikiem powinien być tutaj układ planów przes<text:span text:style-name="T2184">t</text:span>rzennyc<text:span text:style-name="T2185">h</text:span>, żeby zabudowa była zgodnie z wymogami odnośnie także i ochrony środowiska. Przecież wiadomo, że każda zabudowa pociąga za sob<text:span text:style-name="T2186">ą</text:span>...</text:p>
      <text:p text:style-name="P2187">I w takim razie ten postulat uważam, można by równie dobrze dołączyć do pełnej listy, zrezygnować z roz<text:span text:style-name="T2188">bie</text:span>żności, jako siódmy i koniec.</text:p>
      <text:p text:style-name="P2189"><text:span text:style-name="T2190">Przewodnicząc</text:span><text:span text:style-name="T2191">y</text:span><text:span text:style-name="T2192">:</text:span></text:p>
      <text:p text:style-name="P2193">Przepraszam bardzo, w punkcie 4. przyjęliśmy, jest taki zapis: w przypadku wywłaszczeń nieruchomości na cele budownictwa mieszkaniowego właścicielowi winno przysługiwać odszkodowanie w wysokości wolnorynkowej ceny działek budowlanych.</text:p>
      <text:p text:style-name="P2194"><text:span text:style-name="T2195">O</text:span><text:span text:style-name="T2196">b. <text:s text:c="22"/></text:span><text:span text:style-name="T2197">:</text:span></text:p>
      <text:p text:style-name="P2198"><text:span text:style-name="T2199">W</text:span>tedy tylko ten fragment się z tamtego skreśla.</text:p>
      <text:p text:style-name="P2200"><text:span text:style-name="T2201">O</text:span><text:span text:style-name="T2202">b. <text:s text:c="22"/></text:span><text:span text:style-name="T2203">:</text:span></text:p>
      <text:p text:style-name="P2204">Na cele publiczne zamiast<text:s/><text:span text:style-name="T2205">n</text:span>a budownictwo mieszkaniowe.</text:p>
      <text:p text:style-name="P2206"><text:span text:style-name="T2207">Pr</text:span><text:span text:style-name="T2208">zewod</text:span><text:span text:style-name="T2209">ni</text:span><text:span text:style-name="T2210">cząc</text:span><text:span text:style-name="T2211">y</text:span><text:span text:style-name="T2212">:</text:span></text:p>
      <text:p text:style-name="P2213">I dalej jest, prawo do zachowania działki budowlanej dla siebie oraz działek dla zstępnych<text:span text:style-name="T2214">.</text:span><text:s/>Tak żeśmy przyjęli.</text:p>
      <text:p text:style-name="P2215"><text:span text:style-name="T2216">O</text:span><text:span text:style-name="T2217">b. <text:s text:c="22"/></text:span><text:span text:style-name="T2218">:</text:span></text:p>
      <text:p text:style-name="P2219">Więc gdybyśmy przy<text:span text:style-name="T2220">ję</text:span>li to, to oczywiście tamto było niepo<text:span text:style-name="T2221">tr</text:span>zebne.</text:p>
      <text:p text:style-name="P2222"><text:span text:style-name="T2223">Ob. Stelmachowski</text:span><text:span text:style-name="T2224">:</text:span></text:p>
      <text:p text:style-name="P2225">Bo wtedy w ogóle nie można wywłaszczać bez zgody właściciela.</text:p>
      <text:p text:style-name="P2226"><text:span text:style-name="T2227">O</text:span><text:span text:style-name="T2228">b. <text:s text:c="22"/></text:span><text:span text:style-name="T2229">:</text:span></text:p>
      <text:p text:style-name="P2230"><text:span text:style-name="T2231">J</text:span>a proponowałem, ten pierwszy mój projekt był, uwzględniał to, że w rozbieżnościach jest inne sformułowanie, na które druga strona nie wyraziła zgody. Jeżeli wyraża zgodę, to wówczas jest inna sytuacja.</text:p>
      <text:p text:style-name="P2232"><text:span text:style-name="T2233">Ob. Wiesław Młynarczyk</text:span><text:span text:style-name="T2234">:</text:span></text:p>
      <text:p text:style-name="P2235">Ja uważam, że zarówno 4. jak i<text:s/><text:span text:style-name="T2236">7</text:span>. są aktualne, tylko nie w pełni. 4. w pierwszej części nic nie koliduje ani nie jest żadnym uzupełnieniem, bowiem obejmuje przejmowanie gruntów w układzie wywłaszczeń na<text:s/><text:soft-page-break/>wszystkie c<text:span text:style-name="T2237">e</text:span>le. A dopiero budownictwo indywidualne, mieszkalne wchodzi. Czwarty zostałby.</text:p>
      <text:p text:style-name="P2238">Plany zagospodarowania przestrzennego oraz tryb ich opracowywania uwzględniają i zatwierdzaj<text:span text:style-name="T2239">ą</text:span><text:s/>tryb prawny wyznaczenia i pozyskiwania terenów pod zabudowę na wsi winny w najwyższym stopniu uwzględniać wolę właścicieli gruntów oraz najbliższych członków ich rodzin do budowy na swoim gruncie. I ten punkt powinien zostać, dlatego że plany mogą obejmować zarówno grunty pod potrzeby społeczne, publiczne itd. Ale winny uwzględniać ten interes. I wtedy tylko ten dalszy ci<text:span text:style-name="T2240">ą</text:span>g punktu 4., jeżeli przyjmujemy jako siódmy punkt ten drugi,<text:s/>dotychczas nie uzgodniony, się skreśl<text:span text:style-name="T2241">a</text:span><text:s/>i koniec. A czwarty do tego momentu by został.</text:p>
      <text:p text:style-name="P2242"><text:span text:style-name="T2243">Przewod</text:span><text:span text:style-name="T2244">ni</text:span><text:span text:style-name="T2245">cząc</text:span><text:span text:style-name="T2246">y</text:span><text:span text:style-name="T2247">:</text:span></text:p>
      <text:p text:style-name="P2248">Czyli krótko mówiąc. Zostawiamy<text:s/><text:span text:style-name="T2249">w</text:span><text:s/>punkcie 4. pierwszy akapit.<text:s/><text:span text:style-name="T2250">W</text:span><text:s/>miejsce tego co tutaj<text:s/><text:span text:style-name="T2251">je</text:span>s<text:span text:style-name="T2252">t</text:span>,<text:s/><text:span text:style-name="T2253">w</text:span>stawiamy tą część z punktu...</text:p>
      <text:p text:style-name="P2254">Czyli, żebyśmy się ni<text:span text:style-name="T2255">e</text:span><text:s/>pogubili. Proszę państwa, propozycja punktu 4. Plany zagospodarowania przes<text:span text:style-name="T2256">tr</text:span>zennego oraz ich tryb opracowywani<text:span text:style-name="T2257">a</text:span>, uzgadniani<text:span text:style-name="T2258">a</text:span><text:s/>i zatwierdzania oraz tryb prawny wyznaczania terenów pod zabudowę na wsi winny w najwyższym stopniu uwzględniać wolę właścicieli gruntów oraz najbliższych członków ich rodzin<text:s/><text:span text:style-name="T2259">d</text:span>o budowy na swoim grunci<text:span text:style-name="T2260">e</text:span>.</text:p>
      <text:p text:style-name="P2261">Dalej proponujemy.<text:s/><text:span text:style-name="T2262">W</text:span><text:s/>przypadku wywłaszczeń nieruchomości właścicie<text:span text:style-name="T2263">lo</text:span>wi winno przysługiwać prawo do zachowania działki budowlanej dla siebie oraz działek dla zstępnych.</text:p>
      <text:p text:style-name="P2264">To byłby punkt 4 i 5<text:span text:style-name="T2265">.</text:span><text:s/>Czyli ten drugi punkt byłby zachowany odrębnie j<text:span text:style-name="T2266">a</text:span>ko kole<text:span text:style-name="T2267">j</text:span>ny numer, siódmy.</text:p>
      <text:p text:style-name="P2268"><text:span text:style-name="T2269">O</text:span><text:span text:style-name="T2270">b. <text:s text:c="22"/></text:span><text:span text:style-name="T2271">:</text:span></text:p>
      <text:p text:style-name="P2272">Możemy przeczytać ten drugi?</text:p>
      <text:p text:style-name="P2273"><text:span text:style-name="T2274">O</text:span><text:span text:style-name="T2275">b. <text:s text:c="22"/></text:span><text:span text:style-name="T2276">:</text:span></text:p>
      <text:p text:style-name="P2277">Widzę, że wskutek tego, że z<text:span text:style-name="T2278">a</text:span><text:s/>bardzo poszliśmy, można powiedzieć na postulaty legislac<text:span text:style-name="T2279">yjn</text:span>e, doszło do dużej komplikacji, bo istotnie w sytuacji, w której nie będzie w ogóle pod budownictwo mieszkaniowe dla osób fizycznych wywłaszczenia to wówczas prawo do zachowania nie może być.<text:s/><text:span text:style-name="T2280">B</text:span>o jeżeli będ<text:span text:style-name="T2281">ą<text:s/></text:span>wywłaszczać pod<text:s/><text:span text:style-name="T2282">b</text:span>udownictwo<text:span text:style-name="T2283">.</text:span></text:p>
      <text:p text:style-name="P2284">To<text:s/><text:span text:style-name="T2285">pr</text:span>awo do<text:s/><text:span text:style-name="T2286">za</text:span>chowania jest skreślone, j<text:span text:style-name="T2287">a</text:span><text:s/><text:span text:style-name="T2288">t</text:span>ylko<text:span text:style-name="T2289"><text:s/></text:span>mam jedną obawę proszę państwa.<text:s/><text:span text:style-name="T2290">J</text:span>a uw<text:span text:style-name="T2291">a</text:span>żam, ż<text:span text:style-name="T2292">e</text:span><text:s/>w sytuacji,<text:s/><text:span text:style-name="T2293">w</text:span><text:s/>której dokonujemy, bo<text:s/><text:span text:style-name="T2294">ja</text:span>k wchodzimy tak głęboko, tu<text:s/><text:span text:style-name="T2295">są<text:s/></text:span>sprawy, które były dyskutowane przez cztery miesiące w Sejmie, a my wchodzimy w sposób legislacyjny, tak że chcielibyśmy to załatwić w ciągu 4 minut. Tego się nie da. Albo zrezygnujemy w ogóle i sformułujemy to w sposób bardzo generalny, albo nie wchodzimy tak głęboko, żeby dawać zaczepienie legislac<text:span text:style-name="T2296">yjn</text:span>e. Nie wchodzić po prostu. Chcemy załatwić rzecz, która jest bardzo skomplikowana, s<text:span text:style-name="T2297">fo</text:span>rmułowaniem legislacy<text:span text:style-name="T2298">jn</text:span>ym już tak, żeby tylko ustawodawca wzi<text:span text:style-name="T2299">ą</text:span>ł to i sformułowa<text:span text:style-name="T2300">ł</text:span>.<text:s/><text:span text:style-name="T2301">J</text:span>a się w każdym razie wycofuję ze sformułowania tego.</text:p>
      <text:p text:style-name="P2302"><text:span text:style-name="T2303">Przewod</text:span><text:span text:style-name="T2304">n</text:span><text:span text:style-name="T2305">icząc</text:span><text:span text:style-name="T2306">y</text:span>:</text:p>
      <text:p text:style-name="P2307"><text:span text:style-name="T2308">J</text:span>est taka propozycje, czytam. Punkt 4. zachować<text:s/><text:span text:style-name="T2309">w</text:span><text:s/>brzmieniu tym, w pierwszym akapicie, do słów na swoim gruncie. Kropka. Resztę skreślić. I przyj<text:span text:style-name="T2310">ą</text:span>ć punkt 7. w brzmieniu, które jest tutaj pod nr<text:s/><text:span text:style-name="T2311">2.</text:span></text:p>
      <text:p text:style-name="P2312"><text:span text:style-name="T2313">O</text:span><text:span text:style-name="T2314">b. <text:s text:c="22"/></text:span><text:span text:style-name="T2315">:</text:span></text:p>
      <text:p text:style-name="P2316">Ja nie proponuję skreślić, tylko zmienić ceny maksymalne na wolnorynkowe.</text:p>
      <text:p text:style-name="P2317"><text:span text:style-name="T2318">Przewodnicząc</text:span><text:span text:style-name="T2319">y</text:span>:</text:p>
      <text:p text:style-name="P2320">Czyli 7. punkt brzmiałby tak: wyeliminowanie pośrednictwa państwa w gospodarce działkami na<text:s/><text:soft-page-break/>obszarze wsi, a<text:s/><text:span text:style-name="T2321">w</text:span><text:s/>tym samym uchylenie przepisów dopuszcza<text:span text:style-name="T2322">ją</text:span>cych wywłaszczenie gruntów rolnych na cele zabudowy prywatnej. Tu s<text:span text:style-name="T2323">ą</text:span><text:s/>w nawiasie ustawy. Nie czytam tego.</text:p>
      <text:p text:style-name="P2324">Wywłaszczanie winno być dokonywane tylko na cele publiczne. Osoba prywatna winna pozyskać teren pod zabudowę w drodze umowy z właścicielem. Krop<text:span text:style-name="T2325">ka</text:span>. I koniec. Zgoda?</text:p>
      <text:p text:style-name="P2326">Wywłaszczenie to<text:s/><text:span text:style-name="T2327">w</text:span><text:s/>ustawie o gospodarce gruntami jest powiedziane, że powinna uwzględniać ceny wolnorynkowe, niezależnie na co wywłaszcza się.</text:p>
      <text:p text:style-name="P2328">Trzeci przyjęliśmy jako 6. Zostawiamy te uwagi?<text:s/>Na drugiej stronie s<text:span text:style-name="T2329">ą</text:span><text:s/>dwie uwagi. Pierwszą wyrażono dezyderat, aby ustawodawstwo rolne uprościć, uwolnić od zbyt kazuistycznych rozwiązań, a w przyszłości wznowić pracę nad kodyfikacją prawa rolnego.</text:p>
      <text:p text:style-name="P2330">Druga. Już dziś nasuwa się potrzeba u<text:span text:style-name="T2331">je</text:span>dnolicenia definicji gospodarstwa rolnego. Dyskusja przed przerwą na to wskazywała, że powinno się to zostawić.</text:p>
      <text:p text:style-name="P2332"><text:span text:style-name="T2333">J</text:span>est propozycja skreślić obydwa punkty. Skreślamy. Proszę<text:s/><text:span text:style-name="T2334">b</text:span>ardzo pan Pańko.</text:p>
      <text:p text:style-name="P2335"><text:span text:style-name="T2336">Ob. Pańko</text:span>:</text:p>
      <text:p text:style-name="P2337"><text:span text:style-name="T2338">J</text:span>a chciałbym jeszcze, ze względu na to, że wczoraj wniosłem i mam gotowy tekst tego s<text:span text:style-name="T2339">fo</text:span>rmułowania dotyczącego szkodliwego oddziaływania przemysłu na życie wsi i rolnictwa. Tzn. szkodliwe działanie przemysłu na życie ws<text:span text:style-name="T2340">i</text:span>,<text:s/><text:span text:style-name="T2341">r</text:span>olnictwa wymaga m.in. wyeliminowania przywilejów prawnych przysługujących przemysłowi godząc w ochronę rolniczych własności gruntowych. I tylko tutaj w nawiasie, n<text:span text:style-name="T2342">p</text:span>. niektóre przepisy prawa górniczego, już nie egzempli<text:span text:style-name="T2343">fi</text:span>k<text:span text:style-name="T2344">ują</text:span>c.</text:p>
      <text:p text:style-name="P2345">I drugie, obciążenia zakładów przemysłowych kosztami reorientacji kierunków produkcji rolniczej<text:s/><text:span text:style-name="T2346">w</text:span><text:s/>strefach szkodliwego oddziaływania zakładów przemysłowych, a nie tylko w strefach ochronnych zakładów przemysłowych.</text:p>
      <text:p text:style-name="P2347">I mam gotowy tekst.<text:s/><text:span text:style-name="T2348">A</text:span><text:s/><text:span text:style-name="T2349">n</text:span>a koniec chciałbym powiedzieć, że rzeczywiście mówiliśmy tutaj godzinami na tematy pobożnych życzeń i nic nie znaczących formuł, a wtedy kiedy przychodzi do zaczepienia legislacy<text:span text:style-name="T2350">jn</text:span>ego, to trochę jest to niefrasobliwe i lekceważące.</text:p>
      <text:p text:style-name="P2351"><text:span text:style-name="T2352">O</text:span><text:span text:style-name="T2353">b. <text:s text:c="22"/></text:span><text:span text:style-name="T2354">:</text:span></text:p>
      <text:p text:style-name="P2355">Ja przepraszam panie Pańko, ale to nie tak. Bo wczoraj po tym pańskim stanowisku nie było sprzeciwu. Czekaliśmy na zapis, dzisiaj pan ten zapis przedstawił.</text:p>
      <text:p text:style-name="P2356"><text:span text:style-name="T2357">Przewodnicząc</text:span><text:span text:style-name="T2358">y</text:span><text:span text:style-name="T2359">:</text:span></text:p>
      <text:p text:style-name="P2360">Proszę jeszcze raz, musimy to włączyć do tekstu.</text:p>
      <text:p text:style-name="P2361"><text:span text:style-name="T2362">Ob. Pańsko</text:span>:</text:p>
      <text:p text:style-name="P2363"><text:span text:style-name="T2364">J</text:span>a to odczytałem, a teraz jest już gotowe.</text:p>
      <text:p text:style-name="P2365"><text:span text:style-name="T2366">Przewodnicząc</text:span><text:span text:style-name="T2367">y</text:span><text:span text:style-name="T2368">:</text:span></text:p>
      <text:p text:style-name="P2369">Szkodliwe oddziaływanie na życie wsi i rolnictwa wymaga m.in. wyeliminowania przywilejów prawnych przysługujących przemysłowi godząc w ochronę rolniczej własności gruntowej /n<text:span text:style-name="T2370">p.</text:span><text:s/>niektóre przepisy prawa górniczego/.</text:p>
      <text:p text:style-name="P2371">I drugie, obciążenia zakładów przemysłowych kosztami reorientacji kierunków produkcji rolniczej w strefach szkodliwego oddziaływania zakładu przemysłowego, a nie tylko<text:s/><text:span text:style-name="T2372">w</text:span><text:s/>strefach ochronnych zakładów przemysłowych.</text:p>
      <text:p text:style-name="P2373">To jest ogromna różnica.</text:p>
      <text:soft-page-break/>
      <text:p text:style-name="P2374">Pan Janowski.</text:p>
      <text:p text:style-name="P2375"><text:span text:style-name="T2376">Ob. Janowski</text:span>:</text:p>
      <text:p text:style-name="P2377">Mam jeszcze jedną kwestię, którą podał pan Pańko, konkretną bardzo często. Mianowicie rozwijająca się u n<text:span text:style-name="T2378">a</text:span>s energetyka powoduje na<text:span text:style-name="T2379">jr</text:span>ozmaitsze szkody, głównie rolnicze z tytułu przeprowadzanych rozmaitych linii wysokiego napięcia, średniego itd. usytuowania słupów. Jest to dosyć duża<text:span text:style-name="T2380"><text:s/></text:span>dolegliwość, specjalnie dla gospodarstw podmiejskich, gdzie te linie si<text:span text:style-name="T2381">ę</text:span><text:s/>koncentrują i bardzo utrudniają rozmaitą p<text:span text:style-name="T2382">r</text:span>a<text:span text:style-name="T2383">c</text:span>ę mechaniz<text:span text:style-name="T2384">a</text:span>cy<text:span text:style-name="T2385">jną</text:span><text:s/>itd<text:span text:style-name="T2386">.</text:span><text:s/>Myślę<text:span text:style-name="T2387">,</text:span><text:s/><text:span text:style-name="T2388">że</text:span><text:s/>powinniśmy na ten aspe<text:span text:style-name="T2389">kt</text:span><text:s/>zwrócić uwagę. Ponieważ w żadnym kraju chyba w Europie nie<text:s/><text:span text:style-name="T2390">ma</text:span><text:s/>taki<text:span text:style-name="T2391">e</text:span>j ni<text:span text:style-name="T2392">efr</text:span>asobliwości jeżeli chodzi o linie napowie<text:span text:style-name="T2393">tr</text:span>zne energetyczne.<text:s/><text:span text:style-name="T2394">W</text:span><text:s/>rozmaitych krajach, zachodnich szczególnie, interes rolnika jest zachowany, i tam dostosowuje się do rozłogu, rozmaite są przepisy reguluj<text:span text:style-name="T2395">ą</text:span>ce bardzo ściśle. Natomiast u nas je<text:span text:style-name="T2396">s</text:span>t absolutna nie<text:span text:style-name="T2397">fr</text:span>asobliwość. Nie tylko, że się przy domostwach blisko prowadzi, n<text:span text:style-name="T2398">i</text:span>e i te rozłogi bardzo często utrudniają te linie prace mechanizacy<text:span text:style-name="T2399">jne</text:span>.</text:p>
      <text:p text:style-name="P2400">Stąd, wniosek jest taki, że to również jest dolegliwość wypływająca z uprzemysłowienia i można by j<text:span text:style-name="T2401">ą</text:span><text:s/>tu po imieniu nazwać. Jest to problem coraz bardziej drastycznie dostrzegany przez rolników, a szczególnie tych miejscowości czy gospodarstw podmiejskich, gdzie te linie się ł<text:span text:style-name="T2402">ą</text:span>czą.</text:p>
      <text:p text:style-name="P2403"><text:span text:style-name="T2404">O</text:span><text:span text:style-name="T2405">b. <text:s text:c="22"/></text:span><text:span text:style-name="T2406">:</text:span></text:p>
      <text:p text:style-name="P2407">Czy nie dałoby się w tym punkcie 7 połączyć, to co zaproponował pan Pańko<text:span text:style-name="T2408">,</text:span><text:s/>w tej części szkodliwego oddziaływani<text:span text:style-name="T2409">a pr</text:span>zemysł<text:span text:style-name="T2410">u</text:span>.</text:p>
      <text:p text:style-name="P2411"><text:span text:style-name="T2412">O</text:span><text:span text:style-name="T2413">b. <text:s text:c="22"/></text:span><text:span text:style-name="T2414">:</text:span></text:p>
      <text:p text:style-name="P2415">Ale i ciepłownictw<text:span text:style-name="T2416">a</text:span>. Chcę powiedzieć, że nie tylko pod Warszawą,<text:s/><text:span text:style-name="T2417">a</text:span>le i pod Łodzią wiele gospodarstw zos<text:span text:style-name="T2418">t</text:span>ało poprzecinanych przeprowadzonymi nadpowie<text:span text:style-name="T2419">tr</text:span>znymi kanałami ciepłowniczymi. Bo inwestor idzie<text:s/>po linii najmniejszego oporu<text:s/>i robi sobie napowietrznie, to szalenie utrudnia gospodarowanie.</text:p>
      <text:p text:style-name="P2420"><text:span text:style-name="T2421">Przewod</text:span><text:span text:style-name="T2422">ni</text:span><text:span text:style-name="T2423">cząc</text:span><text:span text:style-name="T2424">y</text:span><text:span text:style-name="T2425">:</text:span></text:p>
      <text:p text:style-name="P2426">Zgoda jest, tylko niech pan do ten tekst uzupełni, 7. punktu. To będzie logiczne. Ta<text:span text:style-name="T2427">m</text:span><text:s/>trzeba zapis. Niech pan sformułuje zapis.</text:p>
      <text:p text:style-name="P2428">W ten sposób<text:s/><text:span text:style-name="T2429">z</text:span>bliżamy się do końca.</text:p>
      <text:p text:style-name="P2430">To ja rozumiem,<text:s/><text:span text:style-name="T2431">że</text:span><text:s/>te dokumenty, które<text:s/><text:span text:style-name="T2432">ż</text:span>eśmy dzi<text:span text:style-name="T2433">s</text:span>iaj ostatnio omawiali, mamy już zakończone. Po uzupełnieniach zgłoszonych przez pana Pańko i pana Janowskiego, przyjmujemy uzupełnieni<text:span text:style-name="T2434">a</text:span>.</text:p>
      <text:p text:style-name="P2435"><text:span text:style-name="T2436">O</text:span><text:span text:style-name="T2437">b. <text:s text:c="22"/></text:span><text:span text:style-name="T2438">:</text:span></text:p>
      <text:p text:style-name="P2439">Jeśli p<text:span text:style-name="T2440">a</text:span>n przewod<text:span text:style-name="T2441">ni</text:span>czący pozwoli zacznę od zapoznania z redakcją wszystkich tych punktów, które nie budzą kontrowersji. Pod koniec przejdę do jednej kon<text:span text:style-name="T2442">tr</text:span>owersy<text:span text:style-name="T2443">jnej</text:span><text:s/>sprawy, w której zespół nie doszedł do porozumienia.</text:p>
      <text:p text:style-name="P2444">Punkt<text:s/><text:span text:style-name="T2445">1</text:span>. podpunkt c. Brzmi<text:span text:style-name="T2446">a</text:span>łby<text:s/><text:span text:style-name="T2447">w</text:span><text:s/>ten sposób: Za preferencjami stypendialnymi na studiach pedagogicznych dla młodzieży, która w trakcie studiów zadeklaruje podjęcie pracy w szkołach wiejskich. Rozszerza i konkretyzuje kryterium.<text:s/><text:span text:style-name="T2448">W</text:span><text:s/>punkcie 1. podpunkt e/ dodany byłby nowy w brzmieniu następującym: Za dalszym doskonaleniem sieci i struktury organizacyjnej szkół na wsi.</text:p>
      <text:p text:style-name="P2449">Na str. 2 po punkcie 3. dodany byłby punkt 4. w zakresie ubezpieczeń społecznych z dwoma podpunktami. Podpunkt a/. Zespół stoi na stanowisku potrzeby zmiany w przepisach regulujących ubezpieczenia społeczne i fundusz socjalny wsi<text:s/><text:span text:style-name="T2450">w</text:span><text:s/>związku z wprowadzeniem pluralizmu związkowego na<text:s/><text:soft-page-break/>wsi jak również potrzebą rewizji systemu składkowego.</text:p>
      <text:p text:style-name="P2451">I podpunkt b/: Prowadzenie gospodarstwa rolnego nie może pozbawiać prawa do<text:s/><text:span text:style-name="T2452">ś</text:span>wiadczeń socjalnych z tytułu zatrudnienia poza tym gospodarstwem, w szczególności praw<text:span text:style-name="T2453">a</text:span><text:s/>ludności d<text:span text:style-name="T2454">w</text:span>uzawodowej do zasiłków rodzinnych, rent i emerytur.</text:p>
      <text:p text:style-name="P2455">Po punkcie 4. dodany byłby<text:s/><text:span text:style-name="T2456">punkt 5. z</text:span><text:s/>dwoma akapitami: Poborowi rolnicy i współ<text:span text:style-name="T2457">pr</text:span>owadzący gospodarstwa rolne, którym przyznana została zastępcza służba wojskow<text:span text:style-name="T2458">a</text:span><text:s/>winni m<text:span text:style-name="T2459">i</text:span>eć<text:s/>możliwość odbywania t<text:span text:style-name="T2460">e</text:span>j służby<text:s/><text:span text:style-name="T2461">w</text:span><text:s/>ty<text:span text:style-name="T2462">m</text:span><text:s/>gospod<text:span text:style-name="T2463">ar</text:span>stwie rolnym, w którym byli dotychczas zatrudnieni.</text:p>
      <text:p text:style-name="P2464"><text:span text:style-name="T2465">I</text:span><text:s/>drugi akapit. Należy stworzyć nowe przepisy określające prawo do odraczania zasadniczej służby wojskowej z tytułu gospodarstwa rolnego, z tytułu prowadzenia gospodarstwa rolnego, bez możliwości urzędowego wskazywania zastępstwa. Przepisy te powinny obligować wojskowe komisje poborowe.</text:p>
      <text:p text:style-name="P2466">Chciałbym wrócić do punktu 1. Zgłoszona tutaj poprawka dotyczyła redakcji dwóch końcowych wierszy. W punkcie b. Zamiast na dodatkowe wynagrodzenia nauczycieli i poprawę warunków materialnych pracy szkół, poprawka zmieniałaby redakcję następująco: na poprawę materialnych warunków pracy nauczycieli i szkół. Poprawka rozszerza treść, uogólnia, nie wykluczając przeznaczania na dodatkowe wynagrodzenia nauczycieli, ale zespół nie doszedł tutaj do porozumienia w tej<text:s/><text:span text:style-name="T2467">s</text:span>prawie i zwraca się o rozs<text:span text:style-name="T2468">tr</text:span>zygnięcie przez cały zespó<text:span text:style-name="T2469">ł.</text:span></text:p>
      <text:p text:style-name="P2470">I kończąc, byłyby takie poprawki czysto redakcyjne. Punkt 1, 2, 3 i 4 nie miałby nawiasu, miałby kropkę, ze względu na wprowadzenie punktu 5. z kropką.</text:p>
      <text:p text:style-name="P2471">Dziękuję bardzo.</text:p>
      <text:p text:style-name="P2472"><text:span text:style-name="T2473">Przewod</text:span><text:span text:style-name="T2474">ni</text:span><text:span text:style-name="T2475">cząc</text:span><text:span text:style-name="T2476">y</text:span><text:span text:style-name="T2477">:</text:span></text:p>
      <text:p text:style-name="P2478">Dziękuję. Czy<text:s/><text:span text:style-name="T2479">s</text:span>ą uwagi?</text:p>
      <text:p text:style-name="P2480">Pan Szymanderski.</text:p>
      <text:p text:style-name="P2481"><text:span text:style-name="T2482">Ob. Jacek Szymanderski</text:span>:</text:p>
      <text:p text:style-name="P2483">Odnośnie tej niezgodności. Mianowicie odnośnie wyprowadzenia z zapisu o dodatkowym wynagrodzeniu nauczycieli. Jeżeli jest tak, że wprowadzona poprawka gwarantuje, ż<text:span text:style-name="T2484">e</text:span><text:s/>możn<text:span text:style-name="T2485">e<text:s/></text:span>dokonywać składkę na dodatkowe wynagrodzenie nauczycieli,<text:s/>czyli tylko rozszerza zakres, to oczywiście można zostawić z poprawkę. Ale czy tak na pewno jest?</text:p>
      <text:p text:style-name="P2486">Dlatego że chodzi o to, żeby ten zapis nie znaczył tyle tylko, że społeczność lokalna może po prostu nauczycielowi w czynie społecznym wybudować mieszkanie. Chodzi wyraźnie o to, żeby społeczność lokalna mogła dopłacić mu do pensji. Czyli to znajduje się w poprawce. To w porządku.</text:p>
      <text:p text:style-name="P2487"><text:span text:style-name="T2488">O</text:span><text:span text:style-name="T2489">b. <text:s text:c="22"/></text:span><text:span text:style-name="T2490">:</text:span></text:p>
      <text:p text:style-name="P2491"><text:span text:style-name="T2492">J</text:span>a wczoraj to<text:s/><text:span text:style-name="T2493">pr</text:span>oponowałem. To jest zupełnie jasne, która składka ludności na poprawę materialnych warunków pracy nauczycieli i szkół. Warunków materialnych. Warunkami materialnymi mogę być pieniądze, i warunkami materialnymi może być sprawa mieszkania, kupno samochodu, działki, etc.</text:p>
      <text:p text:style-name="P2494"><text:span text:style-name="T2495">O</text:span><text:span text:style-name="T2496">b. <text:s text:c="22"/></text:span><text:span text:style-name="T2497">:</text:span></text:p>
      <text:p text:style-name="P2498">Dziękuję bardzo, wycofuję moje wątpliwości.</text:p>
      <text:p text:style-name="P2499"><text:span text:style-name="T2500">Pr</text:span><text:span text:style-name="T2501">zewodnicząc</text:span><text:span text:style-name="T2502">y</text:span><text:span text:style-name="T2503">:</text:span></text:p>
      <text:p text:style-name="P2504">Czy jest zgoda na taki tekst zaproponowany ostatnio?<text:s/><text:span text:style-name="T2505">J</text:span>est. Dobrze. Pan Baumgart.</text:p>
      <text:p text:style-name="P2506"><text:span text:style-name="T2507">Ob. Piotr Baumgart</text:span>:</text:p>
      <text:soft-page-break/>
      <text:p text:style-name="P2508"><text:span text:style-name="T2509">J</text:span>a do tego punktu c. Wydaje mi się, że wniesiona poprawka przekręca sens tego co my byśmy chcieli. Mianowicie my jesteśmy za pre<text:span text:style-name="T2510">fe</text:span>rencjami stypendialnymi dla młodzieży pochodzącej ze wsi. Natomiast już od lat wiemy, że obiecuje się wtedy kiedy się idzie na studia<text:s/>„złote góry”<text:s/>i to się<text:s/><text:span text:style-name="T2511">na<text:s/></text:span>tym kończy. Po skończeniu studiów nikt na wieś nie chce iść. Dlatego te preferencje proponuję zostawić dla ludzi pochodzących ze wsi. Bo inaczej dyskrymina<text:span text:style-name="T2512">cj</text:span>e jaka była taka będzi<text:span text:style-name="T2513">e</text:span>.</text:p>
      <text:p text:style-name="P2514"><text:span text:style-name="T2515">Przewodnic</text:span><text:span text:style-name="T2516">zą</text:span><text:span text:style-name="T2517">c</text:span><text:span text:style-name="T2518">y</text:span><text:span text:style-name="T2519">:</text:span></text:p>
      <text:p text:style-name="P2520">Dziękuję. Jeśli można sobie udzielić głosu.<text:s/>Brzmienie<text:span text:style-name="T2521">,</text:span><text:s/>które tu zostało zaproponowane<text:span text:style-name="T2522">.</text:span><text:s/><text:span text:style-name="T2523">Za</text:span><text:s/>pre<text:span text:style-name="T2524">fe</text:span>ren<text:span text:style-name="T2525">cj</text:span>a<text:span text:style-name="T2526">m</text:span>i<text:s/><text:span text:style-name="T2527">st</text:span>ypendi<text:span text:style-name="T2528">al</text:span>nymi n<text:span text:style-name="T2529">a</text:span><text:s/>studiach p<text:span text:style-name="T2530">e</text:span>d<text:span text:style-name="T2531">a</text:span>gogic<text:span text:style-name="T2532">z</text:span>nych dla młod<text:span text:style-name="T2533">z</text:span>ieży<text:span text:style-name="T2534">,<text:s/></text:span>która<text:s/><text:span text:style-name="T2535">w</text:span><text:s/>t<text:span text:style-name="T2536">r</text:span>akc<text:span text:style-name="T2537">ie</text:span><text:s/>studió<text:span text:style-name="T2538">w</text:span><text:s/>zad<text:span text:style-name="T2539">e</text:span>kl<text:span text:style-name="T2540">a</text:span>ruje podejmow<text:span text:style-name="T2541">a</text:span>nie pr<text:span text:style-name="T2542">a</text:span>cy w szkołach wiejskich. Otóż, jeżeli młody człowiek<text:s/><text:span text:style-name="T2543">z</text:span>e wsi nie chce podjęć pracy na wsi po powrocie, po skończeniu studiów, to też mu pomóc?</text:p>
      <text:p text:style-name="P2544">Nie, ja rozumiem, to wtedy nic nie stoi na przeszkodzi<text:span text:style-name="T2545">e</text:span>,<text:span text:style-name="T2546"><text:s/></text:span>jeżeli ja pochodzący ze wsi chcę na wieś wrócić, wtedy j<text:span text:style-name="T2547">a<text:s/></text:span>deklaruję, dostaję preferencje.<text:s/><text:span text:style-name="T2548">J</text:span>eśli ktoś z Krakowa, Łodzi czy Poznania podobnie<text:s/><text:span text:style-name="T2549">z</text:span>echce wrócić na wieś, miasto a chce iść n<text:span text:style-name="T2550">a</text:span><text:s/>wieś, to też dost<text:span text:style-name="T2551">a</text:span>je preferencje. To tak to jest rozumiane w tym brzmieniu, które teraz jest?</text:p>
      <text:p text:style-name="P2552">Proszę bardzo.</text:p>
      <text:p text:style-name="P2553"><text:span text:style-name="T2554">Ob. Mieczysław Stachura</text:span>:</text:p>
      <text:p text:style-name="P2555"><text:span text:style-name="T2556">J</text:span>a do pana<text:s/><text:span text:style-name="T2557">Ba</text:span>umgarta. Ja się zdeklasowałem, ponie<text:span text:style-name="T2558">w</text:span>aż<text:span text:style-name="T2559"><text:s/></text:span>ukończyłem studia wyższe i poszedłem do miasta. Moje czworo dzieci skończyło studia wyższe. Dwoje jest nauczycielam<text:span text:style-name="T2560">i</text:span>. I naprawdę chcę wrócić na wieś, i czy z tego tytułu, że ja się zdeklasowałem, wyszedłem ze wsi do miasta, moje dzieci, które są w drugim pokoleniu pochodzenia rolniczego, kochaj<text:span text:style-name="T2561">ą<text:s/></text:span>wieś, swoją babcię i prababcię, i chcę podjąć, i konkretnie w tej chwili podejmują pracę na wsi. Dotychczas nie otrzymywały stypendium. Czy pańska propozycja nie jest zawężeniem. Mnie się wydaje, że w tej chwili jest większy, przynajmniej u nas w województwie krakowskim, jest większy<text:s/><text:span text:style-name="T2562">pę</text:span>d powrotu tych drugich dzieci na wieś, bo już mają tak dość tej huty, tego miasta, tego wszystkiego, że chcę pójść na wiś i uczyć, i jako lekarz, jako nauczyciel, niż dzieci, które w dalszym ciągu patrząc na ciężką pracę tych dwuzawodowców i małorolnych rolników chcą uciekać z mi<text:span text:style-name="T2563">a</text:span>sta<text:s/><text:span text:style-name="T2564">i</text:span><text:s/>to jest naturalne. Stwórzmy dla jednych i dla drugich te w<text:span text:style-name="T2565">ar</text:span>un<text:span text:style-name="T2566">ki</text:span>.</text:p>
      <text:p text:style-name="P2567"><text:span text:style-name="T2568">Przewodniczący</text:span><text:span text:style-name="T2569">:</text:span></text:p>
      <text:p text:style-name="P2570">Pan i So<text:span text:style-name="T2571">łt</text:span>y<text:span text:style-name="T2572">k</text:span>.</text:p>
      <text:p text:style-name="P2573"><text:span text:style-name="T2574">Ob. Grażyna Sołtyk</text:span>:</text:p>
      <text:p text:style-name="P2575"><text:span text:style-name="T2576">J</text:span>e<text:span text:style-name="T2577">s</text:span>t to wybitnie do pana Piotra. Dziwię się, bo ja jestem też tylko rolnikiem, ale wielkim pragnieniem wsi jest, by do nas wracała inteligencja z miasta. Po co, po to, żeby nauczyła nasze wiejskie dzieci kultury życia. A uważam, ż<text:span text:style-name="T2578">e<text:s/></text:span>to jest ogromnie ważne. Oni tę kulturę maję wpojon<text:span text:style-name="T2579">ą</text:span><text:s/>od małego, taka jest prawda na wsi<text:span text:style-name="T2580">.</text:span></text:p>
      <text:p text:style-name="P2581">Jeszcze jedna uwaga. Myśmy na posiedzeniu komisji d<text:span text:style-name="T2582">s.</text:span><text:s/>socjalnych, kiedy mówiliśmy na temat nie wyciągania rąk przez młodzież wiejską po indeksy studentów, mówiliśmy też, opracowywaliśmy taki program, żeby w szkołach wiejskich mówiło się o roli inteligencji<text:s/><text:span text:style-name="T2583">w</text:span><text:s/>życiu wsi, jeśli my teraz będziemy preferować tylko młodzież wiejsk<text:span text:style-name="T2584">ą</text:span>, która prawdą jest, że nie chce wracać na wieś, a odgradzać jakby furtką miasto od wsi, uważam, że byłoby to bardzo złe. Absolutnie bym się nie zgodziła na to, żeby tylko nasze dzi<text:span text:style-name="T2585">e</text:span>ci były preferowane. Wszyscy, którzy chcę wrócić na wieś.</text:p>
      <text:soft-page-break/>
      <text:p text:style-name="P2586"><text:span text:style-name="T2587">Pr</text:span><text:span text:style-name="T2588">ze</text:span><text:span text:style-name="T2589">wod</text:span><text:span text:style-name="T2590">ni</text:span><text:span text:style-name="T2591">cząc</text:span><text:span text:style-name="T2592">y</text:span><text:span text:style-name="T2593">:</text:span></text:p>
      <text:p text:style-name="P2594">Dziękuję. Pan Baumgart.</text:p>
      <text:p text:style-name="P2595"><text:span text:style-name="T2596">O</text:span><text:span text:style-name="T2597">b</text:span><text:span text:style-name="T2598">. Baumgar</text:span><text:span text:style-name="T2599">t</text:span><text:span text:style-name="T2600">:</text:span></text:p>
      <text:p text:style-name="P2601">Wydaje mi się, że tut<text:span text:style-name="T2602">a</text:span>j nie jestem zrozumiany prawidłowo. Nie jest moim zamysłem zamykać możliwości powrotu ludzi na wieś tych z miasta. Czy powrotu, czy w ogóle zmiany reorientacji. Natomiast moim zamysłem jest, żebyśmy przede wszystkim stawiali jednak na to, żeby nasza młodzież nie była<text:s/>nadal dys<text:span text:style-name="T2603">kr</text:span>yminowana<text:span text:style-name="T2604">.</text:span><text:s/>Przecież zdawajm<text:span text:style-name="T2605">y</text:span><text:s/>sobie sprawę, że statystyka wyraźnie mówi jaki to procent młodzieży wiejskiej w ogóle dochodzi do pułapu studiów.<text:s/><text:span text:style-name="T2606">I</text:span><text:s/>o to tutaj chodzi.</text:p>
      <text:p text:style-name="P2607">Natomiast jesteśmy otwarci na to, żeby ludzie chcieli przyjść na wieś.<text:s/><text:span text:style-name="T2608">I</text:span><text:s/>tu nie widzę przeciww<text:span text:style-name="T2609">s</text:span>kazań żadnych. Ale nie zapominajmy o tym, że na razie j<text:span text:style-name="T2610">e</text:span>st ogromna dyskryminacja w tym kierunku.</text:p>
      <text:p text:style-name="P2611"><text:span text:style-name="T2612">Przewodnicząc</text:span><text:span text:style-name="T2613">y</text:span><text:span text:style-name="T2614">:</text:span></text:p>
      <text:p text:style-name="P2615">Dziękuję bardzo.</text:p>
      <text:p text:style-name="P2616">Proszę państwa, n<text:span text:style-name="T2617">a</text:span><text:s/>ile ja się znam na tym, bo zakł<text:span text:style-name="T2618">a</text:span>dem na wszystkim się prawie wszyscy znają, a także jestem ze wsi. Otóż rzecz w tym, że dodatkowe punkty, wszyscy cośmy przez lata robili nie poprawiło struktury młodzieży akademic<text:span text:style-name="T2619">kiej<text:s/></text:span>z bardzo prostego powodu. Poziom wiejskich szkół, o czym mowa była<text:span text:style-name="T2620"><text:s/></text:span>wcześniej, przygotowanie itd., było główną przyczyn<text:span text:style-name="T2621">ą</text:span>, jedn<text:span text:style-name="T2622">ą<text:s/></text:span>z głównych przyczyn, a także kult łopaty, j<text:span text:style-name="T2623">a</text:span>kie myśmy uprawiali przez l<text:span text:style-name="T2624">at</text:span>a był też jedną z głównych przyczyn tego, ż<text:span text:style-name="T2625">e<text:s/></text:span>ludzie nie chcieli kończyć studiów. On zarobił więcej po<text:s/><text:span text:style-name="T2626">3</text:span>-miesięcznym kursie, jako... nie chcę żadnego zawodu stawiać w gorszej sytuacji.</text:p>
      <text:p text:style-name="P2627">I teraz poprawienie sytuacji w oświacie na w<text:span text:style-name="T2628">s</text:span>i jest jednym z podstawowych warunków, żeby ta młodzież miała zbliżone czy równe szanse startu w szkolnictwie średnim czy wyższym. I o to trzeba dbać i to jest pilna sprawa. W zapisach mamy w jakimś tam stopniu uwidocznione.<text:s/>I proponowałbym przyjąć ten zapis.</text:p>
      <text:p text:style-name="P2629"><text:span text:style-name="T2630">J</text:span>est zgoda na taki zapis?<text:s/>Jest propozycja zapisu uzupełni<text:span text:style-name="T2631">ają</text:span>cego do punktu 7. do tych ziemskich historii. Za<text:span text:style-name="T2632">pr</text:span>oponowanego przez pana<text:s/><text:span text:style-name="T2633">Ja</text:span>no<text:span text:style-name="T2634">w</text:span>skiego.<text:s/>Czytam: lokalizacja i budowa na terenach wiejskich urządzeń in<text:span text:style-name="T2635">fr</text:span>astruktury technicznej,<text:s/><text:span text:style-name="T2636">a</text:span><text:s/><text:span text:style-name="T2637">w</text:span><text:s/>tym ciepłowniczej i energetycznej winna w najwyższym stopniu uwzględniać interesy gospodarstw rolnych i wolę rolników.</text:p>
      <text:p text:style-name="P2638">Czy są do tego jakieś uwagi? Ja wiem, że tu można mieć jeszcze mniej czy bardziej pojemne s<text:span text:style-name="T2639">fo</text:span>rmułowanie. Nie widzę sprzeciwów. Dobrze, przyjmujemy.</text:p>
      <text:p text:style-name="P2640">Proszę państwa, jeśli można kilka słów refleksji po tych naszych kilkudniowych...</text:p>
      <text:p text:style-name="P2641">J<text:span text:style-name="T2642">a</text:span><text:s/>chciałbym państwu przedstawić, nazwijmy to własny punktu widzenia na<text:s/>parę kwestii. Otóż muszę powiedzieć, to co może nieudolnie wczoraj, nieudolnie powiedziałem do kamery, ale mnie najbardziej martwi<text:s/>ant<text:span text:style-name="T2643">yrolnicze</text:span><text:s/>ustawienie dużej części społeczeństwa. Co znajduje wyraz w różnych, artykułowane jest to w różny sposób. Mianowicie nierzadko spotykamy się z taką sytuację w dużych gremiach pozarolniczej części społeczeństwa, która uważa, że jedzenia powinno być dużo, powinno być tanie i powinno być zdrowe, a reszta ich nie interesuje. I każdy ruch z<text:span text:style-name="T2644">m</text:span>ierz<text:span text:style-name="T2645">ają</text:span>cy do poprawienia warunków życia i pracy rolników jest przyjmowany jako coś co im się nie powinno należeć.</text:p>
      <text:p text:style-name="P2646">Wynika to z historycznych zaszłości, wielowiekowych niestety. Tutaj trzeba by dłuższy wywód przeprowadzi<text:span text:style-name="T2647">ć</text:span>, ni<text:span text:style-name="T2648">e<text:s/></text:span>o to mi chodzi. Zobligowało mnie do tego stwierdzenia uczestniczenie, może to pierwszy raz było i tak to odebrałem<text:span text:style-name="T2649">,</text:span><text:s/>na posiedzeniu zespołu ogólno<text:span text:style-name="T2650">e</text:span>konomiczneg<text:span text:style-name="T2651">o</text:span>, w którym to niestety, ale tego rodzaju postawy nie były<text:s/><text:span text:style-name="T2652">r</text:span>zadkie. Tak<text:span text:style-name="T2653">że w</text:span><text:s/>wydaniu związkowy<text:span text:style-name="T2654">m</text:span>. Związków pracowniczych, które<text:s/><text:soft-page-break/>walczą<text:span text:style-name="T2655"><text:s/></text:span>jak<text:s/><text:span text:style-name="T2656">l</text:span>wy o to, żeby to jedzenie było tanie i dużo.<text:s/><text:span text:style-name="T2657">N</text:span>ie bacząc jakim trudom<text:s/><text:span text:style-name="T2658">i</text:span><text:s/>ko<text:span text:style-name="T2659">s</text:span>zt<text:span text:style-name="T2660">em</text:span><text:s/>ono je<text:span text:style-name="T2661">s</text:span>t produkowane.<text:s/><text:span text:style-name="T2662">Mów</text:span>i<text:span text:style-name="T2663">ę</text:span><text:s/>o t<text:span text:style-name="T2664">ym<text:s/></text:span>dlatego, by<text:s/><text:span text:style-name="T2665">m</text:span>ie<text:span text:style-name="T2666">ć</text:span><text:s/>świadomość,<text:s/><text:span text:style-name="T2667">że</text:span><text:s/>tut<text:span text:style-name="T2668">a</text:span>j bę<text:span text:style-name="T2669">d</text:span>z<text:span text:style-name="T2670">i</text:span>e<text:s/><text:span text:style-name="T2671">s</text:span>przeczność in<text:span text:style-name="T2672">t</text:span>eresów<text:span text:style-name="T2673">.</text:span><text:s/><text:span text:style-name="T2674">I</text:span><text:s/>trzeba robić wszystk<text:span text:style-name="T2675">o</text:span>, by wyj<text:span text:style-name="T2676">a</text:span>śniać<text:s/><text:span text:style-name="T2677">s</text:span>obi<text:span text:style-name="T2678">e</text:span><text:s/><text:span text:style-name="T2679">n</text:span>aw<text:span text:style-name="T2680">z</text:span>a<text:span text:style-name="T2681">jem</text:span><text:s/>ni<text:span text:style-name="T2682">e</text:span><text:s/><text:span text:style-name="T2683">w</text:span><text:s/>naszy<text:span text:style-name="T2684">m</text:span><text:s/>gr<text:span text:style-name="T2685">o</text:span>ni<text:span text:style-name="T2686">e</text:span>, gdzi<text:span text:style-name="T2687">e</text:span><text:s/><text:span text:style-name="T2688">w</text:span>ie<text:span text:style-name="T2689">m</text:span>y o co chodzi<text:span text:style-name="T2690">,</text:span><text:s/>bo to jest przekonywanie się do rzeczy oczywistyc<text:span text:style-name="T2691">h</text:span>. Natomiast<text:s/><text:span text:style-name="T2692">w</text:span><text:s/>inn<text:span text:style-name="T2693">y</text:span>ch mieszanych gremiach.<text:s/><text:span text:style-name="T2694">Ż</text:span>e dopóki<text:span text:style-name="T2695">,</text:span><text:s/><text:span text:style-name="T2696">b</text:span>o<text:s/><text:span text:style-name="T2697">jeś</text:span>li zg<text:span text:style-name="T2698">ł</text:span>asza<text:span text:style-name="T2699">my<text:s/></text:span>t<text:span text:style-name="T2700">a</text:span>ką pretensję,<text:s/><text:span text:style-name="T2701">że</text:span><text:s/>np<text:span text:style-name="T2702">.</text:span><text:s/><text:span text:style-name="T2703">w</text:span><text:s/>„Ursusie”, l<text:span text:style-name="T2704">e</text:span>p<text:span text:style-name="T2705">s</text:span>zy czy gor<text:span text:style-name="T2706">sz</text:span>y przykład<text:span text:style-name="T2707">,<text:s/></text:span>nieważne, produkuje si<text:span text:style-name="T2708">ę</text:span><text:s/>drogo,<text:s/><text:span text:style-name="T2709">cz</text:span>y<text:s/><text:span text:style-name="T2710">w</text:span><text:s/>jakie<text:span text:style-name="T2711">jś</text:span><text:s/>inn<text:span text:style-name="T2712">e</text:span>j<text:s/><text:span text:style-name="T2713">f</text:span>a<text:span text:style-name="T2714">b</text:span>r<text:span text:style-name="T2715">yc</text:span>e<text:span text:style-name="T2716">,<text:s/></text:span>za - przepraszam za określenie - byle śrubkę bierze się, j<text:span text:style-name="T2717">a</text:span>k to na<text:s/><text:span text:style-name="T2718">ws</text:span>i mówi<text:span text:style-name="T2719">ą</text:span>, cyg<text:span text:style-name="T2720">a</text:span>n za m<text:span text:style-name="T2721">a</text:span>tk<text:span text:style-name="T2722">ę</text:span>, to wtedy związki<text:s/><text:span text:style-name="T2723">są</text:span><text:s/>z<text:span text:style-name="T2724">a</text:span>. Dostali pieni<text:span text:style-name="T2725">ą</text:span>dze związkowcy s<text:span text:style-name="T2726">ą</text:span><text:s/>zadowoleni. Ale jak chleb podnosimy 4%, to pani mó<text:span text:style-name="T2727">w</text:span>i,<text:s/><text:span text:style-name="T2728">że</text:span><text:s/>jest za drogi. Bo to powinno być taniej. Je<text:span text:style-name="T2729">st</text:span><text:s/>to, przepraszam za określenie, al<text:span text:style-name="T2730">e</text:span><text:s/>czasami przerażając<text:span text:style-name="T2731">e.</text:span></text:p>
      <text:p text:style-name="P2732"><text:span text:style-name="T2733">W</text:span>ięc tutaj usilna prośba, przecież nie kończymy naszej działalności zawodowej i społeczne<text:span text:style-name="T2734">j,</text:span><text:s/>żeby w dalszym ciągu, i<text:s/><text:span text:style-name="T2735">w</text:span><text:s/>pracy, i przy stołach innych nim się one skończą, ale w ogóle<text:s/><text:span text:style-name="T2736">pó</text:span>źniej<text:s/><text:span text:style-name="T2737">w</text:span><text:s/>działalności społecznej i zawodowej itd.<text:s/><text:span text:style-name="T2738">W</text:span><text:s/>środowiskach mieszanych wyjaśniali w sposób namacalny, oczywisty, że koszty produkcji rolniczej, nie wiem w połowie,<text:s/><text:span text:style-name="T2739">w</text:span><text:s/>dwóch trzecich, różnie<text:s/>można<text:s/>liczyć, s<text:span text:style-name="T2740">ą<text:s/></text:span>poza rolnictwem. J<text:span text:style-name="T2741">e</text:span>śli tam nie będą zmniejszane, to się nie ma co spodziewać taniej żywności i obniżania poziomu in<text:span text:style-name="T2742">fl</text:span>a<text:span text:style-name="T2743">cj</text:span>i.</text:p>
      <text:p text:style-name="P2744">Za<text:span text:style-name="T2745">pr</text:span>oponowane przez nas stanowisko w sprawie urynkowienia, gdzie wyraźnie napisaliśmy, stopniowego urynkowienie gospodarki żywnościowej, zostało też przyjęte w spo<text:span text:style-name="T2746">s</text:span>ób, powiedziałbym na końcu, po większych wyjaśnieniac<text:span text:style-name="T2747">h</text:span>, z t<text:span text:style-name="T2748">rud</text:span>e<text:span text:style-name="T2749">m</text:span>, ale przyjęte<text:span text:style-name="T2750">.</text:span><text:s/>Bo s<text:span text:style-name="T2751">ą</text:span><text:s/>d<text:span text:style-name="T2752">wa</text:span><text:s/>wyjścia albo utrzymać dotychczasowy system, czyli indeksacja cen rolnych co kwarta<text:span text:style-name="T2753">ł</text:span>, powiedzmy, przy tej stopie inflacji, czyli totalny bałagan. Albo przyjęcie drugiego, urynkowienia w pierwszej kolejności, w pierwszym etapie cen skupu i<text:s/>wynego<text:span text:style-name="T2754">cjo</text:span>wa<text:span text:style-name="T2755">ni</text:span>a, oczywiście<text:s/><text:span text:style-name="T2756">w</text:span><text:s/>krótkim czasie stopniowego odchodzenie od dotacji i stopniowego przekładania tych pieniędzy do kieszeni konsumentów. Stopniowego,<text:s/><text:span text:style-name="T2757">w</text:span><text:s/>dwóch, trzech ratach. Oczywiście nie można tego rozkładać na dziesi<text:span text:style-name="T2758">ą</text:span>tki lat, przepraszam, na dziesiątki może przesadziłem, ale na lat<text:span text:style-name="T2759">a</text:span>, bo to wtedy się też rozmija z celem, bo to będzie hamulcem rozwoju produkcji rolniczej.</text:p>
      <text:p text:style-name="P2760">Bo przecież problemem jest, żeby była obfitość jedzenia.<text:s/><text:span text:style-name="T2761">I</text:span><text:s/>druga refleksja, niestety też smutna, ponieważ b<text:span text:style-name="T2762">a</text:span>rdzo ostro dyskutujemy n<text:span text:style-name="T2763">a</text:span>d podziałem.<text:s/><text:span text:style-name="T2764">N</text:span>o więc rolnicy wiedzą, żeby dzielić to trzeba najpierw przez cały rok pracowicie pracować.<text:s/><text:span text:style-name="T2765">W</text:span><text:s/>tym zegarze biologiczno-słoneczny<text:span text:style-name="T2766">m</text:span>.<text:s/><text:span text:style-name="T2767">I</text:span><text:s/>st<text:span text:style-name="T2768">ą</text:span>d dzielić można po żniwach, a nie przed żniwami. A my ciągle przed żniwami chcemy dzielić, bochen, którego jeszcze nie ma.</text:p>
      <text:p text:style-name="P2769">I stąd też prośba, do tego, byśmy również w działalności i zawodowej, i społecznej, i związkowej, i inne<text:span text:style-name="T2770">j</text:span>, zwłaszcza w mieszanych, u naszych braci robotników i innych, wykładali im to w sposób oczywisty. Że jeżeli będą chcieli brać za pług, bronę, kultywator, opryskiwacz w milionach, no to chleb będzie w tysiącach. I nie ma innego<text:s/><text:span text:style-name="T2771">w</text:span>yj<text:span text:style-name="T2772">ś</text:span>cia, i jeśli mówimy o samoograniczani<text:span text:style-name="T2773">u</text:span>, to to jest właśnie<text:s/><text:span text:style-name="T2774">s</text:span>amoograniczanie. Że<text:s/><text:span text:style-name="T2775">w</text:span><text:s/>którymś miejscu trzeba postawić sobie tamę, bo to się przełoży. Z teczką pieniędzy po bochenek chleb<text:span text:style-name="T2776">a</text:span>.</text:p>
      <text:p text:style-name="P2777"><text:span text:style-name="T2778">N</text:span>i<text:span text:style-name="T2779">e</text:span><text:s/>chcę,<text:s/><text:span text:style-name="T2780">że</text:span>by t<text:span text:style-name="T2781">a</text:span>kie apok<text:span text:style-name="T2782">a</text:span>liptyczne wizje -<text:s/><text:span text:style-name="T2783">a</text:span>l<text:span text:style-name="T2784">e</text:span><text:s/>gdyby to się nie zmieniło - to taka wizja czeka. Żeby nie zabierać po raz drugi głosu i nie korzystać z preferencji współprzewodniczącego, chciałem bardzo serdecznie wszystkim podziękować za trud. S<text:span text:style-name="T2785">ą</text:span>dzę, żeśmy tego czasu<text:span text:style-name="T2786"><text:s/>n</text:span>ie zmarnowali, z<text:span text:style-name="T2787">a</text:span><text:s/>trud włożony w obradach,<text:s/><text:span text:style-name="T2788">w</text:span><text:s/>o<text:span text:style-name="T2789">pr</text:span>acowywaniu dokumentów. Przeprosić wszystkich autorów, autorzy zawsze<text:s/><text:span text:style-name="T2790">są</text:span><text:s/>biedni, bo dopóki nie ma tekstu to wszystko jest dobrze, jak jest tekst to wszyscy się nad nim znęcają. Ale ktoś temu znęcaniu musi się poddać, taka niestety jest niewdzięczna rola t<text:span text:style-name="T2791">e</text:span>go, który m<text:span text:style-name="T2792">a</text:span><text:s/>coś do powiedzenia i zaproponuje to<text:s/><text:span text:style-name="T2793">w</text:span><text:s/>sposób oczywisty.</text:p>
      <text:soft-page-break/>
      <text:p text:style-name="P2794">Chcę zgłosić propozycję, zresztą nie moją, pana przewodniczącego Stelmachows<text:span text:style-name="T2795">ki</text:span>ego, któremu chciałbym w swoim imieniu i w waszym sądzę, także, podziękować wyjątkowo serdecznie za to, że walczył jak lew, przepraszam za określenie - młodzieżowe - by ten stół rolniczy w ogóle zaistniał. Bo inaczej nie mielibyśmy gdzie wyartykułować swoich potrzeb, pomysłów, wniosków, oczekiwań. Ale, żeby to nie stało się tylko tak, jak to się stało wiele razy, żeśmy sobie pogadali, pozapisywali i potem rozjechali się, a życie się potoczyło. Była propozycja również pana prof. Stelmachowskiego, by powołać taką komisję czy zespół, jak to nazwiemy - nieważne, proponuję ja osobiście ze swej strony 6-osobową, trzy na trzy.<text:s/><text:span text:style-name="T2796">Z</text:span><text:s/>osób w miarę niezależnych, zaraz powiem co pod tym rozumiem, niezależnych w tym sensie, żeby nie mieli nic do stracenia wojując o to, by te wszystkie zapisy w sposób maksymalny znalazły się zarówno w zapisach stołów wyższego rzędu,<text:s/><text:span text:style-name="T2797">a</text:span><text:s/>co jest n<text:span text:style-name="T2798">aj</text:span>ważni<text:span text:style-name="T2799">ej</text:span>sze, w dokumentach realiz<text:span text:style-name="T2800">ac</text:span>y<text:span text:style-name="T2801">jn</text:span>ych pó<text:span text:style-name="T2802">ź</text:span>niej, bo przecież to trzeb<text:span text:style-name="T2803">a<text:s/></text:span>realizowa<text:span text:style-name="T2804">ć.</text:span><text:span text:style-name="T2805"><text:s/></text:span>Sam jako były urzędnik wi<text:span text:style-name="T2806">e</text:span>m co mówię, wiem, że można urzędnika sprowadzić, urzędnik wyższego szczebla może tego sprowadzi<text:span text:style-name="T2807">ć</text:span><text:s/>do parteru, ma na to sposoby.<text:s/><text:span text:style-name="T2808">I</text:span><text:s/>ten będzie zmuszony wycofać się.</text:p>
      <text:p text:style-name="P2809">Jeśli byłaby zgoda, to byśmy taki zespół powołali, czuwający nad losem tego wszystkiego coś<text:span text:style-name="T2810">m</text:span>y tutaj przez to kilka posiedzeń i parędziesiąt godzin zapisali, cośmy zawnioskowal<text:span text:style-name="T2811">i.</text:span><text:s/>Jeśli tutaj moja l<text:span text:style-name="T2812">e</text:span>wa strona, by się zgodziła, to proponuję do tego zespołu pana Zasonia, panią Sołtyk i pana Maksymiuka.</text:p>
      <text:p text:style-name="P2813">Dziękuję bardzo.</text:p>
      <text:p text:style-name="P2814">Pan Grzesiak.</text:p>
      <text:p text:style-name="P2815"><text:span text:style-name="T2816">O</text:span><text:span text:style-name="T2817">b. Kazimierz Grzesia</text:span><text:span text:style-name="T2818">k</text:span>:</text:p>
      <text:p text:style-name="P2819">Pierwsze, to chciałem prosić o wyrażenie takiej zgody. Piszą ludzie listy, do<text:s/>„okrągłego stołu”, do mnie personalnie jako uczestnika<text:s/>„okrągłego stołu”<text:s/>i chciałbym mieć<text:span text:style-name="T2820"><text:s/></text:span>prawo, próbę odpowiedzi, przygotowanych odpowiedzi, bo odpowiedzieć trzeba tym wszystkim, którzy nas darzyli zaufaniem, chciałem mieć prawo przekonsultowania propozycji odpowiedzi z panem prof. Stelmachowskim i panem Śli<text:span text:style-name="T2821">w</text:span>i<text:span text:style-name="T2822">ń</text:span>skim,<text:s/><text:span text:style-name="T2823">p</text:span>o prostu, żeby to była j<text:span text:style-name="T2824">a</text:span>kaś forma uzgodnienia, w c<text:span text:style-name="T2825">a</text:span>łym wielkim zespole uzgadniać tego nie będziemy. My warsztatowo odpowiedzi przygot<text:span text:style-name="T2826">uje</text:span>my. Natomiast chciałbym, by współprzewodniczący tego<text:s/>„stołu”<text:s/>byli poinformowani o sposobach i metodach jakie zastosujemy przy odpowiadaniu tym obyw<text:span text:style-name="T2827">at</text:span>elom, którzy do nas się zwrócili z konkretnymi postulatami j<text:span text:style-name="T2828">a</text:span>ko do tych, którzy siedzieli przy tym<text:s/><text:span text:style-name="T2829">s</text:span>tole. To jest propozycja pierwsza.<text:s/><text:span text:style-name="T2830">I</text:span><text:s/>prosiłbym o t<text:span text:style-name="T2831">a</text:span>ką zgodę.</text:p>
      <text:p text:style-name="P2832"><text:span text:style-name="T2833">I</text:span><text:s/>propozyc<text:span text:style-name="T2834">ja</text:span><text:s/>druga<text:span text:style-name="T2835">.</text:span><text:s/><text:span text:style-name="T2836">J</text:span>a ni<text:span text:style-name="T2837">e</text:span><text:s/>wypowiadałem<text:s/><text:span text:style-name="T2838">s</text:span>i<text:span text:style-name="T2839">ę</text:span><text:s/>c<text:span text:style-name="T2840">e</text:span>lowo no temat<text:s/>„Igloopolu”<text:span text:style-name="T2841">.</text:span><text:s/>Po prostu nie chciałam, by<text:s/><text:span text:style-name="T2842">mój</text:span><text:s/>g<text:span text:style-name="T2843">ł</text:span>o<text:span text:style-name="T2844">s</text:span><text:s/>zabrzm<text:span text:style-name="T2845">iał</text:span><text:s/>tutaj s<text:span text:style-name="T2846">t</text:span>ronniczo. A<text:span text:style-name="T2847">le</text:span><text:s/><text:span text:style-name="T2848">w</text:span><text:s/>ogóle casus<text:s/>„Igloopolu”<text:s/>je<text:span text:style-name="T2849">s</text:span>t bardzo interesuj<text:span text:style-name="T2850">ą</text:span>cy<text:span text:style-name="T2851">.</text:span><text:s/>Ponieważ wielu zabier<text:span text:style-name="T2852">ają</text:span>cych gło<text:span text:style-name="T2853">s</text:span><text:s/>m<text:span text:style-name="T2854">ó</text:span>wiło o rzeczach, któ<text:span text:style-name="T2855">r</text:span>ych nie zna. Chciałem prosić pana Śli<text:span text:style-name="T2856">s</text:span>z<text:span text:style-name="T2857">a<text:s/></text:span>i pana pro<text:span text:style-name="T2858">f.</text:span><text:s/>St<text:span text:style-name="T2859">e</text:span>lmachowskie<text:span text:style-name="T2860">g</text:span>o o<text:s/><text:span text:style-name="T2861">w</text:span>yrażeni<text:span text:style-name="T2862">e</text:span><text:s/>zgody n<text:span text:style-name="T2863">a</text:span><text:s/>to, by uc<text:span text:style-name="T2864">z</text:span>estnicy<text:s/>„okr<text:span text:style-name="T2865">ą</text:span>głego stołu”<text:s/><text:span text:style-name="T2866">p</text:span>o<text:s/><text:span text:style-name="T2867">s</text:span>t<text:span text:style-name="T2868">ro</text:span>n<text:span text:style-name="T2869">ie</text:span><text:s/>opozycy<text:span text:style-name="T2870">jn</text:span>o<text:span text:style-name="T2871">-</text:span>solidarnościowej prz<text:span text:style-name="T2872">y</text:span>jęli zap<text:span text:style-name="T2873">r</text:span>oszenie do<text:s/><text:span text:style-name="T2874">o</text:span>dwied<text:span text:style-name="T2875">z</text:span>enia<text:s/>„Ig<text:span text:style-name="T2876">lo</text:span>op<text:span text:style-name="T2877">olu</text:span>”, zapoznania<text:s/><text:span text:style-name="T2878">s</text:span>i<text:span text:style-name="T2879">ę</text:span><text:s/><text:span text:style-name="T2880">z</text:span><text:s/>problematyką tego przedsiębiorstw<text:span text:style-name="T2881">a</text:span>, bliższ<text:span text:style-name="T2882">e</text:span>go zorientowania<text:s/><text:span text:style-name="T2883">s</text:span>i<text:span text:style-name="T2884">ę</text:span>, szczególnie<text:s/><text:span text:style-name="T2885">w</text:span><text:s/>sprawach związ<text:span text:style-name="T2886">a</text:span>nych<text:s/><text:span text:style-name="T2887">z</text:span><text:s/>kooperacją, działaniem tego prz<text:span text:style-name="T2888">e</text:span>dsiębiors<text:span text:style-name="T2889">t</text:span>w<text:span text:style-name="T2890">a</text:span>,<text:s/><text:span text:style-name="T2891">z</text:span><text:s/>ty<text:span text:style-name="T2892">m</text:span><text:s/>faktem, ż<text:span text:style-name="T2893">e</text:span><text:s/><text:span text:style-name="T2894">2</text:span>5 ty<text:span text:style-name="T2895">s</text:span>. ro<text:span text:style-name="T2896">l</text:span>ni<text:span text:style-name="T2897">ków</text:span><text:s/>indywidualnych<text:s/><text:span text:style-name="T2898">w</text:span><text:s/>rejonie kooperuje<text:s/><text:span text:style-name="T2899">z</text:span><text:s/>tymż<text:span text:style-name="T2900">e o</text:span>rganizmem gospodarc<text:span text:style-name="T2901">z</text:span>ym<text:span text:style-name="T2902">.</text:span><text:s/>Wtedy oc<text:span text:style-name="T2903">zy</text:span>wiście będzie n<text:span text:style-name="T2904">as</text:span><text:s/><text:span text:style-name="T2905">s</text:span>t<text:span text:style-name="T2906">a</text:span>ć n<text:span text:style-name="T2907">a</text:span><text:s/>zobiektywizowani<text:span text:style-name="T2908">e</text:span><text:s/>swoich opinii. Nigdy za dużo informacji<text:span text:style-name="T2909">,<text:s/></text:span>a poza tym to pozwoli zroz<text:span text:style-name="T2910">u</text:span>mieć pewne tendencje organizacy<text:span text:style-name="T2911">jne</text:span>.</text:p>
      <text:p text:style-name="P2912">Pragnę poinformow<text:span text:style-name="T2913">ać,</text:span><text:s/><text:span text:style-name="T2914">że</text:span><text:s/>uzgodniłem sprawę z dyrektor<text:span text:style-name="T2915">o</text:span>m generalnym<text:s/>„Igloopolu”, z Brzostowskim, mam jego upoważnienie do złożenia na tym forum takiego zaproszenia. Jeż<text:span text:style-name="T2916">e</text:span>li będzie przyjęte, będ<text:span text:style-name="T2917">ę</text:span><text:s/>z tego<text:s/><text:soft-page-break/>bardzo zadowolony.</text:p>
      <text:p text:style-name="P2918">Dzięku<text:span text:style-name="T2919">ję</text:span><text:s/>bardzo.</text:p>
      <text:p text:style-name="P2920"><text:span text:style-name="T2921">O</text:span><text:span text:style-name="T2922">b. Józef Ślisz</text:span>:</text:p>
      <text:p text:style-name="P2923"><text:span text:style-name="T2924">W</text:span><text:s/>związku z pana propozycją o powołaniu tej komisji, my mamy takie wątpliwości, bo jak na pewno państwu tutaj wiadomo, po podpisaniu porozumień rzeszowskich, odbywało się to podobnie jak i tutaj dzisiaj, i też była powołana komisja d<text:span text:style-name="T2925">s.</text:span><text:s/>realizacji porozumień rzeszow<text:span text:style-name="T2926">sk</text:span>o-us<text:span text:style-name="T2927">tr</text:span>zyckich<text:span text:style-name="T2928">.<text:s/></text:span>Ta komisja coś tam zrobiła, ale to jest nowa sprawa i wydaj<text:span text:style-name="T2929">e<text:s/></text:span>mi się, że my w tej chwili nie jesteśmy n<text:span text:style-name="T2930">a</text:span>wet zgodni czy<text:s/>mamy tworzyć t<text:span text:style-name="T2931">ą</text:span><text:s/>komisję czy nie. Dlatego,<text:s/><text:span text:style-name="T2932">że</text:span><text:s/>b<text:span text:style-name="T2933">ę</text:span>dzie związek i nie wiadomo jak się te s<text:span text:style-name="T2934">p</text:span>r<text:span text:style-name="T2935">a</text:span>wy potoczą.</text:p>
      <text:p text:style-name="P2936"><text:span text:style-name="T2937">O</text:span><text:span text:style-name="T2938">b. Śli</text:span><text:span text:style-name="T2939">wiń</text:span><text:span text:style-name="T2940">s</text:span><text:span text:style-name="T2941">ki</text:span><text:span text:style-name="T2942">:</text:span></text:p>
      <text:p text:style-name="P2943">Przepraszam bardzo, j<text:span text:style-name="T2944">a</text:span><text:s/>chciałem tylko wyjaśnić. Mnie<text:span text:style-name="T2945"><text:s/></text:span>chodzi o to, że<text:s/><text:span text:style-name="T2946">w</text:span><text:s/>międzyczasie, póki nastąpią te rzeczy, o których pan mówi, upłynie tydzień, dwa, miesiąc, i żeby po drodze...</text:p>
      <text:p text:style-name="P2947"><text:span text:style-name="T2948">Ob.<text:s/></text:span><text:span text:style-name="T2949">J</text:span><text:span text:style-name="T2950">ózef Ślisz</text:span>:</text:p>
      <text:p text:style-name="P2951">Na tę propozycję udzielimy odpowiedzi. Natomiast co<text:s/><text:span text:style-name="T2952">do<text:s/></text:span>propozycji pana Grzesiaka, wydaje mi się, że to jest takie zaproszenie prawie prywatne, tak, jeżeli mam to rozumieć. Bo ja już panom tutaj mówiłem, że<text:s/>„Igloopol”<text:s/>ja mam po prostu pod nosem. I bardzo dobrze wiem jak on gospodarzy. Wspomin<text:span text:style-name="T2953">ał</text:span>em wczoraj, że nawet jesteśmy przez miedzę z ziemią. Natomiast, no może i skorzystamy kiedyś, no nie w tej chwili, bo w tej chwili mamy tyle przeróżnej pracy, że to jest prawie niemożliwością. Tak że na razie dziękuję.</text:p>
      <text:p text:style-name="P2954"><text:span text:style-name="T2955">Ob. Grażyna Sołtyk</text:span><text:span text:style-name="T2956">:</text:span></text:p>
      <text:p text:style-name="P2957">J<text:span text:style-name="T2958">a</text:span><text:s/>też tutaj mam uwag<text:span text:style-name="T2959">ę</text:span>, czy wniosek, do propozycji pana kierownika Grzesiaka. No my jako organizacja kółkowa też<text:s/><text:span text:style-name="T2960">n</text:span>a przestrzeni wielu lat mieliśmy różne kontrowersyjne uwagi, które zreszt<text:span text:style-name="T2961">ą</text:span><text:s/>prasa nieraz publikowała, podnoszon<text:span text:style-name="T2962">o</text:span><text:s/>na<text:span text:style-name="T2963"><text:s/></text:span>naszych naradach temat<text:s/>„Igloopolu”. I jako organizacja chcielibyśmy dzisiaj też otrzymać takie zaproszenie, zobaczyć, dotknąć i zmierzyć na miejscu. Chcemy to zrobić wspólnie razem. Rolnicy z rolnikami.</text:p>
      <text:p text:style-name="P2964"><text:span text:style-name="T2965">Ob. Andrzej Stelmachowski</text:span><text:span text:style-name="T2966">:</text:span></text:p>
      <text:p text:style-name="P2967"><text:span text:style-name="T2968">Chciałbym się przyłączyć do słów pana sekretarza Śliwińskiego dotyczących podziękowań. Rozumiem, że</text:span><text:span text:style-name="T2969"><text:s/></text:span><text:span text:style-name="T2970">każdy ma pewnie tu uczucie, że nie wszystko dopiął tak jak sobie zapragnął, no ale istotą każdego</text:span><text:s/>kompromisu społecznego jest to,<text:s/>że<text:s/>człowiek wychodzi naprzeciw innym<text:span text:style-name="T2971">.</text:span></text:p>
      <text:p text:style-name="P2972">Bardzo by<text:span text:style-name="T2973">m</text:span><text:s/>pragnął jednego, żeby<text:s/><text:span text:style-name="T2974">w</text:span><text:s/>n<text:span text:style-name="T2975">a</text:span>szym rolnictwie nastąpił jakiś przełom<text:span text:style-name="T2976">.</text:span><text:s/>I rozumiem, że chodziłoby tu o przełom również w sensie psychologicznym. Lepszego zrozumienia potrzeb wsi i myślę, że jeżeli będziemy w tym kierunku zgodnie działali, to my coś osiągniemy. A na razie musimy sobie tylko wzajemnie życzyć i również prosić tych, którzy mogą, żeby t<text:span text:style-name="T2977">e<text:s/></text:span>sprawy przepchnąć dalej przez<text:s/>„stolik”<text:s/>gospodarczy, co może nie być proste. No i później w realizacji. To tyle co chciałbym powiedzieć.<text:s/><text:span text:style-name="T2978">N</text:span>o i dziękuję, ż<text:span text:style-name="T2979">e</text:span><text:s/>udało nam si<text:span text:style-name="T2980">ę</text:span><text:s/>przy bardzo intensywnej pracy, wsz<text:span text:style-name="T2981">ys</text:span>cy jesteśmy już trochę zmęczeni, dobrnąć do końca, chyba jako<text:s/><text:span text:style-name="T2982">je</text:span>den z pierwszych<text:s/>„podstolików”, którzy kończą swoją pracę.</text:p>
      <text:p text:style-name="P2983"><text:span text:style-name="T2984">W</text:span><text:s/>każdym razie myślę, że nikt nie będzie mógł nam zarzucić, żeśmy tutaj się lenili.</text:p>
      <text:p text:style-name="P2985">Dziękuję bardzo.</text:p>
      <text:p text:style-name="P2986"><text:span text:style-name="T2987">O</text:span><text:span text:style-name="T2988">b. Stanisław Śliwiński</text:span>:</text:p>
      <text:p text:style-name="P2989">Dzięku<text:span text:style-name="T2990">ję.</text:span></text:p>
      <text:p text:style-name="P2991">Rolnikom życzymy udanych siewów wiosennych i trochę więcej deszczu, bo<text:s/><text:span text:style-name="T2992">je</text:span>st sucho.</text:p>
      <text:soft-page-break/>
      <text:p text:style-name="P2993">Proszę bardzo pan Rokicki.</text:p>
      <text:p text:style-name="P2994"><text:span text:style-name="T2995">O</text:span><text:span text:style-name="T2996">b. Zbigniew Rokicki</text:span>:</text:p>
      <text:p text:style-name="P2997"><text:span text:style-name="T2998">J</text:span>a chciałem zaadresować prośbę do panów przewodniczących. Mianowicie będziecie panowie nasze stanowisko reprezentować przy stole ekonomicznym. J<text:span text:style-name="T2999">a</text:span><text:s/>chciałbym prosić<text:s/><text:span text:style-name="T3000">b</text:span>y st<text:span text:style-name="T3001">an</text:span>owisko, które jest sformułowane na piśmie, jednak można je mniej lub bardziej intensywnie lansować. Ja apeluję<text:s/>o to, żeby<text:s/><text:span text:style-name="T3002">w</text:span><text:s/>waszym prezentowaniu n<text:span text:style-name="T3003">as</text:span>, było jak najwięcej konsek<text:span text:style-name="T3004">w</text:span>en<text:span text:style-name="T3005">cji.</text:span></text:p>
      <text:p text:style-name="P3006"><text:span text:style-name="T3007">Ob</text:span><text:span text:style-name="T3008">.</text:span><text:span text:style-name="T3009"><text:s/>Stanisław Śliwiński</text:span>:</text:p>
      <text:p text:style-name="P3010">Dziękuję.</text:p>
      <text:p text:style-name="P3011">Obiad jest. Idziemy n<text:span text:style-name="T3012">a</text:span><text:s/>obi<text:span text:style-name="T3013">a</text:span>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3:00Z</meta:creation-date>
    <dc:date>2023-10-30T19:33:00Z</dc:date>
    <meta:template xlink:href="Normal.dotm" xlink:type="simple"/>
    <meta:editing-cycles>2</meta:editing-cycles>
    <meta:editing-duration>PT0S</meta:editing-duration>
    <meta:document-statistic meta:page-count="46" meta:paragraph-count="249" meta:word-count="17879" meta:character-count="124905" meta:row-count="893" meta:non-whitespace-character-count="107275"/>
  </office:meta>
</office:document-meta>
</file>